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m40h0_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N=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228" calcext:value-type="float">
            <text:p>0.279228</text:p>
          </table:table-cell>
          <table:table-cell office:value-type="float" office:value="0.0792631" calcext:value-type="float">
            <text:p>0.0792631</text:p>
          </table:table-cell>
          <table:table-cell office:value-type="float" office:value="0.00668701" calcext:value-type="float">
            <text:p>0.00668701</text:p>
          </table:table-cell>
          <table:table-cell office:value-type="float" office:value="2.04187" calcext:value-type="float">
            <text:p>2.04187</text:p>
          </table:table-cell>
          <table:table-cell office:value-type="float" office:value="49.8176" calcext:value-type="float">
            <text:p>49.8176</text:p>
          </table:table-cell>
          <table:table-cell office:value-type="float" office:value="0.645212" calcext:value-type="float">
            <text:p>0.64521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000390625" calcext:value-type="float">
            <text:p>3.90625E-07</text:p>
          </table:table-cell>
          <table:table-cell office:value-type="float" office:value="2.00637" calcext:value-type="float">
            <text:p>2.0063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119" calcext:value-type="float">
            <text:p>0.276119</text:p>
          </table:table-cell>
          <table:table-cell office:value-type="float" office:value="0.0774563" calcext:value-type="float">
            <text:p>0.0774563</text:p>
          </table:table-cell>
          <table:table-cell office:value-type="float" office:value="0.00637025" calcext:value-type="float">
            <text:p>0.00637025</text:p>
          </table:table-cell>
          <table:table-cell office:value-type="float" office:value="1.9112" calcext:value-type="float">
            <text:p>1.9112</text:p>
          </table:table-cell>
          <table:table-cell office:value-type="float" office:value="50.9199" calcext:value-type="float">
            <text:p>50.9199</text:p>
          </table:table-cell>
          <table:table-cell office:value-type="float" office:value="0.646066" calcext:value-type="float">
            <text:p>0.64606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3125" calcext:value-type="float">
            <text:p>0.073125</text:p>
          </table:table-cell>
          <table:table-cell office:value-type="float" office:value="0.00613828" calcext:value-type="float">
            <text:p>0.00613828</text:p>
          </table:table-cell>
          <table:table-cell office:value-type="float" office:value="0.0000545976" calcext:value-type="float">
            <text:p>5.45976E-05</text:p>
          </table:table-cell>
          <table:table-cell office:value-type="float" office:value="3.32106" calcext:value-type="float">
            <text:p>3.32106</text:p>
          </table:table-cell>
          <table:table-cell office:value-type="float" office:value="8.91562" calcext:value-type="float">
            <text:p>8.91562</text:p>
          </table:table-cell>
          <table:table-cell office:value-type="float" office:value="0.516987" calcext:value-type="float">
            <text:p>0.516987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565" calcext:value-type="float">
            <text:p>0.274565</text:p>
          </table:table-cell>
          <table:table-cell office:value-type="float" office:value="0.0765184" calcext:value-type="float">
            <text:p>0.0765184</text:p>
          </table:table-cell>
          <table:table-cell office:value-type="float" office:value="0.00619672" calcext:value-type="float">
            <text:p>0.00619672</text:p>
          </table:table-cell>
          <table:table-cell office:value-type="float" office:value="1.81425" calcext:value-type="float">
            <text:p>1.81425</text:p>
          </table:table-cell>
          <table:table-cell office:value-type="float" office:value="51.9611" calcext:value-type="float">
            <text:p>51.9611</text:p>
          </table:table-cell>
          <table:table-cell office:value-type="float" office:value="0.647216" calcext:value-type="float">
            <text:p>0.64721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85625" calcext:value-type="float">
            <text:p>0.185625</text:p>
          </table:table-cell>
          <table:table-cell office:value-type="float" office:value="0.0351398" calcext:value-type="float">
            <text:p>0.0351398</text:p>
          </table:table-cell>
          <table:table-cell office:value-type="float" office:value="0.00132261" calcext:value-type="float">
            <text:p>0.00132261</text:p>
          </table:table-cell>
          <table:table-cell office:value-type="float" office:value="0.756753" calcext:value-type="float">
            <text:p>0.756753</text:p>
          </table:table-cell>
          <table:table-cell office:value-type="float" office:value="54.5591" calcext:value-type="float">
            <text:p>54.5591</text:p>
          </table:table-cell>
          <table:table-cell office:value-type="float" office:value="0.642966" calcext:value-type="float">
            <text:p>0.642966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415" calcext:value-type="float">
            <text:p>0.274415</text:p>
          </table:table-cell>
          <table:table-cell office:value-type="float" office:value="0.0763831" calcext:value-type="float">
            <text:p>0.0763831</text:p>
          </table:table-cell>
          <table:table-cell office:value-type="float" office:value="0.00616044" calcext:value-type="float">
            <text:p>0.00616044</text:p>
          </table:table-cell>
          <table:table-cell office:value-type="float" office:value="1.71956" calcext:value-type="float">
            <text:p>1.71956</text:p>
          </table:table-cell>
          <table:table-cell office:value-type="float" office:value="53.3457" calcext:value-type="float">
            <text:p>53.3457</text:p>
          </table:table-cell>
          <table:table-cell office:value-type="float" office:value="0.648038" calcext:value-type="float">
            <text:p>0.64803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0533758" calcext:value-type="float">
            <text:p>0.0533758</text:p>
          </table:table-cell>
          <table:table-cell office:value-type="float" office:value="0.00294432" calcext:value-type="float">
            <text:p>0.00294432</text:p>
          </table:table-cell>
          <table:table-cell office:value-type="float" office:value="2.22449" calcext:value-type="float">
            <text:p>2.22449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0.655511" calcext:value-type="float">
            <text:p>0.65551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674" calcext:value-type="float">
            <text:p>0.274674</text:p>
          </table:table-cell>
          <table:table-cell office:value-type="float" office:value="0.0764872" calcext:value-type="float">
            <text:p>0.0764872</text:p>
          </table:table-cell>
          <table:table-cell office:value-type="float" office:value="0.00616535" calcext:value-type="float">
            <text:p>0.00616535</text:p>
          </table:table-cell>
          <table:table-cell office:value-type="float" office:value="1.64618" calcext:value-type="float">
            <text:p>1.64618</text:p>
          </table:table-cell>
          <table:table-cell office:value-type="float" office:value="54.576" calcext:value-type="float">
            <text:p>54.576</text:p>
          </table:table-cell>
          <table:table-cell office:value-type="float" office:value="0.648715" calcext:value-type="float">
            <text:p>0.64871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625" calcext:value-type="float">
            <text:p>0.26625</text:p>
          </table:table-cell>
          <table:table-cell office:value-type="float" office:value="0.0712914" calcext:value-type="float">
            <text:p>0.0712914</text:p>
          </table:table-cell>
          <table:table-cell office:value-type="float" office:value="0.00519952" calcext:value-type="float">
            <text:p>0.00519952</text:p>
          </table:table-cell>
          <table:table-cell office:value-type="float" office:value="3.85113" calcext:value-type="float">
            <text:p>3.85113</text:p>
          </table:table-cell>
          <table:table-cell office:value-type="float" office:value="34.092" calcext:value-type="float">
            <text:p>34.092</text:p>
          </table:table-cell>
          <table:table-cell office:value-type="float" office:value="0.658989" calcext:value-type="float">
            <text:p>0.658989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5359" calcext:value-type="float">
            <text:p>0.275359</text:p>
          </table:table-cell>
          <table:table-cell office:value-type="float" office:value="0.0768091" calcext:value-type="float">
            <text:p>0.0768091</text:p>
          </table:table-cell>
          <table:table-cell office:value-type="float" office:value="0.00619941" calcext:value-type="float">
            <text:p>0.00619941</text:p>
          </table:table-cell>
          <table:table-cell office:value-type="float" office:value="1.57578" calcext:value-type="float">
            <text:p>1.57578</text:p>
          </table:table-cell>
          <table:table-cell office:value-type="float" office:value="55.917" calcext:value-type="float">
            <text:p>55.917</text:p>
          </table:table-cell>
          <table:table-cell office:value-type="float" office:value="0.649729" calcext:value-type="float">
            <text:p>0.64972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0156" calcext:value-type="float">
            <text:p>0.270156</text:p>
          </table:table-cell>
          <table:table-cell office:value-type="float" office:value="0.073482" calcext:value-type="float">
            <text:p>0.073482</text:p>
          </table:table-cell>
          <table:table-cell office:value-type="float" office:value="0.0055478" calcext:value-type="float">
            <text:p>0.0055478</text:p>
          </table:table-cell>
          <table:table-cell office:value-type="float" office:value="1.84483" calcext:value-type="float">
            <text:p>1.84483</text:p>
          </table:table-cell>
          <table:table-cell office:value-type="float" office:value="50.4737" calcext:value-type="float">
            <text:p>50.4737</text:p>
          </table:table-cell>
          <table:table-cell office:value-type="float" office:value="0.657518" calcext:value-type="float">
            <text:p>0.657518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972" calcext:value-type="float">
            <text:p>0.276972</text:p>
          </table:table-cell>
          <table:table-cell office:value-type="float" office:value="0.0776575" calcext:value-type="float">
            <text:p>0.0776575</text:p>
          </table:table-cell>
          <table:table-cell office:value-type="float" office:value="0.00632127" calcext:value-type="float">
            <text:p>0.00632127</text:p>
          </table:table-cell>
          <table:table-cell office:value-type="float" office:value="1.50797" calcext:value-type="float">
            <text:p>1.50797</text:p>
          </table:table-cell>
          <table:table-cell office:value-type="float" office:value="57.495" calcext:value-type="float">
            <text:p>57.495</text:p>
          </table:table-cell>
          <table:table-cell office:value-type="float" office:value="0.650605" calcext:value-type="float">
            <text:p>0.65060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68672" calcext:value-type="float">
            <text:p>0.268672</text:p>
          </table:table-cell>
          <table:table-cell office:value-type="float" office:value="0.0728281" calcext:value-type="float">
            <text:p>0.0728281</text:p>
          </table:table-cell>
          <table:table-cell office:value-type="float" office:value="0.00548656" calcext:value-type="float">
            <text:p>0.00548656</text:p>
          </table:table-cell>
          <table:table-cell office:value-type="float" office:value="1.80533" calcext:value-type="float">
            <text:p>1.80533</text:p>
          </table:table-cell>
          <table:table-cell office:value-type="float" office:value="50.8004" calcext:value-type="float">
            <text:p>50.8004</text:p>
          </table:table-cell>
          <table:table-cell office:value-type="float" office:value="0.655189" calcext:value-type="float">
            <text:p>0.655189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071" calcext:value-type="float">
            <text:p>0.279071</text:p>
          </table:table-cell>
          <table:table-cell office:value-type="float" office:value="0.0787925" calcext:value-type="float">
            <text:p>0.0787925</text:p>
          </table:table-cell>
          <table:table-cell office:value-type="float" office:value="0.00649313" calcext:value-type="float">
            <text:p>0.00649313</text:p>
          </table:table-cell>
          <table:table-cell office:value-type="float" office:value="1.44742" calcext:value-type="float">
            <text:p>1.44742</text:p>
          </table:table-cell>
          <table:table-cell office:value-type="float" office:value="59.1322" calcext:value-type="float">
            <text:p>59.1322</text:p>
          </table:table-cell>
          <table:table-cell office:value-type="float" office:value="0.651372" calcext:value-type="float">
            <text:p>0.65137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209" calcext:value-type="float">
            <text:p>0.28209</text:p>
          </table:table-cell>
          <table:table-cell office:value-type="float" office:value="0.0803395" calcext:value-type="float">
            <text:p>0.0803395</text:p>
          </table:table-cell>
          <table:table-cell office:value-type="float" office:value="0.00670626" calcext:value-type="float">
            <text:p>0.00670626</text:p>
          </table:table-cell>
          <table:table-cell office:value-type="float" office:value="2.09651" calcext:value-type="float">
            <text:p>2.09651</text:p>
          </table:table-cell>
          <table:table-cell office:value-type="float" office:value="49.4916" calcext:value-type="float">
            <text:p>49.4916</text:p>
          </table:table-cell>
          <table:table-cell office:value-type="float" office:value="0.653662" calcext:value-type="float">
            <text:p>0.653662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144" calcext:value-type="float">
            <text:p>0.28144</text:p>
          </table:table-cell>
          <table:table-cell office:value-type="float" office:value="0.0800892" calcext:value-type="float">
            <text:p>0.0800892</text:p>
          </table:table-cell>
          <table:table-cell office:value-type="float" office:value="0.00669408" calcext:value-type="float">
            <text:p>0.00669408</text:p>
          </table:table-cell>
          <table:table-cell office:value-type="float" office:value="1.39553" calcext:value-type="float">
            <text:p>1.39553</text:p>
          </table:table-cell>
          <table:table-cell office:value-type="float" office:value="60.7332" calcext:value-type="float">
            <text:p>60.7332</text:p>
          </table:table-cell>
          <table:table-cell office:value-type="float" office:value="0.652126" calcext:value-type="float">
            <text:p>0.65212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7793" calcext:value-type="float">
            <text:p>0.277793</text:p>
          </table:table-cell>
          <table:table-cell office:value-type="float" office:value="0.0781976" calcext:value-type="float">
            <text:p>0.0781976</text:p>
          </table:table-cell>
          <table:table-cell office:value-type="float" office:value="0.00644058" calcext:value-type="float">
            <text:p>0.00644058</text:p>
          </table:table-cell>
          <table:table-cell office:value-type="float" office:value="1.78603" calcext:value-type="float">
            <text:p>1.78603</text:p>
          </table:table-cell>
          <table:table-cell office:value-type="float" office:value="52.9562" calcext:value-type="float">
            <text:p>52.9562</text:p>
          </table:table-cell>
          <table:table-cell office:value-type="float" office:value="0.648911" calcext:value-type="float">
            <text:p>0.64891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413" calcext:value-type="float">
            <text:p>0.28413</text:p>
          </table:table-cell>
          <table:table-cell office:value-type="float" office:value="0.0815831" calcext:value-type="float">
            <text:p>0.0815831</text:p>
          </table:table-cell>
          <table:table-cell office:value-type="float" office:value="0.00693162" calcext:value-type="float">
            <text:p>0.00693162</text:p>
          </table:table-cell>
          <table:table-cell office:value-type="float" office:value="1.35092" calcext:value-type="float">
            <text:p>1.35092</text:p>
          </table:table-cell>
          <table:table-cell office:value-type="float" office:value="62.3179" calcext:value-type="float">
            <text:p>62.3179</text:p>
          </table:table-cell>
          <table:table-cell office:value-type="float" office:value="0.652854" calcext:value-type="float">
            <text:p>0.65285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0791" calcext:value-type="float">
            <text:p>0.280791</text:p>
          </table:table-cell>
          <table:table-cell office:value-type="float" office:value="0.0798071" calcext:value-type="float">
            <text:p>0.0798071</text:p>
          </table:table-cell>
          <table:table-cell office:value-type="float" office:value="0.00667919" calcext:value-type="float">
            <text:p>0.00667919</text:p>
          </table:table-cell>
          <table:table-cell office:value-type="float" office:value="2.38159" calcext:value-type="float">
            <text:p>2.38159</text:p>
          </table:table-cell>
          <table:table-cell office:value-type="float" office:value="46.2259" calcext:value-type="float">
            <text:p>46.2259</text:p>
          </table:table-cell>
          <table:table-cell office:value-type="float" office:value="0.650442" calcext:value-type="float">
            <text:p>0.650442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7209" calcext:value-type="float">
            <text:p>0.287209</text:p>
          </table:table-cell>
          <table:table-cell office:value-type="float" office:value="0.0833149" calcext:value-type="float">
            <text:p>0.0833149</text:p>
          </table:table-cell>
          <table:table-cell office:value-type="float" office:value="0.00721447" calcext:value-type="float">
            <text:p>0.00721447</text:p>
          </table:table-cell>
          <table:table-cell office:value-type="float" office:value="1.30678" calcext:value-type="float">
            <text:p>1.30678</text:p>
          </table:table-cell>
          <table:table-cell office:value-type="float" office:value="64.0484" calcext:value-type="float">
            <text:p>64.0484</text:p>
          </table:table-cell>
          <table:table-cell office:value-type="float" office:value="0.653552" calcext:value-type="float">
            <text:p>0.65355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4979" calcext:value-type="float">
            <text:p>0.274979</text:p>
          </table:table-cell>
          <table:table-cell office:value-type="float" office:value="0.0767837" calcext:value-type="float">
            <text:p>0.0767837</text:p>
          </table:table-cell>
          <table:table-cell office:value-type="float" office:value="0.00624403" calcext:value-type="float">
            <text:p>0.00624403</text:p>
          </table:table-cell>
          <table:table-cell office:value-type="float" office:value="1.90228" calcext:value-type="float">
            <text:p>1.90228</text:p>
          </table:table-cell>
          <table:table-cell office:value-type="float" office:value="50.8154" calcext:value-type="float">
            <text:p>50.8154</text:p>
          </table:table-cell>
          <table:table-cell office:value-type="float" office:value="0.646974" calcext:value-type="float">
            <text:p>0.646974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0543" calcext:value-type="float">
            <text:p>0.290543</text:p>
          </table:table-cell>
          <table:table-cell office:value-type="float" office:value="0.0852134" calcext:value-type="float">
            <text:p>0.0852134</text:p>
          </table:table-cell>
          <table:table-cell office:value-type="float" office:value="0.00753138" calcext:value-type="float">
            <text:p>0.00753138</text:p>
          </table:table-cell>
          <table:table-cell office:value-type="float" office:value="1.27648" calcext:value-type="float">
            <text:p>1.27648</text:p>
          </table:table-cell>
          <table:table-cell office:value-type="float" office:value="65.5528" calcext:value-type="float">
            <text:p>65.5528</text:p>
          </table:table-cell>
          <table:table-cell office:value-type="float" office:value="0.65427" calcext:value-type="float">
            <text:p>0.6542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9439" calcext:value-type="float">
            <text:p>0.279439</text:p>
          </table:table-cell>
          <table:table-cell office:value-type="float" office:value="0.0794692" calcext:value-type="float">
            <text:p>0.0794692</text:p>
          </table:table-cell>
          <table:table-cell office:value-type="float" office:value="0.00673553" calcext:value-type="float">
            <text:p>0.00673553</text:p>
          </table:table-cell>
          <table:table-cell office:value-type="float" office:value="2.10212" calcext:value-type="float">
            <text:p>2.10212</text:p>
          </table:table-cell>
          <table:table-cell office:value-type="float" office:value="49.1516" calcext:value-type="float">
            <text:p>49.1516</text:p>
          </table:table-cell>
          <table:table-cell office:value-type="float" office:value="0.644489" calcext:value-type="float">
            <text:p>0.644489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4226" calcext:value-type="float">
            <text:p>0.294226</text:p>
          </table:table-cell>
          <table:table-cell office:value-type="float" office:value="0.087346" calcext:value-type="float">
            <text:p>0.087346</text:p>
          </table:table-cell>
          <table:table-cell office:value-type="float" office:value="0.00789862" calcext:value-type="float">
            <text:p>0.00789862</text:p>
          </table:table-cell>
          <table:table-cell office:value-type="float" office:value="1.24132" calcext:value-type="float">
            <text:p>1.24132</text:p>
          </table:table-cell>
          <table:table-cell office:value-type="float" office:value="67.3176" calcext:value-type="float">
            <text:p>67.3176</text:p>
          </table:table-cell>
          <table:table-cell office:value-type="float" office:value="0.654901" calcext:value-type="float">
            <text:p>0.65490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7095" calcext:value-type="float">
            <text:p>0.277095</text:p>
          </table:table-cell>
          <table:table-cell office:value-type="float" office:value="0.0780702" calcext:value-type="float">
            <text:p>0.0780702</text:p>
          </table:table-cell>
          <table:table-cell office:value-type="float" office:value="0.00649768" calcext:value-type="float">
            <text:p>0.00649768</text:p>
          </table:table-cell>
          <table:table-cell office:value-type="float" office:value="1.99565" calcext:value-type="float">
            <text:p>1.99565</text:p>
          </table:table-cell>
          <table:table-cell office:value-type="float" office:value="50.0138" calcext:value-type="float">
            <text:p>50.0138</text:p>
          </table:table-cell>
          <table:table-cell office:value-type="float" office:value="0.644642" calcext:value-type="float">
            <text:p>0.644642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8121" calcext:value-type="float">
            <text:p>0.298121</text:p>
          </table:table-cell>
          <table:table-cell office:value-type="float" office:value="0.0896335" calcext:value-type="float">
            <text:p>0.0896335</text:p>
          </table:table-cell>
          <table:table-cell office:value-type="float" office:value="0.00830393" calcext:value-type="float">
            <text:p>0.00830393</text:p>
          </table:table-cell>
          <table:table-cell office:value-type="float" office:value="1.20747" calcext:value-type="float">
            <text:p>1.20747</text:p>
          </table:table-cell>
          <table:table-cell office:value-type="float" office:value="69.1588" calcext:value-type="float">
            <text:p>69.1588</text:p>
          </table:table-cell>
          <table:table-cell office:value-type="float" office:value="0.655474" calcext:value-type="float">
            <text:p>0.65547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0153" calcext:value-type="float">
            <text:p>0.280153</text:p>
          </table:table-cell>
          <table:table-cell office:value-type="float" office:value="0.0797674" calcext:value-type="float">
            <text:p>0.0797674</text:p>
          </table:table-cell>
          <table:table-cell office:value-type="float" office:value="0.00676461" calcext:value-type="float">
            <text:p>0.00676461</text:p>
          </table:table-cell>
          <table:table-cell office:value-type="float" office:value="2.0237" calcext:value-type="float">
            <text:p>2.0237</text:p>
          </table:table-cell>
          <table:table-cell office:value-type="float" office:value="50.206" calcext:value-type="float">
            <text:p>50.206</text:p>
          </table:table-cell>
          <table:table-cell office:value-type="float" office:value="0.645619" calcext:value-type="float">
            <text:p>0.64561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2331" calcext:value-type="float">
            <text:p>0.302331</text:p>
          </table:table-cell>
          <table:table-cell office:value-type="float" office:value="0.0921426" calcext:value-type="float">
            <text:p>0.0921426</text:p>
          </table:table-cell>
          <table:table-cell office:value-type="float" office:value="0.00876082" calcext:value-type="float">
            <text:p>0.00876082</text:p>
          </table:table-cell>
          <table:table-cell office:value-type="float" office:value="1.17793" calcext:value-type="float">
            <text:p>1.17793</text:p>
          </table:table-cell>
          <table:table-cell office:value-type="float" office:value="71.0092" calcext:value-type="float">
            <text:p>71.0092</text:p>
          </table:table-cell>
          <table:table-cell office:value-type="float" office:value="0.656044" calcext:value-type="float">
            <text:p>0.65604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8205" calcext:value-type="float">
            <text:p>0.278205</text:p>
          </table:table-cell>
          <table:table-cell office:value-type="float" office:value="0.0786867" calcext:value-type="float">
            <text:p>0.0786867</text:p>
          </table:table-cell>
          <table:table-cell office:value-type="float" office:value="0.00659133" calcext:value-type="float">
            <text:p>0.00659133</text:p>
          </table:table-cell>
          <table:table-cell office:value-type="float" office:value="2.06336" calcext:value-type="float">
            <text:p>2.06336</text:p>
          </table:table-cell>
          <table:table-cell office:value-type="float" office:value="49.3699" calcext:value-type="float">
            <text:p>49.3699</text:p>
          </table:table-cell>
          <table:table-cell office:value-type="float" office:value="0.645147" calcext:value-type="float">
            <text:p>0.645147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6631" calcext:value-type="float">
            <text:p>0.306631</text:p>
          </table:table-cell>
          <table:table-cell office:value-type="float" office:value="0.0947465" calcext:value-type="float">
            <text:p>0.0947465</text:p>
          </table:table-cell>
          <table:table-cell office:value-type="float" office:value="0.0092498" calcext:value-type="float">
            <text:p>0.0092498</text:p>
          </table:table-cell>
          <table:table-cell office:value-type="float" office:value="1.15212" calcext:value-type="float">
            <text:p>1.15212</text:p>
          </table:table-cell>
          <table:table-cell office:value-type="float" office:value="72.822" calcext:value-type="float">
            <text:p>72.822</text:p>
          </table:table-cell>
          <table:table-cell office:value-type="float" office:value="0.656533" calcext:value-type="float">
            <text:p>0.65653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922" calcext:value-type="float">
            <text:p>0.27922</text:p>
          </table:table-cell>
          <table:table-cell office:value-type="float" office:value="0.0792526" calcext:value-type="float">
            <text:p>0.0792526</text:p>
          </table:table-cell>
          <table:table-cell office:value-type="float" office:value="0.00668181" calcext:value-type="float">
            <text:p>0.00668181</text:p>
          </table:table-cell>
          <table:table-cell office:value-type="float" office:value="2.04741" calcext:value-type="float">
            <text:p>2.04741</text:p>
          </table:table-cell>
          <table:table-cell office:value-type="float" office:value="49.7458" calcext:value-type="float">
            <text:p>49.7458</text:p>
          </table:table-cell>
          <table:table-cell office:value-type="float" office:value="0.645394" calcext:value-type="float">
            <text:p>0.645394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1204" calcext:value-type="float">
            <text:p>0.311204</text:p>
          </table:table-cell>
          <table:table-cell office:value-type="float" office:value="0.0975563" calcext:value-type="float">
            <text:p>0.0975563</text:p>
          </table:table-cell>
          <table:table-cell office:value-type="float" office:value="0.00979209" calcext:value-type="float">
            <text:p>0.00979209</text:p>
          </table:table-cell>
          <table:table-cell office:value-type="float" office:value="1.12546" calcext:value-type="float">
            <text:p>1.12546</text:p>
          </table:table-cell>
          <table:table-cell office:value-type="float" office:value="74.7788" calcext:value-type="float">
            <text:p>74.7788</text:p>
          </table:table-cell>
          <table:table-cell office:value-type="float" office:value="0.65704" calcext:value-type="float">
            <text:p>0.6570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9673" calcext:value-type="float">
            <text:p>0.279673</text:p>
          </table:table-cell>
          <table:table-cell office:value-type="float" office:value="0.0795055" calcext:value-type="float">
            <text:p>0.0795055</text:p>
          </table:table-cell>
          <table:table-cell office:value-type="float" office:value="0.00672354" calcext:value-type="float">
            <text:p>0.00672354</text:p>
          </table:table-cell>
          <table:table-cell office:value-type="float" office:value="2.04248" calcext:value-type="float">
            <text:p>2.04248</text:p>
          </table:table-cell>
          <table:table-cell office:value-type="float" office:value="49.8875" calcext:value-type="float">
            <text:p>49.8875</text:p>
          </table:table-cell>
          <table:table-cell office:value-type="float" office:value="0.645446" calcext:value-type="float">
            <text:p>0.64544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6009" calcext:value-type="float">
            <text:p>0.316009</text:p>
          </table:table-cell>
          <table:table-cell office:value-type="float" office:value="0.100556" calcext:value-type="float">
            <text:p>0.100556</text:p>
          </table:table-cell>
          <table:table-cell office:value-type="float" office:value="0.0103891" calcext:value-type="float">
            <text:p>0.0103891</text:p>
          </table:table-cell>
          <table:table-cell office:value-type="float" office:value="1.10661" calcext:value-type="float">
            <text:p>1.10661</text:p>
          </table:table-cell>
          <table:table-cell office:value-type="float" office:value="76.5762" calcext:value-type="float">
            <text:p>76.5762</text:p>
          </table:table-cell>
          <table:table-cell office:value-type="float" office:value="0.657516" calcext:value-type="float">
            <text:p>0.65751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901" calcext:value-type="float">
            <text:p>0.27901</text:p>
          </table:table-cell>
          <table:table-cell office:value-type="float" office:value="0.079137" calcext:value-type="float">
            <text:p>0.079137</text:p>
          </table:table-cell>
          <table:table-cell office:value-type="float" office:value="0.00666579" calcext:value-type="float">
            <text:p>0.00666579</text:p>
          </table:table-cell>
          <table:table-cell office:value-type="float" office:value="2.03948" calcext:value-type="float">
            <text:p>2.03948</text:p>
          </table:table-cell>
          <table:table-cell office:value-type="float" office:value="49.8071" calcext:value-type="float">
            <text:p>49.8071</text:p>
          </table:table-cell>
          <table:table-cell office:value-type="float" office:value="0.64521" calcext:value-type="float">
            <text:p>0.6452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0916" calcext:value-type="float">
            <text:p>0.320916</text:p>
          </table:table-cell>
          <table:table-cell office:value-type="float" office:value="0.103665" calcext:value-type="float">
            <text:p>0.103665</text:p>
          </table:table-cell>
          <table:table-cell office:value-type="float" office:value="0.0110264" calcext:value-type="float">
            <text:p>0.0110264</text:p>
          </table:table-cell>
          <table:table-cell office:value-type="float" office:value="1.08646" calcext:value-type="float">
            <text:p>1.08646</text:p>
          </table:table-cell>
          <table:table-cell office:value-type="float" office:value="78.4818" calcext:value-type="float">
            <text:p>78.4818</text:p>
          </table:table-cell>
          <table:table-cell office:value-type="float" office:value="0.657984" calcext:value-type="float">
            <text:p>0.65798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9169" calcext:value-type="float">
            <text:p>0.279169</text:p>
          </table:table-cell>
          <table:table-cell office:value-type="float" office:value="0.0792303" calcext:value-type="float">
            <text:p>0.0792303</text:p>
          </table:table-cell>
          <table:table-cell office:value-type="float" office:value="0.00668192" calcext:value-type="float">
            <text:p>0.00668192</text:p>
          </table:table-cell>
          <table:table-cell office:value-type="float" office:value="2.04098" calcext:value-type="float">
            <text:p>2.04098</text:p>
          </table:table-cell>
          <table:table-cell office:value-type="float" office:value="49.8183" calcext:value-type="float">
            <text:p>49.8183</text:p>
          </table:table-cell>
          <table:table-cell office:value-type="float" office:value="0.645189" calcext:value-type="float">
            <text:p>0.64518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065" calcext:value-type="float">
            <text:p>0.326065</text:p>
          </table:table-cell>
          <table:table-cell office:value-type="float" office:value="0.106987" calcext:value-type="float">
            <text:p>0.106987</text:p>
          </table:table-cell>
          <table:table-cell office:value-type="float" office:value="0.0117312" calcext:value-type="float">
            <text:p>0.0117312</text:p>
          </table:table-cell>
          <table:table-cell office:value-type="float" office:value="1.06094" calcext:value-type="float">
            <text:p>1.06094</text:p>
          </table:table-cell>
          <table:table-cell office:value-type="float" office:value="80.697" calcext:value-type="float">
            <text:p>80.697</text:p>
          </table:table-cell>
          <table:table-cell office:value-type="float" office:value="0.65837" calcext:value-type="float">
            <text:p>0.6583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228" calcext:value-type="float">
            <text:p>0.279228</text:p>
          </table:table-cell>
          <table:table-cell office:value-type="float" office:value="0.0792631" calcext:value-type="float">
            <text:p>0.0792631</text:p>
          </table:table-cell>
          <table:table-cell office:value-type="float" office:value="0.00668701" calcext:value-type="float">
            <text:p>0.00668701</text:p>
          </table:table-cell>
          <table:table-cell office:value-type="float" office:value="2.04187" calcext:value-type="float">
            <text:p>2.04187</text:p>
          </table:table-cell>
          <table:table-cell office:value-type="float" office:value="49.8176" calcext:value-type="float">
            <text:p>49.8176</text:p>
          </table:table-cell>
          <table:table-cell office:value-type="float" office:value="0.645212" calcext:value-type="float">
            <text:p>0.645212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1425" calcext:value-type="float">
            <text:p>0.331425</text:p>
          </table:table-cell>
          <table:table-cell office:value-type="float" office:value="0.110499" calcext:value-type="float">
            <text:p>0.110499</text:p>
          </table:table-cell>
          <table:table-cell office:value-type="float" office:value="0.0124986" calcext:value-type="float">
            <text:p>0.0124986</text:p>
          </table:table-cell>
          <table:table-cell office:value-type="float" office:value="1.04174" calcext:value-type="float">
            <text:p>1.04174</text:p>
          </table:table-cell>
          <table:table-cell office:value-type="float" office:value="82.7757" calcext:value-type="float">
            <text:p>82.7757</text:p>
          </table:table-cell>
          <table:table-cell office:value-type="float" office:value="0.658787" calcext:value-type="float">
            <text:p>0.658787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6863" calcext:value-type="float">
            <text:p>0.336863</text:p>
          </table:table-cell>
          <table:table-cell office:value-type="float" office:value="0.11412" calcext:value-type="float">
            <text:p>0.11412</text:p>
          </table:table-cell>
          <table:table-cell office:value-type="float" office:value="0.0133156" calcext:value-type="float">
            <text:p>0.0133156</text:p>
          </table:table-cell>
          <table:table-cell office:value-type="float" office:value="1.02691" calcext:value-type="float">
            <text:p>1.02691</text:p>
          </table:table-cell>
          <table:table-cell office:value-type="float" office:value="84.7375" calcext:value-type="float">
            <text:p>84.7375</text:p>
          </table:table-cell>
          <table:table-cell office:value-type="float" office:value="0.659188" calcext:value-type="float">
            <text:p>0.65918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-0.00625" calcext:value-type="float">
            <text:p>-0.0062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00390625" calcext:value-type="float">
            <text:p>3.90625E-05</text:p>
          </table:table-cell>
          <table:table-cell office:value-type="float" office:value="0.00000000152588" calcext:value-type="float">
            <text:p>1.52588E-09</text:p>
          </table:table-cell>
          <table:table-cell office:value-type="float" office:value="3.92545" calcext:value-type="float">
            <text:p>3.9254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2448" calcext:value-type="float">
            <text:p>0.342448</text:p>
          </table:table-cell>
          <table:table-cell office:value-type="float" office:value="0.117905" calcext:value-type="float">
            <text:p>0.117905</text:p>
          </table:table-cell>
          <table:table-cell office:value-type="float" office:value="0.0141996" calcext:value-type="float">
            <text:p>0.0141996</text:p>
          </table:table-cell>
          <table:table-cell office:value-type="float" office:value="1.01024" calcext:value-type="float">
            <text:p>1.01024</text:p>
          </table:table-cell>
          <table:table-cell office:value-type="float" office:value="86.8508" calcext:value-type="float">
            <text:p>86.8508</text:p>
          </table:table-cell>
          <table:table-cell office:value-type="float" office:value="0.659521" calcext:value-type="float">
            <text:p>0.65952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0625" calcext:value-type="float">
            <text:p>0.070625</text:p>
          </table:table-cell>
          <table:table-cell office:value-type="float" office:value="0.00501953" calcext:value-type="float">
            <text:p>0.00501953</text:p>
          </table:table-cell>
          <table:table-cell office:value-type="float" office:value="0.000025827" calcext:value-type="float">
            <text:p>2.5827E-05</text:p>
          </table:table-cell>
          <table:table-cell office:value-type="float" office:value="1.68991" calcext:value-type="float">
            <text:p>1.68991</text:p>
          </table:table-cell>
          <table:table-cell office:value-type="float" office:value="12.3448" calcext:value-type="float">
            <text:p>12.3448</text:p>
          </table:table-cell>
          <table:table-cell office:value-type="float" office:value="0.658315" calcext:value-type="float">
            <text:p>0.65831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829" calcext:value-type="float">
            <text:p>0.34829</text:p>
          </table:table-cell>
          <table:table-cell office:value-type="float" office:value="0.121929" calcext:value-type="float">
            <text:p>0.121929</text:p>
          </table:table-cell>
          <table:table-cell office:value-type="float" office:value="0.0151695" calcext:value-type="float">
            <text:p>0.0151695</text:p>
          </table:table-cell>
          <table:table-cell office:value-type="float" office:value="0.994148" calcext:value-type="float">
            <text:p>0.994148</text:p>
          </table:table-cell>
          <table:table-cell office:value-type="float" office:value="89.0442" calcext:value-type="float">
            <text:p>89.0442</text:p>
          </table:table-cell>
          <table:table-cell office:value-type="float" office:value="0.659878" calcext:value-type="float">
            <text:p>0.65987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51875" calcext:value-type="float">
            <text:p>0.151875</text:p>
          </table:table-cell>
          <table:table-cell office:value-type="float" office:value="0.0236539" calcext:value-type="float">
            <text:p>0.0236539</text:p>
          </table:table-cell>
          <table:table-cell office:value-type="float" office:value="0.00060725" calcext:value-type="float">
            <text:p>0.00060725</text:p>
          </table:table-cell>
          <table:table-cell office:value-type="float" office:value="2.56995" calcext:value-type="float">
            <text:p>2.56995</text:p>
          </table:table-cell>
          <table:table-cell office:value-type="float" office:value="23.6106" calcext:value-type="float">
            <text:p>23.6106</text:p>
          </table:table-cell>
          <table:table-cell office:value-type="float" office:value="0.638223" calcext:value-type="float">
            <text:p>0.63822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4228" calcext:value-type="float">
            <text:p>0.354228</text:p>
          </table:table-cell>
          <table:table-cell office:value-type="float" office:value="0.126092" calcext:value-type="float">
            <text:p>0.126092</text:p>
          </table:table-cell>
          <table:table-cell office:value-type="float" office:value="0.0162077" calcext:value-type="float">
            <text:p>0.0162077</text:p>
          </table:table-cell>
          <table:table-cell office:value-type="float" office:value="0.977949" calcext:value-type="float">
            <text:p>0.977949</text:p>
          </table:table-cell>
          <table:table-cell office:value-type="float" office:value="91.3097" calcext:value-type="float">
            <text:p>91.3097</text:p>
          </table:table-cell>
          <table:table-cell office:value-type="float" office:value="0.660198" calcext:value-type="float">
            <text:p>0.66019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0469" calcext:value-type="float">
            <text:p>0.250469</text:p>
          </table:table-cell>
          <table:table-cell office:value-type="float" office:value="0.0633682" calcext:value-type="float">
            <text:p>0.0633682</text:p>
          </table:table-cell>
          <table:table-cell office:value-type="float" office:value="0.00415737" calcext:value-type="float">
            <text:p>0.00415737</text:p>
          </table:table-cell>
          <table:table-cell office:value-type="float" office:value="1.41683" calcext:value-type="float">
            <text:p>1.41683</text:p>
          </table:table-cell>
          <table:table-cell office:value-type="float" office:value="53.5312" calcext:value-type="float">
            <text:p>53.5312</text:p>
          </table:table-cell>
          <table:table-cell office:value-type="float" office:value="0.654892" calcext:value-type="float">
            <text:p>0.65489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0328" calcext:value-type="float">
            <text:p>0.360328</text:p>
          </table:table-cell>
          <table:table-cell office:value-type="float" office:value="0.130441" calcext:value-type="float">
            <text:p>0.130441</text:p>
          </table:table-cell>
          <table:table-cell office:value-type="float" office:value="0.0173294" calcext:value-type="float">
            <text:p>0.0173294</text:p>
          </table:table-cell>
          <table:table-cell office:value-type="float" office:value="0.966071" calcext:value-type="float">
            <text:p>0.966071</text:p>
          </table:table-cell>
          <table:table-cell office:value-type="float" office:value="93.4506" calcext:value-type="float">
            <text:p>93.4506</text:p>
          </table:table-cell>
          <table:table-cell office:value-type="float" office:value="0.660505" calcext:value-type="float">
            <text:p>0.66050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7344" calcext:value-type="float">
            <text:p>0.297344</text:p>
          </table:table-cell>
          <table:table-cell office:value-type="float" office:value="0.0890148" calcext:value-type="float">
            <text:p>0.0890148</text:p>
          </table:table-cell>
          <table:table-cell office:value-type="float" office:value="0.00814024" calcext:value-type="float">
            <text:p>0.0081402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85.5578" calcext:value-type="float">
            <text:p>85.5578</text:p>
          </table:table-cell>
          <table:table-cell office:value-type="float" office:value="0.657555" calcext:value-type="float">
            <text:p>0.65755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6704" calcext:value-type="float">
            <text:p>0.366704</text:p>
          </table:table-cell>
          <table:table-cell office:value-type="float" office:value="0.135068" calcext:value-type="float">
            <text:p>0.135068</text:p>
          </table:table-cell>
          <table:table-cell office:value-type="float" office:value="0.018564" calcext:value-type="float">
            <text:p>0.018564</text:p>
          </table:table-cell>
          <table:table-cell office:value-type="float" office:value="0.950491" calcext:value-type="float">
            <text:p>0.950491</text:p>
          </table:table-cell>
          <table:table-cell office:value-type="float" office:value="95.8808" calcext:value-type="float">
            <text:p>95.8808</text:p>
          </table:table-cell>
          <table:table-cell office:value-type="float" office:value="0.660807" calcext:value-type="float">
            <text:p>0.66080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2852" calcext:value-type="float">
            <text:p>0.302852</text:p>
          </table:table-cell>
          <table:table-cell office:value-type="float" office:value="0.0926642" calcext:value-type="float">
            <text:p>0.0926642</text:p>
          </table:table-cell>
          <table:table-cell office:value-type="float" office:value="0.00891883" calcext:value-type="float">
            <text:p>0.00891883</text:p>
          </table:table-cell>
          <table:table-cell office:value-type="float" office:value="0.930809" calcext:value-type="float">
            <text:p>0.930809</text:p>
          </table:table-cell>
          <table:table-cell office:value-type="float" office:value="80.1761" calcext:value-type="float">
            <text:p>80.1761</text:p>
          </table:table-cell>
          <table:table-cell office:value-type="float" office:value="0.653772" calcext:value-type="float">
            <text:p>0.65377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3045" calcext:value-type="float">
            <text:p>0.373045</text:p>
          </table:table-cell>
          <table:table-cell office:value-type="float" office:value="0.139749" calcext:value-type="float">
            <text:p>0.139749</text:p>
          </table:table-cell>
          <table:table-cell office:value-type="float" office:value="0.0198564" calcext:value-type="float">
            <text:p>0.0198564</text:p>
          </table:table-cell>
          <table:table-cell office:value-type="float" office:value="0.938213" calcext:value-type="float">
            <text:p>0.938213</text:p>
          </table:table-cell>
          <table:table-cell office:value-type="float" office:value="98.1741" calcext:value-type="float">
            <text:p>98.1741</text:p>
          </table:table-cell>
          <table:table-cell office:value-type="float" office:value="0.661091" calcext:value-type="float">
            <text:p>0.66109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6816" calcext:value-type="float">
            <text:p>0.276816</text:p>
          </table:table-cell>
          <table:table-cell office:value-type="float" office:value="0.0778497" calcext:value-type="float">
            <text:p>0.0778497</text:p>
          </table:table-cell>
          <table:table-cell office:value-type="float" office:value="0.00643378" calcext:value-type="float">
            <text:p>0.00643378</text:p>
          </table:table-cell>
          <table:table-cell office:value-type="float" office:value="2.65359" calcext:value-type="float">
            <text:p>2.65359</text:p>
          </table:table-cell>
          <table:table-cell office:value-type="float" office:value="43.1939" calcext:value-type="float">
            <text:p>43.1939</text:p>
          </table:table-cell>
          <table:table-cell office:value-type="float" office:value="0.64614" calcext:value-type="float">
            <text:p>0.6461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9625" calcext:value-type="float">
            <text:p>0.379625</text:p>
          </table:table-cell>
          <table:table-cell office:value-type="float" office:value="0.144695" calcext:value-type="float">
            <text:p>0.144695</text:p>
          </table:table-cell>
          <table:table-cell office:value-type="float" office:value="0.0212711" calcext:value-type="float">
            <text:p>0.0212711</text:p>
          </table:table-cell>
          <table:table-cell office:value-type="float" office:value="0.926701" calcext:value-type="float">
            <text:p>0.926701</text:p>
          </table:table-cell>
          <table:table-cell office:value-type="float" office:value="100.525" calcext:value-type="float">
            <text:p>100.525</text:p>
          </table:table-cell>
          <table:table-cell office:value-type="float" office:value="0.661343" calcext:value-type="float">
            <text:p>0.66134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68467" calcext:value-type="float">
            <text:p>0.268467</text:p>
          </table:table-cell>
          <table:table-cell office:value-type="float" office:value="0.0734638" calcext:value-type="float">
            <text:p>0.0734638</text:p>
          </table:table-cell>
          <table:table-cell office:value-type="float" office:value="0.00579726" calcext:value-type="float">
            <text:p>0.00579726</text:p>
          </table:table-cell>
          <table:table-cell office:value-type="float" office:value="1.59844" calcext:value-type="float">
            <text:p>1.59844</text:p>
          </table:table-cell>
          <table:table-cell office:value-type="float" office:value="54.2753" calcext:value-type="float">
            <text:p>54.2753</text:p>
          </table:table-cell>
          <table:table-cell office:value-type="float" office:value="0.641941" calcext:value-type="float">
            <text:p>0.6419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6367" calcext:value-type="float">
            <text:p>0.386367</text:p>
          </table:table-cell>
          <table:table-cell office:value-type="float" office:value="0.149849" calcext:value-type="float">
            <text:p>0.149849</text:p>
          </table:table-cell>
          <table:table-cell office:value-type="float" office:value="0.0227954" calcext:value-type="float">
            <text:p>0.0227954</text:p>
          </table:table-cell>
          <table:table-cell office:value-type="float" office:value="0.912307" calcext:value-type="float">
            <text:p>0.912307</text:p>
          </table:table-cell>
          <table:table-cell office:value-type="float" office:value="103.114" calcext:value-type="float">
            <text:p>103.114</text:p>
          </table:table-cell>
          <table:table-cell office:value-type="float" office:value="0.661611" calcext:value-type="float">
            <text:p>0.66161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8696" calcext:value-type="float">
            <text:p>0.278696</text:p>
          </table:table-cell>
          <table:table-cell office:value-type="float" office:value="0.0787233" calcext:value-type="float">
            <text:p>0.0787233</text:p>
          </table:table-cell>
          <table:table-cell office:value-type="float" office:value="0.00651922" calcext:value-type="float">
            <text:p>0.00651922</text:p>
          </table:table-cell>
          <table:table-cell office:value-type="float" office:value="1.80209" calcext:value-type="float">
            <text:p>1.80209</text:p>
          </table:table-cell>
          <table:table-cell office:value-type="float" office:value="52.8957" calcext:value-type="float">
            <text:p>52.8957</text:p>
          </table:table-cell>
          <table:table-cell office:value-type="float" office:value="0.649354" calcext:value-type="float">
            <text:p>0.649354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0203" calcext:value-type="float">
            <text:p>0.270203</text:p>
          </table:table-cell>
          <table:table-cell office:value-type="float" office:value="0.0743972" calcext:value-type="float">
            <text:p>0.0743972</text:p>
          </table:table-cell>
          <table:table-cell office:value-type="float" office:value="0.00593849" calcext:value-type="float">
            <text:p>0.00593849</text:p>
          </table:table-cell>
          <table:table-cell office:value-type="float" office:value="1.76707" calcext:value-type="float">
            <text:p>1.76707</text:p>
          </table:table-cell>
          <table:table-cell office:value-type="float" office:value="51.9147" calcext:value-type="float">
            <text:p>51.9147</text:p>
          </table:table-cell>
          <table:table-cell office:value-type="float" office:value="0.642364" calcext:value-type="float">
            <text:p>0.642364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5636" calcext:value-type="float">
            <text:p>0.275636</text:p>
          </table:table-cell>
          <table:table-cell office:value-type="float" office:value="0.0772251" calcext:value-type="float">
            <text:p>0.0772251</text:p>
          </table:table-cell>
          <table:table-cell office:value-type="float" office:value="0.00634759" calcext:value-type="float">
            <text:p>0.00634759</text:p>
          </table:table-cell>
          <table:table-cell office:value-type="float" office:value="1.90254" calcext:value-type="float">
            <text:p>1.90254</text:p>
          </table:table-cell>
          <table:table-cell office:value-type="float" office:value="50.9601" calcext:value-type="float">
            <text:p>50.9601</text:p>
          </table:table-cell>
          <table:table-cell office:value-type="float" office:value="0.645211" calcext:value-type="float">
            <text:p>0.645211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6639" calcext:value-type="float">
            <text:p>0.276639</text:p>
          </table:table-cell>
          <table:table-cell office:value-type="float" office:value="0.0777209" calcext:value-type="float">
            <text:p>0.0777209</text:p>
          </table:table-cell>
          <table:table-cell office:value-type="float" office:value="0.00640691" calcext:value-type="float">
            <text:p>0.00640691</text:p>
          </table:table-cell>
          <table:table-cell office:value-type="float" office:value="1.88837" calcext:value-type="float">
            <text:p>1.88837</text:p>
          </table:table-cell>
          <table:table-cell office:value-type="float" office:value="51.3203" calcext:value-type="float">
            <text:p>51.3203</text:p>
          </table:table-cell>
          <table:table-cell office:value-type="float" office:value="0.64645" calcext:value-type="float">
            <text:p>0.64645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6083" calcext:value-type="float">
            <text:p>0.276083</text:p>
          </table:table-cell>
          <table:table-cell office:value-type="float" office:value="0.0774905" calcext:value-type="float">
            <text:p>0.0774905</text:p>
          </table:table-cell>
          <table:table-cell office:value-type="float" office:value="0.006395" calcext:value-type="float">
            <text:p>0.006395</text:p>
          </table:table-cell>
          <table:table-cell office:value-type="float" office:value="2.05239" calcext:value-type="float">
            <text:p>2.05239</text:p>
          </table:table-cell>
          <table:table-cell office:value-type="float" office:value="49.1198" calcext:value-type="float">
            <text:p>49.1198</text:p>
          </table:table-cell>
          <table:table-cell office:value-type="float" office:value="0.645005" calcext:value-type="float">
            <text:p>0.645005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6613" calcext:value-type="float">
            <text:p>0.276613</text:p>
          </table:table-cell>
          <table:table-cell office:value-type="float" office:value="0.077699" calcext:value-type="float">
            <text:p>0.077699</text:p>
          </table:table-cell>
          <table:table-cell office:value-type="float" office:value="0.00640022" calcext:value-type="float">
            <text:p>0.00640022</text:p>
          </table:table-cell>
          <table:table-cell office:value-type="float" office:value="1.90474" calcext:value-type="float">
            <text:p>1.90474</text:p>
          </table:table-cell>
          <table:table-cell office:value-type="float" office:value="51.0886" calcext:value-type="float">
            <text:p>51.0886</text:p>
          </table:table-cell>
          <table:table-cell office:value-type="float" office:value="0.64662" calcext:value-type="float">
            <text:p>0.64662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5244" calcext:value-type="float">
            <text:p>0.275244</text:p>
          </table:table-cell>
          <table:table-cell office:value-type="float" office:value="0.0769424" calcext:value-type="float">
            <text:p>0.0769424</text:p>
          </table:table-cell>
          <table:table-cell office:value-type="float" office:value="0.0062802" calcext:value-type="float">
            <text:p>0.0062802</text:p>
          </table:table-cell>
          <table:table-cell office:value-type="float" office:value="1.90404" calcext:value-type="float">
            <text:p>1.90404</text:p>
          </table:table-cell>
          <table:table-cell office:value-type="float" office:value="50.8448" calcext:value-type="float">
            <text:p>50.8448</text:p>
          </table:table-cell>
          <table:table-cell office:value-type="float" office:value="0.646393" calcext:value-type="float">
            <text:p>0.646393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6007" calcext:value-type="float">
            <text:p>0.276007</text:p>
          </table:table-cell>
          <table:table-cell office:value-type="float" office:value="0.0773746" calcext:value-type="float">
            <text:p>0.0773746</text:p>
          </table:table-cell>
          <table:table-cell office:value-type="float" office:value="0.00635089" calcext:value-type="float">
            <text:p>0.00635089</text:p>
          </table:table-cell>
          <table:table-cell office:value-type="float" office:value="1.94914" calcext:value-type="float">
            <text:p>1.94914</text:p>
          </table:table-cell>
          <table:table-cell office:value-type="float" office:value="50.3869" calcext:value-type="float">
            <text:p>50.3869</text:p>
          </table:table-cell>
          <table:table-cell office:value-type="float" office:value="0.646397" calcext:value-type="float">
            <text:p>0.646397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6158" calcext:value-type="float">
            <text:p>0.276158</text:p>
          </table:table-cell>
          <table:table-cell office:value-type="float" office:value="0.077457" calcext:value-type="float">
            <text:p>0.077457</text:p>
          </table:table-cell>
          <table:table-cell office:value-type="float" office:value="0.00636543" calcext:value-type="float">
            <text:p>0.00636543</text:p>
          </table:table-cell>
          <table:table-cell office:value-type="float" office:value="1.8971" calcext:value-type="float">
            <text:p>1.8971</text:p>
          </table:table-cell>
          <table:table-cell office:value-type="float" office:value="51.112" calcext:value-type="float">
            <text:p>51.112</text:p>
          </table:table-cell>
          <table:table-cell office:value-type="float" office:value="0.64634" calcext:value-type="float">
            <text:p>0.64634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6463" calcext:value-type="float">
            <text:p>0.276463</text:p>
          </table:table-cell>
          <table:table-cell office:value-type="float" office:value="0.0776384" calcext:value-type="float">
            <text:p>0.0776384</text:p>
          </table:table-cell>
          <table:table-cell office:value-type="float" office:value="0.00639854" calcext:value-type="float">
            <text:p>0.00639854</text:p>
          </table:table-cell>
          <table:table-cell office:value-type="float" office:value="1.92252" calcext:value-type="float">
            <text:p>1.92252</text:p>
          </table:table-cell>
          <table:table-cell office:value-type="float" office:value="50.8279" calcext:value-type="float">
            <text:p>50.8279</text:p>
          </table:table-cell>
          <table:table-cell office:value-type="float" office:value="0.64616" calcext:value-type="float">
            <text:p>0.64616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6292" calcext:value-type="float">
            <text:p>0.276292</text:p>
          </table:table-cell>
          <table:table-cell office:value-type="float" office:value="0.0775448" calcext:value-type="float">
            <text:p>0.0775448</text:p>
          </table:table-cell>
          <table:table-cell office:value-type="float" office:value="0.00638263" calcext:value-type="float">
            <text:p>0.00638263</text:p>
          </table:table-cell>
          <table:table-cell office:value-type="float" office:value="1.92292" calcext:value-type="float">
            <text:p>1.92292</text:p>
          </table:table-cell>
          <table:table-cell office:value-type="float" office:value="50.7915" calcext:value-type="float">
            <text:p>50.7915</text:p>
          </table:table-cell>
          <table:table-cell office:value-type="float" office:value="0.646188" calcext:value-type="float">
            <text:p>0.646188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119" calcext:value-type="float">
            <text:p>0.276119</text:p>
          </table:table-cell>
          <table:table-cell office:value-type="float" office:value="0.0774563" calcext:value-type="float">
            <text:p>0.0774563</text:p>
          </table:table-cell>
          <table:table-cell office:value-type="float" office:value="0.00637025" calcext:value-type="float">
            <text:p>0.00637025</text:p>
          </table:table-cell>
          <table:table-cell office:value-type="float" office:value="1.9112" calcext:value-type="float">
            <text:p>1.9112</text:p>
          </table:table-cell>
          <table:table-cell office:value-type="float" office:value="50.9199" calcext:value-type="float">
            <text:p>50.9199</text:p>
          </table:table-cell>
          <table:table-cell office:value-type="float" office:value="0.646066" calcext:value-type="float">
            <text:p>0.646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.6869" calcext:value-type="float">
            <text:p>1.6869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8125" calcext:value-type="float">
            <text:p>0.108125</text:p>
          </table:table-cell>
          <table:table-cell office:value-type="float" office:value="0.0122258" calcext:value-type="float">
            <text:p>0.0122258</text:p>
          </table:table-cell>
          <table:table-cell office:value-type="float" office:value="0.000174478" calcext:value-type="float">
            <text:p>0.000174478</text:p>
          </table:table-cell>
          <table:table-cell office:value-type="float" office:value="5.40492" calcext:value-type="float">
            <text:p>5.40492</text:p>
          </table:table-cell>
          <table:table-cell office:value-type="float" office:value="10.3135" calcext:value-type="float">
            <text:p>10.3135</text:p>
          </table:table-cell>
          <table:table-cell office:value-type="float" office:value="0.610897" calcext:value-type="float">
            <text:p>0.610897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90312" calcext:value-type="float">
            <text:p>0.190312</text:p>
          </table:table-cell>
          <table:table-cell office:value-type="float" office:value="0.0365527" calcext:value-type="float">
            <text:p>0.0365527</text:p>
          </table:table-cell>
          <table:table-cell office:value-type="float" office:value="0.00138602" calcext:value-type="float">
            <text:p>0.00138602</text:p>
          </table:table-cell>
          <table:table-cell office:value-type="float" office:value="5.12702" calcext:value-type="float">
            <text:p>5.12702</text:p>
          </table:table-cell>
          <table:table-cell office:value-type="float" office:value="20.5585" calcext:value-type="float">
            <text:p>20.5585</text:p>
          </table:table-cell>
          <table:table-cell office:value-type="float" office:value="0.654214" calcext:value-type="float">
            <text:p>0.65421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0469" calcext:value-type="float">
            <text:p>0.250469</text:p>
          </table:table-cell>
          <table:table-cell office:value-type="float" office:value="0.0629158" calcext:value-type="float">
            <text:p>0.0629158</text:p>
          </table:table-cell>
          <table:table-cell office:value-type="float" office:value="0.00400343" calcext:value-type="float">
            <text:p>0.00400343</text:p>
          </table:table-cell>
          <table:table-cell office:value-type="float" office:value="1.84491" calcext:value-type="float">
            <text:p>1.84491</text:p>
          </table:table-cell>
          <table:table-cell office:value-type="float" office:value="46.6404" calcext:value-type="float">
            <text:p>46.6404</text:p>
          </table:table-cell>
          <table:table-cell office:value-type="float" office:value="0.662875" calcext:value-type="float">
            <text:p>0.662875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41172" calcext:value-type="float">
            <text:p>0.241172</text:p>
          </table:table-cell>
          <table:table-cell office:value-type="float" office:value="0.0585687" calcext:value-type="float">
            <text:p>0.0585687</text:p>
          </table:table-cell>
          <table:table-cell office:value-type="float" office:value="0.00352294" calcext:value-type="float">
            <text:p>0.00352294</text:p>
          </table:table-cell>
          <table:table-cell office:value-type="float" office:value="1.73053" calcext:value-type="float">
            <text:p>1.73053</text:p>
          </table:table-cell>
          <table:table-cell office:value-type="float" office:value="46.4603" calcext:value-type="float">
            <text:p>46.4603</text:p>
          </table:table-cell>
          <table:table-cell office:value-type="float" office:value="0.657663" calcext:value-type="float">
            <text:p>0.657663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125" calcext:value-type="float">
            <text:p>0.29125</text:p>
          </table:table-cell>
          <table:table-cell office:value-type="float" office:value="0.0855315" calcext:value-type="float">
            <text:p>0.0855315</text:p>
          </table:table-cell>
          <table:table-cell office:value-type="float" office:value="0.00756779" calcext:value-type="float">
            <text:p>0.00756779</text:p>
          </table:table-cell>
          <table:table-cell office:value-type="float" office:value="2.88172" calcext:value-type="float">
            <text:p>2.88172</text:p>
          </table:table-cell>
          <table:table-cell office:value-type="float" office:value="43.4512" calcext:value-type="float">
            <text:p>43.4512</text:p>
          </table:table-cell>
          <table:table-cell office:value-type="float" office:value="0.655178" calcext:value-type="float">
            <text:p>0.65517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1445" calcext:value-type="float">
            <text:p>0.271445</text:p>
          </table:table-cell>
          <table:table-cell office:value-type="float" office:value="0.074315" calcext:value-type="float">
            <text:p>0.074315</text:p>
          </table:table-cell>
          <table:table-cell office:value-type="float" office:value="0.00571141" calcext:value-type="float">
            <text:p>0.00571141</text:p>
          </table:table-cell>
          <table:table-cell office:value-type="float" office:value="1.39674" calcext:value-type="float">
            <text:p>1.39674</text:p>
          </table:table-cell>
          <table:table-cell office:value-type="float" office:value="58.4523" calcext:value-type="float">
            <text:p>58.4523</text:p>
          </table:table-cell>
          <table:table-cell office:value-type="float" office:value="0.655278" calcext:value-type="float">
            <text:p>0.65527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67549" calcext:value-type="float">
            <text:p>0.267549</text:p>
          </table:table-cell>
          <table:table-cell office:value-type="float" office:value="0.0727791" calcext:value-type="float">
            <text:p>0.0727791</text:p>
          </table:table-cell>
          <table:table-cell office:value-type="float" office:value="0.00565138" calcext:value-type="float">
            <text:p>0.00565138</text:p>
          </table:table-cell>
          <table:table-cell office:value-type="float" office:value="2.12544" calcext:value-type="float">
            <text:p>2.12544</text:p>
          </table:table-cell>
          <table:table-cell office:value-type="float" office:value="46.7375" calcext:value-type="float">
            <text:p>46.7375</text:p>
          </table:table-cell>
          <table:table-cell office:value-type="float" office:value="0.644352" calcext:value-type="float">
            <text:p>0.644352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5986" calcext:value-type="float">
            <text:p>0.275986</text:p>
          </table:table-cell>
          <table:table-cell office:value-type="float" office:value="0.0776273" calcext:value-type="float">
            <text:p>0.0776273</text:p>
          </table:table-cell>
          <table:table-cell office:value-type="float" office:value="0.00648357" calcext:value-type="float">
            <text:p>0.00648357</text:p>
          </table:table-cell>
          <table:table-cell office:value-type="float" office:value="1.80663" calcext:value-type="float">
            <text:p>1.80663</text:p>
          </table:table-cell>
          <table:table-cell office:value-type="float" office:value="52.4538" calcext:value-type="float">
            <text:p>52.4538</text:p>
          </table:table-cell>
          <table:table-cell office:value-type="float" office:value="0.641356" calcext:value-type="float">
            <text:p>0.64135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8655" calcext:value-type="float">
            <text:p>0.278655</text:p>
          </table:table-cell>
          <table:table-cell office:value-type="float" office:value="0.0787158" calcext:value-type="float">
            <text:p>0.0787158</text:p>
          </table:table-cell>
          <table:table-cell office:value-type="float" office:value="0.00653584" calcext:value-type="float">
            <text:p>0.00653584</text:p>
          </table:table-cell>
          <table:table-cell office:value-type="float" office:value="1.93343" calcext:value-type="float">
            <text:p>1.93343</text:p>
          </table:table-cell>
          <table:table-cell office:value-type="float" office:value="51.0381" calcext:value-type="float">
            <text:p>51.0381</text:p>
          </table:table-cell>
          <table:table-cell office:value-type="float" office:value="0.648394" calcext:value-type="float">
            <text:p>0.64839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476" calcext:value-type="float">
            <text:p>0.27476</text:p>
          </table:table-cell>
          <table:table-cell office:value-type="float" office:value="0.0764237" calcext:value-type="float">
            <text:p>0.0764237</text:p>
          </table:table-cell>
          <table:table-cell office:value-type="float" office:value="0.00612738" calcext:value-type="float">
            <text:p>0.00612738</text:p>
          </table:table-cell>
          <table:table-cell office:value-type="float" office:value="1.83136" calcext:value-type="float">
            <text:p>1.83136</text:p>
          </table:table-cell>
          <table:table-cell office:value-type="float" office:value="51.6816" calcext:value-type="float">
            <text:p>51.6816</text:p>
          </table:table-cell>
          <table:table-cell office:value-type="float" office:value="0.650298" calcext:value-type="float">
            <text:p>0.65029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4803" calcext:value-type="float">
            <text:p>0.274803</text:p>
          </table:table-cell>
          <table:table-cell office:value-type="float" office:value="0.0764927" calcext:value-type="float">
            <text:p>0.0764927</text:p>
          </table:table-cell>
          <table:table-cell office:value-type="float" office:value="0.00615281" calcext:value-type="float">
            <text:p>0.00615281</text:p>
          </table:table-cell>
          <table:table-cell office:value-type="float" office:value="1.79734" calcext:value-type="float">
            <text:p>1.79734</text:p>
          </table:table-cell>
          <table:table-cell office:value-type="float" office:value="52.1998" calcext:value-type="float">
            <text:p>52.1998</text:p>
          </table:table-cell>
          <table:table-cell office:value-type="float" office:value="0.64948" calcext:value-type="float">
            <text:p>0.64948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469" calcext:value-type="float">
            <text:p>0.27469</text:p>
          </table:table-cell>
          <table:table-cell office:value-type="float" office:value="0.0766137" calcext:value-type="float">
            <text:p>0.0766137</text:p>
          </table:table-cell>
          <table:table-cell office:value-type="float" office:value="0.00622122" calcext:value-type="float">
            <text:p>0.00622122</text:p>
          </table:table-cell>
          <table:table-cell office:value-type="float" office:value="1.79616" calcext:value-type="float">
            <text:p>1.79616</text:p>
          </table:table-cell>
          <table:table-cell office:value-type="float" office:value="52.2591" calcext:value-type="float">
            <text:p>52.2591</text:p>
          </table:table-cell>
          <table:table-cell office:value-type="float" office:value="0.646701" calcext:value-type="float">
            <text:p>0.646701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4715" calcext:value-type="float">
            <text:p>0.274715</text:p>
          </table:table-cell>
          <table:table-cell office:value-type="float" office:value="0.0766211" calcext:value-type="float">
            <text:p>0.0766211</text:p>
          </table:table-cell>
          <table:table-cell office:value-type="float" office:value="0.00621834" calcext:value-type="float">
            <text:p>0.00621834</text:p>
          </table:table-cell>
          <table:table-cell office:value-type="float" office:value="1.789" calcext:value-type="float">
            <text:p>1.789</text:p>
          </table:table-cell>
          <table:table-cell office:value-type="float" office:value="52.3677" calcext:value-type="float">
            <text:p>52.3677</text:p>
          </table:table-cell>
          <table:table-cell office:value-type="float" office:value="0.646934" calcext:value-type="float">
            <text:p>0.646934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5152" calcext:value-type="float">
            <text:p>0.275152</text:p>
          </table:table-cell>
          <table:table-cell office:value-type="float" office:value="0.0768642" calcext:value-type="float">
            <text:p>0.0768642</text:p>
          </table:table-cell>
          <table:table-cell office:value-type="float" office:value="0.00625898" calcext:value-type="float">
            <text:p>0.00625898</text:p>
          </table:table-cell>
          <table:table-cell office:value-type="float" office:value="1.83851" calcext:value-type="float">
            <text:p>1.83851</text:p>
          </table:table-cell>
          <table:table-cell office:value-type="float" office:value="51.7303" calcext:value-type="float">
            <text:p>51.7303</text:p>
          </table:table-cell>
          <table:table-cell office:value-type="float" office:value="0.646871" calcext:value-type="float">
            <text:p>0.646871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4675" calcext:value-type="float">
            <text:p>0.274675</text:p>
          </table:table-cell>
          <table:table-cell office:value-type="float" office:value="0.07659" calcext:value-type="float">
            <text:p>0.07659</text:p>
          </table:table-cell>
          <table:table-cell office:value-type="float" office:value="0.0062108" calcext:value-type="float">
            <text:p>0.0062108</text:p>
          </table:table-cell>
          <table:table-cell office:value-type="float" office:value="1.81034" calcext:value-type="float">
            <text:p>1.81034</text:p>
          </table:table-cell>
          <table:table-cell office:value-type="float" office:value="52.0428" calcext:value-type="float">
            <text:p>52.0428</text:p>
          </table:table-cell>
          <table:table-cell office:value-type="float" office:value="0.647075" calcext:value-type="float">
            <text:p>0.647075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987" calcext:value-type="float">
            <text:p>0.274987</text:p>
          </table:table-cell>
          <table:table-cell office:value-type="float" office:value="0.076754" calcext:value-type="float">
            <text:p>0.076754</text:p>
          </table:table-cell>
          <table:table-cell office:value-type="float" office:value="0.00623494" calcext:value-type="float">
            <text:p>0.00623494</text:p>
          </table:table-cell>
          <table:table-cell office:value-type="float" office:value="1.80298" calcext:value-type="float">
            <text:p>1.80298</text:p>
          </table:table-cell>
          <table:table-cell office:value-type="float" office:value="52.2071" calcext:value-type="float">
            <text:p>52.2071</text:p>
          </table:table-cell>
          <table:table-cell office:value-type="float" office:value="0.647216" calcext:value-type="float">
            <text:p>0.647216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888" calcext:value-type="float">
            <text:p>0.274888</text:p>
          </table:table-cell>
          <table:table-cell office:value-type="float" office:value="0.0766967" calcext:value-type="float">
            <text:p>0.0766967</text:p>
          </table:table-cell>
          <table:table-cell office:value-type="float" office:value="0.00622601" calcext:value-type="float">
            <text:p>0.00622601</text:p>
          </table:table-cell>
          <table:table-cell office:value-type="float" office:value="1.81864" calcext:value-type="float">
            <text:p>1.81864</text:p>
          </table:table-cell>
          <table:table-cell office:value-type="float" office:value="51.9589" calcext:value-type="float">
            <text:p>51.9589</text:p>
          </table:table-cell>
          <table:table-cell office:value-type="float" office:value="0.647195" calcext:value-type="float">
            <text:p>0.647195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818" calcext:value-type="float">
            <text:p>0.274818</text:p>
          </table:table-cell>
          <table:table-cell office:value-type="float" office:value="0.0766659" calcext:value-type="float">
            <text:p>0.0766659</text:p>
          </table:table-cell>
          <table:table-cell office:value-type="float" office:value="0.00622335" calcext:value-type="float">
            <text:p>0.00622335</text:p>
          </table:table-cell>
          <table:table-cell office:value-type="float" office:value="1.82294" calcext:value-type="float">
            <text:p>1.82294</text:p>
          </table:table-cell>
          <table:table-cell office:value-type="float" office:value="51.886" calcext:value-type="float">
            <text:p>51.886</text:p>
          </table:table-cell>
          <table:table-cell office:value-type="float" office:value="0.647062" calcext:value-type="float">
            <text:p>0.647062</text:p>
          </table:table-cell>
          <table:table-cell table:number-columns-repeated="10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565" calcext:value-type="float">
            <text:p>0.274565</text:p>
          </table:table-cell>
          <table:table-cell office:value-type="float" office:value="0.0765184" calcext:value-type="float">
            <text:p>0.0765184</text:p>
          </table:table-cell>
          <table:table-cell office:value-type="float" office:value="0.00619672" calcext:value-type="float">
            <text:p>0.00619672</text:p>
          </table:table-cell>
          <table:table-cell office:value-type="float" office:value="1.81425" calcext:value-type="float">
            <text:p>1.81425</text:p>
          </table:table-cell>
          <table:table-cell office:value-type="float" office:value="51.9611" calcext:value-type="float">
            <text:p>51.9611</text:p>
          </table:table-cell>
          <table:table-cell office:value-type="float" office:value="0.647216" calcext:value-type="float">
            <text:p>0.6472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-0.01375" calcext:value-type="float">
            <text:p>-0.013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00189062" calcext:value-type="float">
            <text:p>0.000189062</text:p>
          </table:table-cell>
          <table:table-cell office:value-type="float" office:value="0.0000000357446" calcext:value-type="float">
            <text:p>3.57446E-08</text:p>
          </table:table-cell>
          <table:table-cell office:value-type="float" office:value="1.10262" calcext:value-type="float">
            <text:p>1.1026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005128" calcext:value-type="float">
            <text:p>5.128E-05</text:p>
          </table:table-cell>
          <table:table-cell office:value-type="float" office:value="1.99703" calcext:value-type="float">
            <text:p>1.99703</text:p>
          </table:table-cell>
          <table:table-cell office:value-type="float" office:value="12.1699" calcext:value-type="float">
            <text:p>12.1699</text:p>
          </table:table-cell>
          <table:table-cell office:value-type="float" office:value="0.491875" calcext:value-type="float">
            <text:p>0.491875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5375" calcext:value-type="float">
            <text:p>0.15375</text:p>
          </table:table-cell>
          <table:table-cell office:value-type="float" office:value="0.0242039" calcext:value-type="float">
            <text:p>0.0242039</text:p>
          </table:table-cell>
          <table:table-cell office:value-type="float" office:value="0.000639964" calcext:value-type="float">
            <text:p>0.000639964</text:p>
          </table:table-cell>
          <table:table-cell office:value-type="float" office:value="2.47503" calcext:value-type="float">
            <text:p>2.47503</text:p>
          </table:table-cell>
          <table:table-cell office:value-type="float" office:value="24.3892" calcext:value-type="float">
            <text:p>24.3892</text:p>
          </table:table-cell>
          <table:table-cell office:value-type="float" office:value="0.635864" calcext:value-type="float">
            <text:p>0.63586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04375" calcext:value-type="float">
            <text:p>0.204375</text:p>
          </table:table-cell>
          <table:table-cell office:value-type="float" office:value="0.0424273" calcext:value-type="float">
            <text:p>0.0424273</text:p>
          </table:table-cell>
          <table:table-cell office:value-type="float" office:value="0.00190739" calcext:value-type="float">
            <text:p>0.00190739</text:p>
          </table:table-cell>
          <table:table-cell office:value-type="float" office:value="1.32403" calcext:value-type="float">
            <text:p>1.32403</text:p>
          </table:table-cell>
          <table:table-cell office:value-type="float" office:value="45.1839" calcext:value-type="float">
            <text:p>45.1839</text:p>
          </table:table-cell>
          <table:table-cell office:value-type="float" office:value="0.646795" calcext:value-type="float">
            <text:p>0.646795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75" calcext:value-type="float">
            <text:p>0.2975</text:p>
          </table:table-cell>
          <table:table-cell office:value-type="float" office:value="0.0891494" calcext:value-type="float">
            <text:p>0.0891494</text:p>
          </table:table-cell>
          <table:table-cell office:value-type="float" office:value="0.00815535" calcext:value-type="float">
            <text:p>0.00815535</text:p>
          </table:table-cell>
          <table:table-cell office:value-type="float" office:value="2.35234" calcext:value-type="float">
            <text:p>2.35234</text:p>
          </table:table-cell>
          <table:table-cell office:value-type="float" office:value="49.2136" calcext:value-type="float">
            <text:p>49.2136</text:p>
          </table:table-cell>
          <table:table-cell office:value-type="float" office:value="0.657954" calcext:value-type="float">
            <text:p>0.65795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51406" calcext:value-type="float">
            <text:p>0.251406</text:p>
          </table:table-cell>
          <table:table-cell office:value-type="float" office:value="0.0634714" calcext:value-type="float">
            <text:p>0.0634714</text:p>
          </table:table-cell>
          <table:table-cell office:value-type="float" office:value="0.00409789" calcext:value-type="float">
            <text:p>0.00409789</text:p>
          </table:table-cell>
          <table:table-cell office:value-type="float" office:value="1.68678" calcext:value-type="float">
            <text:p>1.68678</text:p>
          </table:table-cell>
          <table:table-cell office:value-type="float" office:value="49.0353" calcext:value-type="float">
            <text:p>49.0353</text:p>
          </table:table-cell>
          <table:table-cell office:value-type="float" office:value="0.660935" calcext:value-type="float">
            <text:p>0.660935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3672" calcext:value-type="float">
            <text:p>0.283672</text:p>
          </table:table-cell>
          <table:table-cell office:value-type="float" office:value="0.0818013" calcext:value-type="float">
            <text:p>0.0818013</text:p>
          </table:table-cell>
          <table:table-cell office:value-type="float" office:value="0.00714313" calcext:value-type="float">
            <text:p>0.00714313</text:p>
          </table:table-cell>
          <table:table-cell office:value-type="float" office:value="1.64675" calcext:value-type="float">
            <text:p>1.64675</text:p>
          </table:table-cell>
          <table:table-cell office:value-type="float" office:value="56.4551" calcext:value-type="float">
            <text:p>56.4551</text:p>
          </table:table-cell>
          <table:table-cell office:value-type="float" office:value="0.644166" calcext:value-type="float">
            <text:p>0.644166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7988" calcext:value-type="float">
            <text:p>0.277988</text:p>
          </table:table-cell>
          <table:table-cell office:value-type="float" office:value="0.0779988" calcext:value-type="float">
            <text:p>0.0779988</text:p>
          </table:table-cell>
          <table:table-cell office:value-type="float" office:value="0.00630476" calcext:value-type="float">
            <text:p>0.00630476</text:p>
          </table:table-cell>
          <table:table-cell office:value-type="float" office:value="2.44895" calcext:value-type="float">
            <text:p>2.44895</text:p>
          </table:table-cell>
          <table:table-cell office:value-type="float" office:value="45.044" calcext:value-type="float">
            <text:p>45.044</text:p>
          </table:table-cell>
          <table:table-cell office:value-type="float" office:value="0.654561" calcext:value-type="float">
            <text:p>0.654561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0977" calcext:value-type="float">
            <text:p>0.270977</text:p>
          </table:table-cell>
          <table:table-cell office:value-type="float" office:value="0.0743364" calcext:value-type="float">
            <text:p>0.0743364</text:p>
          </table:table-cell>
          <table:table-cell office:value-type="float" office:value="0.00580165" calcext:value-type="float">
            <text:p>0.00580165</text:p>
          </table:table-cell>
          <table:table-cell office:value-type="float" office:value="1.74958" calcext:value-type="float">
            <text:p>1.74958</text:p>
          </table:table-cell>
          <table:table-cell office:value-type="float" office:value="52.1558" calcext:value-type="float">
            <text:p>52.1558</text:p>
          </table:table-cell>
          <table:table-cell office:value-type="float" office:value="0.650033" calcext:value-type="float">
            <text:p>0.650033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3892" calcext:value-type="float">
            <text:p>0.273892</text:p>
          </table:table-cell>
          <table:table-cell office:value-type="float" office:value="0.0760442" calcext:value-type="float">
            <text:p>0.0760442</text:p>
          </table:table-cell>
          <table:table-cell office:value-type="float" office:value="0.00609917" calcext:value-type="float">
            <text:p>0.00609917</text:p>
          </table:table-cell>
          <table:table-cell office:value-type="float" office:value="1.79379" calcext:value-type="float">
            <text:p>1.79379</text:p>
          </table:table-cell>
          <table:table-cell office:value-type="float" office:value="52.0965" calcext:value-type="float">
            <text:p>52.0965</text:p>
          </table:table-cell>
          <table:table-cell office:value-type="float" office:value="0.648425" calcext:value-type="float">
            <text:p>0.648425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3949" calcext:value-type="float">
            <text:p>0.273949</text:p>
          </table:table-cell>
          <table:table-cell office:value-type="float" office:value="0.0759896" calcext:value-type="float">
            <text:p>0.0759896</text:p>
          </table:table-cell>
          <table:table-cell office:value-type="float" office:value="0.00605961" calcext:value-type="float">
            <text:p>0.00605961</text:p>
          </table:table-cell>
          <table:table-cell office:value-type="float" office:value="1.63269" calcext:value-type="float">
            <text:p>1.63269</text:p>
          </table:table-cell>
          <table:table-cell office:value-type="float" office:value="54.6231" calcext:value-type="float">
            <text:p>54.6231</text:p>
          </table:table-cell>
          <table:table-cell office:value-type="float" office:value="0.650204" calcext:value-type="float">
            <text:p>0.65020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2994" calcext:value-type="float">
            <text:p>0.272994</text:p>
          </table:table-cell>
          <table:table-cell office:value-type="float" office:value="0.0755299" calcext:value-type="float">
            <text:p>0.0755299</text:p>
          </table:table-cell>
          <table:table-cell office:value-type="float" office:value="0.00601014" calcext:value-type="float">
            <text:p>0.00601014</text:p>
          </table:table-cell>
          <table:table-cell office:value-type="float" office:value="1.84255" calcext:value-type="float">
            <text:p>1.84255</text:p>
          </table:table-cell>
          <table:table-cell office:value-type="float" office:value="51.2153" calcext:value-type="float">
            <text:p>51.2153</text:p>
          </table:table-cell>
          <table:table-cell office:value-type="float" office:value="0.648824" calcext:value-type="float">
            <text:p>0.648824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545" calcext:value-type="float">
            <text:p>0.27545</text:p>
          </table:table-cell>
          <table:table-cell office:value-type="float" office:value="0.0768915" calcext:value-type="float">
            <text:p>0.0768915</text:p>
          </table:table-cell>
          <table:table-cell office:value-type="float" office:value="0.00622738" calcext:value-type="float">
            <text:p>0.00622738</text:p>
          </table:table-cell>
          <table:table-cell office:value-type="float" office:value="1.70562" calcext:value-type="float">
            <text:p>1.70562</text:p>
          </table:table-cell>
          <table:table-cell office:value-type="float" office:value="53.7469" calcext:value-type="float">
            <text:p>53.7469</text:p>
          </table:table-cell>
          <table:table-cell office:value-type="float" office:value="0.648903" calcext:value-type="float">
            <text:p>0.648903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3608" calcext:value-type="float">
            <text:p>0.273608</text:p>
          </table:table-cell>
          <table:table-cell office:value-type="float" office:value="0.0759739" calcext:value-type="float">
            <text:p>0.0759739</text:p>
          </table:table-cell>
          <table:table-cell office:value-type="float" office:value="0.0061053" calcext:value-type="float">
            <text:p>0.0061053</text:p>
          </table:table-cell>
          <table:table-cell office:value-type="float" office:value="1.74272" calcext:value-type="float">
            <text:p>1.74272</text:p>
          </table:table-cell>
          <table:table-cell office:value-type="float" office:value="52.8408" calcext:value-type="float">
            <text:p>52.8408</text:p>
          </table:table-cell>
          <table:table-cell office:value-type="float" office:value="0.64742" calcext:value-type="float">
            <text:p>0.64742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4371" calcext:value-type="float">
            <text:p>0.274371</text:p>
          </table:table-cell>
          <table:table-cell office:value-type="float" office:value="0.0763885" calcext:value-type="float">
            <text:p>0.0763885</text:p>
          </table:table-cell>
          <table:table-cell office:value-type="float" office:value="0.00616832" calcext:value-type="float">
            <text:p>0.00616832</text:p>
          </table:table-cell>
          <table:table-cell office:value-type="float" office:value="1.73089" calcext:value-type="float">
            <text:p>1.73089</text:p>
          </table:table-cell>
          <table:table-cell office:value-type="float" office:value="53.1702" calcext:value-type="float">
            <text:p>53.1702</text:p>
          </table:table-cell>
          <table:table-cell office:value-type="float" office:value="0.647638" calcext:value-type="float">
            <text:p>0.647638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4099" calcext:value-type="float">
            <text:p>0.274099</text:p>
          </table:table-cell>
          <table:table-cell office:value-type="float" office:value="0.0761672" calcext:value-type="float">
            <text:p>0.0761672</text:p>
          </table:table-cell>
          <table:table-cell office:value-type="float" office:value="0.00611351" calcext:value-type="float">
            <text:p>0.00611351</text:p>
          </table:table-cell>
          <table:table-cell office:value-type="float" office:value="1.76226" calcext:value-type="float">
            <text:p>1.76226</text:p>
          </table:table-cell>
          <table:table-cell office:value-type="float" office:value="52.6105" calcext:value-type="float">
            <text:p>52.6105</text:p>
          </table:table-cell>
          <table:table-cell office:value-type="float" office:value="0.648736" calcext:value-type="float">
            <text:p>0.648736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515" calcext:value-type="float">
            <text:p>0.274515</text:p>
          </table:table-cell>
          <table:table-cell office:value-type="float" office:value="0.0764591" calcext:value-type="float">
            <text:p>0.0764591</text:p>
          </table:table-cell>
          <table:table-cell office:value-type="float" office:value="0.00617882" calcext:value-type="float">
            <text:p>0.00617882</text:p>
          </table:table-cell>
          <table:table-cell office:value-type="float" office:value="1.72601" calcext:value-type="float">
            <text:p>1.72601</text:p>
          </table:table-cell>
          <table:table-cell office:value-type="float" office:value="53.2713" calcext:value-type="float">
            <text:p>53.2713</text:p>
          </table:table-cell>
          <table:table-cell office:value-type="float" office:value="0.647689" calcext:value-type="float">
            <text:p>0.647689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578" calcext:value-type="float">
            <text:p>0.274578</text:p>
          </table:table-cell>
          <table:table-cell office:value-type="float" office:value="0.0764692" calcext:value-type="float">
            <text:p>0.0764692</text:p>
          </table:table-cell>
          <table:table-cell office:value-type="float" office:value="0.00617325" calcext:value-type="float">
            <text:p>0.00617325</text:p>
          </table:table-cell>
          <table:table-cell office:value-type="float" office:value="1.73059" calcext:value-type="float">
            <text:p>1.73059</text:p>
          </table:table-cell>
          <table:table-cell office:value-type="float" office:value="53.2034" calcext:value-type="float">
            <text:p>53.2034</text:p>
          </table:table-cell>
          <table:table-cell office:value-type="float" office:value="0.6481" calcext:value-type="float">
            <text:p>0.6481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764" calcext:value-type="float">
            <text:p>0.274764</text:p>
          </table:table-cell>
          <table:table-cell office:value-type="float" office:value="0.0765951" calcext:value-type="float">
            <text:p>0.0765951</text:p>
          </table:table-cell>
          <table:table-cell office:value-type="float" office:value="0.00619948" calcext:value-type="float">
            <text:p>0.00619948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53.349" calcext:value-type="float">
            <text:p>53.349</text:p>
          </table:table-cell>
          <table:table-cell office:value-type="float" office:value="0.647766" calcext:value-type="float">
            <text:p>0.647766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415" calcext:value-type="float">
            <text:p>0.274415</text:p>
          </table:table-cell>
          <table:table-cell office:value-type="float" office:value="0.0763831" calcext:value-type="float">
            <text:p>0.0763831</text:p>
          </table:table-cell>
          <table:table-cell office:value-type="float" office:value="0.00616044" calcext:value-type="float">
            <text:p>0.00616044</text:p>
          </table:table-cell>
          <table:table-cell office:value-type="float" office:value="1.71956" calcext:value-type="float">
            <text:p>1.71956</text:p>
          </table:table-cell>
          <table:table-cell office:value-type="float" office:value="53.3457" calcext:value-type="float">
            <text:p>53.3457</text:p>
          </table:table-cell>
          <table:table-cell office:value-type="float" office:value="0.648038" calcext:value-type="float">
            <text:p>0.6480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0.85789" calcext:value-type="float">
            <text:p>0.85789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375" calcext:value-type="float">
            <text:p>0.09375</text:p>
          </table:table-cell>
          <table:table-cell office:value-type="float" office:value="0.00918906" calcext:value-type="float">
            <text:p>0.00918906</text:p>
          </table:table-cell>
          <table:table-cell office:value-type="float" office:value="0.0000985014" calcext:value-type="float">
            <text:p>9.85014E-05</text:p>
          </table:table-cell>
          <table:table-cell office:value-type="float" office:value="1.58851" calcext:value-type="float">
            <text:p>1.58851</text:p>
          </table:table-cell>
          <table:table-cell office:value-type="float" office:value="18.3104" calcext:value-type="float">
            <text:p>18.3104</text:p>
          </table:table-cell>
          <table:table-cell office:value-type="float" office:value="0.611153" calcext:value-type="float">
            <text:p>0.61115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66563" calcext:value-type="float">
            <text:p>0.166563</text:p>
          </table:table-cell>
          <table:table-cell office:value-type="float" office:value="0.0277504" calcext:value-type="float">
            <text:p>0.0277504</text:p>
          </table:table-cell>
          <table:table-cell office:value-type="float" office:value="0.000770893" calcext:value-type="float">
            <text:p>0.000770893</text:p>
          </table:table-cell>
          <table:table-cell office:value-type="float" office:value="1.32963" calcext:value-type="float">
            <text:p>1.32963</text:p>
          </table:table-cell>
          <table:table-cell office:value-type="float" office:value="36.2705" calcext:value-type="float">
            <text:p>36.2705</text:p>
          </table:table-cell>
          <table:table-cell office:value-type="float" office:value="0.666317" calcext:value-type="float">
            <text:p>0.66631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11562" calcext:value-type="float">
            <text:p>0.211562</text:p>
          </table:table-cell>
          <table:table-cell office:value-type="float" office:value="0.044827" calcext:value-type="float">
            <text:p>0.044827</text:p>
          </table:table-cell>
          <table:table-cell office:value-type="float" office:value="0.0020215" calcext:value-type="float">
            <text:p>0.0020215</text:p>
          </table:table-cell>
          <table:table-cell office:value-type="float" office:value="0.962762" calcext:value-type="float">
            <text:p>0.962762</text:p>
          </table:table-cell>
          <table:table-cell office:value-type="float" office:value="54.6339" calcext:value-type="float">
            <text:p>54.6339</text:p>
          </table:table-cell>
          <table:table-cell office:value-type="float" office:value="0.664669" calcext:value-type="float">
            <text:p>0.66466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6172" calcext:value-type="float">
            <text:p>0.266172</text:p>
          </table:table-cell>
          <table:table-cell office:value-type="float" office:value="0.0713372" calcext:value-type="float">
            <text:p>0.0713372</text:p>
          </table:table-cell>
          <table:table-cell office:value-type="float" office:value="0.00521128" calcext:value-type="float">
            <text:p>0.00521128</text:p>
          </table:table-cell>
          <table:table-cell office:value-type="float" office:value="1.11669" calcext:value-type="float">
            <text:p>1.11669</text:p>
          </table:table-cell>
          <table:table-cell office:value-type="float" office:value="64.1127" calcext:value-type="float">
            <text:p>64.1127</text:p>
          </table:table-cell>
          <table:table-cell office:value-type="float" office:value="0.658657" calcext:value-type="float">
            <text:p>0.65865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1367" calcext:value-type="float">
            <text:p>0.271367</text:p>
          </table:table-cell>
          <table:table-cell office:value-type="float" office:value="0.0743501" calcext:value-type="float">
            <text:p>0.0743501</text:p>
          </table:table-cell>
          <table:table-cell office:value-type="float" office:value="0.00575324" calcext:value-type="float">
            <text:p>0.00575324</text:p>
          </table:table-cell>
          <table:table-cell office:value-type="float" office:value="1.13251" calcext:value-type="float">
            <text:p>1.13251</text:p>
          </table:table-cell>
          <table:table-cell office:value-type="float" office:value="65.0025" calcext:value-type="float">
            <text:p>65.0025</text:p>
          </table:table-cell>
          <table:table-cell office:value-type="float" office:value="0.653081" calcext:value-type="float">
            <text:p>0.653081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61602" calcext:value-type="float">
            <text:p>0.261602</text:p>
          </table:table-cell>
          <table:table-cell office:value-type="float" office:value="0.0691947" calcext:value-type="float">
            <text:p>0.0691947</text:p>
          </table:table-cell>
          <table:table-cell office:value-type="float" office:value="0.00500707" calcext:value-type="float">
            <text:p>0.00500707</text:p>
          </table:table-cell>
          <table:table-cell office:value-type="float" office:value="1.71534" calcext:value-type="float">
            <text:p>1.71534</text:p>
          </table:table-cell>
          <table:table-cell office:value-type="float" office:value="50.7992" calcext:value-type="float">
            <text:p>50.7992</text:p>
          </table:table-cell>
          <table:table-cell office:value-type="float" office:value="0.651408" calcext:value-type="float">
            <text:p>0.65140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5645" calcext:value-type="float">
            <text:p>0.275645</text:p>
          </table:table-cell>
          <table:table-cell office:value-type="float" office:value="0.0769458" calcext:value-type="float">
            <text:p>0.0769458</text:p>
          </table:table-cell>
          <table:table-cell office:value-type="float" office:value="0.00622995" calcext:value-type="float">
            <text:p>0.00622995</text:p>
          </table:table-cell>
          <table:table-cell office:value-type="float" office:value="1.20802" calcext:value-type="float">
            <text:p>1.20802</text:p>
          </table:table-cell>
          <table:table-cell office:value-type="float" office:value="64.0178" calcext:value-type="float">
            <text:p>64.0178</text:p>
          </table:table-cell>
          <table:table-cell office:value-type="float" office:value="0.649254" calcext:value-type="float">
            <text:p>0.649254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2588" calcext:value-type="float">
            <text:p>0.282588</text:p>
          </table:table-cell>
          <table:table-cell office:value-type="float" office:value="0.0809973" calcext:value-type="float">
            <text:p>0.0809973</text:p>
          </table:table-cell>
          <table:table-cell office:value-type="float" office:value="0.00693595" calcext:value-type="float">
            <text:p>0.00693595</text:p>
          </table:table-cell>
          <table:table-cell office:value-type="float" office:value="1.8638" calcext:value-type="float">
            <text:p>1.8638</text:p>
          </table:table-cell>
          <table:table-cell office:value-type="float" office:value="52.7565" calcext:value-type="float">
            <text:p>52.7565</text:p>
          </table:table-cell>
          <table:table-cell office:value-type="float" office:value="0.647594" calcext:value-type="float">
            <text:p>0.647594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2698" calcext:value-type="float">
            <text:p>0.272698</text:p>
          </table:table-cell>
          <table:table-cell office:value-type="float" office:value="0.0754588" calcext:value-type="float">
            <text:p>0.0754588</text:p>
          </table:table-cell>
          <table:table-cell office:value-type="float" office:value="0.00601792" calcext:value-type="float">
            <text:p>0.00601792</text:p>
          </table:table-cell>
          <table:table-cell office:value-type="float" office:value="1.53313" calcext:value-type="float">
            <text:p>1.53313</text:p>
          </table:table-cell>
          <table:table-cell office:value-type="float" office:value="56.1923" calcext:value-type="float">
            <text:p>56.1923</text:p>
          </table:table-cell>
          <table:table-cell office:value-type="float" office:value="0.647706" calcext:value-type="float">
            <text:p>0.64770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4679" calcext:value-type="float">
            <text:p>0.274679</text:p>
          </table:table-cell>
          <table:table-cell office:value-type="float" office:value="0.076544" calcext:value-type="float">
            <text:p>0.076544</text:p>
          </table:table-cell>
          <table:table-cell office:value-type="float" office:value="0.00619436" calcext:value-type="float">
            <text:p>0.00619436</text:p>
          </table:table-cell>
          <table:table-cell office:value-type="float" office:value="1.71919" calcext:value-type="float">
            <text:p>1.71919</text:p>
          </table:table-cell>
          <table:table-cell office:value-type="float" office:value="53.4085" calcext:value-type="float">
            <text:p>53.4085</text:p>
          </table:table-cell>
          <table:table-cell office:value-type="float" office:value="0.647586" calcext:value-type="float">
            <text:p>0.64758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4754" calcext:value-type="float">
            <text:p>0.274754</text:p>
          </table:table-cell>
          <table:table-cell office:value-type="float" office:value="0.0764793" calcext:value-type="float">
            <text:p>0.0764793</text:p>
          </table:table-cell>
          <table:table-cell office:value-type="float" office:value="0.00615105" calcext:value-type="float">
            <text:p>0.00615105</text:p>
          </table:table-cell>
          <table:table-cell office:value-type="float" office:value="1.76199" calcext:value-type="float">
            <text:p>1.76199</text:p>
          </table:table-cell>
          <table:table-cell office:value-type="float" office:value="52.7239" calcext:value-type="float">
            <text:p>52.7239</text:p>
          </table:table-cell>
          <table:table-cell office:value-type="float" office:value="0.649458" calcext:value-type="float">
            <text:p>0.64945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464" calcext:value-type="float">
            <text:p>0.27464</text:p>
          </table:table-cell>
          <table:table-cell office:value-type="float" office:value="0.0765222" calcext:value-type="float">
            <text:p>0.0765222</text:p>
          </table:table-cell>
          <table:table-cell office:value-type="float" office:value="0.00618683" calcext:value-type="float">
            <text:p>0.00618683</text:p>
          </table:table-cell>
          <table:table-cell office:value-type="float" office:value="1.68382" calcext:value-type="float">
            <text:p>1.68382</text:p>
          </table:table-cell>
          <table:table-cell office:value-type="float" office:value="53.9667" calcext:value-type="float">
            <text:p>53.9667</text:p>
          </table:table-cell>
          <table:table-cell office:value-type="float" office:value="0.647814" calcext:value-type="float">
            <text:p>0.647814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5015" calcext:value-type="float">
            <text:p>0.275015</text:p>
          </table:table-cell>
          <table:table-cell office:value-type="float" office:value="0.0766673" calcext:value-type="float">
            <text:p>0.0766673</text:p>
          </table:table-cell>
          <table:table-cell office:value-type="float" office:value="0.00619145" calcext:value-type="float">
            <text:p>0.00619145</text:p>
          </table:table-cell>
          <table:table-cell office:value-type="float" office:value="1.65855" calcext:value-type="float">
            <text:p>1.65855</text:p>
          </table:table-cell>
          <table:table-cell office:value-type="float" office:value="54.4341" calcext:value-type="float">
            <text:p>54.4341</text:p>
          </table:table-cell>
          <table:table-cell office:value-type="float" office:value="0.648884" calcext:value-type="float">
            <text:p>0.648884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4547" calcext:value-type="float">
            <text:p>0.274547</text:p>
          </table:table-cell>
          <table:table-cell office:value-type="float" office:value="0.0764305" calcext:value-type="float">
            <text:p>0.0764305</text:p>
          </table:table-cell>
          <table:table-cell office:value-type="float" office:value="0.00616071" calcext:value-type="float">
            <text:p>0.00616071</text:p>
          </table:table-cell>
          <table:table-cell office:value-type="float" office:value="1.66998" calcext:value-type="float">
            <text:p>1.66998</text:p>
          </table:table-cell>
          <table:table-cell office:value-type="float" office:value="54.16" calcext:value-type="float">
            <text:p>54.16</text:p>
          </table:table-cell>
          <table:table-cell office:value-type="float" office:value="0.648459" calcext:value-type="float">
            <text:p>0.64845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5186" calcext:value-type="float">
            <text:p>0.275186</text:p>
          </table:table-cell>
          <table:table-cell office:value-type="float" office:value="0.0767439" calcext:value-type="float">
            <text:p>0.0767439</text:p>
          </table:table-cell>
          <table:table-cell office:value-type="float" office:value="0.0061997" calcext:value-type="float">
            <text:p>0.0061997</text:p>
          </table:table-cell>
          <table:table-cell office:value-type="float" office:value="1.64071" calcext:value-type="float">
            <text:p>1.64071</text:p>
          </table:table-cell>
          <table:table-cell office:value-type="float" office:value="54.7611" calcext:value-type="float">
            <text:p>54.7611</text:p>
          </table:table-cell>
          <table:table-cell office:value-type="float" office:value="0.649118" calcext:value-type="float">
            <text:p>0.64911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4517" calcext:value-type="float">
            <text:p>0.274517</text:p>
          </table:table-cell>
          <table:table-cell office:value-type="float" office:value="0.0764223" calcext:value-type="float">
            <text:p>0.0764223</text:p>
          </table:table-cell>
          <table:table-cell office:value-type="float" office:value="0.00616122" calcext:value-type="float">
            <text:p>0.00616122</text:p>
          </table:table-cell>
          <table:table-cell office:value-type="float" office:value="1.61784" calcext:value-type="float">
            <text:p>1.61784</text:p>
          </table:table-cell>
          <table:table-cell office:value-type="float" office:value="55.0348" calcext:value-type="float">
            <text:p>55.0348</text:p>
          </table:table-cell>
          <table:table-cell office:value-type="float" office:value="0.648354" calcext:value-type="float">
            <text:p>0.648354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4348" calcext:value-type="float">
            <text:p>0.274348</text:p>
          </table:table-cell>
          <table:table-cell office:value-type="float" office:value="0.0762884" calcext:value-type="float">
            <text:p>0.0762884</text:p>
          </table:table-cell>
          <table:table-cell office:value-type="float" office:value="0.00612869" calcext:value-type="float">
            <text:p>0.00612869</text:p>
          </table:table-cell>
          <table:table-cell office:value-type="float" office:value="1.63138" calcext:value-type="float">
            <text:p>1.63138</text:p>
          </table:table-cell>
          <table:table-cell office:value-type="float" office:value="54.7541" calcext:value-type="float">
            <text:p>54.7541</text:p>
          </table:table-cell>
          <table:table-cell office:value-type="float" office:value="0.648982" calcext:value-type="float">
            <text:p>0.648982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4583" calcext:value-type="float">
            <text:p>0.274583</text:p>
          </table:table-cell>
          <table:table-cell office:value-type="float" office:value="0.0764397" calcext:value-type="float">
            <text:p>0.0764397</text:p>
          </table:table-cell>
          <table:table-cell office:value-type="float" office:value="0.00615849" calcext:value-type="float">
            <text:p>0.00615849</text:p>
          </table:table-cell>
          <table:table-cell office:value-type="float" office:value="1.63076" calcext:value-type="float">
            <text:p>1.63076</text:p>
          </table:table-cell>
          <table:table-cell office:value-type="float" office:value="54.8196" calcext:value-type="float">
            <text:p>54.8196</text:p>
          </table:table-cell>
          <table:table-cell office:value-type="float" office:value="0.64867" calcext:value-type="float">
            <text:p>0.648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4674" calcext:value-type="float">
            <text:p>0.274674</text:p>
          </table:table-cell>
          <table:table-cell office:value-type="float" office:value="0.0764872" calcext:value-type="float">
            <text:p>0.0764872</text:p>
          </table:table-cell>
          <table:table-cell office:value-type="float" office:value="0.00616535" calcext:value-type="float">
            <text:p>0.00616535</text:p>
          </table:table-cell>
          <table:table-cell office:value-type="float" office:value="1.64618" calcext:value-type="float">
            <text:p>1.64618</text:p>
          </table:table-cell>
          <table:table-cell office:value-type="float" office:value="54.576" calcext:value-type="float">
            <text:p>54.576</text:p>
          </table:table-cell>
          <table:table-cell office:value-type="float" office:value="0.648715" calcext:value-type="float">
            <text:p>0.6487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375" calcext:value-type="float">
            <text:p>0.02375</text:p>
          </table:table-cell>
          <table:table-cell office:value-type="float" office:value="0.000564063" calcext:value-type="float">
            <text:p>0.000564063</text:p>
          </table:table-cell>
          <table:table-cell office:value-type="float" office:value="0.000000318167" calcext:value-type="float">
            <text:p>3.18167E-07</text:p>
          </table:table-cell>
          <table:table-cell office:value-type="float" office:value="1.5386" calcext:value-type="float">
            <text:p>1.538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25" calcext:value-type="float">
            <text:p>0.1125</text:p>
          </table:table-cell>
          <table:table-cell office:value-type="float" office:value="0.0131625" calcext:value-type="float">
            <text:p>0.0131625</text:p>
          </table:table-cell>
          <table:table-cell office:value-type="float" office:value="0.00019888" calcext:value-type="float">
            <text:p>0.00019888</text:p>
          </table:table-cell>
          <table:table-cell office:value-type="float" office:value="0.997135" calcext:value-type="float">
            <text:p>0.997135</text:p>
          </table:table-cell>
          <table:table-cell office:value-type="float" office:value="28.5855" calcext:value-type="float">
            <text:p>28.5855</text:p>
          </table:table-cell>
          <table:table-cell office:value-type="float" office:value="0.617357" calcext:value-type="float">
            <text:p>0.61735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70625" calcext:value-type="float">
            <text:p>0.170625</text:p>
          </table:table-cell>
          <table:table-cell office:value-type="float" office:value="0.0294664" calcext:value-type="float">
            <text:p>0.0294664</text:p>
          </table:table-cell>
          <table:table-cell office:value-type="float" office:value="0.000904969" calcext:value-type="float">
            <text:p>0.000904969</text:p>
          </table:table-cell>
          <table:table-cell office:value-type="float" office:value="0.381874" calcext:value-type="float">
            <text:p>0.381874</text:p>
          </table:table-cell>
          <table:table-cell office:value-type="float" office:value="70.5219" calcext:value-type="float">
            <text:p>70.5219</text:p>
          </table:table-cell>
          <table:table-cell office:value-type="float" office:value="0.652577" calcext:value-type="float">
            <text:p>0.65257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7656" calcext:value-type="float">
            <text:p>0.257656</text:p>
          </table:table-cell>
          <table:table-cell office:value-type="float" office:value="0.0669576" calcext:value-type="float">
            <text:p>0.0669576</text:p>
          </table:table-cell>
          <table:table-cell office:value-type="float" office:value="0.00462669" calcext:value-type="float">
            <text:p>0.00462669</text:p>
          </table:table-cell>
          <table:table-cell office:value-type="float" office:value="3.8314" calcext:value-type="float">
            <text:p>3.8314</text:p>
          </table:table-cell>
          <table:table-cell office:value-type="float" office:value="33.0902" calcext:value-type="float">
            <text:p>33.0902</text:p>
          </table:table-cell>
          <table:table-cell office:value-type="float" office:value="0.656008" calcext:value-type="float">
            <text:p>0.65600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1875" calcext:value-type="float">
            <text:p>0.281875</text:p>
          </table:table-cell>
          <table:table-cell office:value-type="float" office:value="0.0806912" calcext:value-type="float">
            <text:p>0.0806912</text:p>
          </table:table-cell>
          <table:table-cell office:value-type="float" office:value="0.00689085" calcext:value-type="float">
            <text:p>0.00689085</text:p>
          </table:table-cell>
          <table:table-cell office:value-type="float" office:value="2.92435" calcext:value-type="float">
            <text:p>2.92435</text:p>
          </table:table-cell>
          <table:table-cell office:value-type="float" office:value="41.861" calcext:value-type="float">
            <text:p>41.861</text:p>
          </table:table-cell>
          <table:table-cell office:value-type="float" office:value="0.647224" calcext:value-type="float">
            <text:p>0.64722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5977" calcext:value-type="float">
            <text:p>0.275977</text:p>
          </table:table-cell>
          <table:table-cell office:value-type="float" office:value="0.0766507" calcext:value-type="float">
            <text:p>0.0766507</text:p>
          </table:table-cell>
          <table:table-cell office:value-type="float" office:value="0.00601932" calcext:value-type="float">
            <text:p>0.00601932</text:p>
          </table:table-cell>
          <table:table-cell office:value-type="float" office:value="1.35602" calcext:value-type="float">
            <text:p>1.35602</text:p>
          </table:table-cell>
          <table:table-cell office:value-type="float" office:value="60.2696" calcext:value-type="float">
            <text:p>60.2696</text:p>
          </table:table-cell>
          <table:table-cell office:value-type="float" office:value="0.658498" calcext:value-type="float">
            <text:p>0.65849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59922" calcext:value-type="float">
            <text:p>0.259922</text:p>
          </table:table-cell>
          <table:table-cell office:value-type="float" office:value="0.0682363" calcext:value-type="float">
            <text:p>0.0682363</text:p>
          </table:table-cell>
          <table:table-cell office:value-type="float" office:value="0.00484342" calcext:value-type="float">
            <text:p>0.00484342</text:p>
          </table:table-cell>
          <table:table-cell office:value-type="float" office:value="1.6067" calcext:value-type="float">
            <text:p>1.6067</text:p>
          </table:table-cell>
          <table:table-cell office:value-type="float" office:value="52.1443" calcext:value-type="float">
            <text:p>52.1443</text:p>
          </table:table-cell>
          <table:table-cell office:value-type="float" office:value="0.653263" calcext:value-type="float">
            <text:p>0.65326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55771" calcext:value-type="float">
            <text:p>0.255771</text:p>
          </table:table-cell>
          <table:table-cell office:value-type="float" office:value="0.0659215" calcext:value-type="float">
            <text:p>0.0659215</text:p>
          </table:table-cell>
          <table:table-cell office:value-type="float" office:value="0.00447903" calcext:value-type="float">
            <text:p>0.00447903</text:p>
          </table:table-cell>
          <table:table-cell office:value-type="float" office:value="1.66011" calcext:value-type="float">
            <text:p>1.66011</text:p>
          </table:table-cell>
          <table:table-cell office:value-type="float" office:value="50.3949" calcext:value-type="float">
            <text:p>50.3949</text:p>
          </table:table-cell>
          <table:table-cell office:value-type="float" office:value="0.656436" calcext:value-type="float">
            <text:p>0.656436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2695" calcext:value-type="float">
            <text:p>0.272695</text:p>
          </table:table-cell>
          <table:table-cell office:value-type="float" office:value="0.0752025" calcext:value-type="float">
            <text:p>0.0752025</text:p>
          </table:table-cell>
          <table:table-cell office:value-type="float" office:value="0.00590997" calcext:value-type="float">
            <text:p>0.00590997</text:p>
          </table:table-cell>
          <table:table-cell office:value-type="float" office:value="1.69816" calcext:value-type="float">
            <text:p>1.69816</text:p>
          </table:table-cell>
          <table:table-cell office:value-type="float" office:value="53.2631" calcext:value-type="float">
            <text:p>53.2631</text:p>
          </table:table-cell>
          <table:table-cell office:value-type="float" office:value="0.651663" calcext:value-type="float">
            <text:p>0.65166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1255" calcext:value-type="float">
            <text:p>0.281255</text:p>
          </table:table-cell>
          <table:table-cell office:value-type="float" office:value="0.080101" calcext:value-type="float">
            <text:p>0.080101</text:p>
          </table:table-cell>
          <table:table-cell office:value-type="float" office:value="0.00673727" calcext:value-type="float">
            <text:p>0.00673727</text:p>
          </table:table-cell>
          <table:table-cell office:value-type="float" office:value="1.5136" calcext:value-type="float">
            <text:p>1.5136</text:p>
          </table:table-cell>
          <table:table-cell office:value-type="float" office:value="58.2935" calcext:value-type="float">
            <text:p>58.2935</text:p>
          </table:table-cell>
          <table:table-cell office:value-type="float" office:value="0.649985" calcext:value-type="float">
            <text:p>0.649985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3378" calcext:value-type="float">
            <text:p>0.273378</text:p>
          </table:table-cell>
          <table:table-cell office:value-type="float" office:value="0.0757814" calcext:value-type="float">
            <text:p>0.0757814</text:p>
          </table:table-cell>
          <table:table-cell office:value-type="float" office:value="0.00605853" calcext:value-type="float">
            <text:p>0.00605853</text:p>
          </table:table-cell>
          <table:table-cell office:value-type="float" office:value="1.57042" calcext:value-type="float">
            <text:p>1.57042</text:p>
          </table:table-cell>
          <table:table-cell office:value-type="float" office:value="55.6326" calcext:value-type="float">
            <text:p>55.6326</text:p>
          </table:table-cell>
          <table:table-cell office:value-type="float" office:value="0.648341" calcext:value-type="float">
            <text:p>0.648341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7108" calcext:value-type="float">
            <text:p>0.277108</text:p>
          </table:table-cell>
          <table:table-cell office:value-type="float" office:value="0.0777867" calcext:value-type="float">
            <text:p>0.0777867</text:p>
          </table:table-cell>
          <table:table-cell office:value-type="float" office:value="0.00635482" calcext:value-type="float">
            <text:p>0.00635482</text:p>
          </table:table-cell>
          <table:table-cell office:value-type="float" office:value="1.57792" calcext:value-type="float">
            <text:p>1.57792</text:p>
          </table:table-cell>
          <table:table-cell office:value-type="float" office:value="56.2375" calcext:value-type="float">
            <text:p>56.2375</text:p>
          </table:table-cell>
          <table:table-cell office:value-type="float" office:value="0.649917" calcext:value-type="float">
            <text:p>0.64991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2694" calcext:value-type="float">
            <text:p>0.272694</text:p>
          </table:table-cell>
          <table:table-cell office:value-type="float" office:value="0.0752699" calcext:value-type="float">
            <text:p>0.0752699</text:p>
          </table:table-cell>
          <table:table-cell office:value-type="float" office:value="0.00593105" calcext:value-type="float">
            <text:p>0.00593105</text:p>
          </table:table-cell>
          <table:table-cell office:value-type="float" office:value="1.65066" calcext:value-type="float">
            <text:p>1.65066</text:p>
          </table:table-cell>
          <table:table-cell office:value-type="float" office:value="54.0595" calcext:value-type="float">
            <text:p>54.0595</text:p>
          </table:table-cell>
          <table:table-cell office:value-type="float" office:value="0.651047" calcext:value-type="float">
            <text:p>0.65104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5446" calcext:value-type="float">
            <text:p>0.275446</text:p>
          </table:table-cell>
          <table:table-cell office:value-type="float" office:value="0.076815" calcext:value-type="float">
            <text:p>0.076815</text:p>
          </table:table-cell>
          <table:table-cell office:value-type="float" office:value="0.00618802" calcext:value-type="float">
            <text:p>0.00618802</text:p>
          </table:table-cell>
          <table:table-cell office:value-type="float" office:value="1.57387" calcext:value-type="float">
            <text:p>1.57387</text:p>
          </table:table-cell>
          <table:table-cell office:value-type="float" office:value="55.9534" calcext:value-type="float">
            <text:p>55.9534</text:p>
          </table:table-cell>
          <table:table-cell office:value-type="float" office:value="0.650426" calcext:value-type="float">
            <text:p>0.650426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5379" calcext:value-type="float">
            <text:p>0.275379</text:p>
          </table:table-cell>
          <table:table-cell office:value-type="float" office:value="0.0767911" calcext:value-type="float">
            <text:p>0.0767911</text:p>
          </table:table-cell>
          <table:table-cell office:value-type="float" office:value="0.00618894" calcext:value-type="float">
            <text:p>0.00618894</text:p>
          </table:table-cell>
          <table:table-cell office:value-type="float" office:value="1.56179" calcext:value-type="float">
            <text:p>1.56179</text:p>
          </table:table-cell>
          <table:table-cell office:value-type="float" office:value="56.1633" calcext:value-type="float">
            <text:p>56.1633</text:p>
          </table:table-cell>
          <table:table-cell office:value-type="float" office:value="0.650157" calcext:value-type="float">
            <text:p>0.650157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5915" calcext:value-type="float">
            <text:p>0.275915</text:p>
          </table:table-cell>
          <table:table-cell office:value-type="float" office:value="0.0770882" calcext:value-type="float">
            <text:p>0.0770882</text:p>
          </table:table-cell>
          <table:table-cell office:value-type="float" office:value="0.00623598" calcext:value-type="float">
            <text:p>0.00623598</text:p>
          </table:table-cell>
          <table:table-cell office:value-type="float" office:value="1.55128" calcext:value-type="float">
            <text:p>1.55128</text:p>
          </table:table-cell>
          <table:table-cell office:value-type="float" office:value="56.4661" calcext:value-type="float">
            <text:p>56.4661</text:p>
          </table:table-cell>
          <table:table-cell office:value-type="float" office:value="0.650209" calcext:value-type="float">
            <text:p>0.650209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6084" calcext:value-type="float">
            <text:p>0.276084</text:p>
          </table:table-cell>
          <table:table-cell office:value-type="float" office:value="0.0771999" calcext:value-type="float">
            <text:p>0.0771999</text:p>
          </table:table-cell>
          <table:table-cell office:value-type="float" office:value="0.00625839" calcext:value-type="float">
            <text:p>0.00625839</text:p>
          </table:table-cell>
          <table:table-cell office:value-type="float" office:value="1.57481" calcext:value-type="float">
            <text:p>1.57481</text:p>
          </table:table-cell>
          <table:table-cell office:value-type="float" office:value="56.0783" calcext:value-type="float">
            <text:p>56.0783</text:p>
          </table:table-cell>
          <table:table-cell office:value-type="float" office:value="0.649968" calcext:value-type="float">
            <text:p>0.649968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5305" calcext:value-type="float">
            <text:p>0.275305</text:p>
          </table:table-cell>
          <table:table-cell office:value-type="float" office:value="0.0767816" calcext:value-type="float">
            <text:p>0.0767816</text:p>
          </table:table-cell>
          <table:table-cell office:value-type="float" office:value="0.00619631" calcext:value-type="float">
            <text:p>0.00619631</text:p>
          </table:table-cell>
          <table:table-cell office:value-type="float" office:value="1.56734" calcext:value-type="float">
            <text:p>1.56734</text:p>
          </table:table-cell>
          <table:table-cell office:value-type="float" office:value="56.059" calcext:value-type="float">
            <text:p>56.059</text:p>
          </table:table-cell>
          <table:table-cell office:value-type="float" office:value="0.649654" calcext:value-type="float">
            <text:p>0.649654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5442" calcext:value-type="float">
            <text:p>0.275442</text:p>
          </table:table-cell>
          <table:table-cell office:value-type="float" office:value="0.0768576" calcext:value-type="float">
            <text:p>0.0768576</text:p>
          </table:table-cell>
          <table:table-cell office:value-type="float" office:value="0.00620805" calcext:value-type="float">
            <text:p>0.00620805</text:p>
          </table:table-cell>
          <table:table-cell office:value-type="float" office:value="1.57452" calcext:value-type="float">
            <text:p>1.57452</text:p>
          </table:table-cell>
          <table:table-cell office:value-type="float" office:value="55.9574" calcext:value-type="float">
            <text:p>55.9574</text:p>
          </table:table-cell>
          <table:table-cell office:value-type="float" office:value="0.649683" calcext:value-type="float">
            <text:p>0.649683</text:p>
          </table:table-cell>
          <table:table-cell table:number-columns-repeated="10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5359" calcext:value-type="float">
            <text:p>0.275359</text:p>
          </table:table-cell>
          <table:table-cell office:value-type="float" office:value="0.0768091" calcext:value-type="float">
            <text:p>0.0768091</text:p>
          </table:table-cell>
          <table:table-cell office:value-type="float" office:value="0.00619941" calcext:value-type="float">
            <text:p>0.00619941</text:p>
          </table:table-cell>
          <table:table-cell office:value-type="float" office:value="1.57578" calcext:value-type="float">
            <text:p>1.57578</text:p>
          </table:table-cell>
          <table:table-cell office:value-type="float" office:value="55.917" calcext:value-type="float">
            <text:p>55.917</text:p>
          </table:table-cell>
          <table:table-cell office:value-type="float" office:value="0.649729" calcext:value-type="float">
            <text:p>0.649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050625" calcext:value-type="float">
            <text:p>0.00050625</text:p>
          </table:table-cell>
          <table:table-cell office:value-type="float" office:value="0.000000256289" calcext:value-type="float">
            <text:p>2.56289E-07</text:p>
          </table:table-cell>
          <table:table-cell office:value-type="float" office:value="2.91926" calcext:value-type="float">
            <text:p>2.9192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4375" calcext:value-type="float">
            <text:p>0.054375</text:p>
          </table:table-cell>
          <table:table-cell office:value-type="float" office:value="0.00355078" calcext:value-type="float">
            <text:p>0.00355078</text:p>
          </table:table-cell>
          <table:table-cell office:value-type="float" office:value="0.0000196347" calcext:value-type="float">
            <text:p>1.96347E-05</text:p>
          </table:table-cell>
          <table:table-cell office:value-type="float" office:value="5.56117" calcext:value-type="float">
            <text:p>5.56117</text:p>
          </table:table-cell>
          <table:table-cell office:value-type="float" office:value="0.936429" calcext:value-type="float">
            <text:p>0.936429</text:p>
          </table:table-cell>
          <table:table-cell office:value-type="float" office:value="0.480895" calcext:value-type="float">
            <text:p>0.480895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9375" calcext:value-type="float">
            <text:p>0.139375</text:p>
          </table:table-cell>
          <table:table-cell office:value-type="float" office:value="0.0215492" calcext:value-type="float">
            <text:p>0.0215492</text:p>
          </table:table-cell>
          <table:table-cell office:value-type="float" office:value="0.000631358" calcext:value-type="float">
            <text:p>0.000631358</text:p>
          </table:table-cell>
          <table:table-cell office:value-type="float" office:value="5.7637" calcext:value-type="float">
            <text:p>5.7637</text:p>
          </table:table-cell>
          <table:table-cell office:value-type="float" office:value="14.2243" calcext:value-type="float">
            <text:p>14.2243</text:p>
          </table:table-cell>
          <table:table-cell office:value-type="float" office:value="0.546798" calcext:value-type="float">
            <text:p>0.54679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95938" calcext:value-type="float">
            <text:p>0.295938</text:p>
          </table:table-cell>
          <table:table-cell office:value-type="float" office:value="0.0895254" calcext:value-type="float">
            <text:p>0.0895254</text:p>
          </table:table-cell>
          <table:table-cell office:value-type="float" office:value="0.00867679" calcext:value-type="float">
            <text:p>0.00867679</text:p>
          </table:table-cell>
          <table:table-cell office:value-type="float" office:value="3.79817" calcext:value-type="float">
            <text:p>3.79817</text:p>
          </table:table-cell>
          <table:table-cell office:value-type="float" office:value="38.6133" calcext:value-type="float">
            <text:p>38.6133</text:p>
          </table:table-cell>
          <table:table-cell office:value-type="float" office:value="0.639134" calcext:value-type="float">
            <text:p>0.63913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625" calcext:value-type="float">
            <text:p>0.28625</text:p>
          </table:table-cell>
          <table:table-cell office:value-type="float" office:value="0.0827535" calcext:value-type="float">
            <text:p>0.0827535</text:p>
          </table:table-cell>
          <table:table-cell office:value-type="float" office:value="0.00710324" calcext:value-type="float">
            <text:p>0.00710324</text:p>
          </table:table-cell>
          <table:table-cell office:value-type="float" office:value="0.418034" calcext:value-type="float">
            <text:p>0.418034</text:p>
          </table:table-cell>
          <table:table-cell office:value-type="float" office:value="113.237" calcext:value-type="float">
            <text:p>113.237</text:p>
          </table:table-cell>
          <table:table-cell office:value-type="float" office:value="0.65425" calcext:value-type="float">
            <text:p>0.65425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0039" calcext:value-type="float">
            <text:p>0.270039</text:p>
          </table:table-cell>
          <table:table-cell office:value-type="float" office:value="0.0738838" calcext:value-type="float">
            <text:p>0.0738838</text:p>
          </table:table-cell>
          <table:table-cell office:value-type="float" office:value="0.00576178" calcext:value-type="float">
            <text:p>0.00576178</text:p>
          </table:table-cell>
          <table:table-cell office:value-type="float" office:value="1.50625" calcext:value-type="float">
            <text:p>1.50625</text:p>
          </table:table-cell>
          <table:table-cell office:value-type="float" office:value="56.0956" calcext:value-type="float">
            <text:p>56.0956</text:p>
          </table:table-cell>
          <table:table-cell office:value-type="float" office:value="0.648167" calcext:value-type="float">
            <text:p>0.64816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9414" calcext:value-type="float">
            <text:p>0.279414</text:p>
          </table:table-cell>
          <table:table-cell office:value-type="float" office:value="0.079416" calcext:value-type="float">
            <text:p>0.079416</text:p>
          </table:table-cell>
          <table:table-cell office:value-type="float" office:value="0.00671943" calcext:value-type="float">
            <text:p>0.00671943</text:p>
          </table:table-cell>
          <table:table-cell office:value-type="float" office:value="1.64675" calcext:value-type="float">
            <text:p>1.64675</text:p>
          </table:table-cell>
          <table:table-cell office:value-type="float" office:value="55.6153" calcext:value-type="float">
            <text:p>55.6153</text:p>
          </table:table-cell>
          <table:table-cell office:value-type="float" office:value="0.644864" calcext:value-type="float">
            <text:p>0.64486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79814" calcext:value-type="float">
            <text:p>0.279814</text:p>
          </table:table-cell>
          <table:table-cell office:value-type="float" office:value="0.0791273" calcext:value-type="float">
            <text:p>0.0791273</text:p>
          </table:table-cell>
          <table:table-cell office:value-type="float" office:value="0.00652344" calcext:value-type="float">
            <text:p>0.00652344</text:p>
          </table:table-cell>
          <table:table-cell office:value-type="float" office:value="1.53762" calcext:value-type="float">
            <text:p>1.53762</text:p>
          </table:table-cell>
          <table:table-cell office:value-type="float" office:value="57.4741" calcext:value-type="float">
            <text:p>57.4741</text:p>
          </table:table-cell>
          <table:table-cell office:value-type="float" office:value="0.652702" calcext:value-type="float">
            <text:p>0.652702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332" calcext:value-type="float">
            <text:p>0.28332</text:p>
          </table:table-cell>
          <table:table-cell office:value-type="float" office:value="0.0810233" calcext:value-type="float">
            <text:p>0.0810233</text:p>
          </table:table-cell>
          <table:table-cell office:value-type="float" office:value="0.00680426" calcext:value-type="float">
            <text:p>0.00680426</text:p>
          </table:table-cell>
          <table:table-cell office:value-type="float" office:value="1.40461" calcext:value-type="float">
            <text:p>1.40461</text:p>
          </table:table-cell>
          <table:table-cell office:value-type="float" office:value="60.8903" calcext:value-type="float">
            <text:p>60.8903</text:p>
          </table:table-cell>
          <table:table-cell office:value-type="float" office:value="0.654507" calcext:value-type="float">
            <text:p>0.654507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2112" calcext:value-type="float">
            <text:p>0.272112</text:p>
          </table:table-cell>
          <table:table-cell office:value-type="float" office:value="0.0750024" calcext:value-type="float">
            <text:p>0.0750024</text:p>
          </table:table-cell>
          <table:table-cell office:value-type="float" office:value="0.00590435" calcext:value-type="float">
            <text:p>0.00590435</text:p>
          </table:table-cell>
          <table:table-cell office:value-type="float" office:value="1.34161" calcext:value-type="float">
            <text:p>1.34161</text:p>
          </table:table-cell>
          <table:table-cell office:value-type="float" office:value="59.9335" calcext:value-type="float">
            <text:p>59.9335</text:p>
          </table:table-cell>
          <table:table-cell office:value-type="float" office:value="0.650135" calcext:value-type="float">
            <text:p>0.650135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7917" calcext:value-type="float">
            <text:p>0.277917</text:p>
          </table:table-cell>
          <table:table-cell office:value-type="float" office:value="0.0782776" calcext:value-type="float">
            <text:p>0.0782776</text:p>
          </table:table-cell>
          <table:table-cell office:value-type="float" office:value="0.00645861" calcext:value-type="float">
            <text:p>0.00645861</text:p>
          </table:table-cell>
          <table:table-cell office:value-type="float" office:value="1.48872" calcext:value-type="float">
            <text:p>1.48872</text:p>
          </table:table-cell>
          <table:table-cell office:value-type="float" office:value="58.1035" calcext:value-type="float">
            <text:p>58.1035</text:p>
          </table:table-cell>
          <table:table-cell office:value-type="float" office:value="0.648648" calcext:value-type="float">
            <text:p>0.64864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7891" calcext:value-type="float">
            <text:p>0.277891</text:p>
          </table:table-cell>
          <table:table-cell office:value-type="float" office:value="0.0782008" calcext:value-type="float">
            <text:p>0.0782008</text:p>
          </table:table-cell>
          <table:table-cell office:value-type="float" office:value="0.00641672" calcext:value-type="float">
            <text:p>0.00641672</text:p>
          </table:table-cell>
          <table:table-cell office:value-type="float" office:value="1.40715" calcext:value-type="float">
            <text:p>1.40715</text:p>
          </table:table-cell>
          <table:table-cell office:value-type="float" office:value="59.7539" calcext:value-type="float">
            <text:p>59.7539</text:p>
          </table:table-cell>
          <table:table-cell office:value-type="float" office:value="0.650241" calcext:value-type="float">
            <text:p>0.650241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838" calcext:value-type="float">
            <text:p>0.27838</text:p>
          </table:table-cell>
          <table:table-cell office:value-type="float" office:value="0.0785112" calcext:value-type="float">
            <text:p>0.0785112</text:p>
          </table:table-cell>
          <table:table-cell office:value-type="float" office:value="0.0064806" calcext:value-type="float">
            <text:p>0.0064806</text:p>
          </table:table-cell>
          <table:table-cell office:value-type="float" office:value="1.53079" calcext:value-type="float">
            <text:p>1.53079</text:p>
          </table:table-cell>
          <table:table-cell office:value-type="float" office:value="57.3763" calcext:value-type="float">
            <text:p>57.3763</text:p>
          </table:table-cell>
          <table:table-cell office:value-type="float" office:value="0.649546" calcext:value-type="float">
            <text:p>0.649546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8077" calcext:value-type="float">
            <text:p>0.278077</text:p>
          </table:table-cell>
          <table:table-cell office:value-type="float" office:value="0.0782287" calcext:value-type="float">
            <text:p>0.0782287</text:p>
          </table:table-cell>
          <table:table-cell office:value-type="float" office:value="0.0063988" calcext:value-type="float">
            <text:p>0.0063988</text:p>
          </table:table-cell>
          <table:table-cell office:value-type="float" office:value="1.54669" calcext:value-type="float">
            <text:p>1.54669</text:p>
          </table:table-cell>
          <table:table-cell office:value-type="float" office:value="56.9729" calcext:value-type="float">
            <text:p>56.9729</text:p>
          </table:table-cell>
          <table:table-cell office:value-type="float" office:value="0.651466" calcext:value-type="float">
            <text:p>0.651466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8083" calcext:value-type="float">
            <text:p>0.278083</text:p>
          </table:table-cell>
          <table:table-cell office:value-type="float" office:value="0.0782504" calcext:value-type="float">
            <text:p>0.0782504</text:p>
          </table:table-cell>
          <table:table-cell office:value-type="float" office:value="0.00641047" calcext:value-type="float">
            <text:p>0.00641047</text:p>
          </table:table-cell>
          <table:table-cell office:value-type="float" office:value="1.47939" calcext:value-type="float">
            <text:p>1.47939</text:p>
          </table:table-cell>
          <table:table-cell office:value-type="float" office:value="58.2783" calcext:value-type="float">
            <text:p>58.2783</text:p>
          </table:table-cell>
          <table:table-cell office:value-type="float" office:value="0.651024" calcext:value-type="float">
            <text:p>0.651024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7221" calcext:value-type="float">
            <text:p>0.277221</text:p>
          </table:table-cell>
          <table:table-cell office:value-type="float" office:value="0.0777958" calcext:value-type="float">
            <text:p>0.0777958</text:p>
          </table:table-cell>
          <table:table-cell office:value-type="float" office:value="0.00634235" calcext:value-type="float">
            <text:p>0.00634235</text:p>
          </table:table-cell>
          <table:table-cell office:value-type="float" office:value="1.49882" calcext:value-type="float">
            <text:p>1.49882</text:p>
          </table:table-cell>
          <table:table-cell office:value-type="float" office:value="57.7245" calcext:value-type="float">
            <text:p>57.7245</text:p>
          </table:table-cell>
          <table:table-cell office:value-type="float" office:value="0.650686" calcext:value-type="float">
            <text:p>0.650686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6713" calcext:value-type="float">
            <text:p>0.276713</text:p>
          </table:table-cell>
          <table:table-cell office:value-type="float" office:value="0.0775316" calcext:value-type="float">
            <text:p>0.0775316</text:p>
          </table:table-cell>
          <table:table-cell office:value-type="float" office:value="0.00630633" calcext:value-type="float">
            <text:p>0.00630633</text:p>
          </table:table-cell>
          <table:table-cell office:value-type="float" office:value="1.50876" calcext:value-type="float">
            <text:p>1.50876</text:p>
          </table:table-cell>
          <table:table-cell office:value-type="float" office:value="57.4327" calcext:value-type="float">
            <text:p>57.4327</text:p>
          </table:table-cell>
          <table:table-cell office:value-type="float" office:value="0.650298" calcext:value-type="float">
            <text:p>0.650298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7068" calcext:value-type="float">
            <text:p>0.277068</text:p>
          </table:table-cell>
          <table:table-cell office:value-type="float" office:value="0.0777111" calcext:value-type="float">
            <text:p>0.0777111</text:p>
          </table:table-cell>
          <table:table-cell office:value-type="float" office:value="0.00632952" calcext:value-type="float">
            <text:p>0.00632952</text:p>
          </table:table-cell>
          <table:table-cell office:value-type="float" office:value="1.5146" calcext:value-type="float">
            <text:p>1.5146</text:p>
          </table:table-cell>
          <table:table-cell office:value-type="float" office:value="57.3876" calcext:value-type="float">
            <text:p>57.3876</text:p>
          </table:table-cell>
          <table:table-cell office:value-type="float" office:value="0.650632" calcext:value-type="float">
            <text:p>0.650632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7015" calcext:value-type="float">
            <text:p>0.277015</text:p>
          </table:table-cell>
          <table:table-cell office:value-type="float" office:value="0.0776858" calcext:value-type="float">
            <text:p>0.0776858</text:p>
          </table:table-cell>
          <table:table-cell office:value-type="float" office:value="0.00632691" calcext:value-type="float">
            <text:p>0.00632691</text:p>
          </table:table-cell>
          <table:table-cell office:value-type="float" office:value="1.49838" calcext:value-type="float">
            <text:p>1.49838</text:p>
          </table:table-cell>
          <table:table-cell office:value-type="float" office:value="57.6917" calcext:value-type="float">
            <text:p>57.6917</text:p>
          </table:table-cell>
          <table:table-cell office:value-type="float" office:value="0.650549" calcext:value-type="float">
            <text:p>0.650549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6972" calcext:value-type="float">
            <text:p>0.276972</text:p>
          </table:table-cell>
          <table:table-cell office:value-type="float" office:value="0.0776575" calcext:value-type="float">
            <text:p>0.0776575</text:p>
          </table:table-cell>
          <table:table-cell office:value-type="float" office:value="0.00632127" calcext:value-type="float">
            <text:p>0.00632127</text:p>
          </table:table-cell>
          <table:table-cell office:value-type="float" office:value="1.50797" calcext:value-type="float">
            <text:p>1.50797</text:p>
          </table:table-cell>
          <table:table-cell office:value-type="float" office:value="57.495" calcext:value-type="float">
            <text:p>57.495</text:p>
          </table:table-cell>
          <table:table-cell office:value-type="float" office:value="0.650605" calcext:value-type="float">
            <text:p>0.6506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126562" calcext:value-type="float">
            <text:p>0.000126562</text:p>
          </table:table-cell>
          <table:table-cell office:value-type="float" office:value="0.0000000160181" calcext:value-type="float">
            <text:p>1.60181E-08</text:p>
          </table:table-cell>
          <table:table-cell office:value-type="float" office:value="1.97342" calcext:value-type="float">
            <text:p>1.9734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3125" calcext:value-type="float">
            <text:p>0.103125</text:p>
          </table:table-cell>
          <table:table-cell office:value-type="float" office:value="0.0115727" calcext:value-type="float">
            <text:p>0.0115727</text:p>
          </table:table-cell>
          <table:table-cell office:value-type="float" office:value="0.000173823" calcext:value-type="float">
            <text:p>0.000173823</text:p>
          </table:table-cell>
          <table:table-cell office:value-type="float" office:value="1.54309" calcext:value-type="float">
            <text:p>1.54309</text:p>
          </table:table-cell>
          <table:table-cell office:value-type="float" office:value="21.1355" calcext:value-type="float">
            <text:p>21.1355</text:p>
          </table:table-cell>
          <table:table-cell office:value-type="float" office:value="0.567366" calcext:value-type="float">
            <text:p>0.567366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28125" calcext:value-type="float">
            <text:p>0.228125</text:p>
          </table:table-cell>
          <table:table-cell office:value-type="float" office:value="0.0534914" calcext:value-type="float">
            <text:p>0.0534914</text:p>
          </table:table-cell>
          <table:table-cell office:value-type="float" office:value="0.00313583" calcext:value-type="float">
            <text:p>0.00313583</text:p>
          </table:table-cell>
          <table:table-cell office:value-type="float" office:value="0.748748" calcext:value-type="float">
            <text:p>0.748748</text:p>
          </table:table-cell>
          <table:table-cell office:value-type="float" office:value="67.8348" calcext:value-type="float">
            <text:p>67.8348</text:p>
          </table:table-cell>
          <table:table-cell office:value-type="float" office:value="0.634689" calcext:value-type="float">
            <text:p>0.634689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0781" calcext:value-type="float">
            <text:p>0.260781</text:p>
          </table:table-cell>
          <table:table-cell office:value-type="float" office:value="0.0684021" calcext:value-type="float">
            <text:p>0.0684021</text:p>
          </table:table-cell>
          <table:table-cell office:value-type="float" office:value="0.00478542" calcext:value-type="float">
            <text:p>0.00478542</text:p>
          </table:table-cell>
          <table:table-cell office:value-type="float" office:value="3.564" calcext:value-type="float">
            <text:p>3.564</text:p>
          </table:table-cell>
          <table:table-cell office:value-type="float" office:value="34.7347" calcext:value-type="float">
            <text:p>34.7347</text:p>
          </table:table-cell>
          <table:table-cell office:value-type="float" office:value="0.659075" calcext:value-type="float">
            <text:p>0.65907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68125" calcext:value-type="float">
            <text:p>0.268125</text:p>
          </table:table-cell>
          <table:table-cell office:value-type="float" office:value="0.0728221" calcext:value-type="float">
            <text:p>0.0728221</text:p>
          </table:table-cell>
          <table:table-cell office:value-type="float" office:value="0.00557773" calcext:value-type="float">
            <text:p>0.00557773</text:p>
          </table:table-cell>
          <table:table-cell office:value-type="float" office:value="1.88896" calcext:value-type="float">
            <text:p>1.88896</text:p>
          </table:table-cell>
          <table:table-cell office:value-type="float" office:value="49.6429" calcext:value-type="float">
            <text:p>49.6429</text:p>
          </table:table-cell>
          <table:table-cell office:value-type="float" office:value="0.649401" calcext:value-type="float">
            <text:p>0.649401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63477" calcext:value-type="float">
            <text:p>0.263477</text:p>
          </table:table-cell>
          <table:table-cell office:value-type="float" office:value="0.0702322" calcext:value-type="float">
            <text:p>0.0702322</text:p>
          </table:table-cell>
          <table:table-cell office:value-type="float" office:value="0.00515364" calcext:value-type="float">
            <text:p>0.00515364</text:p>
          </table:table-cell>
          <table:table-cell office:value-type="float" office:value="1.50401" calcext:value-type="float">
            <text:p>1.50401</text:p>
          </table:table-cell>
          <table:table-cell office:value-type="float" office:value="54.7146" calcext:value-type="float">
            <text:p>54.7146</text:p>
          </table:table-cell>
          <table:table-cell office:value-type="float" office:value="0.651727" calcext:value-type="float">
            <text:p>0.65172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63516" calcext:value-type="float">
            <text:p>0.263516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0510492" calcext:value-type="float">
            <text:p>0.00510492</text:p>
          </table:table-cell>
          <table:table-cell office:value-type="float" office:value="1.26332" calcext:value-type="float">
            <text:p>1.26332</text:p>
          </table:table-cell>
          <table:table-cell office:value-type="float" office:value="59.7075" calcext:value-type="float">
            <text:p>59.7075</text:p>
          </table:table-cell>
          <table:table-cell office:value-type="float" office:value="0.653717" calcext:value-type="float">
            <text:p>0.65371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6133" calcext:value-type="float">
            <text:p>0.286133</text:p>
          </table:table-cell>
          <table:table-cell office:value-type="float" office:value="0.0827849" calcext:value-type="float">
            <text:p>0.0827849</text:p>
          </table:table-cell>
          <table:table-cell office:value-type="float" office:value="0.00715353" calcext:value-type="float">
            <text:p>0.00715353</text:p>
          </table:table-cell>
          <table:table-cell office:value-type="float" office:value="1.39121" calcext:value-type="float">
            <text:p>1.39121</text:p>
          </table:table-cell>
          <table:table-cell office:value-type="float" office:value="61.8547" calcext:value-type="float">
            <text:p>61.8547</text:p>
          </table:table-cell>
          <table:table-cell office:value-type="float" office:value="0.652066" calcext:value-type="float">
            <text:p>0.652066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74106" calcext:value-type="float">
            <text:p>0.274106</text:p>
          </table:table-cell>
          <table:table-cell office:value-type="float" office:value="0.0760495" calcext:value-type="float">
            <text:p>0.0760495</text:p>
          </table:table-cell>
          <table:table-cell office:value-type="float" office:value="0.00606014" calcext:value-type="float">
            <text:p>0.00606014</text:p>
          </table:table-cell>
          <table:table-cell office:value-type="float" office:value="1.37681" calcext:value-type="float">
            <text:p>1.37681</text:p>
          </table:table-cell>
          <table:table-cell office:value-type="float" office:value="59.5699" calcext:value-type="float">
            <text:p>59.5699</text:p>
          </table:table-cell>
          <table:table-cell office:value-type="float" office:value="0.650724" calcext:value-type="float">
            <text:p>0.650724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77092" calcext:value-type="float">
            <text:p>0.277092</text:p>
          </table:table-cell>
          <table:table-cell office:value-type="float" office:value="0.0776331" calcext:value-type="float">
            <text:p>0.0776331</text:p>
          </table:table-cell>
          <table:table-cell office:value-type="float" office:value="0.00628455" calcext:value-type="float">
            <text:p>0.00628455</text:p>
          </table:table-cell>
          <table:table-cell office:value-type="float" office:value="1.50634" calcext:value-type="float">
            <text:p>1.50634</text:p>
          </table:table-cell>
          <table:table-cell office:value-type="float" office:value="57.5174" calcext:value-type="float">
            <text:p>57.5174</text:p>
          </table:table-cell>
          <table:table-cell office:value-type="float" office:value="0.652417" calcext:value-type="float">
            <text:p>0.65241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2906" calcext:value-type="float">
            <text:p>0.272906</text:p>
          </table:table-cell>
          <table:table-cell office:value-type="float" office:value="0.0754446" calcext:value-type="float">
            <text:p>0.0754446</text:p>
          </table:table-cell>
          <table:table-cell office:value-type="float" office:value="0.00598729" calcext:value-type="float">
            <text:p>0.00598729</text:p>
          </table:table-cell>
          <table:table-cell office:value-type="float" office:value="1.3878" calcext:value-type="float">
            <text:p>1.3878</text:p>
          </table:table-cell>
          <table:table-cell office:value-type="float" office:value="59.0917" calcext:value-type="float">
            <text:p>59.0917</text:p>
          </table:table-cell>
          <table:table-cell office:value-type="float" office:value="0.649367" calcext:value-type="float">
            <text:p>0.64936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75039" calcext:value-type="float">
            <text:p>0.275039</text:p>
          </table:table-cell>
          <table:table-cell office:value-type="float" office:value="0.0765791" calcext:value-type="float">
            <text:p>0.0765791</text:p>
          </table:table-cell>
          <table:table-cell office:value-type="float" office:value="0.00614712" calcext:value-type="float">
            <text:p>0.00614712</text:p>
          </table:table-cell>
          <table:table-cell office:value-type="float" office:value="1.45644" calcext:value-type="float">
            <text:p>1.45644</text:p>
          </table:table-cell>
          <table:table-cell office:value-type="float" office:value="58.1031" calcext:value-type="float">
            <text:p>58.1031</text:p>
          </table:table-cell>
          <table:table-cell office:value-type="float" office:value="0.650595" calcext:value-type="float">
            <text:p>0.65059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8532" calcext:value-type="float">
            <text:p>0.278532</text:p>
          </table:table-cell>
          <table:table-cell office:value-type="float" office:value="0.0784657" calcext:value-type="float">
            <text:p>0.0784657</text:p>
          </table:table-cell>
          <table:table-cell office:value-type="float" office:value="0.00643426" calcext:value-type="float">
            <text:p>0.00643426</text:p>
          </table:table-cell>
          <table:table-cell office:value-type="float" office:value="1.35538" calcext:value-type="float">
            <text:p>1.35538</text:p>
          </table:table-cell>
          <table:table-cell office:value-type="float" office:value="61.0014" calcext:value-type="float">
            <text:p>61.0014</text:p>
          </table:table-cell>
          <table:table-cell office:value-type="float" office:value="0.651648" calcext:value-type="float">
            <text:p>0.651648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78796" calcext:value-type="float">
            <text:p>0.278796</text:p>
          </table:table-cell>
          <table:table-cell office:value-type="float" office:value="0.0786318" calcext:value-type="float">
            <text:p>0.0786318</text:p>
          </table:table-cell>
          <table:table-cell office:value-type="float" office:value="0.00646123" calcext:value-type="float">
            <text:p>0.00646123</text:p>
          </table:table-cell>
          <table:table-cell office:value-type="float" office:value="1.45769" calcext:value-type="float">
            <text:p>1.45769</text:p>
          </table:table-cell>
          <table:table-cell office:value-type="float" office:value="58.8603" calcext:value-type="float">
            <text:p>58.8603</text:p>
          </table:table-cell>
          <table:table-cell office:value-type="float" office:value="0.651665" calcext:value-type="float">
            <text:p>0.651665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78215" calcext:value-type="float">
            <text:p>0.278215</text:p>
          </table:table-cell>
          <table:table-cell office:value-type="float" office:value="0.0783108" calcext:value-type="float">
            <text:p>0.0783108</text:p>
          </table:table-cell>
          <table:table-cell office:value-type="float" office:value="0.00641305" calcext:value-type="float">
            <text:p>0.00641305</text:p>
          </table:table-cell>
          <table:table-cell office:value-type="float" office:value="1.45843" calcext:value-type="float">
            <text:p>1.45843</text:p>
          </table:table-cell>
          <table:table-cell office:value-type="float" office:value="58.7236" calcext:value-type="float">
            <text:p>58.7236</text:p>
          </table:table-cell>
          <table:table-cell office:value-type="float" office:value="0.651422" calcext:value-type="float">
            <text:p>0.651422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9072" calcext:value-type="float">
            <text:p>0.279072</text:p>
          </table:table-cell>
          <table:table-cell office:value-type="float" office:value="0.0787562" calcext:value-type="float">
            <text:p>0.0787562</text:p>
          </table:table-cell>
          <table:table-cell office:value-type="float" office:value="0.00647433" calcext:value-type="float">
            <text:p>0.00647433</text:p>
          </table:table-cell>
          <table:table-cell office:value-type="float" office:value="1.44808" calcext:value-type="float">
            <text:p>1.44808</text:p>
          </table:table-cell>
          <table:table-cell office:value-type="float" office:value="59.1047" calcext:value-type="float">
            <text:p>59.1047</text:p>
          </table:table-cell>
          <table:table-cell office:value-type="float" office:value="0.65206" calcext:value-type="float">
            <text:p>0.65206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78795" calcext:value-type="float">
            <text:p>0.278795</text:p>
          </table:table-cell>
          <table:table-cell office:value-type="float" office:value="0.0786275" calcext:value-type="float">
            <text:p>0.0786275</text:p>
          </table:table-cell>
          <table:table-cell office:value-type="float" office:value="0.00646363" calcext:value-type="float">
            <text:p>0.00646363</text:p>
          </table:table-cell>
          <table:table-cell office:value-type="float" office:value="1.44221" calcext:value-type="float">
            <text:p>1.44221</text:p>
          </table:table-cell>
          <table:table-cell office:value-type="float" office:value="59.1773" calcext:value-type="float">
            <text:p>59.1773</text:p>
          </table:table-cell>
          <table:table-cell office:value-type="float" office:value="0.651497" calcext:value-type="float">
            <text:p>0.65149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78853" calcext:value-type="float">
            <text:p>0.278853</text:p>
          </table:table-cell>
          <table:table-cell office:value-type="float" office:value="0.0786823" calcext:value-type="float">
            <text:p>0.0786823</text:p>
          </table:table-cell>
          <table:table-cell office:value-type="float" office:value="0.00647858" calcext:value-type="float">
            <text:p>0.00647858</text:p>
          </table:table-cell>
          <table:table-cell office:value-type="float" office:value="1.44684" calcext:value-type="float">
            <text:p>1.44684</text:p>
          </table:table-cell>
          <table:table-cell office:value-type="float" office:value="59.1025" calcext:value-type="float">
            <text:p>59.1025</text:p>
          </table:table-cell>
          <table:table-cell office:value-type="float" office:value="0.651177" calcext:value-type="float">
            <text:p>0.651177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78692" calcext:value-type="float">
            <text:p>0.278692</text:p>
          </table:table-cell>
          <table:table-cell office:value-type="float" office:value="0.0785777" calcext:value-type="float">
            <text:p>0.0785777</text:p>
          </table:table-cell>
          <table:table-cell office:value-type="float" office:value="0.00645788" calcext:value-type="float">
            <text:p>0.00645788</text:p>
          </table:table-cell>
          <table:table-cell office:value-type="float" office:value="1.45197" calcext:value-type="float">
            <text:p>1.45197</text:p>
          </table:table-cell>
          <table:table-cell office:value-type="float" office:value="58.957" calcext:value-type="float">
            <text:p>58.957</text:p>
          </table:table-cell>
          <table:table-cell office:value-type="float" office:value="0.651366" calcext:value-type="float">
            <text:p>0.651366</text:p>
          </table:table-cell>
          <table:table-cell table:number-columns-repeated="10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79071" calcext:value-type="float">
            <text:p>0.279071</text:p>
          </table:table-cell>
          <table:table-cell office:value-type="float" office:value="0.0787925" calcext:value-type="float">
            <text:p>0.0787925</text:p>
          </table:table-cell>
          <table:table-cell office:value-type="float" office:value="0.00649313" calcext:value-type="float">
            <text:p>0.00649313</text:p>
          </table:table-cell>
          <table:table-cell office:value-type="float" office:value="1.44742" calcext:value-type="float">
            <text:p>1.44742</text:p>
          </table:table-cell>
          <table:table-cell office:value-type="float" office:value="59.1322" calcext:value-type="float">
            <text:p>59.1322</text:p>
          </table:table-cell>
          <table:table-cell office:value-type="float" office:value="0.651372" calcext:value-type="float">
            <text:p>0.6513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125" calcext:value-type="float">
            <text:p>0.02125</text:p>
          </table:table-cell>
          <table:table-cell office:value-type="float" office:value="0.000451563" calcext:value-type="float">
            <text:p>0.000451563</text:p>
          </table:table-cell>
          <table:table-cell office:value-type="float" office:value="0.000000203909" calcext:value-type="float">
            <text:p>2.03909E-07</text:p>
          </table:table-cell>
          <table:table-cell office:value-type="float" office:value="1.84233" calcext:value-type="float">
            <text:p>1.8423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125" calcext:value-type="float">
            <text:p>0.12125</text:p>
          </table:table-cell>
          <table:table-cell office:value-type="float" office:value="0.0148281" calcext:value-type="float">
            <text:p>0.0148281</text:p>
          </table:table-cell>
          <table:table-cell office:value-type="float" office:value="0.000227316" calcext:value-type="float">
            <text:p>0.000227316</text:p>
          </table:table-cell>
          <table:table-cell office:value-type="float" office:value="3.96947" calcext:value-type="float">
            <text:p>3.96947</text:p>
          </table:table-cell>
          <table:table-cell office:value-type="float" office:value="14.2169" calcext:value-type="float">
            <text:p>14.2169</text:p>
          </table:table-cell>
          <table:table-cell office:value-type="float" office:value="0.655383" calcext:value-type="float">
            <text:p>0.655383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375" calcext:value-type="float">
            <text:p>0.2375</text:p>
          </table:table-cell>
          <table:table-cell office:value-type="float" office:value="0.0568531" calcext:value-type="float">
            <text:p>0.0568531</text:p>
          </table:table-cell>
          <table:table-cell office:value-type="float" office:value="0.00332824" calcext:value-type="float">
            <text:p>0.00332824</text:p>
          </table:table-cell>
          <table:table-cell office:value-type="float" office:value="0.940069" calcext:value-type="float">
            <text:p>0.940069</text:p>
          </table:table-cell>
          <table:table-cell office:value-type="float" office:value="62.3632" calcext:value-type="float">
            <text:p>62.3632</text:p>
          </table:table-cell>
          <table:table-cell office:value-type="float" office:value="0.656771" calcext:value-type="float">
            <text:p>0.656771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85313" calcext:value-type="float">
            <text:p>0.285313</text:p>
          </table:table-cell>
          <table:table-cell office:value-type="float" office:value="0.0819191" calcext:value-type="float">
            <text:p>0.0819191</text:p>
          </table:table-cell>
          <table:table-cell office:value-type="float" office:value="0.00688762" calcext:value-type="float">
            <text:p>0.00688762</text:p>
          </table:table-cell>
          <table:table-cell office:value-type="float" office:value="0.963241" calcext:value-type="float">
            <text:p>0.963241</text:p>
          </table:table-cell>
          <table:table-cell office:value-type="float" office:value="74.0645" calcext:value-type="float">
            <text:p>74.0645</text:p>
          </table:table-cell>
          <table:table-cell office:value-type="float" office:value="0.657881" calcext:value-type="float">
            <text:p>0.657881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71797" calcext:value-type="float">
            <text:p>0.271797</text:p>
          </table:table-cell>
          <table:table-cell office:value-type="float" office:value="0.0745478" calcext:value-type="float">
            <text:p>0.0745478</text:p>
          </table:table-cell>
          <table:table-cell office:value-type="float" office:value="0.00576091" calcext:value-type="float">
            <text:p>0.00576091</text:p>
          </table:table-cell>
          <table:table-cell office:value-type="float" office:value="1.70889" calcext:value-type="float">
            <text:p>1.70889</text:p>
          </table:table-cell>
          <table:table-cell office:value-type="float" office:value="52.8583" calcext:value-type="float">
            <text:p>52.8583</text:p>
          </table:table-cell>
          <table:table-cell office:value-type="float" office:value="0.654458" calcext:value-type="float">
            <text:p>0.65445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6172" calcext:value-type="float">
            <text:p>0.286172</text:p>
          </table:table-cell>
          <table:table-cell office:value-type="float" office:value="0.0822332" calcext:value-type="float">
            <text:p>0.0822332</text:p>
          </table:table-cell>
          <table:table-cell office:value-type="float" office:value="0.0068727" calcext:value-type="float">
            <text:p>0.0068727</text:p>
          </table:table-cell>
          <table:table-cell office:value-type="float" office:value="1.15894" calcext:value-type="float">
            <text:p>1.15894</text:p>
          </table:table-cell>
          <table:table-cell office:value-type="float" office:value="67.602" calcext:value-type="float">
            <text:p>67.602</text:p>
          </table:table-cell>
          <table:table-cell office:value-type="float" office:value="0.661225" calcext:value-type="float">
            <text:p>0.661225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6992" calcext:value-type="float">
            <text:p>0.286992</text:p>
          </table:table-cell>
          <table:table-cell office:value-type="float" office:value="0.0833393" calcext:value-type="float">
            <text:p>0.0833393</text:p>
          </table:table-cell>
          <table:table-cell office:value-type="float" office:value="0.00727584" calcext:value-type="float">
            <text:p>0.00727584</text:p>
          </table:table-cell>
          <table:table-cell office:value-type="float" office:value="1.26428" calcext:value-type="float">
            <text:p>1.26428</text:p>
          </table:table-cell>
          <table:table-cell office:value-type="float" office:value="65.136" calcext:value-type="float">
            <text:p>65.136</text:p>
          </table:table-cell>
          <table:table-cell office:value-type="float" office:value="0.650809" calcext:value-type="float">
            <text:p>0.650809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2432" calcext:value-type="float">
            <text:p>0.282432</text:p>
          </table:table-cell>
          <table:table-cell office:value-type="float" office:value="0.080481" calcext:value-type="float">
            <text:p>0.080481</text:p>
          </table:table-cell>
          <table:table-cell office:value-type="float" office:value="0.00670395" calcext:value-type="float">
            <text:p>0.00670395</text:p>
          </table:table-cell>
          <table:table-cell office:value-type="float" office:value="1.43576" calcext:value-type="float">
            <text:p>1.43576</text:p>
          </table:table-cell>
          <table:table-cell office:value-type="float" office:value="60.0148" calcext:value-type="float">
            <text:p>60.0148</text:p>
          </table:table-cell>
          <table:table-cell office:value-type="float" office:value="0.654997" calcext:value-type="float">
            <text:p>0.65499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5903" calcext:value-type="float">
            <text:p>0.285903</text:p>
          </table:table-cell>
          <table:table-cell office:value-type="float" office:value="0.0825575" calcext:value-type="float">
            <text:p>0.0825575</text:p>
          </table:table-cell>
          <table:table-cell office:value-type="float" office:value="0.00708153" calcext:value-type="float">
            <text:p>0.00708153</text:p>
          </table:table-cell>
          <table:table-cell office:value-type="float" office:value="1.48638" calcext:value-type="float">
            <text:p>1.48638</text:p>
          </table:table-cell>
          <table:table-cell office:value-type="float" office:value="59.7369" calcext:value-type="float">
            <text:p>59.7369</text:p>
          </table:table-cell>
          <table:table-cell office:value-type="float" office:value="0.653668" calcext:value-type="float">
            <text:p>0.65366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199" calcext:value-type="float">
            <text:p>0.28199</text:p>
          </table:table-cell>
          <table:table-cell office:value-type="float" office:value="0.0802956" calcext:value-type="float">
            <text:p>0.0802956</text:p>
          </table:table-cell>
          <table:table-cell office:value-type="float" office:value="0.00670085" calcext:value-type="float">
            <text:p>0.00670085</text:p>
          </table:table-cell>
          <table:table-cell office:value-type="float" office:value="1.45404" calcext:value-type="float">
            <text:p>1.45404</text:p>
          </table:table-cell>
          <table:table-cell office:value-type="float" office:value="59.5626" calcext:value-type="float">
            <text:p>59.5626</text:p>
          </table:table-cell>
          <table:table-cell office:value-type="float" office:value="0.653562" calcext:value-type="float">
            <text:p>0.65356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3973" calcext:value-type="float">
            <text:p>0.283973</text:p>
          </table:table-cell>
          <table:table-cell office:value-type="float" office:value="0.08148" calcext:value-type="float">
            <text:p>0.08148</text:p>
          </table:table-cell>
          <table:table-cell office:value-type="float" office:value="0.00691212" calcext:value-type="float">
            <text:p>0.00691212</text:p>
          </table:table-cell>
          <table:table-cell office:value-type="float" office:value="1.34786" calcext:value-type="float">
            <text:p>1.34786</text:p>
          </table:table-cell>
          <table:table-cell office:value-type="float" office:value="62.3494" calcext:value-type="float">
            <text:p>62.3494</text:p>
          </table:table-cell>
          <table:table-cell office:value-type="float" office:value="0.652954" calcext:value-type="float">
            <text:p>0.652954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4933" calcext:value-type="float">
            <text:p>0.284933</text:p>
          </table:table-cell>
          <table:table-cell office:value-type="float" office:value="0.0820093" calcext:value-type="float">
            <text:p>0.0820093</text:p>
          </table:table-cell>
          <table:table-cell office:value-type="float" office:value="0.0069968" calcext:value-type="float">
            <text:p>0.0069968</text:p>
          </table:table-cell>
          <table:table-cell office:value-type="float" office:value="1.45605" calcext:value-type="float">
            <text:p>1.45605</text:p>
          </table:table-cell>
          <table:table-cell office:value-type="float" office:value="60.1599" calcext:value-type="float">
            <text:p>60.1599</text:p>
          </table:table-cell>
          <table:table-cell office:value-type="float" office:value="0.653221" calcext:value-type="float">
            <text:p>0.653221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883" calcext:value-type="float">
            <text:p>0.27883</text:p>
          </table:table-cell>
          <table:table-cell office:value-type="float" office:value="0.0785968" calcext:value-type="float">
            <text:p>0.0785968</text:p>
          </table:table-cell>
          <table:table-cell office:value-type="float" office:value="0.00644199" calcext:value-type="float">
            <text:p>0.00644199</text:p>
          </table:table-cell>
          <table:table-cell office:value-type="float" office:value="1.42939" calcext:value-type="float">
            <text:p>1.42939</text:p>
          </table:table-cell>
          <table:table-cell office:value-type="float" office:value="59.4335" calcext:value-type="float">
            <text:p>59.4335</text:p>
          </table:table-cell>
          <table:table-cell office:value-type="float" office:value="0.652392" calcext:value-type="float">
            <text:p>0.65239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1574" calcext:value-type="float">
            <text:p>0.281574</text:p>
          </table:table-cell>
          <table:table-cell office:value-type="float" office:value="0.0802356" calcext:value-type="float">
            <text:p>0.0802356</text:p>
          </table:table-cell>
          <table:table-cell office:value-type="float" office:value="0.00674154" calcext:value-type="float">
            <text:p>0.00674154</text:p>
          </table:table-cell>
          <table:table-cell office:value-type="float" office:value="1.41152" calcext:value-type="float">
            <text:p>1.41152</text:p>
          </table:table-cell>
          <table:table-cell office:value-type="float" office:value="60.4402" calcext:value-type="float">
            <text:p>60.4402</text:p>
          </table:table-cell>
          <table:table-cell office:value-type="float" office:value="0.650937" calcext:value-type="float">
            <text:p>0.650937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2129" calcext:value-type="float">
            <text:p>0.282129</text:p>
          </table:table-cell>
          <table:table-cell office:value-type="float" office:value="0.080456" calcext:value-type="float">
            <text:p>0.080456</text:p>
          </table:table-cell>
          <table:table-cell office:value-type="float" office:value="0.0067468" calcext:value-type="float">
            <text:p>0.0067468</text:p>
          </table:table-cell>
          <table:table-cell office:value-type="float" office:value="1.4203" calcext:value-type="float">
            <text:p>1.4203</text:p>
          </table:table-cell>
          <table:table-cell office:value-type="float" office:value="60.3347" calcext:value-type="float">
            <text:p>60.3347</text:p>
          </table:table-cell>
          <table:table-cell office:value-type="float" office:value="0.652576" calcext:value-type="float">
            <text:p>0.652576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1755" calcext:value-type="float">
            <text:p>0.281755</text:p>
          </table:table-cell>
          <table:table-cell office:value-type="float" office:value="0.0802378" calcext:value-type="float">
            <text:p>0.0802378</text:p>
          </table:table-cell>
          <table:table-cell office:value-type="float" office:value="0.00670878" calcext:value-type="float">
            <text:p>0.00670878</text:p>
          </table:table-cell>
          <table:table-cell office:value-type="float" office:value="1.36692" calcext:value-type="float">
            <text:p>1.36692</text:p>
          </table:table-cell>
          <table:table-cell office:value-type="float" office:value="61.43" calcext:value-type="float">
            <text:p>61.43</text:p>
          </table:table-cell>
          <table:table-cell office:value-type="float" office:value="0.652653" calcext:value-type="float">
            <text:p>0.652653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1074" calcext:value-type="float">
            <text:p>0.281074</text:p>
          </table:table-cell>
          <table:table-cell office:value-type="float" office:value="0.0798828" calcext:value-type="float">
            <text:p>0.0798828</text:p>
          </table:table-cell>
          <table:table-cell office:value-type="float" office:value="0.00666009" calcext:value-type="float">
            <text:p>0.00666009</text:p>
          </table:table-cell>
          <table:table-cell office:value-type="float" office:value="1.39248" calcext:value-type="float">
            <text:p>1.39248</text:p>
          </table:table-cell>
          <table:table-cell office:value-type="float" office:value="60.7211" calcext:value-type="float">
            <text:p>60.7211</text:p>
          </table:table-cell>
          <table:table-cell office:value-type="float" office:value="0.652102" calcext:value-type="float">
            <text:p>0.65210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139" calcext:value-type="float">
            <text:p>0.28139</text:p>
          </table:table-cell>
          <table:table-cell office:value-type="float" office:value="0.0800594" calcext:value-type="float">
            <text:p>0.0800594</text:p>
          </table:table-cell>
          <table:table-cell office:value-type="float" office:value="0.00668861" calcext:value-type="float">
            <text:p>0.00668861</text:p>
          </table:table-cell>
          <table:table-cell office:value-type="float" office:value="1.39821" calcext:value-type="float">
            <text:p>1.39821</text:p>
          </table:table-cell>
          <table:table-cell office:value-type="float" office:value="60.6629" calcext:value-type="float">
            <text:p>60.6629</text:p>
          </table:table-cell>
          <table:table-cell office:value-type="float" office:value="0.652152" calcext:value-type="float">
            <text:p>0.652152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1417" calcext:value-type="float">
            <text:p>0.281417</text:p>
          </table:table-cell>
          <table:table-cell office:value-type="float" office:value="0.0800727" calcext:value-type="float">
            <text:p>0.0800727</text:p>
          </table:table-cell>
          <table:table-cell office:value-type="float" office:value="0.00669029" calcext:value-type="float">
            <text:p>0.00669029</text:p>
          </table:table-cell>
          <table:table-cell office:value-type="float" office:value="1.40319" calcext:value-type="float">
            <text:p>1.40319</text:p>
          </table:table-cell>
          <table:table-cell office:value-type="float" office:value="60.559" calcext:value-type="float">
            <text:p>60.559</text:p>
          </table:table-cell>
          <table:table-cell office:value-type="float" office:value="0.65218" calcext:value-type="float">
            <text:p>0.65218</text:p>
          </table:table-cell>
          <table:table-cell table:number-columns-repeated="10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144" calcext:value-type="float">
            <text:p>0.28144</text:p>
          </table:table-cell>
          <table:table-cell office:value-type="float" office:value="0.0800892" calcext:value-type="float">
            <text:p>0.0800892</text:p>
          </table:table-cell>
          <table:table-cell office:value-type="float" office:value="0.00669408" calcext:value-type="float">
            <text:p>0.00669408</text:p>
          </table:table-cell>
          <table:table-cell office:value-type="float" office:value="1.39553" calcext:value-type="float">
            <text:p>1.39553</text:p>
          </table:table-cell>
          <table:table-cell office:value-type="float" office:value="60.7332" calcext:value-type="float">
            <text:p>60.7332</text:p>
          </table:table-cell>
          <table:table-cell office:value-type="float" office:value="0.652126" calcext:value-type="float">
            <text:p>0.652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25" calcext:value-type="float">
            <text:p>0.01125</text:p>
          </table:table-cell>
          <table:table-cell office:value-type="float" office:value="0.000126562" calcext:value-type="float">
            <text:p>0.000126562</text:p>
          </table:table-cell>
          <table:table-cell office:value-type="float" office:value="0.0000000160181" calcext:value-type="float">
            <text:p>1.60181E-08</text:p>
          </table:table-cell>
          <table:table-cell office:value-type="float" office:value="0.561801" calcext:value-type="float">
            <text:p>0.561801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125" calcext:value-type="float">
            <text:p>0.13125</text:p>
          </table:table-cell>
          <table:table-cell office:value-type="float" office:value="0.0202516" calcext:value-type="float">
            <text:p>0.0202516</text:p>
          </table:table-cell>
          <table:table-cell office:value-type="float" office:value="0.000618567" calcext:value-type="float">
            <text:p>0.000618567</text:p>
          </table:table-cell>
          <table:table-cell office:value-type="float" office:value="1.35229" calcext:value-type="float">
            <text:p>1.35229</text:p>
          </table:table-cell>
          <table:table-cell office:value-type="float" office:value="30.5368" calcext:value-type="float">
            <text:p>30.5368</text:p>
          </table:table-cell>
          <table:table-cell office:value-type="float" office:value="0.497254" calcext:value-type="float">
            <text:p>0.49725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97813" calcext:value-type="float">
            <text:p>0.197813</text:p>
          </table:table-cell>
          <table:table-cell office:value-type="float" office:value="0.0395543" calcext:value-type="float">
            <text:p>0.0395543</text:p>
          </table:table-cell>
          <table:table-cell office:value-type="float" office:value="0.0016313" calcext:value-type="float">
            <text:p>0.0016313</text:p>
          </table:table-cell>
          <table:table-cell office:value-type="float" office:value="0.42458" calcext:value-type="float">
            <text:p>0.42458</text:p>
          </table:table-cell>
          <table:table-cell office:value-type="float" office:value="77.5429" calcext:value-type="float">
            <text:p>77.5429</text:p>
          </table:table-cell>
          <table:table-cell office:value-type="float" office:value="0.652444" calcext:value-type="float">
            <text:p>0.652444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48594" calcext:value-type="float">
            <text:p>0.248594</text:p>
          </table:table-cell>
          <table:table-cell office:value-type="float" office:value="0.0620627" calcext:value-type="float">
            <text:p>0.0620627</text:p>
          </table:table-cell>
          <table:table-cell office:value-type="float" office:value="0.00391717" calcext:value-type="float">
            <text:p>0.00391717</text:p>
          </table:table-cell>
          <table:table-cell office:value-type="float" office:value="1.55108" calcext:value-type="float">
            <text:p>1.55108</text:p>
          </table:table-cell>
          <table:table-cell office:value-type="float" office:value="50.5902" calcext:value-type="float">
            <text:p>50.5902</text:p>
          </table:table-cell>
          <table:table-cell office:value-type="float" office:value="0.661008" calcext:value-type="float">
            <text:p>0.66100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78359" calcext:value-type="float">
            <text:p>0.278359</text:p>
          </table:table-cell>
          <table:table-cell office:value-type="float" office:value="0.0783804" calcext:value-type="float">
            <text:p>0.0783804</text:p>
          </table:table-cell>
          <table:table-cell office:value-type="float" office:value="0.00641972" calcext:value-type="float">
            <text:p>0.00641972</text:p>
          </table:table-cell>
          <table:table-cell office:value-type="float" office:value="1.26228" calcext:value-type="float">
            <text:p>1.26228</text:p>
          </table:table-cell>
          <table:table-cell office:value-type="float" office:value="63.1999" calcext:value-type="float">
            <text:p>63.1999</text:p>
          </table:table-cell>
          <table:table-cell office:value-type="float" office:value="0.651678" calcext:value-type="float">
            <text:p>0.65167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66563" calcext:value-type="float">
            <text:p>0.266563</text:p>
          </table:table-cell>
          <table:table-cell office:value-type="float" office:value="0.0715752" calcext:value-type="float">
            <text:p>0.0715752</text:p>
          </table:table-cell>
          <table:table-cell office:value-type="float" office:value="0.00525945" calcext:value-type="float">
            <text:p>0.00525945</text:p>
          </table:table-cell>
          <table:table-cell office:value-type="float" office:value="1.33011" calcext:value-type="float">
            <text:p>1.33011</text:p>
          </table:table-cell>
          <table:table-cell office:value-type="float" office:value="58.7878" calcext:value-type="float">
            <text:p>58.7878</text:p>
          </table:table-cell>
          <table:table-cell office:value-type="float" office:value="0.657789" calcext:value-type="float">
            <text:p>0.65778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1191" calcext:value-type="float">
            <text:p>0.291191</text:p>
          </table:table-cell>
          <table:table-cell office:value-type="float" office:value="0.0855528" calcext:value-type="float">
            <text:p>0.0855528</text:p>
          </table:table-cell>
          <table:table-cell office:value-type="float" office:value="0.00758688" calcext:value-type="float">
            <text:p>0.00758688</text:p>
          </table:table-cell>
          <table:table-cell office:value-type="float" office:value="1.52025" calcext:value-type="float">
            <text:p>1.52025</text:p>
          </table:table-cell>
          <table:table-cell office:value-type="float" office:value="60.1342" calcext:value-type="float">
            <text:p>60.1342</text:p>
          </table:table-cell>
          <table:table-cell office:value-type="float" office:value="0.65448" calcext:value-type="float">
            <text:p>0.6544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4121" calcext:value-type="float">
            <text:p>0.284121</text:p>
          </table:table-cell>
          <table:table-cell office:value-type="float" office:value="0.0813339" calcext:value-type="float">
            <text:p>0.0813339</text:p>
          </table:table-cell>
          <table:table-cell office:value-type="float" office:value="0.00681284" calcext:value-type="float">
            <text:p>0.00681284</text:p>
          </table:table-cell>
          <table:table-cell office:value-type="float" office:value="1.0796" calcext:value-type="float">
            <text:p>1.0796</text:p>
          </table:table-cell>
          <table:table-cell office:value-type="float" office:value="69.6758" calcext:value-type="float">
            <text:p>69.6758</text:p>
          </table:table-cell>
          <table:table-cell office:value-type="float" office:value="0.656708" calcext:value-type="float">
            <text:p>0.65670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6484" calcext:value-type="float">
            <text:p>0.286484</text:p>
          </table:table-cell>
          <table:table-cell office:value-type="float" office:value="0.0827379" calcext:value-type="float">
            <text:p>0.0827379</text:p>
          </table:table-cell>
          <table:table-cell office:value-type="float" office:value="0.0070609" calcext:value-type="float">
            <text:p>0.0070609</text:p>
          </table:table-cell>
          <table:table-cell office:value-type="float" office:value="1.49289" calcext:value-type="float">
            <text:p>1.49289</text:p>
          </table:table-cell>
          <table:table-cell office:value-type="float" office:value="59.6709" calcext:value-type="float">
            <text:p>59.6709</text:p>
          </table:table-cell>
          <table:table-cell office:value-type="float" office:value="0.656181" calcext:value-type="float">
            <text:p>0.65618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4648" calcext:value-type="float">
            <text:p>0.284648</text:p>
          </table:table-cell>
          <table:table-cell office:value-type="float" office:value="0.0819043" calcext:value-type="float">
            <text:p>0.0819043</text:p>
          </table:table-cell>
          <table:table-cell office:value-type="float" office:value="0.00698966" calcext:value-type="float">
            <text:p>0.00698966</text:p>
          </table:table-cell>
          <table:table-cell office:value-type="float" office:value="1.4218" calcext:value-type="float">
            <text:p>1.4218</text:p>
          </table:table-cell>
          <table:table-cell office:value-type="float" office:value="60.8488" calcext:value-type="float">
            <text:p>60.8488</text:p>
          </table:table-cell>
          <table:table-cell office:value-type="float" office:value="0.652687" calcext:value-type="float">
            <text:p>0.65268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2867" calcext:value-type="float">
            <text:p>0.282867</text:p>
          </table:table-cell>
          <table:table-cell office:value-type="float" office:value="0.0808702" calcext:value-type="float">
            <text:p>0.0808702</text:p>
          </table:table-cell>
          <table:table-cell office:value-type="float" office:value="0.00681436" calcext:value-type="float">
            <text:p>0.00681436</text:p>
          </table:table-cell>
          <table:table-cell office:value-type="float" office:value="1.28386" calcext:value-type="float">
            <text:p>1.28386</text:p>
          </table:table-cell>
          <table:table-cell office:value-type="float" office:value="63.6585" calcext:value-type="float">
            <text:p>63.6585</text:p>
          </table:table-cell>
          <table:table-cell office:value-type="float" office:value="0.652682" calcext:value-type="float">
            <text:p>0.652682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5249" calcext:value-type="float">
            <text:p>0.285249</text:p>
          </table:table-cell>
          <table:table-cell office:value-type="float" office:value="0.0821992" calcext:value-type="float">
            <text:p>0.0821992</text:p>
          </table:table-cell>
          <table:table-cell office:value-type="float" office:value="0.00702915" calcext:value-type="float">
            <text:p>0.00702915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63.4592" calcext:value-type="float">
            <text:p>63.4592</text:p>
          </table:table-cell>
          <table:table-cell office:value-type="float" office:value="0.653226" calcext:value-type="float">
            <text:p>0.653226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4403" calcext:value-type="float">
            <text:p>0.284403</text:p>
          </table:table-cell>
          <table:table-cell office:value-type="float" office:value="0.0817083" calcext:value-type="float">
            <text:p>0.0817083</text:p>
          </table:table-cell>
          <table:table-cell office:value-type="float" office:value="0.00694394" calcext:value-type="float">
            <text:p>0.00694394</text:p>
          </table:table-cell>
          <table:table-cell office:value-type="float" office:value="1.40431" calcext:value-type="float">
            <text:p>1.40431</text:p>
          </table:table-cell>
          <table:table-cell office:value-type="float" office:value="61.1567" calcext:value-type="float">
            <text:p>61.1567</text:p>
          </table:table-cell>
          <table:table-cell office:value-type="float" office:value="0.653301" calcext:value-type="float">
            <text:p>0.65330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4271" calcext:value-type="float">
            <text:p>0.284271</text:p>
          </table:table-cell>
          <table:table-cell office:value-type="float" office:value="0.0816521" calcext:value-type="float">
            <text:p>0.0816521</text:p>
          </table:table-cell>
          <table:table-cell office:value-type="float" office:value="0.00694066" calcext:value-type="float">
            <text:p>0.00694066</text:p>
          </table:table-cell>
          <table:table-cell office:value-type="float" office:value="1.3563" calcext:value-type="float">
            <text:p>1.3563</text:p>
          </table:table-cell>
          <table:table-cell office:value-type="float" office:value="62.2196" calcext:value-type="float">
            <text:p>62.2196</text:p>
          </table:table-cell>
          <table:table-cell office:value-type="float" office:value="0.652988" calcext:value-type="float">
            <text:p>0.652988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449" calcext:value-type="float">
            <text:p>0.28449</text:p>
          </table:table-cell>
          <table:table-cell office:value-type="float" office:value="0.0817608" calcext:value-type="float">
            <text:p>0.0817608</text:p>
          </table:table-cell>
          <table:table-cell office:value-type="float" office:value="0.00695256" calcext:value-type="float">
            <text:p>0.00695256</text:p>
          </table:table-cell>
          <table:table-cell office:value-type="float" office:value="1.37035" calcext:value-type="float">
            <text:p>1.37035</text:p>
          </table:table-cell>
          <table:table-cell office:value-type="float" office:value="61.938" calcext:value-type="float">
            <text:p>61.938</text:p>
          </table:table-cell>
          <table:table-cell office:value-type="float" office:value="0.653317" calcext:value-type="float">
            <text:p>0.653317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3997" calcext:value-type="float">
            <text:p>0.283997</text:p>
          </table:table-cell>
          <table:table-cell office:value-type="float" office:value="0.0815217" calcext:value-type="float">
            <text:p>0.0815217</text:p>
          </table:table-cell>
          <table:table-cell office:value-type="float" office:value="0.006927" calcext:value-type="float">
            <text:p>0.006927</text:p>
          </table:table-cell>
          <table:table-cell office:value-type="float" office:value="1.35222" calcext:value-type="float">
            <text:p>1.35222</text:p>
          </table:table-cell>
          <table:table-cell office:value-type="float" office:value="62.264" calcext:value-type="float">
            <text:p>62.264</text:p>
          </table:table-cell>
          <table:table-cell office:value-type="float" office:value="0.652562" calcext:value-type="float">
            <text:p>0.652562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4219" calcext:value-type="float">
            <text:p>0.284219</text:p>
          </table:table-cell>
          <table:table-cell office:value-type="float" office:value="0.0816218" calcext:value-type="float">
            <text:p>0.0816218</text:p>
          </table:table-cell>
          <table:table-cell office:value-type="float" office:value="0.00693485" calcext:value-type="float">
            <text:p>0.00693485</text:p>
          </table:table-cell>
          <table:table-cell office:value-type="float" office:value="1.34654" calcext:value-type="float">
            <text:p>1.34654</text:p>
          </table:table-cell>
          <table:table-cell office:value-type="float" office:value="62.4353" calcext:value-type="float">
            <text:p>62.4353</text:p>
          </table:table-cell>
          <table:table-cell office:value-type="float" office:value="0.653021" calcext:value-type="float">
            <text:p>0.65302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4173" calcext:value-type="float">
            <text:p>0.284173</text:p>
          </table:table-cell>
          <table:table-cell office:value-type="float" office:value="0.0815996" calcext:value-type="float">
            <text:p>0.0815996</text:p>
          </table:table-cell>
          <table:table-cell office:value-type="float" office:value="0.00693264" calcext:value-type="float">
            <text:p>0.00693264</text:p>
          </table:table-cell>
          <table:table-cell office:value-type="float" office:value="1.35646" calcext:value-type="float">
            <text:p>1.35646</text:p>
          </table:table-cell>
          <table:table-cell office:value-type="float" office:value="62.1955" calcext:value-type="float">
            <text:p>62.1955</text:p>
          </table:table-cell>
          <table:table-cell office:value-type="float" office:value="0.652943" calcext:value-type="float">
            <text:p>0.652943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4301" calcext:value-type="float">
            <text:p>0.284301</text:p>
          </table:table-cell>
          <table:table-cell office:value-type="float" office:value="0.0816774" calcext:value-type="float">
            <text:p>0.0816774</text:p>
          </table:table-cell>
          <table:table-cell office:value-type="float" office:value="0.00694671" calcext:value-type="float">
            <text:p>0.00694671</text:p>
          </table:table-cell>
          <table:table-cell office:value-type="float" office:value="1.35612" calcext:value-type="float">
            <text:p>1.35612</text:p>
          </table:table-cell>
          <table:table-cell office:value-type="float" office:value="62.2334" calcext:value-type="float">
            <text:p>62.2334</text:p>
          </table:table-cell>
          <table:table-cell office:value-type="float" office:value="0.6529" calcext:value-type="float">
            <text:p>0.652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413" calcext:value-type="float">
            <text:p>0.28413</text:p>
          </table:table-cell>
          <table:table-cell office:value-type="float" office:value="0.0815831" calcext:value-type="float">
            <text:p>0.0815831</text:p>
          </table:table-cell>
          <table:table-cell office:value-type="float" office:value="0.00693162" calcext:value-type="float">
            <text:p>0.00693162</text:p>
          </table:table-cell>
          <table:table-cell office:value-type="float" office:value="1.35092" calcext:value-type="float">
            <text:p>1.35092</text:p>
          </table:table-cell>
          <table:table-cell office:value-type="float" office:value="62.3179" calcext:value-type="float">
            <text:p>62.3179</text:p>
          </table:table-cell>
          <table:table-cell office:value-type="float" office:value="0.652854" calcext:value-type="float">
            <text:p>0.6528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375" calcext:value-type="float">
            <text:p>0.01375</text:p>
          </table:table-cell>
          <table:table-cell office:value-type="float" office:value="0.000189062" calcext:value-type="float">
            <text:p>0.000189062</text:p>
          </table:table-cell>
          <table:table-cell office:value-type="float" office:value="0.0000000357446" calcext:value-type="float">
            <text:p>3.57446E-08</text:p>
          </table:table-cell>
          <table:table-cell office:value-type="float" office:value="0.32625" calcext:value-type="float">
            <text:p>0.3262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0273312" calcext:value-type="float">
            <text:p>0.0273312</text:p>
          </table:table-cell>
          <table:table-cell office:value-type="float" office:value="0.00106473" calcext:value-type="float">
            <text:p>0.00106473</text:p>
          </table:table-cell>
          <table:table-cell office:value-type="float" office:value="1.53539" calcext:value-type="float">
            <text:p>1.53539</text:p>
          </table:table-cell>
          <table:table-cell office:value-type="float" office:value="33.4076" calcext:value-type="float">
            <text:p>33.4076</text:p>
          </table:table-cell>
          <table:table-cell office:value-type="float" office:value="0.524885" calcext:value-type="float">
            <text:p>0.524885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1563" calcext:value-type="float">
            <text:p>0.261563</text:p>
          </table:table-cell>
          <table:table-cell office:value-type="float" office:value="0.0700488" calcext:value-type="float">
            <text:p>0.0700488</text:p>
          </table:table-cell>
          <table:table-cell office:value-type="float" office:value="0.00538424" calcext:value-type="float">
            <text:p>0.00538424</text:p>
          </table:table-cell>
          <table:table-cell office:value-type="float" office:value="0.639341" calcext:value-type="float">
            <text:p>0.639341</text:p>
          </table:table-cell>
          <table:table-cell office:value-type="float" office:value="84.1353" calcext:value-type="float">
            <text:p>84.1353</text:p>
          </table:table-cell>
          <table:table-cell office:value-type="float" office:value="0.634236" calcext:value-type="float">
            <text:p>0.634236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4531" calcext:value-type="float">
            <text:p>0.274531</text:p>
          </table:table-cell>
          <table:table-cell office:value-type="float" office:value="0.0768088" calcext:value-type="float">
            <text:p>0.0768088</text:p>
          </table:table-cell>
          <table:table-cell office:value-type="float" office:value="0.00637367" calcext:value-type="float">
            <text:p>0.00637367</text:p>
          </table:table-cell>
          <table:table-cell office:value-type="float" office:value="0.833814" calcext:value-type="float">
            <text:p>0.833814</text:p>
          </table:table-cell>
          <table:table-cell office:value-type="float" office:value="77.1044" calcext:value-type="float">
            <text:p>77.1044</text:p>
          </table:table-cell>
          <table:table-cell office:value-type="float" office:value="0.639881" calcext:value-type="float">
            <text:p>0.63988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3906" calcext:value-type="float">
            <text:p>0.293906</text:p>
          </table:table-cell>
          <table:table-cell office:value-type="float" office:value="0.0868539" calcext:value-type="float">
            <text:p>0.0868539</text:p>
          </table:table-cell>
          <table:table-cell office:value-type="float" office:value="0.00771267" calcext:value-type="float">
            <text:p>0.00771267</text:p>
          </table:table-cell>
          <table:table-cell office:value-type="float" office:value="1.17056" calcext:value-type="float">
            <text:p>1.17056</text:p>
          </table:table-cell>
          <table:table-cell office:value-type="float" office:value="69.143" calcext:value-type="float">
            <text:p>69.143</text:p>
          </table:table-cell>
          <table:table-cell office:value-type="float" office:value="0.659196" calcext:value-type="float">
            <text:p>0.659196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0117" calcext:value-type="float">
            <text:p>0.310117</text:p>
          </table:table-cell>
          <table:table-cell office:value-type="float" office:value="0.0969707" calcext:value-type="float">
            <text:p>0.0969707</text:p>
          </table:table-cell>
          <table:table-cell office:value-type="float" office:value="0.00970993" calcext:value-type="float">
            <text:p>0.00970993</text:p>
          </table:table-cell>
          <table:table-cell office:value-type="float" office:value="0.838552" calcext:value-type="float">
            <text:p>0.838552</text:p>
          </table:table-cell>
          <table:table-cell office:value-type="float" office:value="86.45" calcext:value-type="float">
            <text:p>86.45</text:p>
          </table:table-cell>
          <table:table-cell office:value-type="float" office:value="0.655797" calcext:value-type="float">
            <text:p>0.65579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4004" calcext:value-type="float">
            <text:p>0.284004</text:p>
          </table:table-cell>
          <table:table-cell office:value-type="float" office:value="0.0814732" calcext:value-type="float">
            <text:p>0.0814732</text:p>
          </table:table-cell>
          <table:table-cell office:value-type="float" office:value="0.00689873" calcext:value-type="float">
            <text:p>0.00689873</text:p>
          </table:table-cell>
          <table:table-cell office:value-type="float" office:value="1.47534" calcext:value-type="float">
            <text:p>1.47534</text:p>
          </table:table-cell>
          <table:table-cell office:value-type="float" office:value="59.5631" calcext:value-type="float">
            <text:p>59.5631</text:p>
          </table:table-cell>
          <table:table-cell office:value-type="float" office:value="0.653568" calcext:value-type="float">
            <text:p>0.65356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4004" calcext:value-type="float">
            <text:p>0.284004</text:p>
          </table:table-cell>
          <table:table-cell office:value-type="float" office:value="0.0816432" calcext:value-type="float">
            <text:p>0.0816432</text:p>
          </table:table-cell>
          <table:table-cell office:value-type="float" office:value="0.0069774" calcext:value-type="float">
            <text:p>0.0069774</text:p>
          </table:table-cell>
          <table:table-cell office:value-type="float" office:value="1.26565" calcext:value-type="float">
            <text:p>1.26565</text:p>
          </table:table-cell>
          <table:table-cell office:value-type="float" office:value="64.4281" calcext:value-type="float">
            <text:p>64.4281</text:p>
          </table:table-cell>
          <table:table-cell office:value-type="float" office:value="0.651075" calcext:value-type="float">
            <text:p>0.651075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4648" calcext:value-type="float">
            <text:p>0.284648</text:p>
          </table:table-cell>
          <table:table-cell office:value-type="float" office:value="0.0818854" calcext:value-type="float">
            <text:p>0.0818854</text:p>
          </table:table-cell>
          <table:table-cell office:value-type="float" office:value="0.00698152" calcext:value-type="float">
            <text:p>0.00698152</text:p>
          </table:table-cell>
          <table:table-cell office:value-type="float" office:value="1.36802" calcext:value-type="float">
            <text:p>1.36802</text:p>
          </table:table-cell>
          <table:table-cell office:value-type="float" office:value="62.0389" calcext:value-type="float">
            <text:p>62.0389</text:p>
          </table:table-cell>
          <table:table-cell office:value-type="float" office:value="0.65293" calcext:value-type="float">
            <text:p>0.65293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9465" calcext:value-type="float">
            <text:p>0.289465</text:p>
          </table:table-cell>
          <table:table-cell office:value-type="float" office:value="0.0847238" calcext:value-type="float">
            <text:p>0.0847238</text:p>
          </table:table-cell>
          <table:table-cell office:value-type="float" office:value="0.00749967" calcext:value-type="float">
            <text:p>0.00749967</text:p>
          </table:table-cell>
          <table:table-cell office:value-type="float" office:value="1.29156" calcext:value-type="float">
            <text:p>1.29156</text:p>
          </table:table-cell>
          <table:table-cell office:value-type="float" office:value="64.976" calcext:value-type="float">
            <text:p>64.976</text:p>
          </table:table-cell>
          <table:table-cell office:value-type="float" office:value="0.651734" calcext:value-type="float">
            <text:p>0.65173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328" calcext:value-type="float">
            <text:p>0.28328</text:p>
          </table:table-cell>
          <table:table-cell office:value-type="float" office:value="0.0810576" calcext:value-type="float">
            <text:p>0.0810576</text:p>
          </table:table-cell>
          <table:table-cell office:value-type="float" office:value="0.00682755" calcext:value-type="float">
            <text:p>0.00682755</text:p>
          </table:table-cell>
          <table:table-cell office:value-type="float" office:value="1.29147" calcext:value-type="float">
            <text:p>1.29147</text:p>
          </table:table-cell>
          <table:table-cell office:value-type="float" office:value="63.5431" calcext:value-type="float">
            <text:p>63.5431</text:p>
          </table:table-cell>
          <table:table-cell office:value-type="float" office:value="0.653617" calcext:value-type="float">
            <text:p>0.65361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8229" calcext:value-type="float">
            <text:p>0.288229</text:p>
          </table:table-cell>
          <table:table-cell office:value-type="float" office:value="0.0838979" calcext:value-type="float">
            <text:p>0.0838979</text:p>
          </table:table-cell>
          <table:table-cell office:value-type="float" office:value="0.00731231" calcext:value-type="float">
            <text:p>0.00731231</text:p>
          </table:table-cell>
          <table:table-cell office:value-type="float" office:value="1.28315" calcext:value-type="float">
            <text:p>1.28315</text:p>
          </table:table-cell>
          <table:table-cell office:value-type="float" office:value="64.8692" calcext:value-type="float">
            <text:p>64.8692</text:p>
          </table:table-cell>
          <table:table-cell office:value-type="float" office:value="0.653717" calcext:value-type="float">
            <text:p>0.65371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5981" calcext:value-type="float">
            <text:p>0.285981</text:p>
          </table:table-cell>
          <table:table-cell office:value-type="float" office:value="0.0825897" calcext:value-type="float">
            <text:p>0.0825897</text:p>
          </table:table-cell>
          <table:table-cell office:value-type="float" office:value="0.0070872" calcext:value-type="float">
            <text:p>0.0070872</text:p>
          </table:table-cell>
          <table:table-cell office:value-type="float" office:value="1.30195" calcext:value-type="float">
            <text:p>1.30195</text:p>
          </table:table-cell>
          <table:table-cell office:value-type="float" office:value="63.8855" calcext:value-type="float">
            <text:p>63.8855</text:p>
          </table:table-cell>
          <table:table-cell office:value-type="float" office:value="0.653661" calcext:value-type="float">
            <text:p>0.65366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7933" calcext:value-type="float">
            <text:p>0.287933</text:p>
          </table:table-cell>
          <table:table-cell office:value-type="float" office:value="0.0837126" calcext:value-type="float">
            <text:p>0.0837126</text:p>
          </table:table-cell>
          <table:table-cell office:value-type="float" office:value="0.00727543" calcext:value-type="float">
            <text:p>0.00727543</text:p>
          </table:table-cell>
          <table:table-cell office:value-type="float" office:value="1.30842" calcext:value-type="float">
            <text:p>1.30842</text:p>
          </table:table-cell>
          <table:table-cell office:value-type="float" office:value="64.162" calcext:value-type="float">
            <text:p>64.162</text:p>
          </table:table-cell>
          <table:table-cell office:value-type="float" office:value="0.653937" calcext:value-type="float">
            <text:p>0.653937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7509" calcext:value-type="float">
            <text:p>0.287509</text:p>
          </table:table-cell>
          <table:table-cell office:value-type="float" office:value="0.0834756" calcext:value-type="float">
            <text:p>0.0834756</text:p>
          </table:table-cell>
          <table:table-cell office:value-type="float" office:value="0.00723748" calcext:value-type="float">
            <text:p>0.00723748</text:p>
          </table:table-cell>
          <table:table-cell office:value-type="float" office:value="1.31948" calcext:value-type="float">
            <text:p>1.31948</text:p>
          </table:table-cell>
          <table:table-cell office:value-type="float" office:value="63.7982" calcext:value-type="float">
            <text:p>63.7982</text:p>
          </table:table-cell>
          <table:table-cell office:value-type="float" office:value="0.653784" calcext:value-type="float">
            <text:p>0.65378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7084" calcext:value-type="float">
            <text:p>0.287084</text:p>
          </table:table-cell>
          <table:table-cell office:value-type="float" office:value="0.0832421" calcext:value-type="float">
            <text:p>0.0832421</text:p>
          </table:table-cell>
          <table:table-cell office:value-type="float" office:value="0.0072021" calcext:value-type="float">
            <text:p>0.0072021</text:p>
          </table:table-cell>
          <table:table-cell office:value-type="float" office:value="1.30462" calcext:value-type="float">
            <text:p>1.30462</text:p>
          </table:table-cell>
          <table:table-cell office:value-type="float" office:value="64.0735" calcext:value-type="float">
            <text:p>64.0735</text:p>
          </table:table-cell>
          <table:table-cell office:value-type="float" office:value="0.653541" calcext:value-type="float">
            <text:p>0.653541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6734" calcext:value-type="float">
            <text:p>0.286734</text:p>
          </table:table-cell>
          <table:table-cell office:value-type="float" office:value="0.0830461" calcext:value-type="float">
            <text:p>0.0830461</text:p>
          </table:table-cell>
          <table:table-cell office:value-type="float" office:value="0.00717022" calcext:value-type="float">
            <text:p>0.00717022</text:p>
          </table:table-cell>
          <table:table-cell office:value-type="float" office:value="1.30596" calcext:value-type="float">
            <text:p>1.30596</text:p>
          </table:table-cell>
          <table:table-cell office:value-type="float" office:value="63.9641" calcext:value-type="float">
            <text:p>63.9641</text:p>
          </table:table-cell>
          <table:table-cell office:value-type="float" office:value="0.653444" calcext:value-type="float">
            <text:p>0.653444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7261" calcext:value-type="float">
            <text:p>0.287261</text:p>
          </table:table-cell>
          <table:table-cell office:value-type="float" office:value="0.0833407" calcext:value-type="float">
            <text:p>0.0833407</text:p>
          </table:table-cell>
          <table:table-cell office:value-type="float" office:value="0.00721761" calcext:value-type="float">
            <text:p>0.00721761</text:p>
          </table:table-cell>
          <table:table-cell office:value-type="float" office:value="1.31044" calcext:value-type="float">
            <text:p>1.31044</text:p>
          </table:table-cell>
          <table:table-cell office:value-type="float" office:value="63.9678" calcext:value-type="float">
            <text:p>63.9678</text:p>
          </table:table-cell>
          <table:table-cell office:value-type="float" office:value="0.653616" calcext:value-type="float">
            <text:p>0.653616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7162" calcext:value-type="float">
            <text:p>0.287162</text:p>
          </table:table-cell>
          <table:table-cell office:value-type="float" office:value="0.083285" calcext:value-type="float">
            <text:p>0.083285</text:p>
          </table:table-cell>
          <table:table-cell office:value-type="float" office:value="0.00720874" calcext:value-type="float">
            <text:p>0.00720874</text:p>
          </table:table-cell>
          <table:table-cell office:value-type="float" office:value="1.31117" calcext:value-type="float">
            <text:p>1.31117</text:p>
          </table:table-cell>
          <table:table-cell office:value-type="float" office:value="63.9283" calcext:value-type="float">
            <text:p>63.9283</text:p>
          </table:table-cell>
          <table:table-cell office:value-type="float" office:value="0.653578" calcext:value-type="float">
            <text:p>0.653578</text:p>
          </table:table-cell>
          <table:table-cell table:number-columns-repeated="10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7209" calcext:value-type="float">
            <text:p>0.287209</text:p>
          </table:table-cell>
          <table:table-cell office:value-type="float" office:value="0.0833149" calcext:value-type="float">
            <text:p>0.0833149</text:p>
          </table:table-cell>
          <table:table-cell office:value-type="float" office:value="0.00721447" calcext:value-type="float">
            <text:p>0.00721447</text:p>
          </table:table-cell>
          <table:table-cell office:value-type="float" office:value="1.30678" calcext:value-type="float">
            <text:p>1.30678</text:p>
          </table:table-cell>
          <table:table-cell office:value-type="float" office:value="64.0484" calcext:value-type="float">
            <text:p>64.0484</text:p>
          </table:table-cell>
          <table:table-cell office:value-type="float" office:value="0.653552" calcext:value-type="float">
            <text:p>0.653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5" calcext:value-type="float">
            <text:p>0.0325</text:p>
          </table:table-cell>
          <table:table-cell office:value-type="float" office:value="0.00105625" calcext:value-type="float">
            <text:p>0.00105625</text:p>
          </table:table-cell>
          <table:table-cell office:value-type="float" office:value="0.00000111566" calcext:value-type="float">
            <text:p>1.11566E-06</text:p>
          </table:table-cell>
          <table:table-cell office:value-type="float" office:value="1.23837" calcext:value-type="float">
            <text:p>1.23837</text:p>
          </table:table-cell>
          <table:table-cell office:value-type="float" office:value="3.84852" calcext:value-type="float">
            <text:p>3.8485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3125" calcext:value-type="float">
            <text:p>0.123125</text:p>
          </table:table-cell>
          <table:table-cell office:value-type="float" office:value="0.0155352" calcext:value-type="float">
            <text:p>0.0155352</text:p>
          </table:table-cell>
          <table:table-cell office:value-type="float" office:value="0.000264104" calcext:value-type="float">
            <text:p>0.000264104</text:p>
          </table:table-cell>
          <table:table-cell office:value-type="float" office:value="0.912467" calcext:value-type="float">
            <text:p>0.912467</text:p>
          </table:table-cell>
          <table:table-cell office:value-type="float" office:value="32.6448" calcext:value-type="float">
            <text:p>32.6448</text:p>
          </table:table-cell>
          <table:table-cell office:value-type="float" office:value="0.635227" calcext:value-type="float">
            <text:p>0.63522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16562" calcext:value-type="float">
            <text:p>0.216562</text:p>
          </table:table-cell>
          <table:table-cell office:value-type="float" office:value="0.0485191" calcext:value-type="float">
            <text:p>0.0485191</text:p>
          </table:table-cell>
          <table:table-cell office:value-type="float" office:value="0.00265467" calcext:value-type="float">
            <text:p>0.00265467</text:p>
          </table:table-cell>
          <table:table-cell office:value-type="float" office:value="0.30423" calcext:value-type="float">
            <text:p>0.30423</text:p>
          </table:table-cell>
          <table:table-cell office:value-type="float" office:value="101.599" calcext:value-type="float">
            <text:p>101.599</text:p>
          </table:table-cell>
          <table:table-cell office:value-type="float" office:value="0.624108" calcext:value-type="float">
            <text:p>0.624108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07188" calcext:value-type="float">
            <text:p>0.307188</text:p>
          </table:table-cell>
          <table:table-cell office:value-type="float" office:value="0.0945875" calcext:value-type="float">
            <text:p>0.0945875</text:p>
          </table:table-cell>
          <table:table-cell office:value-type="float" office:value="0.00902696" calcext:value-type="float">
            <text:p>0.00902696</text:p>
          </table:table-cell>
          <table:table-cell office:value-type="float" office:value="0.79428" calcext:value-type="float">
            <text:p>0.79428</text:p>
          </table:table-cell>
          <table:table-cell office:value-type="float" office:value="87.7353" calcext:value-type="float">
            <text:p>87.7353</text:p>
          </table:table-cell>
          <table:table-cell office:value-type="float" office:value="0.66368" calcext:value-type="float">
            <text:p>0.66368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2031" calcext:value-type="float">
            <text:p>0.302031</text:p>
          </table:table-cell>
          <table:table-cell office:value-type="float" office:value="0.091818" calcext:value-type="float">
            <text:p>0.091818</text:p>
          </table:table-cell>
          <table:table-cell office:value-type="float" office:value="0.00866298" calcext:value-type="float">
            <text:p>0.00866298</text:p>
          </table:table-cell>
          <table:table-cell office:value-type="float" office:value="1.80049" calcext:value-type="float">
            <text:p>1.80049</text:p>
          </table:table-cell>
          <table:table-cell office:value-type="float" office:value="57.2108" calcext:value-type="float">
            <text:p>57.2108</text:p>
          </table:table-cell>
          <table:table-cell office:value-type="float" office:value="0.657476" calcext:value-type="float">
            <text:p>0.657476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5391" calcext:value-type="float">
            <text:p>0.295391</text:p>
          </table:table-cell>
          <table:table-cell office:value-type="float" office:value="0.0877282" calcext:value-type="float">
            <text:p>0.0877282</text:p>
          </table:table-cell>
          <table:table-cell office:value-type="float" office:value="0.00786633" calcext:value-type="float">
            <text:p>0.00786633</text:p>
          </table:table-cell>
          <table:table-cell office:value-type="float" office:value="1.6102" calcext:value-type="float">
            <text:p>1.6102</text:p>
          </table:table-cell>
          <table:table-cell office:value-type="float" office:value="59.1576" calcext:value-type="float">
            <text:p>59.1576</text:p>
          </table:table-cell>
          <table:table-cell office:value-type="float" office:value="0.6593" calcext:value-type="float">
            <text:p>0.659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78711" calcext:value-type="float">
            <text:p>0.278711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0628211" calcext:value-type="float">
            <text:p>0.00628211</text:p>
          </table:table-cell>
          <table:table-cell office:value-type="float" office:value="1.26422" calcext:value-type="float">
            <text:p>1.26422</text:p>
          </table:table-cell>
          <table:table-cell office:value-type="float" office:value="63.078" calcext:value-type="float">
            <text:p>63.078</text:p>
          </table:table-cell>
          <table:table-cell office:value-type="float" office:value="0.657583" calcext:value-type="float">
            <text:p>0.65758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0693" calcext:value-type="float">
            <text:p>0.280693</text:p>
          </table:table-cell>
          <table:table-cell office:value-type="float" office:value="0.0797804" calcext:value-type="float">
            <text:p>0.0797804</text:p>
          </table:table-cell>
          <table:table-cell office:value-type="float" office:value="0.00666978" calcext:value-type="float">
            <text:p>0.00666978</text:p>
          </table:table-cell>
          <table:table-cell office:value-type="float" office:value="1.15922" calcext:value-type="float">
            <text:p>1.15922</text:p>
          </table:table-cell>
          <table:table-cell office:value-type="float" office:value="66.5688" calcext:value-type="float">
            <text:p>66.5688</text:p>
          </table:table-cell>
          <table:table-cell office:value-type="float" office:value="0.6507" calcext:value-type="float">
            <text:p>0.650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3794" calcext:value-type="float">
            <text:p>0.293794</text:p>
          </table:table-cell>
          <table:table-cell office:value-type="float" office:value="0.0871416" calcext:value-type="float">
            <text:p>0.0871416</text:p>
          </table:table-cell>
          <table:table-cell office:value-type="float" office:value="0.00786931" calcext:value-type="float">
            <text:p>0.00786931</text:p>
          </table:table-cell>
          <table:table-cell office:value-type="float" office:value="1.39608" calcext:value-type="float">
            <text:p>1.39608</text:p>
          </table:table-cell>
          <table:table-cell office:value-type="float" office:value="63.3664" calcext:value-type="float">
            <text:p>63.3664</text:p>
          </table:table-cell>
          <table:table-cell office:value-type="float" office:value="0.654566" calcext:value-type="float">
            <text:p>0.654566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1433" calcext:value-type="float">
            <text:p>0.291433</text:p>
          </table:table-cell>
          <table:table-cell office:value-type="float" office:value="0.0858036" calcext:value-type="float">
            <text:p>0.0858036</text:p>
          </table:table-cell>
          <table:table-cell office:value-type="float" office:value="0.00766025" calcext:value-type="float">
            <text:p>0.00766025</text:p>
          </table:table-cell>
          <table:table-cell office:value-type="float" office:value="1.32617" calcext:value-type="float">
            <text:p>1.32617</text:p>
          </table:table-cell>
          <table:table-cell office:value-type="float" office:value="64.5256" calcext:value-type="float">
            <text:p>64.5256</text:p>
          </table:table-cell>
          <table:table-cell office:value-type="float" office:value="0.653175" calcext:value-type="float">
            <text:p>0.653175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0197" calcext:value-type="float">
            <text:p>0.290197</text:p>
          </table:table-cell>
          <table:table-cell office:value-type="float" office:value="0.0850209" calcext:value-type="float">
            <text:p>0.0850209</text:p>
          </table:table-cell>
          <table:table-cell office:value-type="float" office:value="0.0074986" calcext:value-type="float">
            <text:p>0.0074986</text:p>
          </table:table-cell>
          <table:table-cell office:value-type="float" office:value="1.2545" calcext:value-type="float">
            <text:p>1.2545</text:p>
          </table:table-cell>
          <table:table-cell office:value-type="float" office:value="66.0545" calcext:value-type="float">
            <text:p>66.0545</text:p>
          </table:table-cell>
          <table:table-cell office:value-type="float" office:value="0.654214" calcext:value-type="float">
            <text:p>0.65421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1411" calcext:value-type="float">
            <text:p>0.291411</text:p>
          </table:table-cell>
          <table:table-cell office:value-type="float" office:value="0.0857138" calcext:value-type="float">
            <text:p>0.0857138</text:p>
          </table:table-cell>
          <table:table-cell office:value-type="float" office:value="0.00761684" calcext:value-type="float">
            <text:p>0.00761684</text:p>
          </table:table-cell>
          <table:table-cell office:value-type="float" office:value="1.23591" calcext:value-type="float">
            <text:p>1.23591</text:p>
          </table:table-cell>
          <table:table-cell office:value-type="float" office:value="66.8272" calcext:value-type="float">
            <text:p>66.8272</text:p>
          </table:table-cell>
          <table:table-cell office:value-type="float" office:value="0.654417" calcext:value-type="float">
            <text:p>0.65441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0517" calcext:value-type="float">
            <text:p>0.290517</text:p>
          </table:table-cell>
          <table:table-cell office:value-type="float" office:value="0.0851933" calcext:value-type="float">
            <text:p>0.0851933</text:p>
          </table:table-cell>
          <table:table-cell office:value-type="float" office:value="0.00752523" calcext:value-type="float">
            <text:p>0.00752523</text:p>
          </table:table-cell>
          <table:table-cell office:value-type="float" office:value="1.26799" calcext:value-type="float">
            <text:p>1.26799</text:p>
          </table:table-cell>
          <table:table-cell office:value-type="float" office:value="65.7662" calcext:value-type="float">
            <text:p>65.7662</text:p>
          </table:table-cell>
          <table:table-cell office:value-type="float" office:value="0.654389" calcext:value-type="float">
            <text:p>0.654389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0746" calcext:value-type="float">
            <text:p>0.290746</text:p>
          </table:table-cell>
          <table:table-cell office:value-type="float" office:value="0.0853248" calcext:value-type="float">
            <text:p>0.0853248</text:p>
          </table:table-cell>
          <table:table-cell office:value-type="float" office:value="0.00754817" calcext:value-type="float">
            <text:p>0.00754817</text:p>
          </table:table-cell>
          <table:table-cell office:value-type="float" office:value="1.28086" calcext:value-type="float">
            <text:p>1.28086</text:p>
          </table:table-cell>
          <table:table-cell office:value-type="float" office:value="65.4827" calcext:value-type="float">
            <text:p>65.4827</text:p>
          </table:table-cell>
          <table:table-cell office:value-type="float" office:value="0.654403" calcext:value-type="float">
            <text:p>0.65440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1096" calcext:value-type="float">
            <text:p>0.291096</text:p>
          </table:table-cell>
          <table:table-cell office:value-type="float" office:value="0.085536" calcext:value-type="float">
            <text:p>0.085536</text:p>
          </table:table-cell>
          <table:table-cell office:value-type="float" office:value="0.00758749" calcext:value-type="float">
            <text:p>0.00758749</text:p>
          </table:table-cell>
          <table:table-cell office:value-type="float" office:value="1.26496" calcext:value-type="float">
            <text:p>1.26496</text:p>
          </table:table-cell>
          <table:table-cell office:value-type="float" office:value="65.979" calcext:value-type="float">
            <text:p>65.979</text:p>
          </table:table-cell>
          <table:table-cell office:value-type="float" office:value="0.654317" calcext:value-type="float">
            <text:p>0.654317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0586" calcext:value-type="float">
            <text:p>0.290586</text:p>
          </table:table-cell>
          <table:table-cell office:value-type="float" office:value="0.085254" calcext:value-type="float">
            <text:p>0.085254</text:p>
          </table:table-cell>
          <table:table-cell office:value-type="float" office:value="0.00754372" calcext:value-type="float">
            <text:p>0.00754372</text:p>
          </table:table-cell>
          <table:table-cell office:value-type="float" office:value="1.26469" calcext:value-type="float">
            <text:p>1.26469</text:p>
          </table:table-cell>
          <table:table-cell office:value-type="float" office:value="65.8762" calcext:value-type="float">
            <text:p>65.8762</text:p>
          </table:table-cell>
          <table:table-cell office:value-type="float" office:value="0.654033" calcext:value-type="float">
            <text:p>0.654033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0736" calcext:value-type="float">
            <text:p>0.290736</text:p>
          </table:table-cell>
          <table:table-cell office:value-type="float" office:value="0.0853297" calcext:value-type="float">
            <text:p>0.0853297</text:p>
          </table:table-cell>
          <table:table-cell office:value-type="float" office:value="0.00755284" calcext:value-type="float">
            <text:p>0.00755284</text:p>
          </table:table-cell>
          <table:table-cell office:value-type="float" office:value="1.27653" calcext:value-type="float">
            <text:p>1.27653</text:p>
          </table:table-cell>
          <table:table-cell office:value-type="float" office:value="65.5966" calcext:value-type="float">
            <text:p>65.5966</text:p>
          </table:table-cell>
          <table:table-cell office:value-type="float" office:value="0.654229" calcext:value-type="float">
            <text:p>0.654229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0639" calcext:value-type="float">
            <text:p>0.290639</text:p>
          </table:table-cell>
          <table:table-cell office:value-type="float" office:value="0.0852667" calcext:value-type="float">
            <text:p>0.0852667</text:p>
          </table:table-cell>
          <table:table-cell office:value-type="float" office:value="0.00753988" calcext:value-type="float">
            <text:p>0.00753988</text:p>
          </table:table-cell>
          <table:table-cell office:value-type="float" office:value="1.26971" calcext:value-type="float">
            <text:p>1.26971</text:p>
          </table:table-cell>
          <table:table-cell office:value-type="float" office:value="65.7497" calcext:value-type="float">
            <text:p>65.7497</text:p>
          </table:table-cell>
          <table:table-cell office:value-type="float" office:value="0.654312" calcext:value-type="float">
            <text:p>0.654312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062" calcext:value-type="float">
            <text:p>0.29062</text:p>
          </table:table-cell>
          <table:table-cell office:value-type="float" office:value="0.0852627" calcext:value-type="float">
            <text:p>0.0852627</text:p>
          </table:table-cell>
          <table:table-cell office:value-type="float" office:value="0.00754151" calcext:value-type="float">
            <text:p>0.00754151</text:p>
          </table:table-cell>
          <table:table-cell office:value-type="float" office:value="1.26999" calcext:value-type="float">
            <text:p>1.26999</text:p>
          </table:table-cell>
          <table:table-cell office:value-type="float" office:value="65.7408" calcext:value-type="float">
            <text:p>65.7408</text:p>
          </table:table-cell>
          <table:table-cell office:value-type="float" office:value="0.654204" calcext:value-type="float">
            <text:p>0.654204</text:p>
          </table:table-cell>
          <table:table-cell table:number-columns-repeated="1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0543" calcext:value-type="float">
            <text:p>0.290543</text:p>
          </table:table-cell>
          <table:table-cell office:value-type="float" office:value="0.0852134" calcext:value-type="float">
            <text:p>0.0852134</text:p>
          </table:table-cell>
          <table:table-cell office:value-type="float" office:value="0.00753138" calcext:value-type="float">
            <text:p>0.00753138</text:p>
          </table:table-cell>
          <table:table-cell office:value-type="float" office:value="1.27648" calcext:value-type="float">
            <text:p>1.27648</text:p>
          </table:table-cell>
          <table:table-cell office:value-type="float" office:value="65.5528" calcext:value-type="float">
            <text:p>65.5528</text:p>
          </table:table-cell>
          <table:table-cell office:value-type="float" office:value="0.65427" calcext:value-type="float">
            <text:p>0.654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00689062" calcext:value-type="float">
            <text:p>0.000689062</text:p>
          </table:table-cell>
          <table:table-cell office:value-type="float" office:value="0.000000474807" calcext:value-type="float">
            <text:p>4.74807E-07</text:p>
          </table:table-cell>
          <table:table-cell office:value-type="float" office:value="1.33491" calcext:value-type="float">
            <text:p>1.33491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625" calcext:value-type="float">
            <text:p>0.16625</text:p>
          </table:table-cell>
          <table:table-cell office:value-type="float" office:value="0.0285391" calcext:value-type="float">
            <text:p>0.0285391</text:p>
          </table:table-cell>
          <table:table-cell office:value-type="float" office:value="0.000913979" calcext:value-type="float">
            <text:p>0.000913979</text:p>
          </table:table-cell>
          <table:table-cell office:value-type="float" office:value="1.80254" calcext:value-type="float">
            <text:p>1.80254</text:p>
          </table:table-cell>
          <table:table-cell office:value-type="float" office:value="31.4353" calcext:value-type="float">
            <text:p>31.4353</text:p>
          </table:table-cell>
          <table:table-cell office:value-type="float" office:value="0.625945" calcext:value-type="float">
            <text:p>0.62594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0937" calcext:value-type="float">
            <text:p>0.260937</text:p>
          </table:table-cell>
          <table:table-cell office:value-type="float" office:value="0.0681387" calcext:value-type="float">
            <text:p>0.0681387</text:p>
          </table:table-cell>
          <table:table-cell office:value-type="float" office:value="0.00465663" calcext:value-type="float">
            <text:p>0.00465663</text:p>
          </table:table-cell>
          <table:table-cell office:value-type="float" office:value="0.867898" calcext:value-type="float">
            <text:p>0.867898</text:p>
          </table:table-cell>
          <table:table-cell office:value-type="float" office:value="71.14" calcext:value-type="float">
            <text:p>71.14</text:p>
          </table:table-cell>
          <table:table-cell office:value-type="float" office:value="0.66568" calcext:value-type="float">
            <text:p>0.66568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025" calcext:value-type="float">
            <text:p>0.3025</text:p>
          </table:table-cell>
          <table:table-cell office:value-type="float" office:value="0.0919805" calcext:value-type="float">
            <text:p>0.0919805</text:p>
          </table:table-cell>
          <table:table-cell office:value-type="float" office:value="0.00863074" calcext:value-type="float">
            <text:p>0.00863074</text:p>
          </table:table-cell>
          <table:table-cell office:value-type="float" office:value="0.669373" calcext:value-type="float">
            <text:p>0.669373</text:p>
          </table:table-cell>
          <table:table-cell office:value-type="float" office:value="94.278" calcext:value-type="float">
            <text:p>94.278</text:p>
          </table:table-cell>
          <table:table-cell office:value-type="float" office:value="0.659956" calcext:value-type="float">
            <text:p>0.65995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2578" calcext:value-type="float">
            <text:p>0.302578</text:p>
          </table:table-cell>
          <table:table-cell office:value-type="float" office:value="0.0919245" calcext:value-type="float">
            <text:p>0.0919245</text:p>
          </table:table-cell>
          <table:table-cell office:value-type="float" office:value="0.00858384" calcext:value-type="float">
            <text:p>0.00858384</text:p>
          </table:table-cell>
          <table:table-cell office:value-type="float" office:value="1.11437" calcext:value-type="float">
            <text:p>1.11437</text:p>
          </table:table-cell>
          <table:table-cell office:value-type="float" office:value="72.9352" calcext:value-type="float">
            <text:p>72.9352</text:p>
          </table:table-cell>
          <table:table-cell office:value-type="float" office:value="0.661392" calcext:value-type="float">
            <text:p>0.661392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0898" calcext:value-type="float">
            <text:p>0.290898</text:p>
          </table:table-cell>
          <table:table-cell office:value-type="float" office:value="0.085036" calcext:value-type="float">
            <text:p>0.085036</text:p>
          </table:table-cell>
          <table:table-cell office:value-type="float" office:value="0.00736121" calcext:value-type="float">
            <text:p>0.00736121</text:p>
          </table:table-cell>
          <table:table-cell office:value-type="float" office:value="0.783806" calcext:value-type="float">
            <text:p>0.783806</text:p>
          </table:table-cell>
          <table:table-cell office:value-type="float" office:value="83.72" calcext:value-type="float">
            <text:p>83.72</text:p>
          </table:table-cell>
          <table:table-cell office:value-type="float" office:value="0.66067" calcext:value-type="float">
            <text:p>0.6606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0508" calcext:value-type="float">
            <text:p>0.290508</text:p>
          </table:table-cell>
          <table:table-cell office:value-type="float" office:value="0.0853735" calcext:value-type="float">
            <text:p>0.0853735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0.817263" calcext:value-type="float">
            <text:p>0.817263</text:p>
          </table:table-cell>
          <table:table-cell office:value-type="float" office:value="82.1418" calcext:value-type="float">
            <text:p>82.1418</text:p>
          </table:table-cell>
          <table:table-cell office:value-type="float" office:value="0.651715" calcext:value-type="float">
            <text:p>0.65171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0225" calcext:value-type="float">
            <text:p>0.290225</text:p>
          </table:table-cell>
          <table:table-cell office:value-type="float" office:value="0.0853163" calcext:value-type="float">
            <text:p>0.0853163</text:p>
          </table:table-cell>
          <table:table-cell office:value-type="float" office:value="0.00765796" calcext:value-type="float">
            <text:p>0.00765796</text:p>
          </table:table-cell>
          <table:table-cell office:value-type="float" office:value="1.13239" calcext:value-type="float">
            <text:p>1.13239</text:p>
          </table:table-cell>
          <table:table-cell office:value-type="float" office:value="69.678" calcext:value-type="float">
            <text:p>69.678</text:p>
          </table:table-cell>
          <table:table-cell office:value-type="float" office:value="0.649307" calcext:value-type="float">
            <text:p>0.64930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1577" calcext:value-type="float">
            <text:p>0.291577</text:p>
          </table:table-cell>
          <table:table-cell office:value-type="float" office:value="0.0856406" calcext:value-type="float">
            <text:p>0.0856406</text:p>
          </table:table-cell>
          <table:table-cell office:value-type="float" office:value="0.00754659" calcext:value-type="float">
            <text:p>0.00754659</text:p>
          </table:table-cell>
          <table:table-cell office:value-type="float" office:value="1.22257" calcext:value-type="float">
            <text:p>1.22257</text:p>
          </table:table-cell>
          <table:table-cell office:value-type="float" office:value="67.1652" calcext:value-type="float">
            <text:p>67.1652</text:p>
          </table:table-cell>
          <table:table-cell office:value-type="float" office:value="0.657019" calcext:value-type="float">
            <text:p>0.657019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5156" calcext:value-type="float">
            <text:p>0.295156</text:p>
          </table:table-cell>
          <table:table-cell office:value-type="float" office:value="0.0878609" calcext:value-type="float">
            <text:p>0.0878609</text:p>
          </table:table-cell>
          <table:table-cell office:value-type="float" office:value="0.00797885" calcext:value-type="float">
            <text:p>0.00797885</text:p>
          </table:table-cell>
          <table:table-cell office:value-type="float" office:value="1.19706" calcext:value-type="float">
            <text:p>1.19706</text:p>
          </table:table-cell>
          <table:table-cell office:value-type="float" office:value="68.7653" calcext:value-type="float">
            <text:p>68.7653</text:p>
          </table:table-cell>
          <table:table-cell office:value-type="float" office:value="0.65547" calcext:value-type="float">
            <text:p>0.65547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3091" calcext:value-type="float">
            <text:p>0.293091</text:p>
          </table:table-cell>
          <table:table-cell office:value-type="float" office:value="0.0866935" calcext:value-type="float">
            <text:p>0.0866935</text:p>
          </table:table-cell>
          <table:table-cell office:value-type="float" office:value="0.00779123" calcext:value-type="float">
            <text:p>0.00779123</text:p>
          </table:table-cell>
          <table:table-cell office:value-type="float" office:value="1.3577" calcext:value-type="float">
            <text:p>1.3577</text:p>
          </table:table-cell>
          <table:table-cell office:value-type="float" office:value="64.0977" calcext:value-type="float">
            <text:p>64.0977</text:p>
          </table:table-cell>
          <table:table-cell office:value-type="float" office:value="0.65445" calcext:value-type="float">
            <text:p>0.65445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4985" calcext:value-type="float">
            <text:p>0.294985</text:p>
          </table:table-cell>
          <table:table-cell office:value-type="float" office:value="0.0878494" calcext:value-type="float">
            <text:p>0.0878494</text:p>
          </table:table-cell>
          <table:table-cell office:value-type="float" office:value="0.00800935" calcext:value-type="float">
            <text:p>0.00800935</text:p>
          </table:table-cell>
          <table:table-cell office:value-type="float" office:value="1.2586" calcext:value-type="float">
            <text:p>1.2586</text:p>
          </table:table-cell>
          <table:table-cell office:value-type="float" office:value="67.044" calcext:value-type="float">
            <text:p>67.044</text:p>
          </table:table-cell>
          <table:table-cell office:value-type="float" office:value="0.654062" calcext:value-type="float">
            <text:p>0.654062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5198" calcext:value-type="float">
            <text:p>0.295198</text:p>
          </table:table-cell>
          <table:table-cell office:value-type="float" office:value="0.0879652" calcext:value-type="float">
            <text:p>0.0879652</text:p>
          </table:table-cell>
          <table:table-cell office:value-type="float" office:value="0.00802503" calcext:value-type="float">
            <text:p>0.00802503</text:p>
          </table:table-cell>
          <table:table-cell office:value-type="float" office:value="1.29855" calcext:value-type="float">
            <text:p>1.29855</text:p>
          </table:table-cell>
          <table:table-cell office:value-type="float" office:value="66.0389" calcext:value-type="float">
            <text:p>66.0389</text:p>
          </table:table-cell>
          <table:table-cell office:value-type="float" office:value="0.654296" calcext:value-type="float">
            <text:p>0.654296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3843" calcext:value-type="float">
            <text:p>0.293843</text:p>
          </table:table-cell>
          <table:table-cell office:value-type="float" office:value="0.0871351" calcext:value-type="float">
            <text:p>0.0871351</text:p>
          </table:table-cell>
          <table:table-cell office:value-type="float" office:value="0.00786594" calcext:value-type="float">
            <text:p>0.00786594</text:p>
          </table:table-cell>
          <table:table-cell office:value-type="float" office:value="1.24456" calcext:value-type="float">
            <text:p>1.24456</text:p>
          </table:table-cell>
          <table:table-cell office:value-type="float" office:value="67.1471" calcext:value-type="float">
            <text:p>67.1471</text:p>
          </table:table-cell>
          <table:table-cell office:value-type="float" office:value="0.654663" calcext:value-type="float">
            <text:p>0.65466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3794" calcext:value-type="float">
            <text:p>0.293794</text:p>
          </table:table-cell>
          <table:table-cell office:value-type="float" office:value="0.0871021" calcext:value-type="float">
            <text:p>0.0871021</text:p>
          </table:table-cell>
          <table:table-cell office:value-type="float" office:value="0.00785862" calcext:value-type="float">
            <text:p>0.00785862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67.4831" calcext:value-type="float">
            <text:p>67.4831</text:p>
          </table:table-cell>
          <table:table-cell office:value-type="float" office:value="0.654723" calcext:value-type="float">
            <text:p>0.65472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4061" calcext:value-type="float">
            <text:p>0.294061</text:p>
          </table:table-cell>
          <table:table-cell office:value-type="float" office:value="0.0872551" calcext:value-type="float">
            <text:p>0.0872551</text:p>
          </table:table-cell>
          <table:table-cell office:value-type="float" office:value="0.00788451" calcext:value-type="float">
            <text:p>0.00788451</text:p>
          </table:table-cell>
          <table:table-cell office:value-type="float" office:value="1.2388" calcext:value-type="float">
            <text:p>1.2388</text:p>
          </table:table-cell>
          <table:table-cell office:value-type="float" office:value="67.3513" calcext:value-type="float">
            <text:p>67.3513</text:p>
          </table:table-cell>
          <table:table-cell office:value-type="float" office:value="0.654799" calcext:value-type="float">
            <text:p>0.654799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4244" calcext:value-type="float">
            <text:p>0.294244</text:p>
          </table:table-cell>
          <table:table-cell office:value-type="float" office:value="0.0873615" calcext:value-type="float">
            <text:p>0.0873615</text:p>
          </table:table-cell>
          <table:table-cell office:value-type="float" office:value="0.00790296" calcext:value-type="float">
            <text:p>0.00790296</text:p>
          </table:table-cell>
          <table:table-cell office:value-type="float" office:value="1.2318" calcext:value-type="float">
            <text:p>1.2318</text:p>
          </table:table-cell>
          <table:table-cell office:value-type="float" office:value="67.5857" calcext:value-type="float">
            <text:p>67.5857</text:p>
          </table:table-cell>
          <table:table-cell office:value-type="float" office:value="0.654834" calcext:value-type="float">
            <text:p>0.654834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4275" calcext:value-type="float">
            <text:p>0.294275</text:p>
          </table:table-cell>
          <table:table-cell office:value-type="float" office:value="0.0873718" calcext:value-type="float">
            <text:p>0.0873718</text:p>
          </table:table-cell>
          <table:table-cell office:value-type="float" office:value="0.00790257" calcext:value-type="float">
            <text:p>0.00790257</text:p>
          </table:table-cell>
          <table:table-cell office:value-type="float" office:value="1.23701" calcext:value-type="float">
            <text:p>1.23701</text:p>
          </table:table-cell>
          <table:table-cell office:value-type="float" office:value="67.446" calcext:value-type="float">
            <text:p>67.446</text:p>
          </table:table-cell>
          <table:table-cell office:value-type="float" office:value="0.654932" calcext:value-type="float">
            <text:p>0.654932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4342" calcext:value-type="float">
            <text:p>0.294342</text:p>
          </table:table-cell>
          <table:table-cell office:value-type="float" office:value="0.0874153" calcext:value-type="float">
            <text:p>0.0874153</text:p>
          </table:table-cell>
          <table:table-cell office:value-type="float" office:value="0.00791133" calcext:value-type="float">
            <text:p>0.00791133</text:p>
          </table:table-cell>
          <table:table-cell office:value-type="float" office:value="1.2413" calcext:value-type="float">
            <text:p>1.2413</text:p>
          </table:table-cell>
          <table:table-cell office:value-type="float" office:value="67.3453" calcext:value-type="float">
            <text:p>67.3453</text:p>
          </table:table-cell>
          <table:table-cell office:value-type="float" office:value="0.654893" calcext:value-type="float">
            <text:p>0.654893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4226" calcext:value-type="float">
            <text:p>0.294226</text:p>
          </table:table-cell>
          <table:table-cell office:value-type="float" office:value="0.087346" calcext:value-type="float">
            <text:p>0.087346</text:p>
          </table:table-cell>
          <table:table-cell office:value-type="float" office:value="0.00789862" calcext:value-type="float">
            <text:p>0.00789862</text:p>
          </table:table-cell>
          <table:table-cell office:value-type="float" office:value="1.24132" calcext:value-type="float">
            <text:p>1.24132</text:p>
          </table:table-cell>
          <table:table-cell office:value-type="float" office:value="67.3176" calcext:value-type="float">
            <text:p>67.3176</text:p>
          </table:table-cell>
          <table:table-cell office:value-type="float" office:value="0.654901" calcext:value-type="float">
            <text:p>0.6549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.00316406" calcext:value-type="float">
            <text:p>0.00316406</text:p>
          </table:table-cell>
          <table:table-cell office:value-type="float" office:value="0.0000100113" calcext:value-type="float">
            <text:p>1.00113E-05</text:p>
          </table:table-cell>
          <table:table-cell office:value-type="float" office:value="2.78074" calcext:value-type="float">
            <text:p>2.78074</text:p>
          </table:table-cell>
          <table:table-cell office:value-type="float" office:value="5.77273" calcext:value-type="float">
            <text:p>5.77273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3125" calcext:value-type="float">
            <text:p>0.103125</text:p>
          </table:table-cell>
          <table:table-cell office:value-type="float" office:value="0.0133258" calcext:value-type="float">
            <text:p>0.0133258</text:p>
          </table:table-cell>
          <table:table-cell office:value-type="float" office:value="0.00029205" calcext:value-type="float">
            <text:p>0.00029205</text:p>
          </table:table-cell>
          <table:table-cell office:value-type="float" office:value="0.921912" calcext:value-type="float">
            <text:p>0.921912</text:p>
          </table:table-cell>
          <table:table-cell office:value-type="float" office:value="29.9771" calcext:value-type="float">
            <text:p>29.9771</text:p>
          </table:table-cell>
          <table:table-cell office:value-type="float" office:value="0.451786" calcext:value-type="float">
            <text:p>0.451786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76562" calcext:value-type="float">
            <text:p>0.276562</text:p>
          </table:table-cell>
          <table:table-cell office:value-type="float" office:value="0.0768746" calcext:value-type="float">
            <text:p>0.0768746</text:p>
          </table:table-cell>
          <table:table-cell office:value-type="float" office:value="0.0060281" calcext:value-type="float">
            <text:p>0.0060281</text:p>
          </table:table-cell>
          <table:table-cell office:value-type="float" office:value="0.622922" calcext:value-type="float">
            <text:p>0.622922</text:p>
          </table:table-cell>
          <table:table-cell office:value-type="float" office:value="89.3221" calcext:value-type="float">
            <text:p>89.3221</text:p>
          </table:table-cell>
          <table:table-cell office:value-type="float" office:value="0.659989" calcext:value-type="float">
            <text:p>0.659989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84062" calcext:value-type="float">
            <text:p>0.284062</text:p>
          </table:table-cell>
          <table:table-cell office:value-type="float" office:value="0.0813574" calcext:value-type="float">
            <text:p>0.0813574</text:p>
          </table:table-cell>
          <table:table-cell office:value-type="float" office:value="0.00681769" calcext:value-type="float">
            <text:p>0.00681769</text:p>
          </table:table-cell>
          <table:table-cell office:value-type="float" office:value="2.17658" calcext:value-type="float">
            <text:p>2.17658</text:p>
          </table:table-cell>
          <table:table-cell office:value-type="float" office:value="48.8693" calcext:value-type="float">
            <text:p>48.8693</text:p>
          </table:table-cell>
          <table:table-cell office:value-type="float" office:value="0.656662" calcext:value-type="float">
            <text:p>0.656662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88281" calcext:value-type="float">
            <text:p>0.288281</text:p>
          </table:table-cell>
          <table:table-cell office:value-type="float" office:value="0.0838303" calcext:value-type="float">
            <text:p>0.0838303</text:p>
          </table:table-cell>
          <table:table-cell office:value-type="float" office:value="0.0072619" calcext:value-type="float">
            <text:p>0.0072619</text:p>
          </table:table-cell>
          <table:table-cell office:value-type="float" office:value="1.09435" calcext:value-type="float">
            <text:p>1.09435</text:p>
          </table:table-cell>
          <table:table-cell office:value-type="float" office:value="70.2636" calcext:value-type="float">
            <text:p>70.2636</text:p>
          </table:table-cell>
          <table:table-cell office:value-type="float" office:value="0.655549" calcext:value-type="float">
            <text:p>0.655549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4297" calcext:value-type="float">
            <text:p>0.284297</text:p>
          </table:table-cell>
          <table:table-cell office:value-type="float" office:value="0.0813877" calcext:value-type="float">
            <text:p>0.0813877</text:p>
          </table:table-cell>
          <table:table-cell office:value-type="float" office:value="0.00680769" calcext:value-type="float">
            <text:p>0.00680769</text:p>
          </table:table-cell>
          <table:table-cell office:value-type="float" office:value="0.816104" calcext:value-type="float">
            <text:p>0.816104</text:p>
          </table:table-cell>
          <table:table-cell office:value-type="float" office:value="80.2469" calcext:value-type="float">
            <text:p>80.2469</text:p>
          </table:table-cell>
          <table:table-cell office:value-type="float" office:value="0.657421" calcext:value-type="float">
            <text:p>0.657421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0977" calcext:value-type="float">
            <text:p>0.290977</text:p>
          </table:table-cell>
          <table:table-cell office:value-type="float" office:value="0.0856264" calcext:value-type="float">
            <text:p>0.0856264</text:p>
          </table:table-cell>
          <table:table-cell office:value-type="float" office:value="0.00765749" calcext:value-type="float">
            <text:p>0.00765749</text:p>
          </table:table-cell>
          <table:table-cell office:value-type="float" office:value="1.05545" calcext:value-type="float">
            <text:p>1.05545</text:p>
          </table:table-cell>
          <table:table-cell office:value-type="float" office:value="72.3257" calcext:value-type="float">
            <text:p>72.3257</text:p>
          </table:table-cell>
          <table:table-cell office:value-type="float" office:value="0.651863" calcext:value-type="float">
            <text:p>0.651863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6152" calcext:value-type="float">
            <text:p>0.296152</text:p>
          </table:table-cell>
          <table:table-cell office:value-type="float" office:value="0.0883972" calcext:value-type="float">
            <text:p>0.0883972</text:p>
          </table:table-cell>
          <table:table-cell office:value-type="float" office:value="0.00804838" calcext:value-type="float">
            <text:p>0.00804838</text:p>
          </table:table-cell>
          <table:table-cell office:value-type="float" office:value="0.933945" calcext:value-type="float">
            <text:p>0.933945</text:p>
          </table:table-cell>
          <table:table-cell office:value-type="float" office:value="78.164" calcext:value-type="float">
            <text:p>78.164</text:p>
          </table:table-cell>
          <table:table-cell office:value-type="float" office:value="0.656672" calcext:value-type="float">
            <text:p>0.656672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271" calcext:value-type="float">
            <text:p>0.29271</text:p>
          </table:table-cell>
          <table:table-cell office:value-type="float" office:value="0.0863973" calcext:value-type="float">
            <text:p>0.0863973</text:p>
          </table:table-cell>
          <table:table-cell office:value-type="float" office:value="0.00770973" calcext:value-type="float">
            <text:p>0.00770973</text:p>
          </table:table-cell>
          <table:table-cell office:value-type="float" office:value="1.10029" calcext:value-type="float">
            <text:p>1.10029</text:p>
          </table:table-cell>
          <table:table-cell office:value-type="float" office:value="71.1456" calcext:value-type="float">
            <text:p>71.1456</text:p>
          </table:table-cell>
          <table:table-cell office:value-type="float" office:value="0.655715" calcext:value-type="float">
            <text:p>0.65571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97729" calcext:value-type="float">
            <text:p>0.297729</text:p>
          </table:table-cell>
          <table:table-cell office:value-type="float" office:value="0.0893864" calcext:value-type="float">
            <text:p>0.0893864</text:p>
          </table:table-cell>
          <table:table-cell office:value-type="float" office:value="0.00826095" calcext:value-type="float">
            <text:p>0.00826095</text:p>
          </table:table-cell>
          <table:table-cell office:value-type="float" office:value="1.09689" calcext:value-type="float">
            <text:p>1.09689</text:p>
          </table:table-cell>
          <table:table-cell office:value-type="float" office:value="72.4883" calcext:value-type="float">
            <text:p>72.4883</text:p>
          </table:table-cell>
          <table:table-cell office:value-type="float" office:value="0.65536" calcext:value-type="float">
            <text:p>0.65536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8491" calcext:value-type="float">
            <text:p>0.298491</text:p>
          </table:table-cell>
          <table:table-cell office:value-type="float" office:value="0.0898138" calcext:value-type="float">
            <text:p>0.0898138</text:p>
          </table:table-cell>
          <table:table-cell office:value-type="float" office:value="0.00832529" calcext:value-type="float">
            <text:p>0.00832529</text:p>
          </table:table-cell>
          <table:table-cell office:value-type="float" office:value="1.29835" calcext:value-type="float">
            <text:p>1.29835</text:p>
          </table:table-cell>
          <table:table-cell office:value-type="float" office:value="66.7407" calcext:value-type="float">
            <text:p>66.7407</text:p>
          </table:table-cell>
          <table:table-cell office:value-type="float" office:value="0.655974" calcext:value-type="float">
            <text:p>0.655974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8398" calcext:value-type="float">
            <text:p>0.298398</text:p>
          </table:table-cell>
          <table:table-cell office:value-type="float" office:value="0.0898198" calcext:value-type="float">
            <text:p>0.0898198</text:p>
          </table:table-cell>
          <table:table-cell office:value-type="float" office:value="0.00834912" calcext:value-type="float">
            <text:p>0.00834912</text:p>
          </table:table-cell>
          <table:table-cell office:value-type="float" office:value="1.19589" calcext:value-type="float">
            <text:p>1.19589</text:p>
          </table:table-cell>
          <table:table-cell office:value-type="float" office:value="69.5683" calcext:value-type="float">
            <text:p>69.5683</text:p>
          </table:table-cell>
          <table:table-cell office:value-type="float" office:value="0.655035" calcext:value-type="float">
            <text:p>0.65503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8532" calcext:value-type="float">
            <text:p>0.298532</text:p>
          </table:table-cell>
          <table:table-cell office:value-type="float" office:value="0.089887" calcext:value-type="float">
            <text:p>0.089887</text:p>
          </table:table-cell>
          <table:table-cell office:value-type="float" office:value="0.00835298" calcext:value-type="float">
            <text:p>0.00835298</text:p>
          </table:table-cell>
          <table:table-cell office:value-type="float" office:value="1.24927" calcext:value-type="float">
            <text:p>1.24927</text:p>
          </table:table-cell>
          <table:table-cell office:value-type="float" office:value="68.0788" calcext:value-type="float">
            <text:p>68.0788</text:p>
          </table:table-cell>
          <table:table-cell office:value-type="float" office:value="0.655391" calcext:value-type="float">
            <text:p>0.655391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8138" calcext:value-type="float">
            <text:p>0.298138</text:p>
          </table:table-cell>
          <table:table-cell office:value-type="float" office:value="0.0896394" calcext:value-type="float">
            <text:p>0.0896394</text:p>
          </table:table-cell>
          <table:table-cell office:value-type="float" office:value="0.00830387" calcext:value-type="float">
            <text:p>0.00830387</text:p>
          </table:table-cell>
          <table:table-cell office:value-type="float" office:value="1.2121" calcext:value-type="float">
            <text:p>1.2121</text:p>
          </table:table-cell>
          <table:table-cell office:value-type="float" office:value="69.0277" calcext:value-type="float">
            <text:p>69.0277</text:p>
          </table:table-cell>
          <table:table-cell office:value-type="float" office:value="0.655522" calcext:value-type="float">
            <text:p>0.655522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7288" calcext:value-type="float">
            <text:p>0.297288</text:p>
          </table:table-cell>
          <table:table-cell office:value-type="float" office:value="0.0891566" calcext:value-type="float">
            <text:p>0.0891566</text:p>
          </table:table-cell>
          <table:table-cell office:value-type="float" office:value="0.00822368" calcext:value-type="float">
            <text:p>0.00822368</text:p>
          </table:table-cell>
          <table:table-cell office:value-type="float" office:value="1.21811" calcext:value-type="float">
            <text:p>1.21811</text:p>
          </table:table-cell>
          <table:table-cell office:value-type="float" office:value="68.6687" calcext:value-type="float">
            <text:p>68.6687</text:p>
          </table:table-cell>
          <table:table-cell office:value-type="float" office:value="0.655144" calcext:value-type="float">
            <text:p>0.655144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847" calcext:value-type="float">
            <text:p>0.29847</text:p>
          </table:table-cell>
          <table:table-cell office:value-type="float" office:value="0.0898361" calcext:value-type="float">
            <text:p>0.0898361</text:p>
          </table:table-cell>
          <table:table-cell office:value-type="float" office:value="0.00833927" calcext:value-type="float">
            <text:p>0.00833927</text:p>
          </table:table-cell>
          <table:table-cell office:value-type="float" office:value="1.1871" calcext:value-type="float">
            <text:p>1.1871</text:p>
          </table:table-cell>
          <table:table-cell office:value-type="float" office:value="69.8341" calcext:value-type="float">
            <text:p>69.8341</text:p>
          </table:table-cell>
          <table:table-cell office:value-type="float" office:value="0.655567" calcext:value-type="float">
            <text:p>0.655567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8013" calcext:value-type="float">
            <text:p>0.298013</text:p>
          </table:table-cell>
          <table:table-cell office:value-type="float" office:value="0.089569" calcext:value-type="float">
            <text:p>0.089569</text:p>
          </table:table-cell>
          <table:table-cell office:value-type="float" office:value="0.00829214" calcext:value-type="float">
            <text:p>0.00829214</text:p>
          </table:table-cell>
          <table:table-cell office:value-type="float" office:value="1.20481" calcext:value-type="float">
            <text:p>1.20481</text:p>
          </table:table-cell>
          <table:table-cell office:value-type="float" office:value="69.2105" calcext:value-type="float">
            <text:p>69.2105</text:p>
          </table:table-cell>
          <table:table-cell office:value-type="float" office:value="0.655468" calcext:value-type="float">
            <text:p>0.655468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8251" calcext:value-type="float">
            <text:p>0.298251</text:p>
          </table:table-cell>
          <table:table-cell office:value-type="float" office:value="0.0897146" calcext:value-type="float">
            <text:p>0.0897146</text:p>
          </table:table-cell>
          <table:table-cell office:value-type="float" office:value="0.00831997" calcext:value-type="float">
            <text:p>0.00831997</text:p>
          </table:table-cell>
          <table:table-cell office:value-type="float" office:value="1.20393" calcext:value-type="float">
            <text:p>1.20393</text:p>
          </table:table-cell>
          <table:table-cell office:value-type="float" office:value="69.2928" calcext:value-type="float">
            <text:p>69.2928</text:p>
          </table:table-cell>
          <table:table-cell office:value-type="float" office:value="0.655433" calcext:value-type="float">
            <text:p>0.655433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8163" calcext:value-type="float">
            <text:p>0.298163</text:p>
          </table:table-cell>
          <table:table-cell office:value-type="float" office:value="0.0896575" calcext:value-type="float">
            <text:p>0.0896575</text:p>
          </table:table-cell>
          <table:table-cell office:value-type="float" office:value="0.00830786" calcext:value-type="float">
            <text:p>0.00830786</text:p>
          </table:table-cell>
          <table:table-cell office:value-type="float" office:value="1.20821" calcext:value-type="float">
            <text:p>1.20821</text:p>
          </table:table-cell>
          <table:table-cell office:value-type="float" office:value="69.1468" calcext:value-type="float">
            <text:p>69.1468</text:p>
          </table:table-cell>
          <table:table-cell office:value-type="float" office:value="0.655495" calcext:value-type="float">
            <text:p>0.655495</text:p>
          </table:table-cell>
          <table:table-cell table:number-columns-repeated="10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8121" calcext:value-type="float">
            <text:p>0.298121</text:p>
          </table:table-cell>
          <table:table-cell office:value-type="float" office:value="0.0896335" calcext:value-type="float">
            <text:p>0.0896335</text:p>
          </table:table-cell>
          <table:table-cell office:value-type="float" office:value="0.00830393" calcext:value-type="float">
            <text:p>0.00830393</text:p>
          </table:table-cell>
          <table:table-cell office:value-type="float" office:value="1.20747" calcext:value-type="float">
            <text:p>1.20747</text:p>
          </table:table-cell>
          <table:table-cell office:value-type="float" office:value="69.1588" calcext:value-type="float">
            <text:p>69.1588</text:p>
          </table:table-cell>
          <table:table-cell office:value-type="float" office:value="0.655474" calcext:value-type="float">
            <text:p>0.6554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875" calcext:value-type="float">
            <text:p>0.01875</text:p>
          </table:table-cell>
          <table:table-cell office:value-type="float" office:value="0.000351562" calcext:value-type="float">
            <text:p>0.000351562</text:p>
          </table:table-cell>
          <table:table-cell office:value-type="float" office:value="0.000000123596" calcext:value-type="float">
            <text:p>1.23596E-07</text:p>
          </table:table-cell>
          <table:table-cell office:value-type="float" office:value="2.61338" calcext:value-type="float">
            <text:p>2.6133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25" calcext:value-type="float">
            <text:p>0.1825</text:p>
          </table:table-cell>
          <table:table-cell office:value-type="float" office:value="0.0353313" calcext:value-type="float">
            <text:p>0.0353313</text:p>
          </table:table-cell>
          <table:table-cell office:value-type="float" office:value="0.00151808" calcext:value-type="float">
            <text:p>0.00151808</text:p>
          </table:table-cell>
          <table:table-cell office:value-type="float" office:value="0.130097" calcext:value-type="float">
            <text:p>0.130097</text:p>
          </table:table-cell>
          <table:table-cell office:value-type="float" office:value="132.688" calcext:value-type="float">
            <text:p>132.688</text:p>
          </table:table-cell>
          <table:table-cell office:value-type="float" office:value="0.594627" calcext:value-type="float">
            <text:p>0.59462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9375" calcext:value-type="float">
            <text:p>0.269375</text:p>
          </table:table-cell>
          <table:table-cell office:value-type="float" office:value="0.0728102" calcext:value-type="float">
            <text:p>0.0728102</text:p>
          </table:table-cell>
          <table:table-cell office:value-type="float" office:value="0.00536987" calcext:value-type="float">
            <text:p>0.00536987</text:p>
          </table:table-cell>
          <table:table-cell office:value-type="float" office:value="0.394126" calcext:value-type="float">
            <text:p>0.394126</text:p>
          </table:table-cell>
          <table:table-cell office:value-type="float" office:value="109.378" calcext:value-type="float">
            <text:p>109.378</text:p>
          </table:table-cell>
          <table:table-cell office:value-type="float" office:value="0.662356" calcext:value-type="float">
            <text:p>0.66235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875" calcext:value-type="float">
            <text:p>0.27875</text:p>
          </table:table-cell>
          <table:table-cell office:value-type="float" office:value="0.0778332" calcext:value-type="float">
            <text:p>0.0778332</text:p>
          </table:table-cell>
          <table:table-cell office:value-type="float" office:value="0.00609776" calcext:value-type="float">
            <text:p>0.00609776</text:p>
          </table:table-cell>
          <table:table-cell office:value-type="float" office:value="1.70041" calcext:value-type="float">
            <text:p>1.70041</text:p>
          </table:table-cell>
          <table:table-cell office:value-type="float" office:value="54.1635" calcext:value-type="float">
            <text:p>54.1635</text:p>
          </table:table-cell>
          <table:table-cell office:value-type="float" office:value="0.66448" calcext:value-type="float">
            <text:p>0.6644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25" calcext:value-type="float">
            <text:p>0.2925</text:p>
          </table:table-cell>
          <table:table-cell office:value-type="float" office:value="0.0861055" calcext:value-type="float">
            <text:p>0.0861055</text:p>
          </table:table-cell>
          <table:table-cell office:value-type="float" office:value="0.00760947" calcext:value-type="float">
            <text:p>0.00760947</text:p>
          </table:table-cell>
          <table:table-cell office:value-type="float" office:value="0.945891" calcext:value-type="float">
            <text:p>0.945891</text:p>
          </table:table-cell>
          <table:table-cell office:value-type="float" office:value="76.6453" calcext:value-type="float">
            <text:p>76.6453</text:p>
          </table:table-cell>
          <table:table-cell office:value-type="float" office:value="0.657885" calcext:value-type="float">
            <text:p>0.657885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9332" calcext:value-type="float">
            <text:p>0.29332</text:p>
          </table:table-cell>
          <table:table-cell office:value-type="float" office:value="0.0874885" calcext:value-type="float">
            <text:p>0.0874885</text:p>
          </table:table-cell>
          <table:table-cell office:value-type="float" office:value="0.00814401" calcext:value-type="float">
            <text:p>0.00814401</text:p>
          </table:table-cell>
          <table:table-cell office:value-type="float" office:value="2.13031" calcext:value-type="float">
            <text:p>2.13031</text:p>
          </table:table-cell>
          <table:table-cell office:value-type="float" office:value="51.2638" calcext:value-type="float">
            <text:p>51.2638</text:p>
          </table:table-cell>
          <table:table-cell office:value-type="float" office:value="0.645338" calcext:value-type="float">
            <text:p>0.64533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7109" calcext:value-type="float">
            <text:p>0.297109</text:p>
          </table:table-cell>
          <table:table-cell office:value-type="float" office:value="0.0889106" calcext:value-type="float">
            <text:p>0.0889106</text:p>
          </table:table-cell>
          <table:table-cell office:value-type="float" office:value="0.00812762" calcext:value-type="float">
            <text:p>0.00812762</text:p>
          </table:table-cell>
          <table:table-cell office:value-type="float" office:value="1.00799" calcext:value-type="float">
            <text:p>1.00799</text:p>
          </table:table-cell>
          <table:table-cell office:value-type="float" office:value="75.438" calcext:value-type="float">
            <text:p>75.438</text:p>
          </table:table-cell>
          <table:table-cell office:value-type="float" office:value="0.657284" calcext:value-type="float">
            <text:p>0.657284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2715" calcext:value-type="float">
            <text:p>0.302715</text:p>
          </table:table-cell>
          <table:table-cell office:value-type="float" office:value="0.0923638" calcext:value-type="float">
            <text:p>0.0923638</text:p>
          </table:table-cell>
          <table:table-cell office:value-type="float" office:value="0.00880353" calcext:value-type="float">
            <text:p>0.00880353</text:p>
          </table:table-cell>
          <table:table-cell office:value-type="float" office:value="1.04017" calcext:value-type="float">
            <text:p>1.04017</text:p>
          </table:table-cell>
          <table:table-cell office:value-type="float" office:value="75.6925" calcext:value-type="float">
            <text:p>75.6925</text:p>
          </table:table-cell>
          <table:table-cell office:value-type="float" office:value="0.656021" calcext:value-type="float">
            <text:p>0.65602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3311" calcext:value-type="float">
            <text:p>0.303311</text:p>
          </table:table-cell>
          <table:table-cell office:value-type="float" office:value="0.0928867" calcext:value-type="float">
            <text:p>0.0928867</text:p>
          </table:table-cell>
          <table:table-cell office:value-type="float" office:value="0.00895004" calcext:value-type="float">
            <text:p>0.00895004</text:p>
          </table:table-cell>
          <table:table-cell office:value-type="float" office:value="1.29716" calcext:value-type="float">
            <text:p>1.29716</text:p>
          </table:table-cell>
          <table:table-cell office:value-type="float" office:value="67.9147" calcext:value-type="float">
            <text:p>67.9147</text:p>
          </table:table-cell>
          <table:table-cell office:value-type="float" office:value="0.654223" calcext:value-type="float">
            <text:p>0.65422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5139" calcext:value-type="float">
            <text:p>0.305139</text:p>
          </table:table-cell>
          <table:table-cell office:value-type="float" office:value="0.093934" calcext:value-type="float">
            <text:p>0.093934</text:p>
          </table:table-cell>
          <table:table-cell office:value-type="float" office:value="0.00913667" calcext:value-type="float">
            <text:p>0.00913667</text:p>
          </table:table-cell>
          <table:table-cell office:value-type="float" office:value="1.18691" calcext:value-type="float">
            <text:p>1.18691</text:p>
          </table:table-cell>
          <table:table-cell office:value-type="float" office:value="71.4278" calcext:value-type="float">
            <text:p>71.4278</text:p>
          </table:table-cell>
          <table:table-cell office:value-type="float" office:value="0.654839" calcext:value-type="float">
            <text:p>0.654839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1307" calcext:value-type="float">
            <text:p>0.301307</text:p>
          </table:table-cell>
          <table:table-cell office:value-type="float" office:value="0.0915418" calcext:value-type="float">
            <text:p>0.0915418</text:p>
          </table:table-cell>
          <table:table-cell office:value-type="float" office:value="0.00865266" calcext:value-type="float">
            <text:p>0.00865266</text:p>
          </table:table-cell>
          <table:table-cell office:value-type="float" office:value="1.19555" calcext:value-type="float">
            <text:p>1.19555</text:p>
          </table:table-cell>
          <table:table-cell office:value-type="float" office:value="70.2477" calcext:value-type="float">
            <text:p>70.2477</text:p>
          </table:table-cell>
          <table:table-cell office:value-type="float" office:value="0.655817" calcext:value-type="float">
            <text:p>0.65581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2481" calcext:value-type="float">
            <text:p>0.302481</text:p>
          </table:table-cell>
          <table:table-cell office:value-type="float" office:value="0.0922137" calcext:value-type="float">
            <text:p>0.0922137</text:p>
          </table:table-cell>
          <table:table-cell office:value-type="float" office:value="0.00876864" calcext:value-type="float">
            <text:p>0.00876864</text:p>
          </table:table-cell>
          <table:table-cell office:value-type="float" office:value="1.15921" calcext:value-type="float">
            <text:p>1.15921</text:p>
          </table:table-cell>
          <table:table-cell office:value-type="float" office:value="71.6126" calcext:value-type="float">
            <text:p>71.6126</text:p>
          </table:table-cell>
          <table:table-cell office:value-type="float" office:value="0.656268" calcext:value-type="float">
            <text:p>0.65626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0212" calcext:value-type="float">
            <text:p>0.300212</text:p>
          </table:table-cell>
          <table:table-cell office:value-type="float" office:value="0.0908738" calcext:value-type="float">
            <text:p>0.0908738</text:p>
          </table:table-cell>
          <table:table-cell office:value-type="float" office:value="0.00852736" calcext:value-type="float">
            <text:p>0.00852736</text:p>
          </table:table-cell>
          <table:table-cell office:value-type="float" office:value="1.16924" calcext:value-type="float">
            <text:p>1.16924</text:p>
          </table:table-cell>
          <table:table-cell office:value-type="float" office:value="70.7784" calcext:value-type="float">
            <text:p>70.7784</text:p>
          </table:table-cell>
          <table:table-cell office:value-type="float" office:value="0.655796" calcext:value-type="float">
            <text:p>0.65579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1995" calcext:value-type="float">
            <text:p>0.301995</text:p>
          </table:table-cell>
          <table:table-cell office:value-type="float" office:value="0.0919334" calcext:value-type="float">
            <text:p>0.0919334</text:p>
          </table:table-cell>
          <table:table-cell office:value-type="float" office:value="0.00871998" calcext:value-type="float">
            <text:p>0.00871998</text:p>
          </table:table-cell>
          <table:table-cell office:value-type="float" office:value="1.19128" calcext:value-type="float">
            <text:p>1.19128</text:p>
          </table:table-cell>
          <table:table-cell office:value-type="float" office:value="70.5264" calcext:value-type="float">
            <text:p>70.5264</text:p>
          </table:table-cell>
          <table:table-cell office:value-type="float" office:value="0.656088" calcext:value-type="float">
            <text:p>0.65608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2161" calcext:value-type="float">
            <text:p>0.302161</text:p>
          </table:table-cell>
          <table:table-cell office:value-type="float" office:value="0.0920391" calcext:value-type="float">
            <text:p>0.0920391</text:p>
          </table:table-cell>
          <table:table-cell office:value-type="float" office:value="0.00874142" calcext:value-type="float">
            <text:p>0.00874142</text:p>
          </table:table-cell>
          <table:table-cell office:value-type="float" office:value="1.18823" calcext:value-type="float">
            <text:p>1.18823</text:p>
          </table:table-cell>
          <table:table-cell office:value-type="float" office:value="70.6584" calcext:value-type="float">
            <text:p>70.6584</text:p>
          </table:table-cell>
          <table:table-cell office:value-type="float" office:value="0.656033" calcext:value-type="float">
            <text:p>0.656033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2359" calcext:value-type="float">
            <text:p>0.302359</text:p>
          </table:table-cell>
          <table:table-cell office:value-type="float" office:value="0.092156" calcext:value-type="float">
            <text:p>0.092156</text:p>
          </table:table-cell>
          <table:table-cell office:value-type="float" office:value="0.00876218" calcext:value-type="float">
            <text:p>0.00876218</text:p>
          </table:table-cell>
          <table:table-cell office:value-type="float" office:value="1.17996" calcext:value-type="float">
            <text:p>1.17996</text:p>
          </table:table-cell>
          <table:table-cell office:value-type="float" office:value="70.9529" calcext:value-type="float">
            <text:p>70.9529</text:p>
          </table:table-cell>
          <table:table-cell office:value-type="float" office:value="0.656091" calcext:value-type="float">
            <text:p>0.65609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2263" calcext:value-type="float">
            <text:p>0.302263</text:p>
          </table:table-cell>
          <table:table-cell office:value-type="float" office:value="0.0921031" calcext:value-type="float">
            <text:p>0.0921031</text:p>
          </table:table-cell>
          <table:table-cell office:value-type="float" office:value="0.00875404" calcext:value-type="float">
            <text:p>0.00875404</text:p>
          </table:table-cell>
          <table:table-cell office:value-type="float" office:value="1.181" calcext:value-type="float">
            <text:p>1.181</text:p>
          </table:table-cell>
          <table:table-cell office:value-type="float" office:value="70.9008" calcext:value-type="float">
            <text:p>70.9008</text:p>
          </table:table-cell>
          <table:table-cell office:value-type="float" office:value="0.656016" calcext:value-type="float">
            <text:p>0.656016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02571" calcext:value-type="float">
            <text:p>0.302571</text:p>
          </table:table-cell>
          <table:table-cell office:value-type="float" office:value="0.0922927" calcext:value-type="float">
            <text:p>0.0922927</text:p>
          </table:table-cell>
          <table:table-cell office:value-type="float" office:value="0.00879048" calcext:value-type="float">
            <text:p>0.00879048</text:p>
          </table:table-cell>
          <table:table-cell office:value-type="float" office:value="1.17852" calcext:value-type="float">
            <text:p>1.17852</text:p>
          </table:table-cell>
          <table:table-cell office:value-type="float" office:value="71.0498" calcext:value-type="float">
            <text:p>71.0498</text:p>
          </table:table-cell>
          <table:table-cell office:value-type="float" office:value="0.656001" calcext:value-type="float">
            <text:p>0.656001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02444" calcext:value-type="float">
            <text:p>0.302444</text:p>
          </table:table-cell>
          <table:table-cell office:value-type="float" office:value="0.0922092" calcext:value-type="float">
            <text:p>0.0922092</text:p>
          </table:table-cell>
          <table:table-cell office:value-type="float" office:value="0.0087727" calcext:value-type="float">
            <text:p>0.0087727</text:p>
          </table:table-cell>
          <table:table-cell office:value-type="float" office:value="1.17519" calcext:value-type="float">
            <text:p>1.17519</text:p>
          </table:table-cell>
          <table:table-cell office:value-type="float" office:value="71.1185" calcext:value-type="float">
            <text:p>71.1185</text:p>
          </table:table-cell>
          <table:table-cell office:value-type="float" office:value="0.656075" calcext:value-type="float">
            <text:p>0.656075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2331" calcext:value-type="float">
            <text:p>0.302331</text:p>
          </table:table-cell>
          <table:table-cell office:value-type="float" office:value="0.0921426" calcext:value-type="float">
            <text:p>0.0921426</text:p>
          </table:table-cell>
          <table:table-cell office:value-type="float" office:value="0.00876082" calcext:value-type="float">
            <text:p>0.00876082</text:p>
          </table:table-cell>
          <table:table-cell office:value-type="float" office:value="1.17793" calcext:value-type="float">
            <text:p>1.17793</text:p>
          </table:table-cell>
          <table:table-cell office:value-type="float" office:value="71.0092" calcext:value-type="float">
            <text:p>71.0092</text:p>
          </table:table-cell>
          <table:table-cell office:value-type="float" office:value="0.656044" calcext:value-type="float">
            <text:p>0.6560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1.18818" calcext:value-type="float">
            <text:p>1.18818</text:p>
          </table:table-cell>
          <table:table-cell office:value-type="float" office:value="2.93377" calcext:value-type="float">
            <text:p>2.93377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625" calcext:value-type="float">
            <text:p>0.14625</text:p>
          </table:table-cell>
          <table:table-cell office:value-type="float" office:value="0.0251406" calcext:value-type="float">
            <text:p>0.0251406</text:p>
          </table:table-cell>
          <table:table-cell office:value-type="float" office:value="0.000953021" calcext:value-type="float">
            <text:p>0.000953021</text:p>
          </table:table-cell>
          <table:table-cell office:value-type="float" office:value="5.56827" calcext:value-type="float">
            <text:p>5.56827</text:p>
          </table:table-cell>
          <table:table-cell office:value-type="float" office:value="15.8987" calcext:value-type="float">
            <text:p>15.8987</text:p>
          </table:table-cell>
          <table:table-cell office:value-type="float" office:value="0.497393" calcext:value-type="float">
            <text:p>0.497393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97812" calcext:value-type="float">
            <text:p>0.297812</text:p>
          </table:table-cell>
          <table:table-cell office:value-type="float" office:value="0.0900855" calcext:value-type="float">
            <text:p>0.0900855</text:p>
          </table:table-cell>
          <table:table-cell office:value-type="float" office:value="0.00861722" calcext:value-type="float">
            <text:p>0.00861722</text:p>
          </table:table-cell>
          <table:table-cell office:value-type="float" office:value="0.867842" calcext:value-type="float">
            <text:p>0.867842</text:p>
          </table:table-cell>
          <table:table-cell office:value-type="float" office:value="81.8809" calcext:value-type="float">
            <text:p>81.8809</text:p>
          </table:table-cell>
          <table:table-cell office:value-type="float" office:value="0.646055" calcext:value-type="float">
            <text:p>0.646055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14687" calcext:value-type="float">
            <text:p>0.314687</text:p>
          </table:table-cell>
          <table:table-cell office:value-type="float" office:value="0.0991598" calcext:value-type="float">
            <text:p>0.0991598</text:p>
          </table:table-cell>
          <table:table-cell office:value-type="float" office:value="0.00988443" calcext:value-type="float">
            <text:p>0.00988443</text:p>
          </table:table-cell>
          <table:table-cell office:value-type="float" office:value="1.36279" calcext:value-type="float">
            <text:p>1.36279</text:p>
          </table:table-cell>
          <table:table-cell office:value-type="float" office:value="68.4647" calcext:value-type="float">
            <text:p>68.4647</text:p>
          </table:table-cell>
          <table:table-cell office:value-type="float" office:value="0.664912" calcext:value-type="float">
            <text:p>0.664912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6719" calcext:value-type="float">
            <text:p>0.306719</text:p>
          </table:table-cell>
          <table:table-cell office:value-type="float" office:value="0.0945111" calcext:value-type="float">
            <text:p>0.0945111</text:p>
          </table:table-cell>
          <table:table-cell office:value-type="float" office:value="0.00909291" calcext:value-type="float">
            <text:p>0.00909291</text:p>
          </table:table-cell>
          <table:table-cell office:value-type="float" office:value="0.770826" calcext:value-type="float">
            <text:p>0.770826</text:p>
          </table:table-cell>
          <table:table-cell office:value-type="float" office:value="89.0308" calcext:value-type="float">
            <text:p>89.0308</text:p>
          </table:table-cell>
          <table:table-cell office:value-type="float" office:value="0.660675" calcext:value-type="float">
            <text:p>0.660675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4219" calcext:value-type="float">
            <text:p>0.304219</text:p>
          </table:table-cell>
          <table:table-cell office:value-type="float" office:value="0.0932026" calcext:value-type="float">
            <text:p>0.0932026</text:p>
          </table:table-cell>
          <table:table-cell office:value-type="float" office:value="0.00893002" calcext:value-type="float">
            <text:p>0.00893002</text:p>
          </table:table-cell>
          <table:table-cell office:value-type="float" office:value="1.45257" calcext:value-type="float">
            <text:p>1.45257</text:p>
          </table:table-cell>
          <table:table-cell office:value-type="float" office:value="64.2549" calcext:value-type="float">
            <text:p>64.2549</text:p>
          </table:table-cell>
          <table:table-cell office:value-type="float" office:value="0.657331" calcext:value-type="float">
            <text:p>0.657331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3223" calcext:value-type="float">
            <text:p>0.313223</text:p>
          </table:table-cell>
          <table:table-cell office:value-type="float" office:value="0.0986235" calcext:value-type="float">
            <text:p>0.0986235</text:p>
          </table:table-cell>
          <table:table-cell office:value-type="float" office:value="0.00992289" calcext:value-type="float">
            <text:p>0.00992289</text:p>
          </table:table-cell>
          <table:table-cell office:value-type="float" office:value="1.04311" calcext:value-type="float">
            <text:p>1.04311</text:p>
          </table:table-cell>
          <table:table-cell office:value-type="float" office:value="78.1218" calcext:value-type="float">
            <text:p>78.1218</text:p>
          </table:table-cell>
          <table:table-cell office:value-type="float" office:value="0.659939" calcext:value-type="float">
            <text:p>0.65993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8467" calcext:value-type="float">
            <text:p>0.298467</text:p>
          </table:table-cell>
          <table:table-cell office:value-type="float" office:value="0.0895625" calcext:value-type="float">
            <text:p>0.0895625</text:p>
          </table:table-cell>
          <table:table-cell office:value-type="float" office:value="0.00819358" calcext:value-type="float">
            <text:p>0.00819358</text:p>
          </table:table-cell>
          <table:table-cell office:value-type="float" office:value="0.979404" calcext:value-type="float">
            <text:p>0.979404</text:p>
          </table:table-cell>
          <table:table-cell office:value-type="float" office:value="76.821" calcext:value-type="float">
            <text:p>76.821</text:p>
          </table:table-cell>
          <table:table-cell office:value-type="float" office:value="0.659513" calcext:value-type="float">
            <text:p>0.659513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2744" calcext:value-type="float">
            <text:p>0.302744</text:p>
          </table:table-cell>
          <table:table-cell office:value-type="float" office:value="0.0923929" calcext:value-type="float">
            <text:p>0.0923929</text:p>
          </table:table-cell>
          <table:table-cell office:value-type="float" office:value="0.00881473" calcext:value-type="float">
            <text:p>0.00881473</text:p>
          </table:table-cell>
          <table:table-cell office:value-type="float" office:value="1.14254" calcext:value-type="float">
            <text:p>1.14254</text:p>
          </table:table-cell>
          <table:table-cell office:value-type="float" office:value="72.2081" calcext:value-type="float">
            <text:p>72.2081</text:p>
          </table:table-cell>
          <table:table-cell office:value-type="float" office:value="0.6558" calcext:value-type="float">
            <text:p>0.655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4011" calcext:value-type="float">
            <text:p>0.304011</text:p>
          </table:table-cell>
          <table:table-cell office:value-type="float" office:value="0.0931116" calcext:value-type="float">
            <text:p>0.0931116</text:p>
          </table:table-cell>
          <table:table-cell office:value-type="float" office:value="0.00892204" calcext:value-type="float">
            <text:p>0.00892204</text:p>
          </table:table-cell>
          <table:table-cell office:value-type="float" office:value="1.31918" calcext:value-type="float">
            <text:p>1.31918</text:p>
          </table:table-cell>
          <table:table-cell office:value-type="float" office:value="67.4224" calcext:value-type="float">
            <text:p>67.4224</text:p>
          </table:table-cell>
          <table:table-cell office:value-type="float" office:value="0.656968" calcext:value-type="float">
            <text:p>0.65696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5062" calcext:value-type="float">
            <text:p>0.305062</text:p>
          </table:table-cell>
          <table:table-cell office:value-type="float" office:value="0.0938062" calcext:value-type="float">
            <text:p>0.0938062</text:p>
          </table:table-cell>
          <table:table-cell office:value-type="float" office:value="0.00907568" calcext:value-type="float">
            <text:p>0.00907568</text:p>
          </table:table-cell>
          <table:table-cell office:value-type="float" office:value="1.17703" calcext:value-type="float">
            <text:p>1.17703</text:p>
          </table:table-cell>
          <table:table-cell office:value-type="float" office:value="71.6801" calcext:value-type="float">
            <text:p>71.6801</text:p>
          </table:table-cell>
          <table:table-cell office:value-type="float" office:value="0.656208" calcext:value-type="float">
            <text:p>0.656208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7181" calcext:value-type="float">
            <text:p>0.307181</text:p>
          </table:table-cell>
          <table:table-cell office:value-type="float" office:value="0.095092" calcext:value-type="float">
            <text:p>0.095092</text:p>
          </table:table-cell>
          <table:table-cell office:value-type="float" office:value="0.00931867" calcext:value-type="float">
            <text:p>0.00931867</text:p>
          </table:table-cell>
          <table:table-cell office:value-type="float" office:value="1.14454" calcext:value-type="float">
            <text:p>1.14454</text:p>
          </table:table-cell>
          <table:table-cell office:value-type="float" office:value="73.1987" calcext:value-type="float">
            <text:p>73.1987</text:p>
          </table:table-cell>
          <table:table-cell office:value-type="float" office:value="0.656485" calcext:value-type="float">
            <text:p>0.656485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7873" calcext:value-type="float">
            <text:p>0.307873</text:p>
          </table:table-cell>
          <table:table-cell office:value-type="float" office:value="0.0955103" calcext:value-type="float">
            <text:p>0.0955103</text:p>
          </table:table-cell>
          <table:table-cell office:value-type="float" office:value="0.0093961" calcext:value-type="float">
            <text:p>0.0093961</text:p>
          </table:table-cell>
          <table:table-cell office:value-type="float" office:value="1.13812" calcext:value-type="float">
            <text:p>1.13812</text:p>
          </table:table-cell>
          <table:table-cell office:value-type="float" office:value="73.5689" calcext:value-type="float">
            <text:p>73.5689</text:p>
          </table:table-cell>
          <table:table-cell office:value-type="float" office:value="0.656659" calcext:value-type="float">
            <text:p>0.65665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6832" calcext:value-type="float">
            <text:p>0.306832</text:p>
          </table:table-cell>
          <table:table-cell office:value-type="float" office:value="0.0948769" calcext:value-type="float">
            <text:p>0.0948769</text:p>
          </table:table-cell>
          <table:table-cell office:value-type="float" office:value="0.00927795" calcext:value-type="float">
            <text:p>0.00927795</text:p>
          </table:table-cell>
          <table:table-cell office:value-type="float" office:value="1.15712" calcext:value-type="float">
            <text:p>1.15712</text:p>
          </table:table-cell>
          <table:table-cell office:value-type="float" office:value="72.7136" calcext:value-type="float">
            <text:p>72.7136</text:p>
          </table:table-cell>
          <table:table-cell office:value-type="float" office:value="0.656434" calcext:value-type="float">
            <text:p>0.656434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6917" calcext:value-type="float">
            <text:p>0.306917</text:p>
          </table:table-cell>
          <table:table-cell office:value-type="float" office:value="0.094938" calcext:value-type="float">
            <text:p>0.094938</text:p>
          </table:table-cell>
          <table:table-cell office:value-type="float" office:value="0.00929232" calcext:value-type="float">
            <text:p>0.00929232</text:p>
          </table:table-cell>
          <table:table-cell office:value-type="float" office:value="1.14743" calcext:value-type="float">
            <text:p>1.14743</text:p>
          </table:table-cell>
          <table:table-cell office:value-type="float" office:value="73.046" calcext:value-type="float">
            <text:p>73.046</text:p>
          </table:table-cell>
          <table:table-cell office:value-type="float" office:value="0.656345" calcext:value-type="float">
            <text:p>0.656345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6821" calcext:value-type="float">
            <text:p>0.306821</text:p>
          </table:table-cell>
          <table:table-cell office:value-type="float" office:value="0.0948659" calcext:value-type="float">
            <text:p>0.0948659</text:p>
          </table:table-cell>
          <table:table-cell office:value-type="float" office:value="0.00927351" calcext:value-type="float">
            <text:p>0.00927351</text:p>
          </table:table-cell>
          <table:table-cell office:value-type="float" office:value="1.15043" calcext:value-type="float">
            <text:p>1.15043</text:p>
          </table:table-cell>
          <table:table-cell office:value-type="float" office:value="72.9222" calcext:value-type="float">
            <text:p>72.9222</text:p>
          </table:table-cell>
          <table:table-cell office:value-type="float" office:value="0.656519" calcext:value-type="float">
            <text:p>0.65651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6621" calcext:value-type="float">
            <text:p>0.306621</text:p>
          </table:table-cell>
          <table:table-cell office:value-type="float" office:value="0.0947511" calcext:value-type="float">
            <text:p>0.0947511</text:p>
          </table:table-cell>
          <table:table-cell office:value-type="float" office:value="0.00925404" calcext:value-type="float">
            <text:p>0.00925404</text:p>
          </table:table-cell>
          <table:table-cell office:value-type="float" office:value="1.16538" calcext:value-type="float">
            <text:p>1.16538</text:p>
          </table:table-cell>
          <table:table-cell office:value-type="float" office:value="72.4051" calcext:value-type="float">
            <text:p>72.4051</text:p>
          </table:table-cell>
          <table:table-cell office:value-type="float" office:value="0.656409" calcext:value-type="float">
            <text:p>0.656409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06648" calcext:value-type="float">
            <text:p>0.306648</text:p>
          </table:table-cell>
          <table:table-cell office:value-type="float" office:value="0.094752" calcext:value-type="float">
            <text:p>0.094752</text:p>
          </table:table-cell>
          <table:table-cell office:value-type="float" office:value="0.00924868" calcext:value-type="float">
            <text:p>0.00924868</text:p>
          </table:table-cell>
          <table:table-cell office:value-type="float" office:value="1.15818" calcext:value-type="float">
            <text:p>1.15818</text:p>
          </table:table-cell>
          <table:table-cell office:value-type="float" office:value="72.6321" calcext:value-type="float">
            <text:p>72.6321</text:p>
          </table:table-cell>
          <table:table-cell office:value-type="float" office:value="0.656614" calcext:value-type="float">
            <text:p>0.656614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06622" calcext:value-type="float">
            <text:p>0.306622</text:p>
          </table:table-cell>
          <table:table-cell office:value-type="float" office:value="0.0947357" calcext:value-type="float">
            <text:p>0.0947357</text:p>
          </table:table-cell>
          <table:table-cell office:value-type="float" office:value="0.00924561" calcext:value-type="float">
            <text:p>0.00924561</text:p>
          </table:table-cell>
          <table:table-cell office:value-type="float" office:value="1.15461" calcext:value-type="float">
            <text:p>1.15461</text:p>
          </table:table-cell>
          <table:table-cell office:value-type="float" office:value="72.7386" calcext:value-type="float">
            <text:p>72.7386</text:p>
          </table:table-cell>
          <table:table-cell office:value-type="float" office:value="0.656611" calcext:value-type="float">
            <text:p>0.656611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06631" calcext:value-type="float">
            <text:p>0.306631</text:p>
          </table:table-cell>
          <table:table-cell office:value-type="float" office:value="0.0947465" calcext:value-type="float">
            <text:p>0.0947465</text:p>
          </table:table-cell>
          <table:table-cell office:value-type="float" office:value="0.0092498" calcext:value-type="float">
            <text:p>0.0092498</text:p>
          </table:table-cell>
          <table:table-cell office:value-type="float" office:value="1.15212" calcext:value-type="float">
            <text:p>1.15212</text:p>
          </table:table-cell>
          <table:table-cell office:value-type="float" office:value="72.822" calcext:value-type="float">
            <text:p>72.822</text:p>
          </table:table-cell>
          <table:table-cell office:value-type="float" office:value="0.656533" calcext:value-type="float">
            <text:p>0.6565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030625" calcext:value-type="float">
            <text:p>0.00030625</text:p>
          </table:table-cell>
          <table:table-cell office:value-type="float" office:value="0.0000000937891" calcext:value-type="float">
            <text:p>9.37891E-08</text:p>
          </table:table-cell>
          <table:table-cell office:value-type="float" office:value="0.538405" calcext:value-type="float">
            <text:p>0.53840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9125" calcext:value-type="float">
            <text:p>0.19125</text:p>
          </table:table-cell>
          <table:table-cell office:value-type="float" office:value="0.0390766" calcext:value-type="float">
            <text:p>0.0390766</text:p>
          </table:table-cell>
          <table:table-cell office:value-type="float" office:value="0.00189274" calcext:value-type="float">
            <text:p>0.00189274</text:p>
          </table:table-cell>
          <table:table-cell office:value-type="float" office:value="2.85224" calcext:value-type="float">
            <text:p>2.85224</text:p>
          </table:table-cell>
          <table:table-cell office:value-type="float" office:value="29.1482" calcext:value-type="float">
            <text:p>29.1482</text:p>
          </table:table-cell>
          <table:table-cell office:value-type="float" office:value="0.586821" calcext:value-type="float">
            <text:p>0.58682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03125" calcext:value-type="float">
            <text:p>0.303125</text:p>
          </table:table-cell>
          <table:table-cell office:value-type="float" office:value="0.0925102" calcext:value-type="float">
            <text:p>0.0925102</text:p>
          </table:table-cell>
          <table:table-cell office:value-type="float" office:value="0.00879539" calcext:value-type="float">
            <text:p>0.00879539</text:p>
          </table:table-cell>
          <table:table-cell office:value-type="float" office:value="0.969113" calcext:value-type="float">
            <text:p>0.969113</text:p>
          </table:table-cell>
          <table:table-cell office:value-type="float" office:value="78.4997" calcext:value-type="float">
            <text:p>78.4997</text:p>
          </table:table-cell>
          <table:table-cell office:value-type="float" office:value="0.657425" calcext:value-type="float">
            <text:p>0.657425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09219" calcext:value-type="float">
            <text:p>0.309219</text:p>
          </table:table-cell>
          <table:table-cell office:value-type="float" office:value="0.0961967" calcext:value-type="float">
            <text:p>0.0961967</text:p>
          </table:table-cell>
          <table:table-cell office:value-type="float" office:value="0.00945786" calcext:value-type="float">
            <text:p>0.00945786</text:p>
          </table:table-cell>
          <table:table-cell office:value-type="float" office:value="1.15357" calcext:value-type="float">
            <text:p>1.15357</text:p>
          </table:table-cell>
          <table:table-cell office:value-type="float" office:value="73.3349" calcext:value-type="float">
            <text:p>73.3349</text:p>
          </table:table-cell>
          <table:table-cell office:value-type="float" office:value="0.659316" calcext:value-type="float">
            <text:p>0.659316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16562" calcext:value-type="float">
            <text:p>0.316562</text:p>
          </table:table-cell>
          <table:table-cell office:value-type="float" office:value="0.100774" calcext:value-type="float">
            <text:p>0.100774</text:p>
          </table:table-cell>
          <table:table-cell office:value-type="float" office:value="0.0103898" calcext:value-type="float">
            <text:p>0.0103898</text:p>
          </table:table-cell>
          <table:table-cell office:value-type="float" office:value="0.978194" calcext:value-type="float">
            <text:p>0.978194</text:p>
          </table:table-cell>
          <table:table-cell office:value-type="float" office:value="81.5693" calcext:value-type="float">
            <text:p>81.5693</text:p>
          </table:table-cell>
          <table:table-cell office:value-type="float" office:value="0.65897" calcext:value-type="float">
            <text:p>0.6589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1953" calcext:value-type="float">
            <text:p>0.321953</text:p>
          </table:table-cell>
          <table:table-cell office:value-type="float" office:value="0.104051" calcext:value-type="float">
            <text:p>0.104051</text:p>
          </table:table-cell>
          <table:table-cell office:value-type="float" office:value="0.0109923" calcext:value-type="float">
            <text:p>0.0109923</text:p>
          </table:table-cell>
          <table:table-cell office:value-type="float" office:value="0.769265" calcext:value-type="float">
            <text:p>0.769265</text:p>
          </table:table-cell>
          <table:table-cell office:value-type="float" office:value="93.5332" calcext:value-type="float">
            <text:p>93.5332</text:p>
          </table:table-cell>
          <table:table-cell office:value-type="float" office:value="0.661567" calcext:value-type="float">
            <text:p>0.661567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6563" calcext:value-type="float">
            <text:p>0.306563</text:p>
          </table:table-cell>
          <table:table-cell office:value-type="float" office:value="0.0945274" calcext:value-type="float">
            <text:p>0.0945274</text:p>
          </table:table-cell>
          <table:table-cell office:value-type="float" office:value="0.00913748" calcext:value-type="float">
            <text:p>0.00913748</text:p>
          </table:table-cell>
          <table:table-cell office:value-type="float" office:value="1.04372" calcext:value-type="float">
            <text:p>1.04372</text:p>
          </table:table-cell>
          <table:table-cell office:value-type="float" office:value="76.4488" calcext:value-type="float">
            <text:p>76.4488</text:p>
          </table:table-cell>
          <table:table-cell office:value-type="float" office:value="0.659129" calcext:value-type="float">
            <text:p>0.659129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1973" calcext:value-type="float">
            <text:p>0.311973</text:p>
          </table:table-cell>
          <table:table-cell office:value-type="float" office:value="0.0979802" calcext:value-type="float">
            <text:p>0.0979802</text:p>
          </table:table-cell>
          <table:table-cell office:value-type="float" office:value="0.00985757" calcext:value-type="float">
            <text:p>0.00985757</text:p>
          </table:table-cell>
          <table:table-cell office:value-type="float" office:value="0.933161" calcext:value-type="float">
            <text:p>0.933161</text:p>
          </table:table-cell>
          <table:table-cell office:value-type="float" office:value="82.3533" calcext:value-type="float">
            <text:p>82.3533</text:p>
          </table:table-cell>
          <table:table-cell office:value-type="float" office:value="0.657728" calcext:value-type="float">
            <text:p>0.65772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3643" calcext:value-type="float">
            <text:p>0.313643</text:p>
          </table:table-cell>
          <table:table-cell office:value-type="float" office:value="0.0989926" calcext:value-type="float">
            <text:p>0.0989926</text:p>
          </table:table-cell>
          <table:table-cell office:value-type="float" office:value="0.0100443" calcext:value-type="float">
            <text:p>0.0100443</text:p>
          </table:table-cell>
          <table:table-cell office:value-type="float" office:value="0.937242" calcext:value-type="float">
            <text:p>0.937242</text:p>
          </table:table-cell>
          <table:table-cell office:value-type="float" office:value="82.5987" calcext:value-type="float">
            <text:p>82.5987</text:p>
          </table:table-cell>
          <table:table-cell office:value-type="float" office:value="0.658342" calcext:value-type="float">
            <text:p>0.658342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1348" calcext:value-type="float">
            <text:p>0.311348</text:p>
          </table:table-cell>
          <table:table-cell office:value-type="float" office:value="0.0976902" calcext:value-type="float">
            <text:p>0.0976902</text:p>
          </table:table-cell>
          <table:table-cell office:value-type="float" office:value="0.00983623" calcext:value-type="float">
            <text:p>0.00983623</text:p>
          </table:table-cell>
          <table:table-cell office:value-type="float" office:value="1.11517" calcext:value-type="float">
            <text:p>1.11517</text:p>
          </table:table-cell>
          <table:table-cell office:value-type="float" office:value="75.1772" calcext:value-type="float">
            <text:p>75.1772</text:p>
          </table:table-cell>
          <table:table-cell office:value-type="float" office:value="0.656438" calcext:value-type="float">
            <text:p>0.65643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1309" calcext:value-type="float">
            <text:p>0.311309</text:p>
          </table:table-cell>
          <table:table-cell office:value-type="float" office:value="0.0976656" calcext:value-type="float">
            <text:p>0.0976656</text:p>
          </table:table-cell>
          <table:table-cell office:value-type="float" office:value="0.00983552" calcext:value-type="float">
            <text:p>0.00983552</text:p>
          </table:table-cell>
          <table:table-cell office:value-type="float" office:value="1.0718" calcext:value-type="float">
            <text:p>1.0718</text:p>
          </table:table-cell>
          <table:table-cell office:value-type="float" office:value="76.6843" calcext:value-type="float">
            <text:p>76.6843</text:p>
          </table:table-cell>
          <table:table-cell office:value-type="float" office:value="0.656289" calcext:value-type="float">
            <text:p>0.656289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1833" calcext:value-type="float">
            <text:p>0.311833</text:p>
          </table:table-cell>
          <table:table-cell office:value-type="float" office:value="0.0979523" calcext:value-type="float">
            <text:p>0.0979523</text:p>
          </table:table-cell>
          <table:table-cell office:value-type="float" office:value="0.00987543" calcext:value-type="float">
            <text:p>0.00987543</text:p>
          </table:table-cell>
          <table:table-cell office:value-type="float" office:value="1.06165" calcext:value-type="float">
            <text:p>1.06165</text:p>
          </table:table-cell>
          <table:table-cell office:value-type="float" office:value="77.1664" calcext:value-type="float">
            <text:p>77.1664</text:p>
          </table:table-cell>
          <table:table-cell office:value-type="float" office:value="0.656912" calcext:value-type="float">
            <text:p>0.656912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11482" calcext:value-type="float">
            <text:p>0.311482</text:p>
          </table:table-cell>
          <table:table-cell office:value-type="float" office:value="0.0977215" calcext:value-type="float">
            <text:p>0.0977215</text:p>
          </table:table-cell>
          <table:table-cell office:value-type="float" office:value="0.00982105" calcext:value-type="float">
            <text:p>0.00982105</text:p>
          </table:table-cell>
          <table:table-cell office:value-type="float" office:value="1.11212" calcext:value-type="float">
            <text:p>1.11212</text:p>
          </table:table-cell>
          <table:table-cell office:value-type="float" office:value="75.2934" calcext:value-type="float">
            <text:p>75.2934</text:p>
          </table:table-cell>
          <table:table-cell office:value-type="float" office:value="0.657188" calcext:value-type="float">
            <text:p>0.65718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1257" calcext:value-type="float">
            <text:p>0.311257</text:p>
          </table:table-cell>
          <table:table-cell office:value-type="float" office:value="0.097611" calcext:value-type="float">
            <text:p>0.097611</text:p>
          </table:table-cell>
          <table:table-cell office:value-type="float" office:value="0.00981129" calcext:value-type="float">
            <text:p>0.00981129</text:p>
          </table:table-cell>
          <table:table-cell office:value-type="float" office:value="1.16385" calcext:value-type="float">
            <text:p>1.16385</text:p>
          </table:table-cell>
          <table:table-cell office:value-type="float" office:value="73.5466" calcext:value-type="float">
            <text:p>73.5466</text:p>
          </table:table-cell>
          <table:table-cell office:value-type="float" office:value="0.656753" calcext:value-type="float">
            <text:p>0.65675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11278" calcext:value-type="float">
            <text:p>0.311278</text:p>
          </table:table-cell>
          <table:table-cell office:value-type="float" office:value="0.0975829" calcext:value-type="float">
            <text:p>0.0975829</text:p>
          </table:table-cell>
          <table:table-cell office:value-type="float" office:value="0.00979003" calcext:value-type="float">
            <text:p>0.00979003</text:p>
          </table:table-cell>
          <table:table-cell office:value-type="float" office:value="1.10864" calcext:value-type="float">
            <text:p>1.10864</text:p>
          </table:table-cell>
          <table:table-cell office:value-type="float" office:value="75.3581" calcext:value-type="float">
            <text:p>75.3581</text:p>
          </table:table-cell>
          <table:table-cell office:value-type="float" office:value="0.657299" calcext:value-type="float">
            <text:p>0.657299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0631" calcext:value-type="float">
            <text:p>0.310631</text:p>
          </table:table-cell>
          <table:table-cell office:value-type="float" office:value="0.097197" calcext:value-type="float">
            <text:p>0.097197</text:p>
          </table:table-cell>
          <table:table-cell office:value-type="float" office:value="0.00971979" calcext:value-type="float">
            <text:p>0.00971979</text:p>
          </table:table-cell>
          <table:table-cell office:value-type="float" office:value="1.12211" calcext:value-type="float">
            <text:p>1.12211</text:p>
          </table:table-cell>
          <table:table-cell office:value-type="float" office:value="74.752" calcext:value-type="float">
            <text:p>74.752</text:p>
          </table:table-cell>
          <table:table-cell office:value-type="float" office:value="0.657051" calcext:value-type="float">
            <text:p>0.65705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1113" calcext:value-type="float">
            <text:p>0.311113</text:p>
          </table:table-cell>
          <table:table-cell office:value-type="float" office:value="0.0975054" calcext:value-type="float">
            <text:p>0.0975054</text:p>
          </table:table-cell>
          <table:table-cell office:value-type="float" office:value="0.00978421" calcext:value-type="float">
            <text:p>0.00978421</text:p>
          </table:table-cell>
          <table:table-cell office:value-type="float" office:value="1.13209" calcext:value-type="float">
            <text:p>1.13209</text:p>
          </table:table-cell>
          <table:table-cell office:value-type="float" office:value="74.5382" calcext:value-type="float">
            <text:p>74.5382</text:p>
          </table:table-cell>
          <table:table-cell office:value-type="float" office:value="0.656958" calcext:value-type="float">
            <text:p>0.656958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1155" calcext:value-type="float">
            <text:p>0.311155</text:p>
          </table:table-cell>
          <table:table-cell office:value-type="float" office:value="0.0975171" calcext:value-type="float">
            <text:p>0.0975171</text:p>
          </table:table-cell>
          <table:table-cell office:value-type="float" office:value="0.00978098" calcext:value-type="float">
            <text:p>0.00978098</text:p>
          </table:table-cell>
          <table:table-cell office:value-type="float" office:value="1.12759" calcext:value-type="float">
            <text:p>1.12759</text:p>
          </table:table-cell>
          <table:table-cell office:value-type="float" office:value="74.6924" calcext:value-type="float">
            <text:p>74.6924</text:p>
          </table:table-cell>
          <table:table-cell office:value-type="float" office:value="0.657153" calcext:value-type="float">
            <text:p>0.657153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1085" calcext:value-type="float">
            <text:p>0.311085</text:p>
          </table:table-cell>
          <table:table-cell office:value-type="float" office:value="0.097486" calcext:value-type="float">
            <text:p>0.097486</text:p>
          </table:table-cell>
          <table:table-cell office:value-type="float" office:value="0.00977966" calcext:value-type="float">
            <text:p>0.00977966</text:p>
          </table:table-cell>
          <table:table-cell office:value-type="float" office:value="1.1235" calcext:value-type="float">
            <text:p>1.1235</text:p>
          </table:table-cell>
          <table:table-cell office:value-type="float" office:value="74.8171" calcext:value-type="float">
            <text:p>74.8171</text:p>
          </table:table-cell>
          <table:table-cell office:value-type="float" office:value="0.656981" calcext:value-type="float">
            <text:p>0.65698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1204" calcext:value-type="float">
            <text:p>0.311204</text:p>
          </table:table-cell>
          <table:table-cell office:value-type="float" office:value="0.0975563" calcext:value-type="float">
            <text:p>0.0975563</text:p>
          </table:table-cell>
          <table:table-cell office:value-type="float" office:value="0.00979209" calcext:value-type="float">
            <text:p>0.00979209</text:p>
          </table:table-cell>
          <table:table-cell office:value-type="float" office:value="1.12546" calcext:value-type="float">
            <text:p>1.12546</text:p>
          </table:table-cell>
          <table:table-cell office:value-type="float" office:value="74.7788" calcext:value-type="float">
            <text:p>74.7788</text:p>
          </table:table-cell>
          <table:table-cell office:value-type="float" office:value="0.65704" calcext:value-type="float">
            <text:p>0.657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0113906" calcext:value-type="float">
            <text:p>0.00113906</text:p>
          </table:table-cell>
          <table:table-cell office:value-type="float" office:value="0.00000129746" calcext:value-type="float">
            <text:p>1.29746E-06</text:p>
          </table:table-cell>
          <table:table-cell office:value-type="float" office:value="0.0692849" calcext:value-type="float">
            <text:p>0.0692849</text:p>
          </table:table-cell>
          <table:table-cell office:value-type="float" office:value="32.0572" calcext:value-type="float">
            <text:p>32.057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125" calcext:value-type="float">
            <text:p>0.16125</text:p>
          </table:table-cell>
          <table:table-cell office:value-type="float" office:value="0.0268281" calcext:value-type="float">
            <text:p>0.0268281</text:p>
          </table:table-cell>
          <table:table-cell office:value-type="float" office:value="0.000805716" calcext:value-type="float">
            <text:p>0.000805716</text:p>
          </table:table-cell>
          <table:table-cell office:value-type="float" office:value="1.62977" calcext:value-type="float">
            <text:p>1.62977</text:p>
          </table:table-cell>
          <table:table-cell office:value-type="float" office:value="32.0784" calcext:value-type="float">
            <text:p>32.0784</text:p>
          </table:table-cell>
          <table:table-cell office:value-type="float" office:value="0.626853" calcext:value-type="float">
            <text:p>0.626853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75625" calcext:value-type="float">
            <text:p>0.275625</text:p>
          </table:table-cell>
          <table:table-cell office:value-type="float" office:value="0.0762852" calcext:value-type="float">
            <text:p>0.0762852</text:p>
          </table:table-cell>
          <table:table-cell office:value-type="float" office:value="0.00591619" calcext:value-type="float">
            <text:p>0.00591619</text:p>
          </table:table-cell>
          <table:table-cell office:value-type="float" office:value="1.00768" calcext:value-type="float">
            <text:p>1.00768</text:p>
          </table:table-cell>
          <table:table-cell office:value-type="float" office:value="69.8465" calcext:value-type="float">
            <text:p>69.8465</text:p>
          </table:table-cell>
          <table:table-cell office:value-type="float" office:value="0.661124" calcext:value-type="float">
            <text:p>0.661124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23438" calcext:value-type="float">
            <text:p>0.323438</text:p>
          </table:table-cell>
          <table:table-cell office:value-type="float" office:value="0.104726" calcext:value-type="float">
            <text:p>0.104726</text:p>
          </table:table-cell>
          <table:table-cell office:value-type="float" office:value="0.0110143" calcext:value-type="float">
            <text:p>0.0110143</text:p>
          </table:table-cell>
          <table:table-cell office:value-type="float" office:value="2.12451" calcext:value-type="float">
            <text:p>2.12451</text:p>
          </table:table-cell>
          <table:table-cell office:value-type="float" office:value="56.236" calcext:value-type="float">
            <text:p>56.236</text:p>
          </table:table-cell>
          <table:table-cell office:value-type="float" office:value="0.665245" calcext:value-type="float">
            <text:p>0.665245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9062" calcext:value-type="float">
            <text:p>0.309062</text:p>
          </table:table-cell>
          <table:table-cell office:value-type="float" office:value="0.096274" calcext:value-type="float">
            <text:p>0.096274</text:p>
          </table:table-cell>
          <table:table-cell office:value-type="float" office:value="0.00955798" calcext:value-type="float">
            <text:p>0.00955798</text:p>
          </table:table-cell>
          <table:table-cell office:value-type="float" office:value="0.601449" calcext:value-type="float">
            <text:p>0.601449</text:p>
          </table:table-cell>
          <table:table-cell office:value-type="float" office:value="101.787" calcext:value-type="float">
            <text:p>101.787</text:p>
          </table:table-cell>
          <table:table-cell office:value-type="float" office:value="0.656263" calcext:value-type="float">
            <text:p>0.656263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6172" calcext:value-type="float">
            <text:p>0.316172</text:p>
          </table:table-cell>
          <table:table-cell office:value-type="float" office:value="0.100774" calcext:value-type="float">
            <text:p>0.100774</text:p>
          </table:table-cell>
          <table:table-cell office:value-type="float" office:value="0.0104776" calcext:value-type="float">
            <text:p>0.0104776</text:p>
          </table:table-cell>
          <table:table-cell office:value-type="float" office:value="0.801007" calcext:value-type="float">
            <text:p>0.801007</text:p>
          </table:table-cell>
          <table:table-cell office:value-type="float" office:value="90.1907" calcext:value-type="float">
            <text:p>90.1907</text:p>
          </table:table-cell>
          <table:table-cell office:value-type="float" office:value="0.656092" calcext:value-type="float">
            <text:p>0.65609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5801" calcext:value-type="float">
            <text:p>0.315801</text:p>
          </table:table-cell>
          <table:table-cell office:value-type="float" office:value="0.100384" calcext:value-type="float">
            <text:p>0.100384</text:p>
          </table:table-cell>
          <table:table-cell office:value-type="float" office:value="0.0103398" calcext:value-type="float">
            <text:p>0.0103398</text:p>
          </table:table-cell>
          <table:table-cell office:value-type="float" office:value="0.900036" calcext:value-type="float">
            <text:p>0.900036</text:p>
          </table:table-cell>
          <table:table-cell office:value-type="float" office:value="84.8922" calcext:value-type="float">
            <text:p>84.8922</text:p>
          </table:table-cell>
          <table:table-cell office:value-type="float" office:value="0.657968" calcext:value-type="float">
            <text:p>0.657968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6416" calcext:value-type="float">
            <text:p>0.306416</text:p>
          </table:table-cell>
          <table:table-cell office:value-type="float" office:value="0.0946889" calcext:value-type="float">
            <text:p>0.0946889</text:p>
          </table:table-cell>
          <table:table-cell office:value-type="float" office:value="0.0092596" calcext:value-type="float">
            <text:p>0.0092596</text:p>
          </table:table-cell>
          <table:table-cell office:value-type="float" office:value="1.18198" calcext:value-type="float">
            <text:p>1.18198</text:p>
          </table:table-cell>
          <table:table-cell office:value-type="float" office:value="71.8671" calcext:value-type="float">
            <text:p>71.8671</text:p>
          </table:table-cell>
          <table:table-cell office:value-type="float" office:value="0.655751" calcext:value-type="float">
            <text:p>0.65575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8491" calcext:value-type="float">
            <text:p>0.318491</text:p>
          </table:table-cell>
          <table:table-cell office:value-type="float" office:value="0.102259" calcext:value-type="float">
            <text:p>0.102259</text:p>
          </table:table-cell>
          <table:table-cell office:value-type="float" office:value="0.0107849" calcext:value-type="float">
            <text:p>0.0107849</text:p>
          </table:table-cell>
          <table:table-cell office:value-type="float" office:value="1.02208" calcext:value-type="float">
            <text:p>1.02208</text:p>
          </table:table-cell>
          <table:table-cell office:value-type="float" office:value="80.3775" calcext:value-type="float">
            <text:p>80.3775</text:p>
          </table:table-cell>
          <table:table-cell office:value-type="float" office:value="0.65621" calcext:value-type="float">
            <text:p>0.6562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4387" calcext:value-type="float">
            <text:p>0.314387</text:p>
          </table:table-cell>
          <table:table-cell office:value-type="float" office:value="0.0995856" calcext:value-type="float">
            <text:p>0.0995856</text:p>
          </table:table-cell>
          <table:table-cell office:value-type="float" office:value="0.0102103" calcext:value-type="float">
            <text:p>0.0102103</text:p>
          </table:table-cell>
          <table:table-cell office:value-type="float" office:value="1.13674" calcext:value-type="float">
            <text:p>1.13674</text:p>
          </table:table-cell>
          <table:table-cell office:value-type="float" office:value="75.1795" calcext:value-type="float">
            <text:p>75.1795</text:p>
          </table:table-cell>
          <table:table-cell office:value-type="float" office:value="0.656817" calcext:value-type="float">
            <text:p>0.656817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5642" calcext:value-type="float">
            <text:p>0.315642</text:p>
          </table:table-cell>
          <table:table-cell office:value-type="float" office:value="0.100373" calcext:value-type="float">
            <text:p>0.100373</text:p>
          </table:table-cell>
          <table:table-cell office:value-type="float" office:value="0.0103692" calcext:value-type="float">
            <text:p>0.0103692</text:p>
          </table:table-cell>
          <table:table-cell office:value-type="float" office:value="1.04445" calcext:value-type="float">
            <text:p>1.04445</text:p>
          </table:table-cell>
          <table:table-cell office:value-type="float" office:value="78.7653" calcext:value-type="float">
            <text:p>78.7653</text:p>
          </table:table-cell>
          <table:table-cell office:value-type="float" office:value="0.656922" calcext:value-type="float">
            <text:p>0.65692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17148" calcext:value-type="float">
            <text:p>0.317148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105544" calcext:value-type="float">
            <text:p>0.0105544</text:p>
          </table:table-cell>
          <table:table-cell office:value-type="float" office:value="1.08277" calcext:value-type="float">
            <text:p>1.08277</text:p>
          </table:table-cell>
          <table:table-cell office:value-type="float" office:value="77.7116" calcext:value-type="float">
            <text:p>77.7116</text:p>
          </table:table-cell>
          <table:table-cell office:value-type="float" office:value="0.657218" calcext:value-type="float">
            <text:p>0.657218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16345" calcext:value-type="float">
            <text:p>0.316345</text:p>
          </table:table-cell>
          <table:table-cell office:value-type="float" office:value="0.100768" calcext:value-type="float">
            <text:p>0.100768</text:p>
          </table:table-cell>
          <table:table-cell office:value-type="float" office:value="0.0104336" calcext:value-type="float">
            <text:p>0.0104336</text:p>
          </table:table-cell>
          <table:table-cell office:value-type="float" office:value="1.11962" calcext:value-type="float">
            <text:p>1.11962</text:p>
          </table:table-cell>
          <table:table-cell office:value-type="float" office:value="76.2079" calcext:value-type="float">
            <text:p>76.2079</text:p>
          </table:table-cell>
          <table:table-cell office:value-type="float" office:value="0.657499" calcext:value-type="float">
            <text:p>0.657499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5984" calcext:value-type="float">
            <text:p>0.315984</text:p>
          </table:table-cell>
          <table:table-cell office:value-type="float" office:value="0.100535" calcext:value-type="float">
            <text:p>0.100535</text:p>
          </table:table-cell>
          <table:table-cell office:value-type="float" office:value="0.010383" calcext:value-type="float">
            <text:p>0.010383</text:p>
          </table:table-cell>
          <table:table-cell office:value-type="float" office:value="1.08395" calcext:value-type="float">
            <text:p>1.08395</text:p>
          </table:table-cell>
          <table:table-cell office:value-type="float" office:value="77.3701" calcext:value-type="float">
            <text:p>77.3701</text:p>
          </table:table-cell>
          <table:table-cell office:value-type="float" office:value="0.657573" calcext:value-type="float">
            <text:p>0.657573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16102" calcext:value-type="float">
            <text:p>0.316102</text:p>
          </table:table-cell>
          <table:table-cell office:value-type="float" office:value="0.100617" calcext:value-type="float">
            <text:p>0.100617</text:p>
          </table:table-cell>
          <table:table-cell office:value-type="float" office:value="0.010401" calcext:value-type="float">
            <text:p>0.010401</text:p>
          </table:table-cell>
          <table:table-cell office:value-type="float" office:value="1.10178" calcext:value-type="float">
            <text:p>1.10178</text:p>
          </table:table-cell>
          <table:table-cell office:value-type="float" office:value="76.7686" calcext:value-type="float">
            <text:p>76.7686</text:p>
          </table:table-cell>
          <table:table-cell office:value-type="float" office:value="0.657536" calcext:value-type="float">
            <text:p>0.657536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6186" calcext:value-type="float">
            <text:p>0.316186</text:p>
          </table:table-cell>
          <table:table-cell office:value-type="float" office:value="0.100666" calcext:value-type="float">
            <text:p>0.100666</text:p>
          </table:table-cell>
          <table:table-cell office:value-type="float" office:value="0.0104114" calcext:value-type="float">
            <text:p>0.0104114</text:p>
          </table:table-cell>
          <table:table-cell office:value-type="float" office:value="1.10154" calcext:value-type="float">
            <text:p>1.10154</text:p>
          </table:table-cell>
          <table:table-cell office:value-type="float" office:value="76.796" calcext:value-type="float">
            <text:p>76.796</text:p>
          </table:table-cell>
          <table:table-cell office:value-type="float" office:value="0.657532" calcext:value-type="float">
            <text:p>0.657532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6064" calcext:value-type="float">
            <text:p>0.316064</text:p>
          </table:table-cell>
          <table:table-cell office:value-type="float" office:value="0.100597" calcext:value-type="float">
            <text:p>0.100597</text:p>
          </table:table-cell>
          <table:table-cell office:value-type="float" office:value="0.0104001" calcext:value-type="float">
            <text:p>0.0104001</text:p>
          </table:table-cell>
          <table:table-cell office:value-type="float" office:value="1.11639" calcext:value-type="float">
            <text:p>1.11639</text:p>
          </table:table-cell>
          <table:table-cell office:value-type="float" office:value="76.2532" calcext:value-type="float">
            <text:p>76.2532</text:p>
          </table:table-cell>
          <table:table-cell office:value-type="float" office:value="0.657431" calcext:value-type="float">
            <text:p>0.657431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5767" calcext:value-type="float">
            <text:p>0.315767</text:p>
          </table:table-cell>
          <table:table-cell office:value-type="float" office:value="0.100405" calcext:value-type="float">
            <text:p>0.100405</text:p>
          </table:table-cell>
          <table:table-cell office:value-type="float" office:value="0.0103591" calcext:value-type="float">
            <text:p>0.0103591</text:p>
          </table:table-cell>
          <table:table-cell office:value-type="float" office:value="1.09782" calcext:value-type="float">
            <text:p>1.09782</text:p>
          </table:table-cell>
          <table:table-cell office:value-type="float" office:value="76.8262" calcext:value-type="float">
            <text:p>76.8262</text:p>
          </table:table-cell>
          <table:table-cell office:value-type="float" office:value="0.657475" calcext:value-type="float">
            <text:p>0.657475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598" calcext:value-type="float">
            <text:p>0.31598</text:p>
          </table:table-cell>
          <table:table-cell office:value-type="float" office:value="0.100534" calcext:value-type="float">
            <text:p>0.100534</text:p>
          </table:table-cell>
          <table:table-cell office:value-type="float" office:value="0.0103833" calcext:value-type="float">
            <text:p>0.0103833</text:p>
          </table:table-cell>
          <table:table-cell office:value-type="float" office:value="1.10913" calcext:value-type="float">
            <text:p>1.10913</text:p>
          </table:table-cell>
          <table:table-cell office:value-type="float" office:value="76.4801" calcext:value-type="float">
            <text:p>76.4801</text:p>
          </table:table-cell>
          <table:table-cell office:value-type="float" office:value="0.657555" calcext:value-type="float">
            <text:p>0.657555</text:p>
          </table:table-cell>
          <table:table-cell table:number-columns-repeated="10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6009" calcext:value-type="float">
            <text:p>0.316009</text:p>
          </table:table-cell>
          <table:table-cell office:value-type="float" office:value="0.100556" calcext:value-type="float">
            <text:p>0.100556</text:p>
          </table:table-cell>
          <table:table-cell office:value-type="float" office:value="0.0103891" calcext:value-type="float">
            <text:p>0.0103891</text:p>
          </table:table-cell>
          <table:table-cell office:value-type="float" office:value="1.10661" calcext:value-type="float">
            <text:p>1.10661</text:p>
          </table:table-cell>
          <table:table-cell office:value-type="float" office:value="76.5762" calcext:value-type="float">
            <text:p>76.5762</text:p>
          </table:table-cell>
          <table:table-cell office:value-type="float" office:value="0.657516" calcext:value-type="float">
            <text:p>0.6575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-0.02875" calcext:value-type="float">
            <text:p>-0.02875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000826563" calcext:value-type="float">
            <text:p>0.000826563</text:p>
          </table:table-cell>
          <table:table-cell office:value-type="float" office:value="0.000000683206" calcext:value-type="float">
            <text:p>6.83206E-07</text:p>
          </table:table-cell>
          <table:table-cell office:value-type="float" office:value="0.432586" calcext:value-type="float">
            <text:p>0.432586</text:p>
          </table:table-cell>
          <table:table-cell office:value-type="float" office:value="9.14039" calcext:value-type="float">
            <text:p>9.14039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975" calcext:value-type="float">
            <text:p>0.1975</text:p>
          </table:table-cell>
          <table:table-cell office:value-type="float" office:value="0.0430703" calcext:value-type="float">
            <text:p>0.0430703</text:p>
          </table:table-cell>
          <table:table-cell office:value-type="float" office:value="0.00248915" calcext:value-type="float">
            <text:p>0.00248915</text:p>
          </table:table-cell>
          <table:table-cell office:value-type="float" office:value="0.470841" calcext:value-type="float">
            <text:p>0.470841</text:p>
          </table:table-cell>
          <table:table-cell office:value-type="float" office:value="76.8334" calcext:value-type="float">
            <text:p>76.8334</text:p>
          </table:table-cell>
          <table:table-cell office:value-type="float" office:value="0.552726" calcext:value-type="float">
            <text:p>0.552726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0.0995539" calcext:value-type="float">
            <text:p>0.0995539</text:p>
          </table:table-cell>
          <table:table-cell office:value-type="float" office:value="0.0100332" calcext:value-type="float">
            <text:p>0.0100332</text:p>
          </table:table-cell>
          <table:table-cell office:value-type="float" office:value="1.08534" calcext:value-type="float">
            <text:p>1.08534</text:p>
          </table:table-cell>
          <table:table-cell office:value-type="float" office:value="76.9393" calcext:value-type="float">
            <text:p>76.9393</text:p>
          </table:table-cell>
          <table:table-cell office:value-type="float" office:value="0.662554" calcext:value-type="float">
            <text:p>0.66255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75" calcext:value-type="float">
            <text:p>0.3375</text:p>
          </table:table-cell>
          <table:table-cell office:value-type="float" office:value="0.114289" calcext:value-type="float">
            <text:p>0.114289</text:p>
          </table:table-cell>
          <table:table-cell office:value-type="float" office:value="0.0132306" calcext:value-type="float">
            <text:p>0.0132306</text:p>
          </table:table-cell>
          <table:table-cell office:value-type="float" office:value="0.659855" calcext:value-type="float">
            <text:p>0.659855</text:p>
          </table:table-cell>
          <table:table-cell office:value-type="float" office:value="105.896" calcext:value-type="float">
            <text:p>105.896</text:p>
          </table:table-cell>
          <table:table-cell office:value-type="float" office:value="0.662363" calcext:value-type="float">
            <text:p>0.662363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4141" calcext:value-type="float">
            <text:p>0.344141</text:p>
          </table:table-cell>
          <table:table-cell office:value-type="float" office:value="0.119117" calcext:value-type="float">
            <text:p>0.119117</text:p>
          </table:table-cell>
          <table:table-cell office:value-type="float" office:value="0.0145285" calcext:value-type="float">
            <text:p>0.0145285</text:p>
          </table:table-cell>
          <table:table-cell office:value-type="float" office:value="1.06897" calcext:value-type="float">
            <text:p>1.06897</text:p>
          </table:table-cell>
          <table:table-cell office:value-type="float" office:value="84.8534" calcext:value-type="float">
            <text:p>84.8534</text:p>
          </table:table-cell>
          <table:table-cell office:value-type="float" office:value="0.658688" calcext:value-type="float">
            <text:p>0.658688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0078" calcext:value-type="float">
            <text:p>0.330078</text:p>
          </table:table-cell>
          <table:table-cell office:value-type="float" office:value="0.109427" calcext:value-type="float">
            <text:p>0.109427</text:p>
          </table:table-cell>
          <table:table-cell office:value-type="float" office:value="0.0121697" calcext:value-type="float">
            <text:p>0.0121697</text:p>
          </table:table-cell>
          <table:table-cell office:value-type="float" office:value="0.864209" calcext:value-type="float">
            <text:p>0.864209</text:p>
          </table:table-cell>
          <table:table-cell office:value-type="float" office:value="90.4824" calcext:value-type="float">
            <text:p>90.4824</text:p>
          </table:table-cell>
          <table:table-cell office:value-type="float" office:value="0.661224" calcext:value-type="float">
            <text:p>0.66122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8359" calcext:value-type="float">
            <text:p>0.318359</text:p>
          </table:table-cell>
          <table:table-cell office:value-type="float" office:value="0.10198" calcext:value-type="float">
            <text:p>0.10198</text:p>
          </table:table-cell>
          <table:table-cell office:value-type="float" office:value="0.0106563" calcext:value-type="float">
            <text:p>0.0106563</text:p>
          </table:table-cell>
          <table:table-cell office:value-type="float" office:value="0.874422" calcext:value-type="float">
            <text:p>0.874422</text:p>
          </table:table-cell>
          <table:table-cell office:value-type="float" office:value="86.8195" calcext:value-type="float">
            <text:p>86.8195</text:p>
          </table:table-cell>
          <table:table-cell office:value-type="float" office:value="0.658449" calcext:value-type="float">
            <text:p>0.658449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9697" calcext:value-type="float">
            <text:p>0.319697</text:p>
          </table:table-cell>
          <table:table-cell office:value-type="float" office:value="0.103103" calcext:value-type="float">
            <text:p>0.103103</text:p>
          </table:table-cell>
          <table:table-cell office:value-type="float" office:value="0.0109995" calcext:value-type="float">
            <text:p>0.0109995</text:p>
          </table:table-cell>
          <table:table-cell office:value-type="float" office:value="1.0558" calcext:value-type="float">
            <text:p>1.0558</text:p>
          </table:table-cell>
          <table:table-cell office:value-type="float" office:value="79.4031" calcext:value-type="float">
            <text:p>79.4031</text:p>
          </table:table-cell>
          <table:table-cell office:value-type="float" office:value="0.655084" calcext:value-type="float">
            <text:p>0.65508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2368" calcext:value-type="float">
            <text:p>0.322368</text:p>
          </table:table-cell>
          <table:table-cell office:value-type="float" office:value="0.104633" calcext:value-type="float">
            <text:p>0.104633</text:p>
          </table:table-cell>
          <table:table-cell office:value-type="float" office:value="0.0112442" calcext:value-type="float">
            <text:p>0.0112442</text:p>
          </table:table-cell>
          <table:table-cell office:value-type="float" office:value="0.991423" calcext:value-type="float">
            <text:p>0.991423</text:p>
          </table:table-cell>
          <table:table-cell office:value-type="float" office:value="82.566" calcext:value-type="float">
            <text:p>82.566</text:p>
          </table:table-cell>
          <table:table-cell office:value-type="float" office:value="0.657648" calcext:value-type="float">
            <text:p>0.657648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2312" calcext:value-type="float">
            <text:p>0.322312</text:p>
          </table:table-cell>
          <table:table-cell office:value-type="float" office:value="0.104546" calcext:value-type="float">
            <text:p>0.104546</text:p>
          </table:table-cell>
          <table:table-cell office:value-type="float" office:value="0.0111989" calcext:value-type="float">
            <text:p>0.0111989</text:p>
          </table:table-cell>
          <table:table-cell office:value-type="float" office:value="1.17116" calcext:value-type="float">
            <text:p>1.17116</text:p>
          </table:table-cell>
          <table:table-cell office:value-type="float" office:value="75.8936" calcext:value-type="float">
            <text:p>75.8936</text:p>
          </table:table-cell>
          <table:table-cell office:value-type="float" office:value="0.658459" calcext:value-type="float">
            <text:p>0.658459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1146" calcext:value-type="float">
            <text:p>0.321146</text:p>
          </table:table-cell>
          <table:table-cell office:value-type="float" office:value="0.103861" calcext:value-type="float">
            <text:p>0.103861</text:p>
          </table:table-cell>
          <table:table-cell office:value-type="float" office:value="0.0110882" calcext:value-type="float">
            <text:p>0.0110882</text:p>
          </table:table-cell>
          <table:table-cell office:value-type="float" office:value="1.07411" calcext:value-type="float">
            <text:p>1.07411</text:p>
          </table:table-cell>
          <table:table-cell office:value-type="float" office:value="79.0097" calcext:value-type="float">
            <text:p>79.0097</text:p>
          </table:table-cell>
          <table:table-cell office:value-type="float" office:value="0.657364" calcext:value-type="float">
            <text:p>0.65736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21564" calcext:value-type="float">
            <text:p>0.321564</text:p>
          </table:table-cell>
          <table:table-cell office:value-type="float" office:value="0.104115" calcext:value-type="float">
            <text:p>0.104115</text:p>
          </table:table-cell>
          <table:table-cell office:value-type="float" office:value="0.0111343" calcext:value-type="float">
            <text:p>0.0111343</text:p>
          </table:table-cell>
          <table:table-cell office:value-type="float" office:value="1.03792" calcext:value-type="float">
            <text:p>1.03792</text:p>
          </table:table-cell>
          <table:table-cell office:value-type="float" office:value="80.4829" calcext:value-type="float">
            <text:p>80.4829</text:p>
          </table:table-cell>
          <table:table-cell office:value-type="float" office:value="0.657614" calcext:value-type="float">
            <text:p>0.65761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2278" calcext:value-type="float">
            <text:p>0.322278</text:p>
          </table:table-cell>
          <table:table-cell office:value-type="float" office:value="0.104566" calcext:value-type="float">
            <text:p>0.104566</text:p>
          </table:table-cell>
          <table:table-cell office:value-type="float" office:value="0.0112264" calcext:value-type="float">
            <text:p>0.0112264</text:p>
          </table:table-cell>
          <table:table-cell office:value-type="float" office:value="1.03943" calcext:value-type="float">
            <text:p>1.03943</text:p>
          </table:table-cell>
          <table:table-cell office:value-type="float" office:value="80.5991" calcext:value-type="float">
            <text:p>80.5991</text:p>
          </table:table-cell>
          <table:table-cell office:value-type="float" office:value="0.65775" calcext:value-type="float">
            <text:p>0.6577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0572" calcext:value-type="float">
            <text:p>0.320572</text:p>
          </table:table-cell>
          <table:table-cell office:value-type="float" office:value="0.103436" calcext:value-type="float">
            <text:p>0.103436</text:p>
          </table:table-cell>
          <table:table-cell office:value-type="float" office:value="0.0109726" calcext:value-type="float">
            <text:p>0.0109726</text:p>
          </table:table-cell>
          <table:table-cell office:value-type="float" office:value="1.09453" calcext:value-type="float">
            <text:p>1.09453</text:p>
          </table:table-cell>
          <table:table-cell office:value-type="float" office:value="78.1027" calcext:value-type="float">
            <text:p>78.1027</text:p>
          </table:table-cell>
          <table:table-cell office:value-type="float" office:value="0.658141" calcext:value-type="float">
            <text:p>0.658141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1333" calcext:value-type="float">
            <text:p>0.321333</text:p>
          </table:table-cell>
          <table:table-cell office:value-type="float" office:value="0.103929" calcext:value-type="float">
            <text:p>0.103929</text:p>
          </table:table-cell>
          <table:table-cell office:value-type="float" office:value="0.0110792" calcext:value-type="float">
            <text:p>0.0110792</text:p>
          </table:table-cell>
          <table:table-cell office:value-type="float" office:value="1.05991" calcext:value-type="float">
            <text:p>1.05991</text:p>
          </table:table-cell>
          <table:table-cell office:value-type="float" office:value="79.5669" calcext:value-type="float">
            <text:p>79.5669</text:p>
          </table:table-cell>
          <table:table-cell office:value-type="float" office:value="0.658088" calcext:value-type="float">
            <text:p>0.658088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0813" calcext:value-type="float">
            <text:p>0.320813</text:p>
          </table:table-cell>
          <table:table-cell office:value-type="float" office:value="0.103603" calcext:value-type="float">
            <text:p>0.103603</text:p>
          </table:table-cell>
          <table:table-cell office:value-type="float" office:value="0.0110149" calcext:value-type="float">
            <text:p>0.0110149</text:p>
          </table:table-cell>
          <table:table-cell office:value-type="float" office:value="1.07743" calcext:value-type="float">
            <text:p>1.07743</text:p>
          </table:table-cell>
          <table:table-cell office:value-type="float" office:value="78.7884" calcext:value-type="float">
            <text:p>78.7884</text:p>
          </table:table-cell>
          <table:table-cell office:value-type="float" office:value="0.657931" calcext:value-type="float">
            <text:p>0.657931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0949" calcext:value-type="float">
            <text:p>0.320949</text:p>
          </table:table-cell>
          <table:table-cell office:value-type="float" office:value="0.103685" calcext:value-type="float">
            <text:p>0.103685</text:p>
          </table:table-cell>
          <table:table-cell office:value-type="float" office:value="0.0110302" calcext:value-type="float">
            <text:p>0.0110302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78.7482" calcext:value-type="float">
            <text:p>78.7482</text:p>
          </table:table-cell>
          <table:table-cell office:value-type="float" office:value="0.657998" calcext:value-type="float">
            <text:p>0.657998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1145" calcext:value-type="float">
            <text:p>0.321145</text:p>
          </table:table-cell>
          <table:table-cell office:value-type="float" office:value="0.103813" calcext:value-type="float">
            <text:p>0.103813</text:p>
          </table:table-cell>
          <table:table-cell office:value-type="float" office:value="0.0110577" calcext:value-type="float">
            <text:p>0.0110577</text:p>
          </table:table-cell>
          <table:table-cell office:value-type="float" office:value="1.093" calcext:value-type="float">
            <text:p>1.093</text:p>
          </table:table-cell>
          <table:table-cell office:value-type="float" office:value="78.3015" calcext:value-type="float">
            <text:p>78.3015</text:p>
          </table:table-cell>
          <table:table-cell office:value-type="float" office:value="0.657989" calcext:value-type="float">
            <text:p>0.657989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0988" calcext:value-type="float">
            <text:p>0.320988</text:p>
          </table:table-cell>
          <table:table-cell office:value-type="float" office:value="0.103713" calcext:value-type="float">
            <text:p>0.103713</text:p>
          </table:table-cell>
          <table:table-cell office:value-type="float" office:value="0.0110369" calcext:value-type="float">
            <text:p>0.0110369</text:p>
          </table:table-cell>
          <table:table-cell office:value-type="float" office:value="1.08479" calcext:value-type="float">
            <text:p>1.08479</text:p>
          </table:table-cell>
          <table:table-cell office:value-type="float" office:value="78.561" calcext:value-type="float">
            <text:p>78.561</text:p>
          </table:table-cell>
          <table:table-cell office:value-type="float" office:value="0.657975" calcext:value-type="float">
            <text:p>0.657975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0916" calcext:value-type="float">
            <text:p>0.320916</text:p>
          </table:table-cell>
          <table:table-cell office:value-type="float" office:value="0.103665" calcext:value-type="float">
            <text:p>0.103665</text:p>
          </table:table-cell>
          <table:table-cell office:value-type="float" office:value="0.0110264" calcext:value-type="float">
            <text:p>0.0110264</text:p>
          </table:table-cell>
          <table:table-cell office:value-type="float" office:value="1.08646" calcext:value-type="float">
            <text:p>1.08646</text:p>
          </table:table-cell>
          <table:table-cell office:value-type="float" office:value="78.4818" calcext:value-type="float">
            <text:p>78.4818</text:p>
          </table:table-cell>
          <table:table-cell office:value-type="float" office:value="0.657984" calcext:value-type="float">
            <text:p>0.6579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0351562" calcext:value-type="float">
            <text:p>0.000351562</text:p>
          </table:table-cell>
          <table:table-cell office:value-type="float" office:value="0.000000123596" calcext:value-type="float">
            <text:p>1.23596E-07</text:p>
          </table:table-cell>
          <table:table-cell office:value-type="float" office:value="0.576359" calcext:value-type="float">
            <text:p>0.576359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0.03445" calcext:value-type="float">
            <text:p>0.03445</text:p>
          </table:table-cell>
          <table:table-cell office:value-type="float" office:value="0.00121761" calcext:value-type="float">
            <text:p>0.00121761</text:p>
          </table:table-cell>
          <table:table-cell office:value-type="float" office:value="0.209695" calcext:value-type="float">
            <text:p>0.209695</text:p>
          </table:table-cell>
          <table:table-cell office:value-type="float" office:value="103.124" calcext:value-type="float">
            <text:p>103.124</text:p>
          </table:table-cell>
          <table:table-cell office:value-type="float" office:value="0.658015" calcext:value-type="float">
            <text:p>0.65801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7625" calcext:value-type="float">
            <text:p>0.27625</text:p>
          </table:table-cell>
          <table:table-cell office:value-type="float" office:value="0.0763367" calcext:value-type="float">
            <text:p>0.0763367</text:p>
          </table:table-cell>
          <table:table-cell office:value-type="float" office:value="0.00583421" calcext:value-type="float">
            <text:p>0.00583421</text:p>
          </table:table-cell>
          <table:table-cell office:value-type="float" office:value="1.46564" calcext:value-type="float">
            <text:p>1.46564</text:p>
          </table:table-cell>
          <table:table-cell office:value-type="float" office:value="57.8253" calcext:value-type="float">
            <text:p>57.8253</text:p>
          </table:table-cell>
          <table:table-cell office:value-type="float" office:value="0.666271" calcext:value-type="float">
            <text:p>0.666271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17656" calcext:value-type="float">
            <text:p>0.317656</text:p>
          </table:table-cell>
          <table:table-cell office:value-type="float" office:value="0.101369" calcext:value-type="float">
            <text:p>0.101369</text:p>
          </table:table-cell>
          <table:table-cell office:value-type="float" office:value="0.0104652" calcext:value-type="float">
            <text:p>0.0104652</text:p>
          </table:table-cell>
          <table:table-cell office:value-type="float" office:value="0.828324" calcext:value-type="float">
            <text:p>0.828324</text:p>
          </table:table-cell>
          <table:table-cell office:value-type="float" office:value="88.9461" calcext:value-type="float">
            <text:p>88.9461</text:p>
          </table:table-cell>
          <table:table-cell office:value-type="float" office:value="0.660517" calcext:value-type="float">
            <text:p>0.66051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2422" calcext:value-type="float">
            <text:p>0.322422</text:p>
          </table:table-cell>
          <table:table-cell office:value-type="float" office:value="0.10422" calcext:value-type="float">
            <text:p>0.10422</text:p>
          </table:table-cell>
          <table:table-cell office:value-type="float" office:value="0.0109711" calcext:value-type="float">
            <text:p>0.0109711</text:p>
          </table:table-cell>
          <table:table-cell office:value-type="float" office:value="1.01436" calcext:value-type="float">
            <text:p>1.01436</text:p>
          </table:table-cell>
          <table:table-cell office:value-type="float" office:value="81.4593" calcext:value-type="float">
            <text:p>81.4593</text:p>
          </table:table-cell>
          <table:table-cell office:value-type="float" office:value="0.663312" calcext:value-type="float">
            <text:p>0.663312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7617" calcext:value-type="float">
            <text:p>0.317617</text:p>
          </table:table-cell>
          <table:table-cell office:value-type="float" office:value="0.101352" calcext:value-type="float">
            <text:p>0.101352</text:p>
          </table:table-cell>
          <table:table-cell office:value-type="float" office:value="0.0104692" calcext:value-type="float">
            <text:p>0.0104692</text:p>
          </table:table-cell>
          <table:table-cell office:value-type="float" office:value="1.26197" calcext:value-type="float">
            <text:p>1.26197</text:p>
          </table:table-cell>
          <table:table-cell office:value-type="float" office:value="71.9585" calcext:value-type="float">
            <text:p>71.9585</text:p>
          </table:table-cell>
          <table:table-cell office:value-type="float" office:value="0.660276" calcext:value-type="float">
            <text:p>0.66027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5527" calcext:value-type="float">
            <text:p>0.325527</text:p>
          </table:table-cell>
          <table:table-cell office:value-type="float" office:value="0.106345" calcext:value-type="float">
            <text:p>0.106345</text:p>
          </table:table-cell>
          <table:table-cell office:value-type="float" office:value="0.0114715" calcext:value-type="float">
            <text:p>0.0114715</text:p>
          </table:table-cell>
          <table:table-cell office:value-type="float" office:value="0.804294" calcext:value-type="float">
            <text:p>0.804294</text:p>
          </table:table-cell>
          <table:table-cell office:value-type="float" office:value="92.4717" calcext:value-type="float">
            <text:p>92.4717</text:p>
          </table:table-cell>
          <table:table-cell office:value-type="float" office:value="0.661885" calcext:value-type="float">
            <text:p>0.66188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8115" calcext:value-type="float">
            <text:p>0.328115</text:p>
          </table:table-cell>
          <table:table-cell office:value-type="float" office:value="0.108394" calcext:value-type="float">
            <text:p>0.108394</text:p>
          </table:table-cell>
          <table:table-cell office:value-type="float" office:value="0.0120686" calcext:value-type="float">
            <text:p>0.0120686</text:p>
          </table:table-cell>
          <table:table-cell office:value-type="float" office:value="0.93867" calcext:value-type="float">
            <text:p>0.93867</text:p>
          </table:table-cell>
          <table:table-cell office:value-type="float" office:value="86.3882" calcext:value-type="float">
            <text:p>86.3882</text:p>
          </table:table-cell>
          <table:table-cell office:value-type="float" office:value="0.657606" calcext:value-type="float">
            <text:p>0.65760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8882" calcext:value-type="float">
            <text:p>0.328882</text:p>
          </table:table-cell>
          <table:table-cell office:value-type="float" office:value="0.108841" calcext:value-type="float">
            <text:p>0.108841</text:p>
          </table:table-cell>
          <table:table-cell office:value-type="float" office:value="0.0121464" calcext:value-type="float">
            <text:p>0.0121464</text:p>
          </table:table-cell>
          <table:table-cell office:value-type="float" office:value="1.02115" calcext:value-type="float">
            <text:p>1.02115</text:p>
          </table:table-cell>
          <table:table-cell office:value-type="float" office:value="82.9775" calcext:value-type="float">
            <text:p>82.9775</text:p>
          </table:table-cell>
          <table:table-cell office:value-type="float" office:value="0.658222" calcext:value-type="float">
            <text:p>0.658222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6272" calcext:value-type="float">
            <text:p>0.32627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116785" calcext:value-type="float">
            <text:p>0.0116785</text:p>
          </table:table-cell>
          <table:table-cell office:value-type="float" office:value="1.14315" calcext:value-type="float">
            <text:p>1.14315</text:p>
          </table:table-cell>
          <table:table-cell office:value-type="float" office:value="77.7272" calcext:value-type="float">
            <text:p>77.7272</text:p>
          </table:table-cell>
          <table:table-cell office:value-type="float" office:value="0.659986" calcext:value-type="float">
            <text:p>0.65998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7511" calcext:value-type="float">
            <text:p>0.327511</text:p>
          </table:table-cell>
          <table:table-cell office:value-type="float" office:value="0.107964" calcext:value-type="float">
            <text:p>0.107964</text:p>
          </table:table-cell>
          <table:table-cell office:value-type="float" office:value="0.0119611" calcext:value-type="float">
            <text:p>0.0119611</text:p>
          </table:table-cell>
          <table:table-cell office:value-type="float" office:value="1.13791" calcext:value-type="float">
            <text:p>1.13791</text:p>
          </table:table-cell>
          <table:table-cell office:value-type="float" office:value="78.2598" calcext:value-type="float">
            <text:p>78.2598</text:p>
          </table:table-cell>
          <table:table-cell office:value-type="float" office:value="0.657952" calcext:value-type="float">
            <text:p>0.657952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23308" calcext:value-type="float">
            <text:p>0.323308</text:p>
          </table:table-cell>
          <table:table-cell office:value-type="float" office:value="0.105191" calcext:value-type="float">
            <text:p>0.105191</text:p>
          </table:table-cell>
          <table:table-cell office:value-type="float" office:value="0.011344" calcext:value-type="float">
            <text:p>0.011344</text:p>
          </table:table-cell>
          <table:table-cell office:value-type="float" office:value="1.07587" calcext:value-type="float">
            <text:p>1.07587</text:p>
          </table:table-cell>
          <table:table-cell office:value-type="float" office:value="79.4517" calcext:value-type="float">
            <text:p>79.4517</text:p>
          </table:table-cell>
          <table:table-cell office:value-type="float" office:value="0.658265" calcext:value-type="float">
            <text:p>0.65826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5187" calcext:value-type="float">
            <text:p>0.325187</text:p>
          </table:table-cell>
          <table:table-cell office:value-type="float" office:value="0.106414" calcext:value-type="float">
            <text:p>0.106414</text:p>
          </table:table-cell>
          <table:table-cell office:value-type="float" office:value="0.0116083" calcext:value-type="float">
            <text:p>0.0116083</text:p>
          </table:table-cell>
          <table:table-cell office:value-type="float" office:value="1.03474" calcext:value-type="float">
            <text:p>1.03474</text:p>
          </table:table-cell>
          <table:table-cell office:value-type="float" office:value="81.4979" calcext:value-type="float">
            <text:p>81.4979</text:p>
          </table:table-cell>
          <table:table-cell office:value-type="float" office:value="0.658296" calcext:value-type="float">
            <text:p>0.65829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6581" calcext:value-type="float">
            <text:p>0.326581</text:p>
          </table:table-cell>
          <table:table-cell office:value-type="float" office:value="0.107309" calcext:value-type="float">
            <text:p>0.107309</text:p>
          </table:table-cell>
          <table:table-cell office:value-type="float" office:value="0.0117944" calcext:value-type="float">
            <text:p>0.0117944</text:p>
          </table:table-cell>
          <table:table-cell office:value-type="float" office:value="1.06001" calcext:value-type="float">
            <text:p>1.06001</text:p>
          </table:table-cell>
          <table:table-cell office:value-type="float" office:value="80.8546" calcext:value-type="float">
            <text:p>80.8546</text:p>
          </table:table-cell>
          <table:table-cell office:value-type="float" office:value="0.658582" calcext:value-type="float">
            <text:p>0.658582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6382" calcext:value-type="float">
            <text:p>0.326382</text:p>
          </table:table-cell>
          <table:table-cell office:value-type="float" office:value="0.107188" calcext:value-type="float">
            <text:p>0.107188</text:p>
          </table:table-cell>
          <table:table-cell office:value-type="float" office:value="0.0117723" calcext:value-type="float">
            <text:p>0.0117723</text:p>
          </table:table-cell>
          <table:table-cell office:value-type="float" office:value="1.05611" calcext:value-type="float">
            <text:p>1.05611</text:p>
          </table:table-cell>
          <table:table-cell office:value-type="float" office:value="80.9586" calcext:value-type="float">
            <text:p>80.9586</text:p>
          </table:table-cell>
          <table:table-cell office:value-type="float" office:value="0.658452" calcext:value-type="float">
            <text:p>0.658452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6065" calcext:value-type="float">
            <text:p>0.326065</text:p>
          </table:table-cell>
          <table:table-cell office:value-type="float" office:value="0.106984" calcext:value-type="float">
            <text:p>0.106984</text:p>
          </table:table-cell>
          <table:table-cell office:value-type="float" office:value="0.0117284" calcext:value-type="float">
            <text:p>0.0117284</text:p>
          </table:table-cell>
          <table:table-cell office:value-type="float" office:value="1.0748" calcext:value-type="float">
            <text:p>1.0748</text:p>
          </table:table-cell>
          <table:table-cell office:value-type="float" office:value="80.1705" calcext:value-type="float">
            <text:p>80.1705</text:p>
          </table:table-cell>
          <table:table-cell office:value-type="float" office:value="0.658426" calcext:value-type="float">
            <text:p>0.658426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5977" calcext:value-type="float">
            <text:p>0.325977</text:p>
          </table:table-cell>
          <table:table-cell office:value-type="float" office:value="0.106925" calcext:value-type="float">
            <text:p>0.106925</text:p>
          </table:table-cell>
          <table:table-cell office:value-type="float" office:value="0.0117153" calcext:value-type="float">
            <text:p>0.0117153</text:p>
          </table:table-cell>
          <table:table-cell office:value-type="float" office:value="1.05898" calcext:value-type="float">
            <text:p>1.05898</text:p>
          </table:table-cell>
          <table:table-cell office:value-type="float" office:value="80.7484" calcext:value-type="float">
            <text:p>80.7484</text:p>
          </table:table-cell>
          <table:table-cell office:value-type="float" office:value="0.658438" calcext:value-type="float">
            <text:p>0.658438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5858" calcext:value-type="float">
            <text:p>0.325858</text:p>
          </table:table-cell>
          <table:table-cell office:value-type="float" office:value="0.10685" calcext:value-type="float">
            <text:p>0.10685</text:p>
          </table:table-cell>
          <table:table-cell office:value-type="float" office:value="0.0117007" calcext:value-type="float">
            <text:p>0.0117007</text:p>
          </table:table-cell>
          <table:table-cell office:value-type="float" office:value="1.05836" calcext:value-type="float">
            <text:p>1.05836</text:p>
          </table:table-cell>
          <table:table-cell office:value-type="float" office:value="80.744" calcext:value-type="float">
            <text:p>80.744</text:p>
          </table:table-cell>
          <table:table-cell office:value-type="float" office:value="0.658385" calcext:value-type="float">
            <text:p>0.658385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601" calcext:value-type="float">
            <text:p>0.32601</text:p>
          </table:table-cell>
          <table:table-cell office:value-type="float" office:value="0.106954" calcext:value-type="float">
            <text:p>0.106954</text:p>
          </table:table-cell>
          <table:table-cell office:value-type="float" office:value="0.0117248" calcext:value-type="float">
            <text:p>0.0117248</text:p>
          </table:table-cell>
          <table:table-cell office:value-type="float" office:value="1.06459" calcext:value-type="float">
            <text:p>1.06459</text:p>
          </table:table-cell>
          <table:table-cell office:value-type="float" office:value="80.5452" calcext:value-type="float">
            <text:p>80.5452</text:p>
          </table:table-cell>
          <table:table-cell office:value-type="float" office:value="0.658344" calcext:value-type="float">
            <text:p>0.658344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065" calcext:value-type="float">
            <text:p>0.326065</text:p>
          </table:table-cell>
          <table:table-cell office:value-type="float" office:value="0.106987" calcext:value-type="float">
            <text:p>0.106987</text:p>
          </table:table-cell>
          <table:table-cell office:value-type="float" office:value="0.0117312" calcext:value-type="float">
            <text:p>0.0117312</text:p>
          </table:table-cell>
          <table:table-cell office:value-type="float" office:value="1.06094" calcext:value-type="float">
            <text:p>1.06094</text:p>
          </table:table-cell>
          <table:table-cell office:value-type="float" office:value="80.697" calcext:value-type="float">
            <text:p>80.697</text:p>
          </table:table-cell>
          <table:table-cell office:value-type="float" office:value="0.65837" calcext:value-type="float">
            <text:p>0.658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140625" calcext:value-type="float">
            <text:p>0.00140625</text:p>
          </table:table-cell>
          <table:table-cell office:value-type="float" office:value="0.00000197754" calcext:value-type="float">
            <text:p>1.97754E-06</text:p>
          </table:table-cell>
          <table:table-cell office:value-type="float" office:value="1.85665" calcext:value-type="float">
            <text:p>1.85665</text:p>
          </table:table-cell>
          <table:table-cell office:value-type="float" office:value="2.93328" calcext:value-type="float">
            <text:p>2.9332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0125" calcext:value-type="float">
            <text:p>0.20125</text:p>
          </table:table-cell>
          <table:table-cell office:value-type="float" office:value="0.0438078" calcext:value-type="float">
            <text:p>0.0438078</text:p>
          </table:table-cell>
          <table:table-cell office:value-type="float" office:value="0.00245476" calcext:value-type="float">
            <text:p>0.00245476</text:p>
          </table:table-cell>
          <table:table-cell office:value-type="float" office:value="0.672451" calcext:value-type="float">
            <text:p>0.672451</text:p>
          </table:table-cell>
          <table:table-cell office:value-type="float" office:value="64.7499" calcext:value-type="float">
            <text:p>64.7499</text:p>
          </table:table-cell>
          <table:table-cell office:value-type="float" office:value="0.573632" calcext:value-type="float">
            <text:p>0.573632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96875" calcext:value-type="float">
            <text:p>0.296875</text:p>
          </table:table-cell>
          <table:table-cell office:value-type="float" office:value="0.088618" calcext:value-type="float">
            <text:p>0.088618</text:p>
          </table:table-cell>
          <table:table-cell office:value-type="float" office:value="0.00802497" calcext:value-type="float">
            <text:p>0.00802497</text:p>
          </table:table-cell>
          <table:table-cell office:value-type="float" office:value="1.38566" calcext:value-type="float">
            <text:p>1.38566</text:p>
          </table:table-cell>
          <table:table-cell office:value-type="float" office:value="64.1486" calcext:value-type="float">
            <text:p>64.1486</text:p>
          </table:table-cell>
          <table:table-cell office:value-type="float" office:value="0.659373" calcext:value-type="float">
            <text:p>0.659373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1719" calcext:value-type="float">
            <text:p>0.341719</text:p>
          </table:table-cell>
          <table:table-cell office:value-type="float" office:value="0.117101" calcext:value-type="float">
            <text:p>0.117101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1.12445" calcext:value-type="float">
            <text:p>1.12445</text:p>
          </table:table-cell>
          <table:table-cell office:value-type="float" office:value="82.0145" calcext:value-type="float">
            <text:p>82.0145</text:p>
          </table:table-cell>
          <table:table-cell office:value-type="float" office:value="0.662743" calcext:value-type="float">
            <text:p>0.662743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47266" calcext:value-type="float">
            <text:p>0.347266</text:p>
          </table:table-cell>
          <table:table-cell office:value-type="float" office:value="0.120958" calcext:value-type="float">
            <text:p>0.120958</text:p>
          </table:table-cell>
          <table:table-cell office:value-type="float" office:value="0.0148069" calcext:value-type="float">
            <text:p>0.0148069</text:p>
          </table:table-cell>
          <table:table-cell office:value-type="float" office:value="1.04522" calcext:value-type="float">
            <text:p>1.04522</text:p>
          </table:table-cell>
          <table:table-cell office:value-type="float" office:value="86.4815" calcext:value-type="float">
            <text:p>86.4815</text:p>
          </table:table-cell>
          <table:table-cell office:value-type="float" office:value="0.662653" calcext:value-type="float">
            <text:p>0.662653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6328" calcext:value-type="float">
            <text:p>0.326328</text:p>
          </table:table-cell>
          <table:table-cell office:value-type="float" office:value="0.107381" calcext:value-type="float">
            <text:p>0.107381</text:p>
          </table:table-cell>
          <table:table-cell office:value-type="float" office:value="0.0119055" calcext:value-type="float">
            <text:p>0.0119055</text:p>
          </table:table-cell>
          <table:table-cell office:value-type="float" office:value="0.844784" calcext:value-type="float">
            <text:p>0.844784</text:p>
          </table:table-cell>
          <table:table-cell office:value-type="float" office:value="90.6584" calcext:value-type="float">
            <text:p>90.6584</text:p>
          </table:table-cell>
          <table:table-cell office:value-type="float" office:value="0.655832" calcext:value-type="float">
            <text:p>0.655832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7461" calcext:value-type="float">
            <text:p>0.337461</text:p>
          </table:table-cell>
          <table:table-cell office:value-type="float" office:value="0.114418" calcext:value-type="float">
            <text:p>0.114418</text:p>
          </table:table-cell>
          <table:table-cell office:value-type="float" office:value="0.013337" calcext:value-type="float">
            <text:p>0.013337</text:p>
          </table:table-cell>
          <table:table-cell office:value-type="float" office:value="1.04691" calcext:value-type="float">
            <text:p>1.04691</text:p>
          </table:table-cell>
          <table:table-cell office:value-type="float" office:value="84.0298" calcext:value-type="float">
            <text:p>84.0298</text:p>
          </table:table-cell>
          <table:table-cell office:value-type="float" office:value="0.660418" calcext:value-type="float">
            <text:p>0.66041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2813" calcext:value-type="float">
            <text:p>0.332813</text:p>
          </table:table-cell>
          <table:table-cell office:value-type="float" office:value="0.11157" calcext:value-type="float">
            <text:p>0.11157</text:p>
          </table:table-cell>
          <table:table-cell office:value-type="float" office:value="0.0128097" calcext:value-type="float">
            <text:p>0.0128097</text:p>
          </table:table-cell>
          <table:table-cell office:value-type="float" office:value="0.924148" calcext:value-type="float">
            <text:p>0.924148</text:p>
          </table:table-cell>
          <table:table-cell office:value-type="float" office:value="88.3411" calcext:value-type="float">
            <text:p>88.3411</text:p>
          </table:table-cell>
          <table:table-cell office:value-type="float" office:value="0.656979" calcext:value-type="float">
            <text:p>0.656979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2676" calcext:value-type="float">
            <text:p>0.332676</text:p>
          </table:table-cell>
          <table:table-cell office:value-type="float" office:value="0.111242" calcext:value-type="float">
            <text:p>0.111242</text:p>
          </table:table-cell>
          <table:table-cell office:value-type="float" office:value="0.0126286" calcext:value-type="float">
            <text:p>0.0126286</text:p>
          </table:table-cell>
          <table:table-cell office:value-type="float" office:value="1.0176" calcext:value-type="float">
            <text:p>1.0176</text:p>
          </table:table-cell>
          <table:table-cell office:value-type="float" office:value="84.0404" calcext:value-type="float">
            <text:p>84.0404</text:p>
          </table:table-cell>
          <table:table-cell office:value-type="float" office:value="0.659831" calcext:value-type="float">
            <text:p>0.659831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33643" calcext:value-type="float">
            <text:p>0.333643</text:p>
          </table:table-cell>
          <table:table-cell office:value-type="float" office:value="0.111981" calcext:value-type="float">
            <text:p>0.111981</text:p>
          </table:table-cell>
          <table:table-cell office:value-type="float" office:value="0.0128394" calcext:value-type="float">
            <text:p>0.0128394</text:p>
          </table:table-cell>
          <table:table-cell office:value-type="float" office:value="1.07758" calcext:value-type="float">
            <text:p>1.07758</text:p>
          </table:table-cell>
          <table:table-cell office:value-type="float" office:value="81.9266" calcext:value-type="float">
            <text:p>81.9266</text:p>
          </table:table-cell>
          <table:table-cell office:value-type="float" office:value="0.658703" calcext:value-type="float">
            <text:p>0.658703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29708" calcext:value-type="float">
            <text:p>0.329708</text:p>
          </table:table-cell>
          <table:table-cell office:value-type="float" office:value="0.109414" calcext:value-type="float">
            <text:p>0.109414</text:p>
          </table:table-cell>
          <table:table-cell office:value-type="float" office:value="0.0122797" calcext:value-type="float">
            <text:p>0.0122797</text:p>
          </table:table-cell>
          <table:table-cell office:value-type="float" office:value="1" calcext:value-type="float">
            <text:p>1</text:p>
          </table:table-cell>
          <table:table-cell office:value-type="float" office:value="84.0772" calcext:value-type="float">
            <text:p>84.0772</text:p>
          </table:table-cell>
          <table:table-cell office:value-type="float" office:value="0.65808" calcext:value-type="float">
            <text:p>0.65808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1163" calcext:value-type="float">
            <text:p>0.331163</text:p>
          </table:table-cell>
          <table:table-cell office:value-type="float" office:value="0.110307" calcext:value-type="float">
            <text:p>0.110307</text:p>
          </table:table-cell>
          <table:table-cell office:value-type="float" office:value="0.0124492" calcext:value-type="float">
            <text:p>0.0124492</text:p>
          </table:table-cell>
          <table:table-cell office:value-type="float" office:value="1.0092" calcext:value-type="float">
            <text:p>1.0092</text:p>
          </table:table-cell>
          <table:table-cell office:value-type="float" office:value="84.0339" calcext:value-type="float">
            <text:p>84.0339</text:p>
          </table:table-cell>
          <table:table-cell office:value-type="float" office:value="0.658951" calcext:value-type="float">
            <text:p>0.658951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1269" calcext:value-type="float">
            <text:p>0.331269</text:p>
          </table:table-cell>
          <table:table-cell office:value-type="float" office:value="0.110364" calcext:value-type="float">
            <text:p>0.110364</text:p>
          </table:table-cell>
          <table:table-cell office:value-type="float" office:value="0.0124549" calcext:value-type="float">
            <text:p>0.0124549</text:p>
          </table:table-cell>
          <table:table-cell office:value-type="float" office:value="1.04837" calcext:value-type="float">
            <text:p>1.04837</text:p>
          </table:table-cell>
          <table:table-cell office:value-type="float" office:value="82.4614" calcext:value-type="float">
            <text:p>82.4614</text:p>
          </table:table-cell>
          <table:table-cell office:value-type="float" office:value="0.659153" calcext:value-type="float">
            <text:p>0.659153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31439" calcext:value-type="float">
            <text:p>0.331439</text:p>
          </table:table-cell>
          <table:table-cell office:value-type="float" office:value="0.110485" calcext:value-type="float">
            <text:p>0.110485</text:p>
          </table:table-cell>
          <table:table-cell office:value-type="float" office:value="0.0124856" calcext:value-type="float">
            <text:p>0.0124856</text:p>
          </table:table-cell>
          <table:table-cell office:value-type="float" office:value="1.0313" calcext:value-type="float">
            <text:p>1.0313</text:p>
          </table:table-cell>
          <table:table-cell office:value-type="float" office:value="83.1907" calcext:value-type="float">
            <text:p>83.1907</text:p>
          </table:table-cell>
          <table:table-cell office:value-type="float" office:value="0.659055" calcext:value-type="float">
            <text:p>0.659055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30973" calcext:value-type="float">
            <text:p>0.330973</text:p>
          </table:table-cell>
          <table:table-cell office:value-type="float" office:value="0.110189" calcext:value-type="float">
            <text:p>0.110189</text:p>
          </table:table-cell>
          <table:table-cell office:value-type="float" office:value="0.0124243" calcext:value-type="float">
            <text:p>0.0124243</text:p>
          </table:table-cell>
          <table:table-cell office:value-type="float" office:value="1.04333" calcext:value-type="float">
            <text:p>1.04333</text:p>
          </table:table-cell>
          <table:table-cell office:value-type="float" office:value="82.5952" calcext:value-type="float">
            <text:p>82.5952</text:p>
          </table:table-cell>
          <table:table-cell office:value-type="float" office:value="0.658906" calcext:value-type="float">
            <text:p>0.658906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31604" calcext:value-type="float">
            <text:p>0.331604</text:p>
          </table:table-cell>
          <table:table-cell office:value-type="float" office:value="0.110613" calcext:value-type="float">
            <text:p>0.110613</text:p>
          </table:table-cell>
          <table:table-cell office:value-type="float" office:value="0.0125226" calcext:value-type="float">
            <text:p>0.0125226</text:p>
          </table:table-cell>
          <table:table-cell office:value-type="float" office:value="1.0364" calcext:value-type="float">
            <text:p>1.0364</text:p>
          </table:table-cell>
          <table:table-cell office:value-type="float" office:value="83.0333" calcext:value-type="float">
            <text:p>83.0333</text:p>
          </table:table-cell>
          <table:table-cell office:value-type="float" office:value="0.65884" calcext:value-type="float">
            <text:p>0.65884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31144" calcext:value-type="float">
            <text:p>0.331144</text:p>
          </table:table-cell>
          <table:table-cell office:value-type="float" office:value="0.110312" calcext:value-type="float">
            <text:p>0.110312</text:p>
          </table:table-cell>
          <table:table-cell office:value-type="float" office:value="0.0124564" calcext:value-type="float">
            <text:p>0.0124564</text:p>
          </table:table-cell>
          <table:table-cell office:value-type="float" office:value="1.03818" calcext:value-type="float">
            <text:p>1.03818</text:p>
          </table:table-cell>
          <table:table-cell office:value-type="float" office:value="82.8477" calcext:value-type="float">
            <text:p>82.8477</text:p>
          </table:table-cell>
          <table:table-cell office:value-type="float" office:value="0.658787" calcext:value-type="float">
            <text:p>0.658787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31337" calcext:value-type="float">
            <text:p>0.331337</text:p>
          </table:table-cell>
          <table:table-cell office:value-type="float" office:value="0.110441" calcext:value-type="float">
            <text:p>0.110441</text:p>
          </table:table-cell>
          <table:table-cell office:value-type="float" office:value="0.0124859" calcext:value-type="float">
            <text:p>0.0124859</text:p>
          </table:table-cell>
          <table:table-cell office:value-type="float" office:value="1.0503" calcext:value-type="float">
            <text:p>1.0503</text:p>
          </table:table-cell>
          <table:table-cell office:value-type="float" office:value="82.4136" calcext:value-type="float">
            <text:p>82.4136</text:p>
          </table:table-cell>
          <table:table-cell office:value-type="float" office:value="0.658774" calcext:value-type="float">
            <text:p>0.658774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31458" calcext:value-type="float">
            <text:p>0.331458</text:p>
          </table:table-cell>
          <table:table-cell office:value-type="float" office:value="0.110526" calcext:value-type="float">
            <text:p>0.110526</text:p>
          </table:table-cell>
          <table:table-cell office:value-type="float" office:value="0.0125067" calcext:value-type="float">
            <text:p>0.0125067</text:p>
          </table:table-cell>
          <table:table-cell office:value-type="float" office:value="1.04703" calcext:value-type="float">
            <text:p>1.04703</text:p>
          </table:table-cell>
          <table:table-cell office:value-type="float" office:value="82.5751" calcext:value-type="float">
            <text:p>82.5751</text:p>
          </table:table-cell>
          <table:table-cell office:value-type="float" office:value="0.658733" calcext:value-type="float">
            <text:p>0.658733</text:p>
          </table:table-cell>
          <table:table-cell table:number-columns-repeated="1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1425" calcext:value-type="float">
            <text:p>0.331425</text:p>
          </table:table-cell>
          <table:table-cell office:value-type="float" office:value="0.110499" calcext:value-type="float">
            <text:p>0.110499</text:p>
          </table:table-cell>
          <table:table-cell office:value-type="float" office:value="0.0124986" calcext:value-type="float">
            <text:p>0.0124986</text:p>
          </table:table-cell>
          <table:table-cell office:value-type="float" office:value="1.04174" calcext:value-type="float">
            <text:p>1.04174</text:p>
          </table:table-cell>
          <table:table-cell office:value-type="float" office:value="82.7757" calcext:value-type="float">
            <text:p>82.7757</text:p>
          </table:table-cell>
          <table:table-cell office:value-type="float" office:value="0.658787" calcext:value-type="float">
            <text:p>0.6587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0.0000000000390625" calcext:value-type="float">
            <text:p>3.90625E-11</text:p>
          </table:table-cell>
          <table:table-cell office:value-type="float" office:value="2.71982" calcext:value-type="float">
            <text:p>2.7198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2625" calcext:value-type="float">
            <text:p>0.22625</text:p>
          </table:table-cell>
          <table:table-cell office:value-type="float" office:value="0.0513453" calcext:value-type="float">
            <text:p>0.0513453</text:p>
          </table:table-cell>
          <table:table-cell office:value-type="float" office:value="0.00266833" calcext:value-type="float">
            <text:p>0.00266833</text:p>
          </table:table-cell>
          <table:table-cell office:value-type="float" office:value="0.650307" calcext:value-type="float">
            <text:p>0.650307</text:p>
          </table:table-cell>
          <table:table-cell office:value-type="float" office:value="71.3431" calcext:value-type="float">
            <text:p>71.3431</text:p>
          </table:table-cell>
          <table:table-cell office:value-type="float" office:value="0.662622" calcext:value-type="float">
            <text:p>0.662622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125" calcext:value-type="float">
            <text:p>0.3125</text:p>
          </table:table-cell>
          <table:table-cell office:value-type="float" office:value="0.0979898" calcext:value-type="float">
            <text:p>0.0979898</text:p>
          </table:table-cell>
          <table:table-cell office:value-type="float" office:value="0.00972612" calcext:value-type="float">
            <text:p>0.00972612</text:p>
          </table:table-cell>
          <table:table-cell office:value-type="float" office:value="0.243902" calcext:value-type="float">
            <text:p>0.243902</text:p>
          </table:table-cell>
          <table:table-cell office:value-type="float" office:value="161.448" calcext:value-type="float">
            <text:p>161.448</text:p>
          </table:table-cell>
          <table:table-cell office:value-type="float" office:value="0.662358" calcext:value-type="float">
            <text:p>0.662358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7812" calcext:value-type="float">
            <text:p>0.347812</text:p>
          </table:table-cell>
          <table:table-cell office:value-type="float" office:value="0.121315" calcext:value-type="float">
            <text:p>0.121315</text:p>
          </table:table-cell>
          <table:table-cell office:value-type="float" office:value="0.0148793" calcext:value-type="float">
            <text:p>0.0148793</text:p>
          </table:table-cell>
          <table:table-cell office:value-type="float" office:value="1.0987" calcext:value-type="float">
            <text:p>1.0987</text:p>
          </table:table-cell>
          <table:table-cell office:value-type="float" office:value="84.4641" calcext:value-type="float">
            <text:p>84.4641</text:p>
          </table:table-cell>
          <table:table-cell office:value-type="float" office:value="0.663" calcext:value-type="float">
            <text:p>0.663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6484" calcext:value-type="float">
            <text:p>0.336484</text:p>
          </table:table-cell>
          <table:table-cell office:value-type="float" office:value="0.113581" calcext:value-type="float">
            <text:p>0.113581</text:p>
          </table:table-cell>
          <table:table-cell office:value-type="float" office:value="0.0130715" calcext:value-type="float">
            <text:p>0.0130715</text:p>
          </table:table-cell>
          <table:table-cell office:value-type="float" office:value="0.629184" calcext:value-type="float">
            <text:p>0.629184</text:p>
          </table:table-cell>
          <table:table-cell office:value-type="float" office:value="108.118" calcext:value-type="float">
            <text:p>108.118</text:p>
          </table:table-cell>
          <table:table-cell office:value-type="float" office:value="0.662254" calcext:value-type="float">
            <text:p>0.66225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4883" calcext:value-type="float">
            <text:p>0.334883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12883" calcext:value-type="float">
            <text:p>0.012883</text:p>
          </table:table-cell>
          <table:table-cell office:value-type="float" office:value="1.15217" calcext:value-type="float">
            <text:p>1.15217</text:p>
          </table:table-cell>
          <table:table-cell office:value-type="float" office:value="79.4336" calcext:value-type="float">
            <text:p>79.4336</text:p>
          </table:table-cell>
          <table:table-cell office:value-type="float" office:value="0.661295" calcext:value-type="float">
            <text:p>0.66129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2109" calcext:value-type="float">
            <text:p>0.342109</text:p>
          </table:table-cell>
          <table:table-cell office:value-type="float" office:value="0.117743" calcext:value-type="float">
            <text:p>0.117743</text:p>
          </table:table-cell>
          <table:table-cell office:value-type="float" office:value="0.0141999" calcext:value-type="float">
            <text:p>0.0141999</text:p>
          </table:table-cell>
          <table:table-cell office:value-type="float" office:value="0.92969" calcext:value-type="float">
            <text:p>0.92969</text:p>
          </table:table-cell>
          <table:table-cell office:value-type="float" office:value="90.4921" calcext:value-type="float">
            <text:p>90.4921</text:p>
          </table:table-cell>
          <table:table-cell office:value-type="float" office:value="0.658575" calcext:value-type="float">
            <text:p>0.65857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667" calcext:value-type="float">
            <text:p>0.33667</text:p>
          </table:table-cell>
          <table:table-cell office:value-type="float" office:value="0.113919" calcext:value-type="float">
            <text:p>0.113919</text:p>
          </table:table-cell>
          <table:table-cell office:value-type="float" office:value="0.0132416" calcext:value-type="float">
            <text:p>0.0132416</text:p>
          </table:table-cell>
          <table:table-cell office:value-type="float" office:value="1.10669" calcext:value-type="float">
            <text:p>1.10669</text:p>
          </table:table-cell>
          <table:table-cell office:value-type="float" office:value="81.536" calcext:value-type="float">
            <text:p>81.536</text:p>
          </table:table-cell>
          <table:table-cell office:value-type="float" office:value="0.659887" calcext:value-type="float">
            <text:p>0.659887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37407" calcext:value-type="float">
            <text:p>0.337407</text:p>
          </table:table-cell>
          <table:table-cell office:value-type="float" office:value="0.114512" calcext:value-type="float">
            <text:p>0.114512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949162" calcext:value-type="float">
            <text:p>0.949162</text:p>
          </table:table-cell>
          <table:table-cell office:value-type="float" office:value="88.311" calcext:value-type="float">
            <text:p>88.311</text:p>
          </table:table-cell>
          <table:table-cell office:value-type="float" office:value="0.658814" calcext:value-type="float">
            <text:p>0.65881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3801" calcext:value-type="float">
            <text:p>0.33801</text:p>
          </table:table-cell>
          <table:table-cell office:value-type="float" office:value="0.114894" calcext:value-type="float">
            <text:p>0.114894</text:p>
          </table:table-cell>
          <table:table-cell office:value-type="float" office:value="0.0134942" calcext:value-type="float">
            <text:p>0.0134942</text:p>
          </table:table-cell>
          <table:table-cell office:value-type="float" office:value="0.988568" calcext:value-type="float">
            <text:p>0.988568</text:p>
          </table:table-cell>
          <table:table-cell office:value-type="float" office:value="86.6683" calcext:value-type="float">
            <text:p>86.6683</text:p>
          </table:table-cell>
          <table:table-cell office:value-type="float" office:value="0.659251" calcext:value-type="float">
            <text:p>0.659251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36008" calcext:value-type="float">
            <text:p>0.336008</text:p>
          </table:table-cell>
          <table:table-cell office:value-type="float" office:value="0.113498" calcext:value-type="float">
            <text:p>0.113498</text:p>
          </table:table-cell>
          <table:table-cell office:value-type="float" office:value="0.0131527" calcext:value-type="float">
            <text:p>0.0131527</text:p>
          </table:table-cell>
          <table:table-cell office:value-type="float" office:value="1.0503" calcext:value-type="float">
            <text:p>1.0503</text:p>
          </table:table-cell>
          <table:table-cell office:value-type="float" office:value="83.5535" calcext:value-type="float">
            <text:p>83.5535</text:p>
          </table:table-cell>
          <table:table-cell office:value-type="float" office:value="0.659658" calcext:value-type="float">
            <text:p>0.659658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3587" calcext:value-type="float">
            <text:p>0.33587</text:p>
          </table:table-cell>
          <table:table-cell office:value-type="float" office:value="0.113442" calcext:value-type="float">
            <text:p>0.113442</text:p>
          </table:table-cell>
          <table:table-cell office:value-type="float" office:value="0.0131549" calcext:value-type="float">
            <text:p>0.0131549</text:p>
          </table:table-cell>
          <table:table-cell office:value-type="float" office:value="1.04471" calcext:value-type="float">
            <text:p>1.04471</text:p>
          </table:table-cell>
          <table:table-cell office:value-type="float" office:value="83.7571" calcext:value-type="float">
            <text:p>83.7571</text:p>
          </table:table-cell>
          <table:table-cell office:value-type="float" office:value="0.659264" calcext:value-type="float">
            <text:p>0.659264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7692" calcext:value-type="float">
            <text:p>0.337692</text:p>
          </table:table-cell>
          <table:table-cell office:value-type="float" office:value="0.114667" calcext:value-type="float">
            <text:p>0.114667</text:p>
          </table:table-cell>
          <table:table-cell office:value-type="float" office:value="0.0134378" calcext:value-type="float">
            <text:p>0.0134378</text:p>
          </table:table-cell>
          <table:table-cell office:value-type="float" office:value="1.04547" calcext:value-type="float">
            <text:p>1.04547</text:p>
          </table:table-cell>
          <table:table-cell office:value-type="float" office:value="84.1802" calcext:value-type="float">
            <text:p>84.1802</text:p>
          </table:table-cell>
          <table:table-cell office:value-type="float" office:value="0.659333" calcext:value-type="float">
            <text:p>0.659333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37083" calcext:value-type="float">
            <text:p>0.337083</text:p>
          </table:table-cell>
          <table:table-cell office:value-type="float" office:value="0.114274" calcext:value-type="float">
            <text:p>0.114274</text:p>
          </table:table-cell>
          <table:table-cell office:value-type="float" office:value="0.0133542" calcext:value-type="float">
            <text:p>0.0133542</text:p>
          </table:table-cell>
          <table:table-cell office:value-type="float" office:value="1.04402" calcext:value-type="float">
            <text:p>1.04402</text:p>
          </table:table-cell>
          <table:table-cell office:value-type="float" office:value="84.0934" calcext:value-type="float">
            <text:p>84.0934</text:p>
          </table:table-cell>
          <table:table-cell office:value-type="float" office:value="0.659118" calcext:value-type="float">
            <text:p>0.659118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36048" calcext:value-type="float">
            <text:p>0.336048</text:p>
          </table:table-cell>
          <table:table-cell office:value-type="float" office:value="0.113578" calcext:value-type="float">
            <text:p>0.113578</text:p>
          </table:table-cell>
          <table:table-cell office:value-type="float" office:value="0.0131937" calcext:value-type="float">
            <text:p>0.0131937</text:p>
          </table:table-cell>
          <table:table-cell office:value-type="float" office:value="1.03347" calcext:value-type="float">
            <text:p>1.03347</text:p>
          </table:table-cell>
          <table:table-cell office:value-type="float" office:value="84.265" calcext:value-type="float">
            <text:p>84.265</text:p>
          </table:table-cell>
          <table:table-cell office:value-type="float" office:value="0.659076" calcext:value-type="float">
            <text:p>0.65907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36453" calcext:value-type="float">
            <text:p>0.336453</text:p>
          </table:table-cell>
          <table:table-cell office:value-type="float" office:value="0.113844" calcext:value-type="float">
            <text:p>0.113844</text:p>
          </table:table-cell>
          <table:table-cell office:value-type="float" office:value="0.0132522" calcext:value-type="float">
            <text:p>0.0132522</text:p>
          </table:table-cell>
          <table:table-cell office:value-type="float" office:value="1.02132" calcext:value-type="float">
            <text:p>1.02132</text:p>
          </table:table-cell>
          <table:table-cell office:value-type="float" office:value="84.8669" calcext:value-type="float">
            <text:p>84.8669</text:p>
          </table:table-cell>
          <table:table-cell office:value-type="float" office:value="0.65916" calcext:value-type="float">
            <text:p>0.6591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36904" calcext:value-type="float">
            <text:p>0.336904</text:p>
          </table:table-cell>
          <table:table-cell office:value-type="float" office:value="0.114147" calcext:value-type="float">
            <text:p>0.114147</text:p>
          </table:table-cell>
          <table:table-cell office:value-type="float" office:value="0.0133213" calcext:value-type="float">
            <text:p>0.0133213</text:p>
          </table:table-cell>
          <table:table-cell office:value-type="float" office:value="1.02591" calcext:value-type="float">
            <text:p>1.02591</text:p>
          </table:table-cell>
          <table:table-cell office:value-type="float" office:value="84.7894" calcext:value-type="float">
            <text:p>84.7894</text:p>
          </table:table-cell>
          <table:table-cell office:value-type="float" office:value="0.6592" calcext:value-type="float">
            <text:p>0.6592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36971" calcext:value-type="float">
            <text:p>0.336971</text:p>
          </table:table-cell>
          <table:table-cell office:value-type="float" office:value="0.114194" calcext:value-type="float">
            <text:p>0.114194</text:p>
          </table:table-cell>
          <table:table-cell office:value-type="float" office:value="0.0133334" calcext:value-type="float">
            <text:p>0.0133334</text:p>
          </table:table-cell>
          <table:table-cell office:value-type="float" office:value="1.02702" calcext:value-type="float">
            <text:p>1.02702</text:p>
          </table:table-cell>
          <table:table-cell office:value-type="float" office:value="84.7608" calcext:value-type="float">
            <text:p>84.7608</text:p>
          </table:table-cell>
          <table:table-cell office:value-type="float" office:value="0.659175" calcext:value-type="float">
            <text:p>0.659175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36975" calcext:value-type="float">
            <text:p>0.336975</text:p>
          </table:table-cell>
          <table:table-cell office:value-type="float" office:value="0.114194" calcext:value-type="float">
            <text:p>0.114194</text:p>
          </table:table-cell>
          <table:table-cell office:value-type="float" office:value="0.0133319" calcext:value-type="float">
            <text:p>0.0133319</text:p>
          </table:table-cell>
          <table:table-cell office:value-type="float" office:value="1.02434" calcext:value-type="float">
            <text:p>1.02434</text:p>
          </table:table-cell>
          <table:table-cell office:value-type="float" office:value="84.8721" calcext:value-type="float">
            <text:p>84.8721</text:p>
          </table:table-cell>
          <table:table-cell office:value-type="float" office:value="0.659212" calcext:value-type="float">
            <text:p>0.659212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36863" calcext:value-type="float">
            <text:p>0.336863</text:p>
          </table:table-cell>
          <table:table-cell office:value-type="float" office:value="0.11412" calcext:value-type="float">
            <text:p>0.11412</text:p>
          </table:table-cell>
          <table:table-cell office:value-type="float" office:value="0.0133156" calcext:value-type="float">
            <text:p>0.0133156</text:p>
          </table:table-cell>
          <table:table-cell office:value-type="float" office:value="1.02691" calcext:value-type="float">
            <text:p>1.02691</text:p>
          </table:table-cell>
          <table:table-cell office:value-type="float" office:value="84.7375" calcext:value-type="float">
            <text:p>84.7375</text:p>
          </table:table-cell>
          <table:table-cell office:value-type="float" office:value="0.659188" calcext:value-type="float">
            <text:p>0.6591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000050625" calcext:value-type="float">
            <text:p>5.0625E-08</text:p>
          </table:table-cell>
          <table:table-cell office:value-type="float" office:value="0.273812" calcext:value-type="float">
            <text:p>0.273812</text:p>
          </table:table-cell>
          <table:table-cell office:value-type="float" office:value="3.57539" calcext:value-type="float">
            <text:p>3.57539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875" calcext:value-type="float">
            <text:p>0.23875</text:p>
          </table:table-cell>
          <table:table-cell office:value-type="float" office:value="0.0606016" calcext:value-type="float">
            <text:p>0.0606016</text:p>
          </table:table-cell>
          <table:table-cell office:value-type="float" office:value="0.00449337" calcext:value-type="float">
            <text:p>0.00449337</text:p>
          </table:table-cell>
          <table:table-cell office:value-type="float" office:value="0.428866" calcext:value-type="float">
            <text:p>0.428866</text:p>
          </table:table-cell>
          <table:table-cell office:value-type="float" office:value="95.6104" calcext:value-type="float">
            <text:p>95.6104</text:p>
          </table:table-cell>
          <table:table-cell office:value-type="float" office:value="0.592166" calcext:value-type="float">
            <text:p>0.592166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112684" calcext:value-type="float">
            <text:p>0.112684</text:p>
          </table:table-cell>
          <table:table-cell office:value-type="float" office:value="0.0129059" calcext:value-type="float">
            <text:p>0.0129059</text:p>
          </table:table-cell>
          <table:table-cell office:value-type="float" office:value="0.287231" calcext:value-type="float">
            <text:p>0.287231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0.661199" calcext:value-type="float">
            <text:p>0.66119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625" calcext:value-type="float">
            <text:p>0.33625</text:p>
          </table:table-cell>
          <table:table-cell office:value-type="float" office:value="0.113427" calcext:value-type="float">
            <text:p>0.113427</text:p>
          </table:table-cell>
          <table:table-cell office:value-type="float" office:value="0.0130382" calcext:value-type="float">
            <text:p>0.0130382</text:p>
          </table:table-cell>
          <table:table-cell office:value-type="float" office:value="0.99235" calcext:value-type="float">
            <text:p>0.99235</text:p>
          </table:table-cell>
          <table:table-cell office:value-type="float" office:value="85.9454" calcext:value-type="float">
            <text:p>85.9454</text:p>
          </table:table-cell>
          <table:table-cell office:value-type="float" office:value="0.6622" calcext:value-type="float">
            <text:p>0.6622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1641" calcext:value-type="float">
            <text:p>0.351641</text:p>
          </table:table-cell>
          <table:table-cell office:value-type="float" office:value="0.124182" calcext:value-type="float">
            <text:p>0.124182</text:p>
          </table:table-cell>
          <table:table-cell office:value-type="float" office:value="0.0156915" calcext:value-type="float">
            <text:p>0.0156915</text:p>
          </table:table-cell>
          <table:table-cell office:value-type="float" office:value="1.16692" calcext:value-type="float">
            <text:p>1.16692</text:p>
          </table:table-cell>
          <table:table-cell office:value-type="float" office:value="82.9119" calcext:value-type="float">
            <text:p>82.9119</text:p>
          </table:table-cell>
          <table:table-cell office:value-type="float" office:value="0.660825" calcext:value-type="float">
            <text:p>0.66082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4141" calcext:value-type="float">
            <text:p>0.344141</text:p>
          </table:table-cell>
          <table:table-cell office:value-type="float" office:value="0.118939" calcext:value-type="float">
            <text:p>0.118939</text:p>
          </table:table-cell>
          <table:table-cell office:value-type="float" office:value="0.0143729" calcext:value-type="float">
            <text:p>0.0143729</text:p>
          </table:table-cell>
          <table:table-cell office:value-type="float" office:value="1.12356" calcext:value-type="float">
            <text:p>1.12356</text:p>
          </table:table-cell>
          <table:table-cell office:value-type="float" office:value="82.6924" calcext:value-type="float">
            <text:p>82.6924</text:p>
          </table:table-cell>
          <table:table-cell office:value-type="float" office:value="0.661333" calcext:value-type="float">
            <text:p>0.661333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6758" calcext:value-type="float">
            <text:p>0.346758</text:p>
          </table:table-cell>
          <table:table-cell office:value-type="float" office:value="0.120679" calcext:value-type="float">
            <text:p>0.120679</text:p>
          </table:table-cell>
          <table:table-cell office:value-type="float" office:value="0.0147768" calcext:value-type="float">
            <text:p>0.0147768</text:p>
          </table:table-cell>
          <table:table-cell office:value-type="float" office:value="1.07711" calcext:value-type="float">
            <text:p>1.07711</text:p>
          </table:table-cell>
          <table:table-cell office:value-type="float" office:value="85.086" calcext:value-type="float">
            <text:p>85.086</text:p>
          </table:table-cell>
          <table:table-cell office:value-type="float" office:value="0.661784" calcext:value-type="float">
            <text:p>0.661784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425" calcext:value-type="float">
            <text:p>0.3425</text:p>
          </table:table-cell>
          <table:table-cell office:value-type="float" office:value="0.117979" calcext:value-type="float">
            <text:p>0.117979</text:p>
          </table:table-cell>
          <table:table-cell office:value-type="float" office:value="0.0142308" calcext:value-type="float">
            <text:p>0.0142308</text:p>
          </table:table-cell>
          <table:table-cell office:value-type="float" office:value="1.02641" calcext:value-type="float">
            <text:p>1.02641</text:p>
          </table:table-cell>
          <table:table-cell office:value-type="float" office:value="86.1875" calcext:value-type="float">
            <text:p>86.1875</text:p>
          </table:table-cell>
          <table:table-cell office:value-type="float" office:value="0.659203" calcext:value-type="float">
            <text:p>0.659203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45293" calcext:value-type="float">
            <text:p>0.345293</text:p>
          </table:table-cell>
          <table:table-cell office:value-type="float" office:value="0.119919" calcext:value-type="float">
            <text:p>0.119919</text:p>
          </table:table-cell>
          <table:table-cell office:value-type="float" office:value="0.0147076" calcext:value-type="float">
            <text:p>0.0147076</text:p>
          </table:table-cell>
          <table:table-cell office:value-type="float" office:value="1.02668" calcext:value-type="float">
            <text:p>1.02668</text:p>
          </table:table-cell>
          <table:table-cell office:value-type="float" office:value="86.8858" calcext:value-type="float">
            <text:p>86.8858</text:p>
          </table:table-cell>
          <table:table-cell office:value-type="float" office:value="0.659089" calcext:value-type="float">
            <text:p>0.65908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4714" calcext:value-type="float">
            <text:p>0.344714</text:p>
          </table:table-cell>
          <table:table-cell office:value-type="float" office:value="0.119429" calcext:value-type="float">
            <text:p>0.119429</text:p>
          </table:table-cell>
          <table:table-cell office:value-type="float" office:value="0.014551" calcext:value-type="float">
            <text:p>0.014551</text:p>
          </table:table-cell>
          <table:table-cell office:value-type="float" office:value="0.887522" calcext:value-type="float">
            <text:p>0.887522</text:p>
          </table:table-cell>
          <table:table-cell office:value-type="float" office:value="93.2915" calcext:value-type="float">
            <text:p>93.2915</text:p>
          </table:table-cell>
          <table:table-cell office:value-type="float" office:value="0.659946" calcext:value-type="float">
            <text:p>0.659946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41635" calcext:value-type="float">
            <text:p>0.341635</text:p>
          </table:table-cell>
          <table:table-cell office:value-type="float" office:value="0.117362" calcext:value-type="float">
            <text:p>0.117362</text:p>
          </table:table-cell>
          <table:table-cell office:value-type="float" office:value="0.0140789" calcext:value-type="float">
            <text:p>0.0140789</text:p>
          </table:table-cell>
          <table:table-cell office:value-type="float" office:value="0.962849" calcext:value-type="float">
            <text:p>0.962849</text:p>
          </table:table-cell>
          <table:table-cell office:value-type="float" office:value="88.7678" calcext:value-type="float">
            <text:p>88.7678</text:p>
          </table:table-cell>
          <table:table-cell office:value-type="float" office:value="0.659286" calcext:value-type="float">
            <text:p>0.659286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43771" calcext:value-type="float">
            <text:p>0.343771</text:p>
          </table:table-cell>
          <table:table-cell office:value-type="float" office:value="0.118825" calcext:value-type="float">
            <text:p>0.118825</text:p>
          </table:table-cell>
          <table:table-cell office:value-type="float" office:value="0.0144233" calcext:value-type="float">
            <text:p>0.0144233</text:p>
          </table:table-cell>
          <table:table-cell office:value-type="float" office:value="1.03153" calcext:value-type="float">
            <text:p>1.03153</text:p>
          </table:table-cell>
          <table:table-cell office:value-type="float" office:value="86.2815" calcext:value-type="float">
            <text:p>86.2815</text:p>
          </table:table-cell>
          <table:table-cell office:value-type="float" office:value="0.65949" calcext:value-type="float">
            <text:p>0.6594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2857" calcext:value-type="float">
            <text:p>0.342857</text:p>
          </table:table-cell>
          <table:table-cell office:value-type="float" office:value="0.118208" calcext:value-type="float">
            <text:p>0.118208</text:p>
          </table:table-cell>
          <table:table-cell office:value-type="float" office:value="0.0142835" calcext:value-type="float">
            <text:p>0.0142835</text:p>
          </table:table-cell>
          <table:table-cell office:value-type="float" office:value="1.01328" calcext:value-type="float">
            <text:p>1.01328</text:p>
          </table:table-cell>
          <table:table-cell office:value-type="float" office:value="86.8318" calcext:value-type="float">
            <text:p>86.8318</text:p>
          </table:table-cell>
          <table:table-cell office:value-type="float" office:value="0.659261" calcext:value-type="float">
            <text:p>0.65926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1908" calcext:value-type="float">
            <text:p>0.341908</text:p>
          </table:table-cell>
          <table:table-cell office:value-type="float" office:value="0.11753" calcext:value-type="float">
            <text:p>0.11753</text:p>
          </table:table-cell>
          <table:table-cell office:value-type="float" office:value="0.0141083" calcext:value-type="float">
            <text:p>0.0141083</text:p>
          </table:table-cell>
          <table:table-cell office:value-type="float" office:value="1.00893" calcext:value-type="float">
            <text:p>1.00893</text:p>
          </table:table-cell>
          <table:table-cell office:value-type="float" office:value="86.7687" calcext:value-type="float">
            <text:p>86.7687</text:p>
          </table:table-cell>
          <table:table-cell office:value-type="float" office:value="0.65955" calcext:value-type="float">
            <text:p>0.65955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2873" calcext:value-type="float">
            <text:p>0.342873</text:p>
          </table:table-cell>
          <table:table-cell office:value-type="float" office:value="0.118196" calcext:value-type="float">
            <text:p>0.118196</text:p>
          </table:table-cell>
          <table:table-cell office:value-type="float" office:value="0.014269" calcext:value-type="float">
            <text:p>0.014269</text:p>
          </table:table-cell>
          <table:table-cell office:value-type="float" office:value="1.0037" calcext:value-type="float">
            <text:p>1.0037</text:p>
          </table:table-cell>
          <table:table-cell office:value-type="float" office:value="87.243" calcext:value-type="float">
            <text:p>87.243</text:p>
          </table:table-cell>
          <table:table-cell office:value-type="float" office:value="0.659539" calcext:value-type="float">
            <text:p>0.659539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42238" calcext:value-type="float">
            <text:p>0.342238</text:p>
          </table:table-cell>
          <table:table-cell office:value-type="float" office:value="0.117765" calcext:value-type="float">
            <text:p>0.117765</text:p>
          </table:table-cell>
          <table:table-cell office:value-type="float" office:value="0.0141676" calcext:value-type="float">
            <text:p>0.0141676</text:p>
          </table:table-cell>
          <table:table-cell office:value-type="float" office:value="1.00136" calcext:value-type="float">
            <text:p>1.00136</text:p>
          </table:table-cell>
          <table:table-cell office:value-type="float" office:value="87.1851" calcext:value-type="float">
            <text:p>87.1851</text:p>
          </table:table-cell>
          <table:table-cell office:value-type="float" office:value="0.659481" calcext:value-type="float">
            <text:p>0.65948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254" calcext:value-type="float">
            <text:p>0.34254</text:p>
          </table:table-cell>
          <table:table-cell office:value-type="float" office:value="0.117965" calcext:value-type="float">
            <text:p>0.117965</text:p>
          </table:table-cell>
          <table:table-cell office:value-type="float" office:value="0.0142123" calcext:value-type="float">
            <text:p>0.0142123</text:p>
          </table:table-cell>
          <table:table-cell office:value-type="float" office:value="1.01264" calcext:value-type="float">
            <text:p>1.01264</text:p>
          </table:table-cell>
          <table:table-cell office:value-type="float" office:value="86.7697" calcext:value-type="float">
            <text:p>86.7697</text:p>
          </table:table-cell>
          <table:table-cell office:value-type="float" office:value="0.659562" calcext:value-type="float">
            <text:p>0.659562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2368" calcext:value-type="float">
            <text:p>0.342368</text:p>
          </table:table-cell>
          <table:table-cell office:value-type="float" office:value="0.117843" calcext:value-type="float">
            <text:p>0.117843</text:p>
          </table:table-cell>
          <table:table-cell office:value-type="float" office:value="0.0141814" calcext:value-type="float">
            <text:p>0.0141814</text:p>
          </table:table-cell>
          <table:table-cell office:value-type="float" office:value="1.01128" calcext:value-type="float">
            <text:p>1.01128</text:p>
          </table:table-cell>
          <table:table-cell office:value-type="float" office:value="86.7831" calcext:value-type="float">
            <text:p>86.7831</text:p>
          </table:table-cell>
          <table:table-cell office:value-type="float" office:value="0.659601" calcext:value-type="float">
            <text:p>0.65960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2496" calcext:value-type="float">
            <text:p>0.342496</text:p>
          </table:table-cell>
          <table:table-cell office:value-type="float" office:value="0.117935" calcext:value-type="float">
            <text:p>0.117935</text:p>
          </table:table-cell>
          <table:table-cell office:value-type="float" office:value="0.0142056" calcext:value-type="float">
            <text:p>0.0142056</text:p>
          </table:table-cell>
          <table:table-cell office:value-type="float" office:value="1.00838" calcext:value-type="float">
            <text:p>1.00838</text:p>
          </table:table-cell>
          <table:table-cell office:value-type="float" office:value="86.9428" calcext:value-type="float">
            <text:p>86.9428</text:p>
          </table:table-cell>
          <table:table-cell office:value-type="float" office:value="0.659551" calcext:value-type="float">
            <text:p>0.659551</text:p>
          </table:table-cell>
          <table:table-cell table:number-columns-repeated="1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2448" calcext:value-type="float">
            <text:p>0.342448</text:p>
          </table:table-cell>
          <table:table-cell office:value-type="float" office:value="0.117905" calcext:value-type="float">
            <text:p>0.117905</text:p>
          </table:table-cell>
          <table:table-cell office:value-type="float" office:value="0.0141996" calcext:value-type="float">
            <text:p>0.0141996</text:p>
          </table:table-cell>
          <table:table-cell office:value-type="float" office:value="1.01024" calcext:value-type="float">
            <text:p>1.01024</text:p>
          </table:table-cell>
          <table:table-cell office:value-type="float" office:value="86.8508" calcext:value-type="float">
            <text:p>86.8508</text:p>
          </table:table-cell>
          <table:table-cell office:value-type="float" office:value="0.659521" calcext:value-type="float">
            <text:p>0.6595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00689062" calcext:value-type="float">
            <text:p>0.000689062</text:p>
          </table:table-cell>
          <table:table-cell office:value-type="float" office:value="0.000000474807" calcext:value-type="float">
            <text:p>4.74807E-07</text:p>
          </table:table-cell>
          <table:table-cell office:value-type="float" office:value="0.0744887" calcext:value-type="float">
            <text:p>0.0744887</text:p>
          </table:table-cell>
          <table:table-cell office:value-type="float" office:value="23.6745" calcext:value-type="float">
            <text:p>23.6745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025" calcext:value-type="float">
            <text:p>0.2025</text:p>
          </table:table-cell>
          <table:table-cell office:value-type="float" office:value="0.0432625" calcext:value-type="float">
            <text:p>0.0432625</text:p>
          </table:table-cell>
          <table:table-cell office:value-type="float" office:value="0.00224173" calcext:value-type="float">
            <text:p>0.00224173</text:p>
          </table:table-cell>
          <table:table-cell office:value-type="float" office:value="1.59311" calcext:value-type="float">
            <text:p>1.59311</text:p>
          </table:table-cell>
          <table:table-cell office:value-type="float" office:value="41.5205" calcext:value-type="float">
            <text:p>41.5205</text:p>
          </table:table-cell>
          <table:table-cell office:value-type="float" office:value="0.600756" calcext:value-type="float">
            <text:p>0.600756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21562" calcext:value-type="float">
            <text:p>0.321562</text:p>
          </table:table-cell>
          <table:table-cell office:value-type="float" office:value="0.10518" calcext:value-type="float">
            <text:p>0.10518</text:p>
          </table:table-cell>
          <table:table-cell office:value-type="float" office:value="0.0117564" calcext:value-type="float">
            <text:p>0.0117564</text:p>
          </table:table-cell>
          <table:table-cell office:value-type="float" office:value="0.414763" calcext:value-type="float">
            <text:p>0.414763</text:p>
          </table:table-cell>
          <table:table-cell office:value-type="float" office:value="128.209" calcext:value-type="float">
            <text:p>128.209</text:p>
          </table:table-cell>
          <table:table-cell office:value-type="float" office:value="0.645771" calcext:value-type="float">
            <text:p>0.645771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9219" calcext:value-type="float">
            <text:p>0.349219</text:p>
          </table:table-cell>
          <table:table-cell office:value-type="float" office:value="0.12201" calcext:value-type="float">
            <text:p>0.12201</text:p>
          </table:table-cell>
          <table:table-cell office:value-type="float" office:value="0.0149139" calcext:value-type="float">
            <text:p>0.0149139</text:p>
          </table:table-cell>
          <table:table-cell office:value-type="float" office:value="1.25914" calcext:value-type="float">
            <text:p>1.25914</text:p>
          </table:table-cell>
          <table:table-cell office:value-type="float" office:value="79.0935" calcext:value-type="float">
            <text:p>79.0935</text:p>
          </table:table-cell>
          <table:table-cell office:value-type="float" office:value="0.66605" calcext:value-type="float">
            <text:p>0.6660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4766" calcext:value-type="float">
            <text:p>0.354766</text:p>
          </table:table-cell>
          <table:table-cell office:value-type="float" office:value="0.126064" calcext:value-type="float">
            <text:p>0.126064</text:p>
          </table:table-cell>
          <table:table-cell office:value-type="float" office:value="0.0159945" calcext:value-type="float">
            <text:p>0.0159945</text:p>
          </table:table-cell>
          <table:table-cell office:value-type="float" office:value="0.982049" calcext:value-type="float">
            <text:p>0.982049</text:p>
          </table:table-cell>
          <table:table-cell office:value-type="float" office:value="91.1079" calcext:value-type="float">
            <text:p>91.1079</text:p>
          </table:table-cell>
          <table:table-cell office:value-type="float" office:value="0.66452" calcext:value-type="float">
            <text:p>0.66452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57812" calcext:value-type="float">
            <text:p>0.357812</text:p>
          </table:table-cell>
          <table:table-cell office:value-type="float" office:value="0.128481" calcext:value-type="float">
            <text:p>0.128481</text:p>
          </table:table-cell>
          <table:table-cell office:value-type="float" office:value="0.0167375" calcext:value-type="float">
            <text:p>0.0167375</text:p>
          </table:table-cell>
          <table:table-cell office:value-type="float" office:value="1.31356" calcext:value-type="float">
            <text:p>1.31356</text:p>
          </table:table-cell>
          <table:table-cell office:value-type="float" office:value="79.4675" calcext:value-type="float">
            <text:p>79.4675</text:p>
          </table:table-cell>
          <table:table-cell office:value-type="float" office:value="0.66202" calcext:value-type="float">
            <text:p>0.66202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3906" calcext:value-type="float">
            <text:p>0.343906</text:p>
          </table:table-cell>
          <table:table-cell office:value-type="float" office:value="0.11898" calcext:value-type="float">
            <text:p>0.11898</text:p>
          </table:table-cell>
          <table:table-cell office:value-type="float" office:value="0.0145102" calcext:value-type="float">
            <text:p>0.0145102</text:p>
          </table:table-cell>
          <table:table-cell office:value-type="float" office:value="1.05742" calcext:value-type="float">
            <text:p>1.05742</text:p>
          </table:table-cell>
          <table:table-cell office:value-type="float" office:value="85.269" calcext:value-type="float">
            <text:p>85.269</text:p>
          </table:table-cell>
          <table:table-cell office:value-type="float" office:value="0.658331" calcext:value-type="float">
            <text:p>0.658331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998" calcext:value-type="float">
            <text:p>0.33998</text:p>
          </table:table-cell>
          <table:table-cell office:value-type="float" office:value="0.116183" calcext:value-type="float">
            <text:p>0.116183</text:p>
          </table:table-cell>
          <table:table-cell office:value-type="float" office:value="0.0137696" calcext:value-type="float">
            <text:p>0.0137696</text:p>
          </table:table-cell>
          <table:table-cell office:value-type="float" office:value="0.998145" calcext:value-type="float">
            <text:p>0.998145</text:p>
          </table:table-cell>
          <table:table-cell office:value-type="float" office:value="86.7345" calcext:value-type="float">
            <text:p>86.7345</text:p>
          </table:table-cell>
          <table:table-cell office:value-type="float" office:value="0.65997" calcext:value-type="float">
            <text:p>0.6599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123128" calcext:value-type="float">
            <text:p>0.123128</text:p>
          </table:table-cell>
          <table:table-cell office:value-type="float" office:value="0.0154639" calcext:value-type="float">
            <text:p>0.0154639</text:p>
          </table:table-cell>
          <table:table-cell office:value-type="float" office:value="1.01256" calcext:value-type="float">
            <text:p>1.01256</text:p>
          </table:table-cell>
          <table:table-cell office:value-type="float" office:value="88.6616" calcext:value-type="float">
            <text:p>88.6616</text:p>
          </table:table-cell>
          <table:table-cell office:value-type="float" office:value="0.659996" calcext:value-type="float">
            <text:p>0.659996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8345" calcext:value-type="float">
            <text:p>0.348345</text:p>
          </table:table-cell>
          <table:table-cell office:value-type="float" office:value="0.121928" calcext:value-type="float">
            <text:p>0.121928</text:p>
          </table:table-cell>
          <table:table-cell office:value-type="float" office:value="0.0151504" calcext:value-type="float">
            <text:p>0.0151504</text:p>
          </table:table-cell>
          <table:table-cell office:value-type="float" office:value="1.02347" calcext:value-type="float">
            <text:p>1.02347</text:p>
          </table:table-cell>
          <table:table-cell office:value-type="float" office:value="87.7522" calcext:value-type="float">
            <text:p>87.7522</text:p>
          </table:table-cell>
          <table:table-cell office:value-type="float" office:value="0.6603" calcext:value-type="float">
            <text:p>0.6603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47612" calcext:value-type="float">
            <text:p>0.347612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15069" calcext:value-type="float">
            <text:p>0.015069</text:p>
          </table:table-cell>
          <table:table-cell office:value-type="float" office:value="1.05233" calcext:value-type="float">
            <text:p>1.05233</text:p>
          </table:table-cell>
          <table:table-cell office:value-type="float" office:value="86.3757" calcext:value-type="float">
            <text:p>86.3757</text:p>
          </table:table-cell>
          <table:table-cell office:value-type="float" office:value="0.659649" calcext:value-type="float">
            <text:p>0.65964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48904" calcext:value-type="float">
            <text:p>0.348904</text:p>
          </table:table-cell>
          <table:table-cell office:value-type="float" office:value="0.122384" calcext:value-type="float">
            <text:p>0.122384</text:p>
          </table:table-cell>
          <table:table-cell office:value-type="float" office:value="0.015294" calcext:value-type="float">
            <text:p>0.015294</text:p>
          </table:table-cell>
          <table:table-cell office:value-type="float" office:value="0.960725" calcext:value-type="float">
            <text:p>0.960725</text:p>
          </table:table-cell>
          <table:table-cell office:value-type="float" office:value="90.7574" calcext:value-type="float">
            <text:p>90.7574</text:p>
          </table:table-cell>
          <table:table-cell office:value-type="float" office:value="0.659633" calcext:value-type="float">
            <text:p>0.659633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8936" calcext:value-type="float">
            <text:p>0.348936</text:p>
          </table:table-cell>
          <table:table-cell office:value-type="float" office:value="0.122362" calcext:value-type="float">
            <text:p>0.122362</text:p>
          </table:table-cell>
          <table:table-cell office:value-type="float" office:value="0.0152659" calcext:value-type="float">
            <text:p>0.0152659</text:p>
          </table:table-cell>
          <table:table-cell office:value-type="float" office:value="1.00564" calcext:value-type="float">
            <text:p>1.00564</text:p>
          </table:table-cell>
          <table:table-cell office:value-type="float" office:value="88.6895" calcext:value-type="float">
            <text:p>88.6895</text:p>
          </table:table-cell>
          <table:table-cell office:value-type="float" office:value="0.660136" calcext:value-type="float">
            <text:p>0.660136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8511" calcext:value-type="float">
            <text:p>0.348511</text:p>
          </table:table-cell>
          <table:table-cell office:value-type="float" office:value="0.122062" calcext:value-type="float">
            <text:p>0.122062</text:p>
          </table:table-cell>
          <table:table-cell office:value-type="float" office:value="0.0151914" calcext:value-type="float">
            <text:p>0.0151914</text:p>
          </table:table-cell>
          <table:table-cell office:value-type="float" office:value="0.987859" calcext:value-type="float">
            <text:p>0.987859</text:p>
          </table:table-cell>
          <table:table-cell office:value-type="float" office:value="89.3774" calcext:value-type="float">
            <text:p>89.3774</text:p>
          </table:table-cell>
          <table:table-cell office:value-type="float" office:value="0.660126" calcext:value-type="float">
            <text:p>0.660126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8292" calcext:value-type="float">
            <text:p>0.348292</text:p>
          </table:table-cell>
          <table:table-cell office:value-type="float" office:value="0.121946" calcext:value-type="float">
            <text:p>0.121946</text:p>
          </table:table-cell>
          <table:table-cell office:value-type="float" office:value="0.0151803" calcext:value-type="float">
            <text:p>0.0151803</text:p>
          </table:table-cell>
          <table:table-cell office:value-type="float" office:value="0.984794" calcext:value-type="float">
            <text:p>0.984794</text:p>
          </table:table-cell>
          <table:table-cell office:value-type="float" office:value="89.4745" calcext:value-type="float">
            <text:p>89.4745</text:p>
          </table:table-cell>
          <table:table-cell office:value-type="float" office:value="0.659729" calcext:value-type="float">
            <text:p>0.659729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47862" calcext:value-type="float">
            <text:p>0.347862</text:p>
          </table:table-cell>
          <table:table-cell office:value-type="float" office:value="0.121625" calcext:value-type="float">
            <text:p>0.121625</text:p>
          </table:table-cell>
          <table:table-cell office:value-type="float" office:value="0.0150914" calcext:value-type="float">
            <text:p>0.0150914</text:p>
          </table:table-cell>
          <table:table-cell office:value-type="float" office:value="0.998569" calcext:value-type="float">
            <text:p>0.998569</text:p>
          </table:table-cell>
          <table:table-cell office:value-type="float" office:value="88.7344" calcext:value-type="float">
            <text:p>88.7344</text:p>
          </table:table-cell>
          <table:table-cell office:value-type="float" office:value="0.659934" calcext:value-type="float">
            <text:p>0.659934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8128" calcext:value-type="float">
            <text:p>0.348128</text:p>
          </table:table-cell>
          <table:table-cell office:value-type="float" office:value="0.121818" calcext:value-type="float">
            <text:p>0.121818</text:p>
          </table:table-cell>
          <table:table-cell office:value-type="float" office:value="0.0151428" calcext:value-type="float">
            <text:p>0.0151428</text:p>
          </table:table-cell>
          <table:table-cell office:value-type="float" office:value="0.997971" calcext:value-type="float">
            <text:p>0.997971</text:p>
          </table:table-cell>
          <table:table-cell office:value-type="float" office:value="88.8318" calcext:value-type="float">
            <text:p>88.8318</text:p>
          </table:table-cell>
          <table:table-cell office:value-type="float" office:value="0.659855" calcext:value-type="float">
            <text:p>0.659855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8192" calcext:value-type="float">
            <text:p>0.348192</text:p>
          </table:table-cell>
          <table:table-cell office:value-type="float" office:value="0.121862" calcext:value-type="float">
            <text:p>0.121862</text:p>
          </table:table-cell>
          <table:table-cell office:value-type="float" office:value="0.0151537" calcext:value-type="float">
            <text:p>0.0151537</text:p>
          </table:table-cell>
          <table:table-cell office:value-type="float" office:value="0.996722" calcext:value-type="float">
            <text:p>0.996722</text:p>
          </table:table-cell>
          <table:table-cell office:value-type="float" office:value="88.904" calcext:value-type="float">
            <text:p>88.904</text:p>
          </table:table-cell>
          <table:table-cell office:value-type="float" office:value="0.659858" calcext:value-type="float">
            <text:p>0.659858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8243" calcext:value-type="float">
            <text:p>0.348243</text:p>
          </table:table-cell>
          <table:table-cell office:value-type="float" office:value="0.121896" calcext:value-type="float">
            <text:p>0.121896</text:p>
          </table:table-cell>
          <table:table-cell office:value-type="float" office:value="0.0151608" calcext:value-type="float">
            <text:p>0.0151608</text:p>
          </table:table-cell>
          <table:table-cell office:value-type="float" office:value="0.994945" calcext:value-type="float">
            <text:p>0.994945</text:p>
          </table:table-cell>
          <table:table-cell office:value-type="float" office:value="88.9961" calcext:value-type="float">
            <text:p>88.9961</text:p>
          </table:table-cell>
          <table:table-cell office:value-type="float" office:value="0.659887" calcext:value-type="float">
            <text:p>0.659887</text:p>
          </table:table-cell>
          <table:table-cell table:number-columns-repeated="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829" calcext:value-type="float">
            <text:p>0.34829</text:p>
          </table:table-cell>
          <table:table-cell office:value-type="float" office:value="0.121929" calcext:value-type="float">
            <text:p>0.121929</text:p>
          </table:table-cell>
          <table:table-cell office:value-type="float" office:value="0.0151695" calcext:value-type="float">
            <text:p>0.0151695</text:p>
          </table:table-cell>
          <table:table-cell office:value-type="float" office:value="0.994148" calcext:value-type="float">
            <text:p>0.994148</text:p>
          </table:table-cell>
          <table:table-cell office:value-type="float" office:value="89.0442" calcext:value-type="float">
            <text:p>89.0442</text:p>
          </table:table-cell>
          <table:table-cell office:value-type="float" office:value="0.659878" calcext:value-type="float">
            <text:p>0.6598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75" calcext:value-type="float">
            <text:p>0.00375</text:p>
          </table:table-cell>
          <table:table-cell office:value-type="float" office:value="0.0000140625" calcext:value-type="float">
            <text:p>1.40625E-05</text:p>
          </table:table-cell>
          <table:table-cell office:value-type="float" office:value="0.000000000197754" calcext:value-type="float">
            <text:p>1.97754E-10</text:p>
          </table:table-cell>
          <table:table-cell office:value-type="float" office:value="0.23712" calcext:value-type="float">
            <text:p>0.2371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75" calcext:value-type="float">
            <text:p>0.2375</text:p>
          </table:table-cell>
          <table:table-cell office:value-type="float" office:value="0.0592953" calcext:value-type="float">
            <text:p>0.0592953</text:p>
          </table:table-cell>
          <table:table-cell office:value-type="float" office:value="0.00416778" calcext:value-type="float">
            <text:p>0.00416778</text:p>
          </table:table-cell>
          <table:table-cell office:value-type="float" office:value="0.346622" calcext:value-type="float">
            <text:p>0.346622</text:p>
          </table:table-cell>
          <table:table-cell office:value-type="float" office:value="105.238" calcext:value-type="float">
            <text:p>105.238</text:p>
          </table:table-cell>
          <table:table-cell office:value-type="float" office:value="0.604868" calcext:value-type="float">
            <text:p>0.60486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625" calcext:value-type="float">
            <text:p>0.3625</text:p>
          </table:table-cell>
          <table:table-cell office:value-type="float" office:value="0.131526" calcext:value-type="float">
            <text:p>0.131526</text:p>
          </table:table-cell>
          <table:table-cell office:value-type="float" office:value="0.0173616" calcext:value-type="float">
            <text:p>0.0173616</text:p>
          </table:table-cell>
          <table:table-cell office:value-type="float" office:value="0.394007" calcext:value-type="float">
            <text:p>0.394007</text:p>
          </table:table-cell>
          <table:table-cell office:value-type="float" office:value="147.141" calcext:value-type="float">
            <text:p>147.141</text:p>
          </table:table-cell>
          <table:table-cell office:value-type="float" office:value="0.66546" calcext:value-type="float">
            <text:p>0.66546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73437" calcext:value-type="float">
            <text:p>0.373437</text:p>
          </table:table-cell>
          <table:table-cell office:value-type="float" office:value="0.139809" calcext:value-type="float">
            <text:p>0.139809</text:p>
          </table:table-cell>
          <table:table-cell office:value-type="float" office:value="0.0197421" calcext:value-type="float">
            <text:p>0.0197421</text:p>
          </table:table-cell>
          <table:table-cell office:value-type="float" office:value="0.520637" calcext:value-type="float">
            <text:p>0.520637</text:p>
          </table:table-cell>
          <table:table-cell office:value-type="float" office:value="131.941" calcext:value-type="float">
            <text:p>131.941</text:p>
          </table:table-cell>
          <table:table-cell office:value-type="float" office:value="0.663331" calcext:value-type="float">
            <text:p>0.66333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9609" calcext:value-type="float">
            <text:p>0.359609</text:p>
          </table:table-cell>
          <table:table-cell office:value-type="float" office:value="0.13015" calcext:value-type="float">
            <text:p>0.13015</text:p>
          </table:table-cell>
          <table:table-cell office:value-type="float" office:value="0.017388" calcext:value-type="float">
            <text:p>0.017388</text:p>
          </table:table-cell>
          <table:table-cell office:value-type="float" office:value="1.13259" calcext:value-type="float">
            <text:p>1.13259</text:p>
          </table:table-cell>
          <table:table-cell office:value-type="float" office:value="86.1765" calcext:value-type="float">
            <text:p>86.1765</text:p>
          </table:table-cell>
          <table:table-cell office:value-type="float" office:value="0.657832" calcext:value-type="float">
            <text:p>0.657832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51875" calcext:value-type="float">
            <text:p>0.351875</text:p>
          </table:table-cell>
          <table:table-cell office:value-type="float" office:value="0.124339" calcext:value-type="float">
            <text:p>0.124339</text:p>
          </table:table-cell>
          <table:table-cell office:value-type="float" office:value="0.0157093" calcext:value-type="float">
            <text:p>0.0157093</text:p>
          </table:table-cell>
          <table:table-cell office:value-type="float" office:value="1.19017" calcext:value-type="float">
            <text:p>1.19017</text:p>
          </table:table-cell>
          <table:table-cell office:value-type="float" office:value="82.1451" calcext:value-type="float">
            <text:p>82.1451</text:p>
          </table:table-cell>
          <table:table-cell office:value-type="float" office:value="0.661294" calcext:value-type="float">
            <text:p>0.66129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4746" calcext:value-type="float">
            <text:p>0.344746</text:p>
          </table:table-cell>
          <table:table-cell office:value-type="float" office:value="0.119409" calcext:value-type="float">
            <text:p>0.119409</text:p>
          </table:table-cell>
          <table:table-cell office:value-type="float" office:value="0.0145151" calcext:value-type="float">
            <text:p>0.0145151</text:p>
          </table:table-cell>
          <table:table-cell office:value-type="float" office:value="0.864405" calcext:value-type="float">
            <text:p>0.864405</text:p>
          </table:table-cell>
          <table:table-cell office:value-type="float" office:value="94.5283" calcext:value-type="float">
            <text:p>94.5283</text:p>
          </table:table-cell>
          <table:table-cell office:value-type="float" office:value="0.660669" calcext:value-type="float">
            <text:p>0.660669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6377" calcext:value-type="float">
            <text:p>0.356377</text:p>
          </table:table-cell>
          <table:table-cell office:value-type="float" office:value="0.127577" calcext:value-type="float">
            <text:p>0.127577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828608" calcext:value-type="float">
            <text:p>0.828608</text:p>
          </table:table-cell>
          <table:table-cell office:value-type="float" office:value="99.8194" calcext:value-type="float">
            <text:p>99.8194</text:p>
          </table:table-cell>
          <table:table-cell office:value-type="float" office:value="0.660707" calcext:value-type="float">
            <text:p>0.66070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8291" calcext:value-type="float">
            <text:p>0.358291</text:p>
          </table:table-cell>
          <table:table-cell office:value-type="float" office:value="0.129004" calcext:value-type="float">
            <text:p>0.129004</text:p>
          </table:table-cell>
          <table:table-cell office:value-type="float" office:value="0.0169585" calcext:value-type="float">
            <text:p>0.0169585</text:p>
          </table:table-cell>
          <table:table-cell office:value-type="float" office:value="0.996203" calcext:value-type="float">
            <text:p>0.996203</text:p>
          </table:table-cell>
          <table:table-cell office:value-type="float" office:value="91.509" calcext:value-type="float">
            <text:p>91.509</text:p>
          </table:table-cell>
          <table:table-cell office:value-type="float" office:value="0.660328" calcext:value-type="float">
            <text:p>0.66032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55635" calcext:value-type="float">
            <text:p>0.355635</text:p>
          </table:table-cell>
          <table:table-cell office:value-type="float" office:value="0.12713" calcext:value-type="float">
            <text:p>0.12713</text:p>
          </table:table-cell>
          <table:table-cell office:value-type="float" office:value="0.016494" calcext:value-type="float">
            <text:p>0.016494</text:p>
          </table:table-cell>
          <table:table-cell office:value-type="float" office:value="0.919025" calcext:value-type="float">
            <text:p>0.919025</text:p>
          </table:table-cell>
          <table:table-cell office:value-type="float" office:value="94.5942" calcext:value-type="float">
            <text:p>94.5942</text:p>
          </table:table-cell>
          <table:table-cell office:value-type="float" office:value="0.659823" calcext:value-type="float">
            <text:p>0.659823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53816" calcext:value-type="float">
            <text:p>0.353816</text:p>
          </table:table-cell>
          <table:table-cell office:value-type="float" office:value="0.125803" calcext:value-type="float">
            <text:p>0.125803</text:p>
          </table:table-cell>
          <table:table-cell office:value-type="float" office:value="0.0161367" calcext:value-type="float">
            <text:p>0.0161367</text:p>
          </table:table-cell>
          <table:table-cell office:value-type="float" office:value="1.02178" calcext:value-type="float">
            <text:p>1.02178</text:p>
          </table:table-cell>
          <table:table-cell office:value-type="float" office:value="89.2173" calcext:value-type="float">
            <text:p>89.2173</text:p>
          </table:table-cell>
          <table:table-cell office:value-type="float" office:value="0.660129" calcext:value-type="float">
            <text:p>0.660129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54117" calcext:value-type="float">
            <text:p>0.354117</text:p>
          </table:table-cell>
          <table:table-cell office:value-type="float" office:value="0.126027" calcext:value-type="float">
            <text:p>0.126027</text:p>
          </table:table-cell>
          <table:table-cell office:value-type="float" office:value="0.0161984" calcext:value-type="float">
            <text:p>0.0161984</text:p>
          </table:table-cell>
          <table:table-cell office:value-type="float" office:value="0.972722" calcext:value-type="float">
            <text:p>0.972722</text:p>
          </table:table-cell>
          <table:table-cell office:value-type="float" office:value="91.5321" calcext:value-type="float">
            <text:p>91.5321</text:p>
          </table:table-cell>
          <table:table-cell office:value-type="float" office:value="0.66004" calcext:value-type="float">
            <text:p>0.66004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53938" calcext:value-type="float">
            <text:p>0.353938</text:p>
          </table:table-cell>
          <table:table-cell office:value-type="float" office:value="0.125876" calcext:value-type="float">
            <text:p>0.125876</text:p>
          </table:table-cell>
          <table:table-cell office:value-type="float" office:value="0.0161482" calcext:value-type="float">
            <text:p>0.0161482</text:p>
          </table:table-cell>
          <table:table-cell office:value-type="float" office:value="0.933903" calcext:value-type="float">
            <text:p>0.933903</text:p>
          </table:table-cell>
          <table:table-cell office:value-type="float" office:value="93.3682" calcext:value-type="float">
            <text:p>93.3682</text:p>
          </table:table-cell>
          <table:table-cell office:value-type="float" office:value="0.660286" calcext:value-type="float">
            <text:p>0.660286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5411" calcext:value-type="float">
            <text:p>0.35411</text:p>
          </table:table-cell>
          <table:table-cell office:value-type="float" office:value="0.126001" calcext:value-type="float">
            <text:p>0.126001</text:p>
          </table:table-cell>
          <table:table-cell office:value-type="float" office:value="0.0161811" calcext:value-type="float">
            <text:p>0.0161811</text:p>
          </table:table-cell>
          <table:table-cell office:value-type="float" office:value="0.973184" calcext:value-type="float">
            <text:p>0.973184</text:p>
          </table:table-cell>
          <table:table-cell office:value-type="float" office:value="91.5011" calcext:value-type="float">
            <text:p>91.5011</text:p>
          </table:table-cell>
          <table:table-cell office:value-type="float" office:value="0.660268" calcext:value-type="float">
            <text:p>0.66026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53287" calcext:value-type="float">
            <text:p>0.353287</text:p>
          </table:table-cell>
          <table:table-cell office:value-type="float" office:value="0.125428" calcext:value-type="float">
            <text:p>0.125428</text:p>
          </table:table-cell>
          <table:table-cell office:value-type="float" office:value="0.0160402" calcext:value-type="float">
            <text:p>0.0160402</text:p>
          </table:table-cell>
          <table:table-cell office:value-type="float" office:value="0.989543" calcext:value-type="float">
            <text:p>0.989543</text:p>
          </table:table-cell>
          <table:table-cell office:value-type="float" office:value="90.53" calcext:value-type="float">
            <text:p>90.53</text:p>
          </table:table-cell>
          <table:table-cell office:value-type="float" office:value="0.660139" calcext:value-type="float">
            <text:p>0.660139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54332" calcext:value-type="float">
            <text:p>0.354332</text:p>
          </table:table-cell>
          <table:table-cell office:value-type="float" office:value="0.12617" calcext:value-type="float">
            <text:p>0.12617</text:p>
          </table:table-cell>
          <table:table-cell office:value-type="float" office:value="0.0162296" calcext:value-type="float">
            <text:p>0.0162296</text:p>
          </table:table-cell>
          <table:table-cell office:value-type="float" office:value="0.975789" calcext:value-type="float">
            <text:p>0.975789</text:p>
          </table:table-cell>
          <table:table-cell office:value-type="float" office:value="91.4397" calcext:value-type="float">
            <text:p>91.4397</text:p>
          </table:table-cell>
          <table:table-cell office:value-type="float" office:value="0.66016" calcext:value-type="float">
            <text:p>0.66016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54174" calcext:value-type="float">
            <text:p>0.354174</text:p>
          </table:table-cell>
          <table:table-cell office:value-type="float" office:value="0.126055" calcext:value-type="float">
            <text:p>0.126055</text:p>
          </table:table-cell>
          <table:table-cell office:value-type="float" office:value="0.0161991" calcext:value-type="float">
            <text:p>0.0161991</text:p>
          </table:table-cell>
          <table:table-cell office:value-type="float" office:value="0.970987" calcext:value-type="float">
            <text:p>0.970987</text:p>
          </table:table-cell>
          <table:table-cell office:value-type="float" office:value="91.6246" calcext:value-type="float">
            <text:p>91.6246</text:p>
          </table:table-cell>
          <table:table-cell office:value-type="float" office:value="0.66018" calcext:value-type="float">
            <text:p>0.6601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54175" calcext:value-type="float">
            <text:p>0.354175</text:p>
          </table:table-cell>
          <table:table-cell office:value-type="float" office:value="0.126053" calcext:value-type="float">
            <text:p>0.126053</text:p>
          </table:table-cell>
          <table:table-cell office:value-type="float" office:value="0.0161976" calcext:value-type="float">
            <text:p>0.0161976</text:p>
          </table:table-cell>
          <table:table-cell office:value-type="float" office:value="0.975923" calcext:value-type="float">
            <text:p>0.975923</text:p>
          </table:table-cell>
          <table:table-cell office:value-type="float" office:value="91.3909" calcext:value-type="float">
            <text:p>91.3909</text:p>
          </table:table-cell>
          <table:table-cell office:value-type="float" office:value="0.660202" calcext:value-type="float">
            <text:p>0.660202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54248" calcext:value-type="float">
            <text:p>0.354248</text:p>
          </table:table-cell>
          <table:table-cell office:value-type="float" office:value="0.12611" calcext:value-type="float">
            <text:p>0.12611</text:p>
          </table:table-cell>
          <table:table-cell office:value-type="float" office:value="0.0162141" calcext:value-type="float">
            <text:p>0.0162141</text:p>
          </table:table-cell>
          <table:table-cell office:value-type="float" office:value="0.978521" calcext:value-type="float">
            <text:p>0.978521</text:p>
          </table:table-cell>
          <table:table-cell office:value-type="float" office:value="91.2893" calcext:value-type="float">
            <text:p>91.2893</text:p>
          </table:table-cell>
          <table:table-cell office:value-type="float" office:value="0.660158" calcext:value-type="float">
            <text:p>0.660158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4228" calcext:value-type="float">
            <text:p>0.354228</text:p>
          </table:table-cell>
          <table:table-cell office:value-type="float" office:value="0.126092" calcext:value-type="float">
            <text:p>0.126092</text:p>
          </table:table-cell>
          <table:table-cell office:value-type="float" office:value="0.0162077" calcext:value-type="float">
            <text:p>0.0162077</text:p>
          </table:table-cell>
          <table:table-cell office:value-type="float" office:value="0.977949" calcext:value-type="float">
            <text:p>0.977949</text:p>
          </table:table-cell>
          <table:table-cell office:value-type="float" office:value="91.3097" calcext:value-type="float">
            <text:p>91.3097</text:p>
          </table:table-cell>
          <table:table-cell office:value-type="float" office:value="0.660198" calcext:value-type="float">
            <text:p>0.6601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81666" calcext:value-type="float">
            <text:p>0.781666</text:p>
          </table:table-cell>
          <table:table-cell table:number-columns-repeated="2" office:value-type="string" calcext:value-type="string">
            <text:p>-nan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0618312" calcext:value-type="float">
            <text:p>0.0618312</text:p>
          </table:table-cell>
          <table:table-cell office:value-type="float" office:value="0.00425678" calcext:value-type="float">
            <text:p>0.00425678</text:p>
          </table:table-cell>
          <table:table-cell office:value-type="float" office:value="1.04444" calcext:value-type="float">
            <text:p>1.04444</text:p>
          </table:table-cell>
          <table:table-cell office:value-type="float" office:value="61.6942" calcext:value-type="float">
            <text:p>61.6942</text:p>
          </table:table-cell>
          <table:table-cell office:value-type="float" office:value="0.628854" calcext:value-type="float">
            <text:p>0.628854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69063" calcext:value-type="float">
            <text:p>0.369063</text:p>
          </table:table-cell>
          <table:table-cell office:value-type="float" office:value="0.136484" calcext:value-type="float">
            <text:p>0.136484</text:p>
          </table:table-cell>
          <table:table-cell office:value-type="float" office:value="0.0187788" calcext:value-type="float">
            <text:p>0.0187788</text:p>
          </table:table-cell>
          <table:table-cell office:value-type="float" office:value="1.76386" calcext:value-type="float">
            <text:p>1.76386</text:p>
          </table:table-cell>
          <table:table-cell office:value-type="float" office:value="70.6212" calcext:value-type="float">
            <text:p>70.6212</text:p>
          </table:table-cell>
          <table:table-cell office:value-type="float" office:value="0.663966" calcext:value-type="float">
            <text:p>0.663966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47344" calcext:value-type="float">
            <text:p>0.347344</text:p>
          </table:table-cell>
          <table:table-cell office:value-type="float" office:value="0.12119" calcext:value-type="float">
            <text:p>0.12119</text:p>
          </table:table-cell>
          <table:table-cell office:value-type="float" office:value="0.0149519" calcext:value-type="float">
            <text:p>0.0149519</text:p>
          </table:table-cell>
          <table:table-cell office:value-type="float" office:value="0.832491" calcext:value-type="float">
            <text:p>0.832491</text:p>
          </table:table-cell>
          <table:table-cell office:value-type="float" office:value="97.0503" calcext:value-type="float">
            <text:p>97.0503</text:p>
          </table:table-cell>
          <table:table-cell office:value-type="float" office:value="0.660656" calcext:value-type="float">
            <text:p>0.660656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61719" calcext:value-type="float">
            <text:p>0.361719</text:p>
          </table:table-cell>
          <table:table-cell office:value-type="float" office:value="0.131449" calcext:value-type="float">
            <text:p>0.131449</text:p>
          </table:table-cell>
          <table:table-cell office:value-type="float" office:value="0.0176007" calcext:value-type="float">
            <text:p>0.0176007</text:p>
          </table:table-cell>
          <table:table-cell office:value-type="float" office:value="1.37072" calcext:value-type="float">
            <text:p>1.37072</text:p>
          </table:table-cell>
          <table:table-cell office:value-type="float" office:value="78.6811" calcext:value-type="float">
            <text:p>78.6811</text:p>
          </table:table-cell>
          <table:table-cell office:value-type="float" office:value="0.660457" calcext:value-type="float">
            <text:p>0.660457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61523" calcext:value-type="float">
            <text:p>0.361523</text:p>
          </table:table-cell>
          <table:table-cell office:value-type="float" office:value="0.131223" calcext:value-type="float">
            <text:p>0.131223</text:p>
          </table:table-cell>
          <table:table-cell office:value-type="float" office:value="0.0174903" calcext:value-type="float">
            <text:p>0.0174903</text:p>
          </table:table-cell>
          <table:table-cell office:value-type="float" office:value="1.45895" calcext:value-type="float">
            <text:p>1.45895</text:p>
          </table:table-cell>
          <table:table-cell office:value-type="float" office:value="76.1828" calcext:value-type="float">
            <text:p>76.1828</text:p>
          </table:table-cell>
          <table:table-cell office:value-type="float" office:value="0.661423" calcext:value-type="float">
            <text:p>0.66142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5416" calcext:value-type="float">
            <text:p>0.35416</text:p>
          </table:table-cell>
          <table:table-cell office:value-type="float" office:value="0.12586" calcext:value-type="float">
            <text:p>0.12586</text:p>
          </table:table-cell>
          <table:table-cell office:value-type="float" office:value="0.0160568" calcext:value-type="float">
            <text:p>0.0160568</text:p>
          </table:table-cell>
          <table:table-cell office:value-type="float" office:value="1.12249" calcext:value-type="float">
            <text:p>1.12249</text:p>
          </table:table-cell>
          <table:table-cell office:value-type="float" office:value="85.1189" calcext:value-type="float">
            <text:p>85.1189</text:p>
          </table:table-cell>
          <table:table-cell office:value-type="float" office:value="0.662123" calcext:value-type="float">
            <text:p>0.66212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6797" calcext:value-type="float">
            <text:p>0.356797</text:p>
          </table:table-cell>
          <table:table-cell office:value-type="float" office:value="0.127834" calcext:value-type="float">
            <text:p>0.127834</text:p>
          </table:table-cell>
          <table:table-cell office:value-type="float" office:value="0.0166113" calcext:value-type="float">
            <text:p>0.0166113</text:p>
          </table:table-cell>
          <table:table-cell office:value-type="float" office:value="1.11718" calcext:value-type="float">
            <text:p>1.11718</text:p>
          </table:table-cell>
          <table:table-cell office:value-type="float" office:value="85.9922" calcext:value-type="float">
            <text:p>85.9922</text:p>
          </table:table-cell>
          <table:table-cell office:value-type="float" office:value="0.661161" calcext:value-type="float">
            <text:p>0.661161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9136" calcext:value-type="float">
            <text:p>0.359136</text:p>
          </table:table-cell>
          <table:table-cell office:value-type="float" office:value="0.129601" calcext:value-type="float">
            <text:p>0.129601</text:p>
          </table:table-cell>
          <table:table-cell office:value-type="float" office:value="0.0171193" calcext:value-type="float">
            <text:p>0.0171193</text:p>
          </table:table-cell>
          <table:table-cell office:value-type="float" office:value="0.987676" calcext:value-type="float">
            <text:p>0.987676</text:p>
          </table:table-cell>
          <table:table-cell office:value-type="float" office:value="92.1186" calcext:value-type="float">
            <text:p>92.1186</text:p>
          </table:table-cell>
          <table:table-cell office:value-type="float" office:value="0.66026" calcext:value-type="float">
            <text:p>0.66026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0452" calcext:value-type="float">
            <text:p>0.360452</text:p>
          </table:table-cell>
          <table:table-cell office:value-type="float" office:value="0.130509" calcext:value-type="float">
            <text:p>0.130509</text:p>
          </table:table-cell>
          <table:table-cell office:value-type="float" office:value="0.0173315" calcext:value-type="float">
            <text:p>0.0173315</text:p>
          </table:table-cell>
          <table:table-cell office:value-type="float" office:value="1.05101" calcext:value-type="float">
            <text:p>1.05101</text:p>
          </table:table-cell>
          <table:table-cell office:value-type="float" office:value="89.6" calcext:value-type="float">
            <text:p>89.6</text:p>
          </table:table-cell>
          <table:table-cell office:value-type="float" office:value="0.660815" calcext:value-type="float">
            <text:p>0.660815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6062" calcext:value-type="float">
            <text:p>0.36062</text:p>
          </table:table-cell>
          <table:table-cell office:value-type="float" office:value="0.130606" calcext:value-type="float">
            <text:p>0.130606</text:p>
          </table:table-cell>
          <table:table-cell office:value-type="float" office:value="0.0173493" calcext:value-type="float">
            <text:p>0.0173493</text:p>
          </table:table-cell>
          <table:table-cell office:value-type="float" office:value="0.936857" calcext:value-type="float">
            <text:p>0.936857</text:p>
          </table:table-cell>
          <table:table-cell office:value-type="float" office:value="94.9632" calcext:value-type="float">
            <text:p>94.9632</text:p>
          </table:table-cell>
          <table:table-cell office:value-type="float" office:value="0.660971" calcext:value-type="float">
            <text:p>0.660971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59716" calcext:value-type="float">
            <text:p>0.359716</text:p>
          </table:table-cell>
          <table:table-cell office:value-type="float" office:value="0.129973" calcext:value-type="float">
            <text:p>0.129973</text:p>
          </table:table-cell>
          <table:table-cell office:value-type="float" office:value="0.0171907" calcext:value-type="float">
            <text:p>0.0171907</text:p>
          </table:table-cell>
          <table:table-cell office:value-type="float" office:value="0.96359" calcext:value-type="float">
            <text:p>0.96359</text:p>
          </table:table-cell>
          <table:table-cell office:value-type="float" office:value="93.4024" calcext:value-type="float">
            <text:p>93.4024</text:p>
          </table:table-cell>
          <table:table-cell office:value-type="float" office:value="0.660789" calcext:value-type="float">
            <text:p>0.660789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60389" calcext:value-type="float">
            <text:p>0.360389</text:p>
          </table:table-cell>
          <table:table-cell office:value-type="float" office:value="0.130478" calcext:value-type="float">
            <text:p>0.130478</text:p>
          </table:table-cell>
          <table:table-cell office:value-type="float" office:value="0.0173341" calcext:value-type="float">
            <text:p>0.0173341</text:p>
          </table:table-cell>
          <table:table-cell office:value-type="float" office:value="0.968305" calcext:value-type="float">
            <text:p>0.968305</text:p>
          </table:table-cell>
          <table:table-cell office:value-type="float" office:value="93.3554" calcext:value-type="float">
            <text:p>93.3554</text:p>
          </table:table-cell>
          <table:table-cell office:value-type="float" office:value="0.660604" calcext:value-type="float">
            <text:p>0.660604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60559" calcext:value-type="float">
            <text:p>0.360559</text:p>
          </table:table-cell>
          <table:table-cell office:value-type="float" office:value="0.13061" calcext:value-type="float">
            <text:p>0.13061</text:p>
          </table:table-cell>
          <table:table-cell office:value-type="float" office:value="0.0173758" calcext:value-type="float">
            <text:p>0.0173758</text:p>
          </table:table-cell>
          <table:table-cell office:value-type="float" office:value="0.984052" calcext:value-type="float">
            <text:p>0.984052</text:p>
          </table:table-cell>
          <table:table-cell office:value-type="float" office:value="92.6489" calcext:value-type="float">
            <text:p>92.6489</text:p>
          </table:table-cell>
          <table:table-cell office:value-type="float" office:value="0.660475" calcext:value-type="float">
            <text:p>0.660475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6058" calcext:value-type="float">
            <text:p>0.36058</text:p>
          </table:table-cell>
          <table:table-cell office:value-type="float" office:value="0.130614" calcext:value-type="float">
            <text:p>0.130614</text:p>
          </table:table-cell>
          <table:table-cell office:value-type="float" office:value="0.0173701" calcext:value-type="float">
            <text:p>0.0173701</text:p>
          </table:table-cell>
          <table:table-cell office:value-type="float" office:value="0.97141" calcext:value-type="float">
            <text:p>0.97141</text:p>
          </table:table-cell>
          <table:table-cell office:value-type="float" office:value="93.2541" calcext:value-type="float">
            <text:p>93.2541</text:p>
          </table:table-cell>
          <table:table-cell office:value-type="float" office:value="0.660606" calcext:value-type="float">
            <text:p>0.660606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60524" calcext:value-type="float">
            <text:p>0.360524</text:p>
          </table:table-cell>
          <table:table-cell office:value-type="float" office:value="0.130577" calcext:value-type="float">
            <text:p>0.130577</text:p>
          </table:table-cell>
          <table:table-cell office:value-type="float" office:value="0.0173622" calcext:value-type="float">
            <text:p>0.0173622</text:p>
          </table:table-cell>
          <table:table-cell office:value-type="float" office:value="0.962535" calcext:value-type="float">
            <text:p>0.962535</text:p>
          </table:table-cell>
          <table:table-cell office:value-type="float" office:value="93.6719" calcext:value-type="float">
            <text:p>93.6719</text:p>
          </table:table-cell>
          <table:table-cell office:value-type="float" office:value="0.660571" calcext:value-type="float">
            <text:p>0.660571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60285" calcext:value-type="float">
            <text:p>0.360285</text:p>
          </table:table-cell>
          <table:table-cell office:value-type="float" office:value="0.130409" calcext:value-type="float">
            <text:p>0.130409</text:p>
          </table:table-cell>
          <table:table-cell office:value-type="float" office:value="0.0173205" calcext:value-type="float">
            <text:p>0.0173205</text:p>
          </table:table-cell>
          <table:table-cell office:value-type="float" office:value="0.960028" calcext:value-type="float">
            <text:p>0.960028</text:p>
          </table:table-cell>
          <table:table-cell office:value-type="float" office:value="93.734" calcext:value-type="float">
            <text:p>93.734</text:p>
          </table:table-cell>
          <table:table-cell office:value-type="float" office:value="0.660513" calcext:value-type="float">
            <text:p>0.660513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60348" calcext:value-type="float">
            <text:p>0.360348</text:p>
          </table:table-cell>
          <table:table-cell office:value-type="float" office:value="0.130456" calcext:value-type="float">
            <text:p>0.130456</text:p>
          </table:table-cell>
          <table:table-cell office:value-type="float" office:value="0.0173333" calcext:value-type="float">
            <text:p>0.0173333</text:p>
          </table:table-cell>
          <table:table-cell office:value-type="float" office:value="0.968899" calcext:value-type="float">
            <text:p>0.968899</text:p>
          </table:table-cell>
          <table:table-cell office:value-type="float" office:value="93.3186" calcext:value-type="float">
            <text:p>93.3186</text:p>
          </table:table-cell>
          <table:table-cell office:value-type="float" office:value="0.660504" calcext:value-type="float">
            <text:p>0.660504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60402" calcext:value-type="float">
            <text:p>0.360402</text:p>
          </table:table-cell>
          <table:table-cell office:value-type="float" office:value="0.130491" calcext:value-type="float">
            <text:p>0.130491</text:p>
          </table:table-cell>
          <table:table-cell office:value-type="float" office:value="0.0173404" calcext:value-type="float">
            <text:p>0.0173404</text:p>
          </table:table-cell>
          <table:table-cell office:value-type="float" office:value="0.963795" calcext:value-type="float">
            <text:p>0.963795</text:p>
          </table:table-cell>
          <table:table-cell office:value-type="float" office:value="93.5793" calcext:value-type="float">
            <text:p>93.5793</text:p>
          </table:table-cell>
          <table:table-cell office:value-type="float" office:value="0.660548" calcext:value-type="float">
            <text:p>0.660548</text:p>
          </table:table-cell>
          <table:table-cell table:number-columns-repeated="10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0328" calcext:value-type="float">
            <text:p>0.360328</text:p>
          </table:table-cell>
          <table:table-cell office:value-type="float" office:value="0.130441" calcext:value-type="float">
            <text:p>0.130441</text:p>
          </table:table-cell>
          <table:table-cell office:value-type="float" office:value="0.0173294" calcext:value-type="float">
            <text:p>0.0173294</text:p>
          </table:table-cell>
          <table:table-cell office:value-type="float" office:value="0.966071" calcext:value-type="float">
            <text:p>0.966071</text:p>
          </table:table-cell>
          <table:table-cell office:value-type="float" office:value="93.4506" calcext:value-type="float">
            <text:p>93.4506</text:p>
          </table:table-cell>
          <table:table-cell office:value-type="float" office:value="0.660505" calcext:value-type="float">
            <text:p>0.6605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875" calcext:value-type="float">
            <text:p>0.01875</text:p>
          </table:table-cell>
          <table:table-cell office:value-type="float" office:value="0.000351562" calcext:value-type="float">
            <text:p>0.000351562</text:p>
          </table:table-cell>
          <table:table-cell office:value-type="float" office:value="0.000000123596" calcext:value-type="float">
            <text:p>1.23596E-07</text:p>
          </table:table-cell>
          <table:table-cell office:value-type="float" office:value="0.333324" calcext:value-type="float">
            <text:p>0.333324</text:p>
          </table:table-cell>
          <table:table-cell office:value-type="float" office:value="5.28419" calcext:value-type="float">
            <text:p>5.28419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70625" calcext:value-type="float">
            <text:p>0.270625</text:p>
          </table:table-cell>
          <table:table-cell office:value-type="float" office:value="0.0756758" calcext:value-type="float">
            <text:p>0.0756758</text:p>
          </table:table-cell>
          <table:table-cell office:value-type="float" office:value="0.00644101" calcext:value-type="float">
            <text:p>0.00644101</text:p>
          </table:table-cell>
          <table:table-cell office:value-type="float" office:value="0.494527" calcext:value-type="float">
            <text:p>0.494527</text:p>
          </table:table-cell>
          <table:table-cell office:value-type="float" office:value="99.5134" calcext:value-type="float">
            <text:p>99.5134</text:p>
          </table:table-cell>
          <table:table-cell office:value-type="float" office:value="0.625097" calcext:value-type="float">
            <text:p>0.62509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72812" calcext:value-type="float">
            <text:p>0.372812</text:p>
          </table:table-cell>
          <table:table-cell office:value-type="float" office:value="0.139541" calcext:value-type="float">
            <text:p>0.139541</text:p>
          </table:table-cell>
          <table:table-cell office:value-type="float" office:value="0.0197826" calcext:value-type="float">
            <text:p>0.0197826</text:p>
          </table:table-cell>
          <table:table-cell office:value-type="float" office:value="0.989691" calcext:value-type="float">
            <text:p>0.989691</text:p>
          </table:table-cell>
          <table:table-cell office:value-type="float" office:value="95.5043" calcext:value-type="float">
            <text:p>95.5043</text:p>
          </table:table-cell>
          <table:table-cell office:value-type="float" office:value="0.661344" calcext:value-type="float">
            <text:p>0.661344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61562" calcext:value-type="float">
            <text:p>0.361562</text:p>
          </table:table-cell>
          <table:table-cell office:value-type="float" office:value="0.130987" calcext:value-type="float">
            <text:p>0.130987</text:p>
          </table:table-cell>
          <table:table-cell office:value-type="float" office:value="0.0172939" calcext:value-type="float">
            <text:p>0.0172939</text:p>
          </table:table-cell>
          <table:table-cell office:value-type="float" office:value="1.30854" calcext:value-type="float">
            <text:p>1.30854</text:p>
          </table:table-cell>
          <table:table-cell office:value-type="float" office:value="80.3985" calcext:value-type="float">
            <text:p>80.3985</text:p>
          </table:table-cell>
          <table:table-cell office:value-type="float" office:value="0.664018" calcext:value-type="float">
            <text:p>0.664018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2656" calcext:value-type="float">
            <text:p>0.352656</text:p>
          </table:table-cell>
          <table:table-cell office:value-type="float" office:value="0.125033" calcext:value-type="float">
            <text:p>0.125033</text:p>
          </table:table-cell>
          <table:table-cell office:value-type="float" office:value="0.0159511" calcext:value-type="float">
            <text:p>0.0159511</text:p>
          </table:table-cell>
          <table:table-cell office:value-type="float" office:value="1.95165" calcext:value-type="float">
            <text:p>1.95165</text:p>
          </table:table-cell>
          <table:table-cell office:value-type="float" office:value="64.2051" calcext:value-type="float">
            <text:p>64.2051</text:p>
          </table:table-cell>
          <table:table-cell office:value-type="float" office:value="0.659892" calcext:value-type="float">
            <text:p>0.659892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70273" calcext:value-type="float">
            <text:p>0.370273</text:p>
          </table:table-cell>
          <table:table-cell office:value-type="float" office:value="0.137444" calcext:value-type="float">
            <text:p>0.137444</text:p>
          </table:table-cell>
          <table:table-cell office:value-type="float" office:value="0.0190796" calcext:value-type="float">
            <text:p>0.0190796</text:p>
          </table:table-cell>
          <table:table-cell office:value-type="float" office:value="0.86655" calcext:value-type="float">
            <text:p>0.86655</text:p>
          </table:table-cell>
          <table:table-cell office:value-type="float" office:value="101.32" calcext:value-type="float">
            <text:p>101.32</text:p>
          </table:table-cell>
          <table:table-cell office:value-type="float" office:value="0.663337" calcext:value-type="float">
            <text:p>0.66333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4063" calcext:value-type="float">
            <text:p>0.364063</text:p>
          </table:table-cell>
          <table:table-cell office:value-type="float" office:value="0.133051" calcext:value-type="float">
            <text:p>0.133051</text:p>
          </table:table-cell>
          <table:table-cell office:value-type="float" office:value="0.0179658" calcext:value-type="float">
            <text:p>0.0179658</text:p>
          </table:table-cell>
          <table:table-cell office:value-type="float" office:value="1.19671" calcext:value-type="float">
            <text:p>1.19671</text:p>
          </table:table-cell>
          <table:table-cell office:value-type="float" office:value="84.7574" calcext:value-type="float">
            <text:p>84.7574</text:p>
          </table:table-cell>
          <table:table-cell office:value-type="float" office:value="0.661712" calcext:value-type="float">
            <text:p>0.661712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64014" calcext:value-type="float">
            <text:p>0.364014</text:p>
          </table:table-cell>
          <table:table-cell office:value-type="float" office:value="0.133132" calcext:value-type="float">
            <text:p>0.133132</text:p>
          </table:table-cell>
          <table:table-cell office:value-type="float" office:value="0.0180529" calcext:value-type="float">
            <text:p>0.0180529</text:p>
          </table:table-cell>
          <table:table-cell office:value-type="float" office:value="0.951017" calcext:value-type="float">
            <text:p>0.951017</text:p>
          </table:table-cell>
          <table:table-cell office:value-type="float" office:value="95.1616" calcext:value-type="float">
            <text:p>95.1616</text:p>
          </table:table-cell>
          <table:table-cell office:value-type="float" office:value="0.660481" calcext:value-type="float">
            <text:p>0.660481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65249" calcext:value-type="float">
            <text:p>0.365249</text:p>
          </table:table-cell>
          <table:table-cell office:value-type="float" office:value="0.133977" calcext:value-type="float">
            <text:p>0.133977</text:p>
          </table:table-cell>
          <table:table-cell office:value-type="float" office:value="0.018257" calcext:value-type="float">
            <text:p>0.018257</text:p>
          </table:table-cell>
          <table:table-cell office:value-type="float" office:value="1.05835" calcext:value-type="float">
            <text:p>1.05835</text:p>
          </table:table-cell>
          <table:table-cell office:value-type="float" office:value="90.4716" calcext:value-type="float">
            <text:p>90.4716</text:p>
          </table:table-cell>
          <table:table-cell office:value-type="float" office:value="0.660963" calcext:value-type="float">
            <text:p>0.660963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9634" calcext:value-type="float">
            <text:p>0.369634</text:p>
          </table:table-cell>
          <table:table-cell office:value-type="float" office:value="0.137232" calcext:value-type="float">
            <text:p>0.137232</text:p>
          </table:table-cell>
          <table:table-cell office:value-type="float" office:value="0.0191598" calcext:value-type="float">
            <text:p>0.0191598</text:p>
          </table:table-cell>
          <table:table-cell office:value-type="float" office:value="0.872704" calcext:value-type="float">
            <text:p>0.872704</text:p>
          </table:table-cell>
          <table:table-cell office:value-type="float" office:value="100.883" calcext:value-type="float">
            <text:p>100.883</text:p>
          </table:table-cell>
          <table:table-cell office:value-type="float" office:value="0.660877" calcext:value-type="float">
            <text:p>0.660877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6594" calcext:value-type="float">
            <text:p>0.36594</text:p>
          </table:table-cell>
          <table:table-cell office:value-type="float" office:value="0.134434" calcext:value-type="float">
            <text:p>0.134434</text:p>
          </table:table-cell>
          <table:table-cell office:value-type="float" office:value="0.0183515" calcext:value-type="float">
            <text:p>0.0183515</text:p>
          </table:table-cell>
          <table:table-cell office:value-type="float" office:value="0.955939" calcext:value-type="float">
            <text:p>0.955939</text:p>
          </table:table-cell>
          <table:table-cell office:value-type="float" office:value="95.3803" calcext:value-type="float">
            <text:p>95.3803</text:p>
          </table:table-cell>
          <table:table-cell office:value-type="float" office:value="0.661519" calcext:value-type="float">
            <text:p>0.66151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65756" calcext:value-type="float">
            <text:p>0.365756</text:p>
          </table:table-cell>
          <table:table-cell office:value-type="float" office:value="0.13436" calcext:value-type="float">
            <text:p>0.13436</text:p>
          </table:table-cell>
          <table:table-cell office:value-type="float" office:value="0.0183648" calcext:value-type="float">
            <text:p>0.0183648</text:p>
          </table:table-cell>
          <table:table-cell office:value-type="float" office:value="0.961088" calcext:value-type="float">
            <text:p>0.961088</text:p>
          </table:table-cell>
          <table:table-cell office:value-type="float" office:value="95.0969" calcext:value-type="float">
            <text:p>95.0969</text:p>
          </table:table-cell>
          <table:table-cell office:value-type="float" office:value="0.6609" calcext:value-type="float">
            <text:p>0.6609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67059" calcext:value-type="float">
            <text:p>0.367059</text:p>
          </table:table-cell>
          <table:table-cell office:value-type="float" office:value="0.135311" calcext:value-type="float">
            <text:p>0.135311</text:p>
          </table:table-cell>
          <table:table-cell office:value-type="float" office:value="0.0186212" calcext:value-type="float">
            <text:p>0.0186212</text:p>
          </table:table-cell>
          <table:table-cell office:value-type="float" office:value="0.960112" calcext:value-type="float">
            <text:p>0.960112</text:p>
          </table:table-cell>
          <table:table-cell office:value-type="float" office:value="95.4832" calcext:value-type="float">
            <text:p>95.4832</text:p>
          </table:table-cell>
          <table:table-cell office:value-type="float" office:value="0.660984" calcext:value-type="float">
            <text:p>0.660984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66545" calcext:value-type="float">
            <text:p>0.366545</text:p>
          </table:table-cell>
          <table:table-cell office:value-type="float" office:value="0.134958" calcext:value-type="float">
            <text:p>0.134958</text:p>
          </table:table-cell>
          <table:table-cell office:value-type="float" office:value="0.0185379" calcext:value-type="float">
            <text:p>0.0185379</text:p>
          </table:table-cell>
          <table:table-cell office:value-type="float" office:value="0.929673" calcext:value-type="float">
            <text:p>0.929673</text:p>
          </table:table-cell>
          <table:table-cell office:value-type="float" office:value="96.9134" calcext:value-type="float">
            <text:p>96.9134</text:p>
          </table:table-cell>
          <table:table-cell office:value-type="float" office:value="0.660733" calcext:value-type="float">
            <text:p>0.660733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66771" calcext:value-type="float">
            <text:p>0.366771</text:p>
          </table:table-cell>
          <table:table-cell office:value-type="float" office:value="0.135115" calcext:value-type="float">
            <text:p>0.135115</text:p>
          </table:table-cell>
          <table:table-cell office:value-type="float" office:value="0.0185767" calcext:value-type="float">
            <text:p>0.0185767</text:p>
          </table:table-cell>
          <table:table-cell office:value-type="float" office:value="0.955086" calcext:value-type="float">
            <text:p>0.955086</text:p>
          </table:table-cell>
          <table:table-cell office:value-type="float" office:value="95.6657" calcext:value-type="float">
            <text:p>95.6657</text:p>
          </table:table-cell>
          <table:table-cell office:value-type="float" office:value="0.660813" calcext:value-type="float">
            <text:p>0.660813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6641" calcext:value-type="float">
            <text:p>0.36641</text:p>
          </table:table-cell>
          <table:table-cell office:value-type="float" office:value="0.134851" calcext:value-type="float">
            <text:p>0.134851</text:p>
          </table:table-cell>
          <table:table-cell office:value-type="float" office:value="0.018505" calcext:value-type="float">
            <text:p>0.018505</text:p>
          </table:table-cell>
          <table:table-cell office:value-type="float" office:value="0.946809" calcext:value-type="float">
            <text:p>0.946809</text:p>
          </table:table-cell>
          <table:table-cell office:value-type="float" office:value="95.9904" calcext:value-type="float">
            <text:p>95.9904</text:p>
          </table:table-cell>
          <table:table-cell office:value-type="float" office:value="0.660798" calcext:value-type="float">
            <text:p>0.660798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66644" calcext:value-type="float">
            <text:p>0.366644</text:p>
          </table:table-cell>
          <table:table-cell office:value-type="float" office:value="0.135022" calcext:value-type="float">
            <text:p>0.135022</text:p>
          </table:table-cell>
          <table:table-cell office:value-type="float" office:value="0.018551" calcext:value-type="float">
            <text:p>0.018551</text:p>
          </table:table-cell>
          <table:table-cell office:value-type="float" office:value="0.951843" calcext:value-type="float">
            <text:p>0.951843</text:p>
          </table:table-cell>
          <table:table-cell office:value-type="float" office:value="95.7962" calcext:value-type="float">
            <text:p>95.7962</text:p>
          </table:table-cell>
          <table:table-cell office:value-type="float" office:value="0.660816" calcext:value-type="float">
            <text:p>0.660816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66542" calcext:value-type="float">
            <text:p>0.366542</text:p>
          </table:table-cell>
          <table:table-cell office:value-type="float" office:value="0.134946" calcext:value-type="float">
            <text:p>0.134946</text:p>
          </table:table-cell>
          <table:table-cell office:value-type="float" office:value="0.0185292" calcext:value-type="float">
            <text:p>0.0185292</text:p>
          </table:table-cell>
          <table:table-cell office:value-type="float" office:value="0.952458" calcext:value-type="float">
            <text:p>0.952458</text:p>
          </table:table-cell>
          <table:table-cell office:value-type="float" office:value="95.7378" calcext:value-type="float">
            <text:p>95.7378</text:p>
          </table:table-cell>
          <table:table-cell office:value-type="float" office:value="0.66083" calcext:value-type="float">
            <text:p>0.66083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66718" calcext:value-type="float">
            <text:p>0.366718</text:p>
          </table:table-cell>
          <table:table-cell office:value-type="float" office:value="0.135079" calcext:value-type="float">
            <text:p>0.135079</text:p>
          </table:table-cell>
          <table:table-cell office:value-type="float" office:value="0.0185677" calcext:value-type="float">
            <text:p>0.0185677</text:p>
          </table:table-cell>
          <table:table-cell office:value-type="float" office:value="0.948499" calcext:value-type="float">
            <text:p>0.948499</text:p>
          </table:table-cell>
          <table:table-cell office:value-type="float" office:value="95.9858" calcext:value-type="float">
            <text:p>95.9858</text:p>
          </table:table-cell>
          <table:table-cell office:value-type="float" office:value="0.660796" calcext:value-type="float">
            <text:p>0.660796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66704" calcext:value-type="float">
            <text:p>0.366704</text:p>
          </table:table-cell>
          <table:table-cell office:value-type="float" office:value="0.135068" calcext:value-type="float">
            <text:p>0.135068</text:p>
          </table:table-cell>
          <table:table-cell office:value-type="float" office:value="0.018564" calcext:value-type="float">
            <text:p>0.018564</text:p>
          </table:table-cell>
          <table:table-cell office:value-type="float" office:value="0.950491" calcext:value-type="float">
            <text:p>0.950491</text:p>
          </table:table-cell>
          <table:table-cell office:value-type="float" office:value="95.8808" calcext:value-type="float">
            <text:p>95.8808</text:p>
          </table:table-cell>
          <table:table-cell office:value-type="float" office:value="0.660807" calcext:value-type="float">
            <text:p>0.6608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75" calcext:value-type="float">
            <text:p>0.0075</text:p>
          </table:table-cell>
          <table:table-cell office:value-type="float" office:value="0.00005625" calcext:value-type="float">
            <text:p>5.625E-05</text:p>
          </table:table-cell>
          <table:table-cell office:value-type="float" office:value="0.00000000316406" calcext:value-type="float">
            <text:p>3.16406E-09</text:p>
          </table:table-cell>
          <table:table-cell office:value-type="float" office:value="0.211586" calcext:value-type="float">
            <text:p>0.21158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0818516" calcext:value-type="float">
            <text:p>0.0818516</text:p>
          </table:table-cell>
          <table:table-cell office:value-type="float" office:value="0.00778209" calcext:value-type="float">
            <text:p>0.00778209</text:p>
          </table:table-cell>
          <table:table-cell office:value-type="float" office:value="1.65084" calcext:value-type="float">
            <text:p>1.65084</text:p>
          </table:table-cell>
          <table:table-cell office:value-type="float" office:value="56.4019" calcext:value-type="float">
            <text:p>56.4019</text:p>
          </table:table-cell>
          <table:table-cell office:value-type="float" office:value="0.612813" calcext:value-type="float">
            <text:p>0.612813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57812" calcext:value-type="float">
            <text:p>0.357812</text:p>
          </table:table-cell>
          <table:table-cell office:value-type="float" office:value="0.128957" calcext:value-type="float">
            <text:p>0.128957</text:p>
          </table:table-cell>
          <table:table-cell office:value-type="float" office:value="0.0171494" calcext:value-type="float">
            <text:p>0.0171494</text:p>
          </table:table-cell>
          <table:table-cell office:value-type="float" office:value="1.04581" calcext:value-type="float">
            <text:p>1.04581</text:p>
          </table:table-cell>
          <table:table-cell office:value-type="float" office:value="89.2848" calcext:value-type="float">
            <text:p>89.2848</text:p>
          </table:table-cell>
          <table:table-cell office:value-type="float" office:value="0.656251" calcext:value-type="float">
            <text:p>0.656251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70938" calcext:value-type="float">
            <text:p>0.370938</text:p>
          </table:table-cell>
          <table:table-cell office:value-type="float" office:value="0.13792" calcext:value-type="float">
            <text:p>0.13792</text:p>
          </table:table-cell>
          <table:table-cell office:value-type="float" office:value="0.0192009" calcext:value-type="float">
            <text:p>0.0192009</text:p>
          </table:table-cell>
          <table:table-cell office:value-type="float" office:value="0.857721" calcext:value-type="float">
            <text:p>0.857721</text:p>
          </table:table-cell>
          <table:table-cell office:value-type="float" office:value="102.019" calcext:value-type="float">
            <text:p>102.019</text:p>
          </table:table-cell>
          <table:table-cell office:value-type="float" office:value="0.663528" calcext:value-type="float">
            <text:p>0.663528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74844" calcext:value-type="float">
            <text:p>0.374844</text:p>
          </table:table-cell>
          <table:table-cell office:value-type="float" office:value="0.141165" calcext:value-type="float">
            <text:p>0.141165</text:p>
          </table:table-cell>
          <table:table-cell office:value-type="float" office:value="0.0203059" calcext:value-type="float">
            <text:p>0.0203059</text:p>
          </table:table-cell>
          <table:table-cell office:value-type="float" office:value="1.15102" calcext:value-type="float">
            <text:p>1.15102</text:p>
          </table:table-cell>
          <table:table-cell office:value-type="float" office:value="89.0427" calcext:value-type="float">
            <text:p>89.0427</text:p>
          </table:table-cell>
          <table:table-cell office:value-type="float" office:value="0.660337" calcext:value-type="float">
            <text:p>0.66033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80273" calcext:value-type="float">
            <text:p>0.380273</text:p>
          </table:table-cell>
          <table:table-cell office:value-type="float" office:value="0.14528" calcext:value-type="float">
            <text:p>0.14528</text:p>
          </table:table-cell>
          <table:table-cell office:value-type="float" office:value="0.0215034" calcext:value-type="float">
            <text:p>0.0215034</text:p>
          </table:table-cell>
          <table:table-cell office:value-type="float" office:value="1.05562" calcext:value-type="float">
            <text:p>1.05562</text:p>
          </table:table-cell>
          <table:table-cell office:value-type="float" office:value="94.3512" calcext:value-type="float">
            <text:p>94.3512</text:p>
          </table:table-cell>
          <table:table-cell office:value-type="float" office:value="0.660397" calcext:value-type="float">
            <text:p>0.66039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8262" calcext:value-type="float">
            <text:p>0.368262</text:p>
          </table:table-cell>
          <table:table-cell office:value-type="float" office:value="0.13623" calcext:value-type="float">
            <text:p>0.1362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955218" calcext:value-type="float">
            <text:p>0.955218</text:p>
          </table:table-cell>
          <table:table-cell office:value-type="float" office:value="96.0547" calcext:value-type="float">
            <text:p>96.0547</text:p>
          </table:table-cell>
          <table:table-cell office:value-type="float" office:value="0.660664" calcext:value-type="float">
            <text:p>0.66066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79033" calcext:value-type="float">
            <text:p>0.379033</text:p>
          </table:table-cell>
          <table:table-cell office:value-type="float" office:value="0.144158" calcext:value-type="float">
            <text:p>0.144158</text:p>
          </table:table-cell>
          <table:table-cell office:value-type="float" office:value="0.0210637" calcext:value-type="float">
            <text:p>0.0210637</text:p>
          </table:table-cell>
          <table:table-cell office:value-type="float" office:value="0.781351" calcext:value-type="float">
            <text:p>0.781351</text:p>
          </table:table-cell>
          <table:table-cell office:value-type="float" office:value="109.307" calcext:value-type="float">
            <text:p>109.307</text:p>
          </table:table-cell>
          <table:table-cell office:value-type="float" office:value="0.66214" calcext:value-type="float">
            <text:p>0.6621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72622" calcext:value-type="float">
            <text:p>0.372622</text:p>
          </table:table-cell>
          <table:table-cell office:value-type="float" office:value="0.139424" calcext:value-type="float">
            <text:p>0.139424</text:p>
          </table:table-cell>
          <table:table-cell office:value-type="float" office:value="0.0197593" calcext:value-type="float">
            <text:p>0.0197593</text:p>
          </table:table-cell>
          <table:table-cell office:value-type="float" office:value="0.877875" calcext:value-type="float">
            <text:p>0.877875</text:p>
          </table:table-cell>
          <table:table-cell office:value-type="float" office:value="101.387" calcext:value-type="float">
            <text:p>101.387</text:p>
          </table:table-cell>
          <table:table-cell office:value-type="float" office:value="0.661174" calcext:value-type="float">
            <text:p>0.66117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72703" calcext:value-type="float">
            <text:p>0.372703</text:p>
          </table:table-cell>
          <table:table-cell office:value-type="float" office:value="0.139445" calcext:value-type="float">
            <text:p>0.139445</text:p>
          </table:table-cell>
          <table:table-cell office:value-type="float" office:value="0.0197393" calcext:value-type="float">
            <text:p>0.0197393</text:p>
          </table:table-cell>
          <table:table-cell office:value-type="float" office:value="0.885662" calcext:value-type="float">
            <text:p>0.885662</text:p>
          </table:table-cell>
          <table:table-cell office:value-type="float" office:value="100.946" calcext:value-type="float">
            <text:p>100.946</text:p>
          </table:table-cell>
          <table:table-cell office:value-type="float" office:value="0.661619" calcext:value-type="float">
            <text:p>0.661619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3632" calcext:value-type="float">
            <text:p>0.373632</text:p>
          </table:table-cell>
          <table:table-cell office:value-type="float" office:value="0.140204" calcext:value-type="float">
            <text:p>0.140204</text:p>
          </table:table-cell>
          <table:table-cell office:value-type="float" office:value="0.0199957" calcext:value-type="float">
            <text:p>0.0199957</text:p>
          </table:table-cell>
          <table:table-cell office:value-type="float" office:value="0.939546" calcext:value-type="float">
            <text:p>0.939546</text:p>
          </table:table-cell>
          <table:table-cell office:value-type="float" office:value="98.2645" calcext:value-type="float">
            <text:p>98.2645</text:p>
          </table:table-cell>
          <table:table-cell office:value-type="float" office:value="0.660926" calcext:value-type="float">
            <text:p>0.660926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73358" calcext:value-type="float">
            <text:p>0.373358</text:p>
          </table:table-cell>
          <table:table-cell office:value-type="float" office:value="0.140017" calcext:value-type="float">
            <text:p>0.140017</text:p>
          </table:table-cell>
          <table:table-cell office:value-type="float" office:value="0.0199488" calcext:value-type="float">
            <text:p>0.0199488</text:p>
          </table:table-cell>
          <table:table-cell office:value-type="float" office:value="0.943795" calcext:value-type="float">
            <text:p>0.943795</text:p>
          </table:table-cell>
          <table:table-cell office:value-type="float" office:value="97.9763" calcext:value-type="float">
            <text:p>97.9763</text:p>
          </table:table-cell>
          <table:table-cell office:value-type="float" office:value="0.660816" calcext:value-type="float">
            <text:p>0.660816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74133" calcext:value-type="float">
            <text:p>0.374133</text:p>
          </table:table-cell>
          <table:table-cell office:value-type="float" office:value="0.140566" calcext:value-type="float">
            <text:p>0.140566</text:p>
          </table:table-cell>
          <table:table-cell office:value-type="float" office:value="0.0200899" calcext:value-type="float">
            <text:p>0.0200899</text:p>
          </table:table-cell>
          <table:table-cell office:value-type="float" office:value="0.92876" calcext:value-type="float">
            <text:p>0.92876</text:p>
          </table:table-cell>
          <table:table-cell office:value-type="float" office:value="98.9638" calcext:value-type="float">
            <text:p>98.9638</text:p>
          </table:table-cell>
          <table:table-cell office:value-type="float" office:value="0.66108" calcext:value-type="float">
            <text:p>0.66108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72724" calcext:value-type="float">
            <text:p>0.372724</text:p>
          </table:table-cell>
          <table:table-cell office:value-type="float" office:value="0.139516" calcext:value-type="float">
            <text:p>0.139516</text:p>
          </table:table-cell>
          <table:table-cell office:value-type="float" office:value="0.0197945" calcext:value-type="float">
            <text:p>0.0197945</text:p>
          </table:table-cell>
          <table:table-cell office:value-type="float" office:value="0.930438" calcext:value-type="float">
            <text:p>0.930438</text:p>
          </table:table-cell>
          <table:table-cell office:value-type="float" office:value="98.5028" calcext:value-type="float">
            <text:p>98.5028</text:p>
          </table:table-cell>
          <table:table-cell office:value-type="float" office:value="0.661021" calcext:value-type="float">
            <text:p>0.661021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73105" calcext:value-type="float">
            <text:p>0.373105</text:p>
          </table:table-cell>
          <table:table-cell office:value-type="float" office:value="0.139794" calcext:value-type="float">
            <text:p>0.139794</text:p>
          </table:table-cell>
          <table:table-cell office:value-type="float" office:value="0.0198697" calcext:value-type="float">
            <text:p>0.0198697</text:p>
          </table:table-cell>
          <table:table-cell office:value-type="float" office:value="0.948231" calcext:value-type="float">
            <text:p>0.948231</text:p>
          </table:table-cell>
          <table:table-cell office:value-type="float" office:value="97.6677" calcext:value-type="float">
            <text:p>97.6677</text:p>
          </table:table-cell>
          <table:table-cell office:value-type="float" office:value="0.661082" calcext:value-type="float">
            <text:p>0.661082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72995" calcext:value-type="float">
            <text:p>0.372995</text:p>
          </table:table-cell>
          <table:table-cell office:value-type="float" office:value="0.139718" calcext:value-type="float">
            <text:p>0.139718</text:p>
          </table:table-cell>
          <table:table-cell office:value-type="float" office:value="0.0198509" calcext:value-type="float">
            <text:p>0.0198509</text:p>
          </table:table-cell>
          <table:table-cell office:value-type="float" office:value="0.941444" calcext:value-type="float">
            <text:p>0.941444</text:p>
          </table:table-cell>
          <table:table-cell office:value-type="float" office:value="97.9939" calcext:value-type="float">
            <text:p>97.9939</text:p>
          </table:table-cell>
          <table:table-cell office:value-type="float" office:value="0.661034" calcext:value-type="float">
            <text:p>0.661034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73206" calcext:value-type="float">
            <text:p>0.373206</text:p>
          </table:table-cell>
          <table:table-cell office:value-type="float" office:value="0.139869" calcext:value-type="float">
            <text:p>0.139869</text:p>
          </table:table-cell>
          <table:table-cell office:value-type="float" office:value="0.0198895" calcext:value-type="float">
            <text:p>0.0198895</text:p>
          </table:table-cell>
          <table:table-cell office:value-type="float" office:value="0.93893" calcext:value-type="float">
            <text:p>0.93893</text:p>
          </table:table-cell>
          <table:table-cell office:value-type="float" office:value="98.1787" calcext:value-type="float">
            <text:p>98.1787</text:p>
          </table:table-cell>
          <table:table-cell office:value-type="float" office:value="0.661107" calcext:value-type="float">
            <text:p>0.661107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73013" calcext:value-type="float">
            <text:p>0.373013</text:p>
          </table:table-cell>
          <table:table-cell office:value-type="float" office:value="0.139729" calcext:value-type="float">
            <text:p>0.139729</text:p>
          </table:table-cell>
          <table:table-cell office:value-type="float" office:value="0.0198532" calcext:value-type="float">
            <text:p>0.0198532</text:p>
          </table:table-cell>
          <table:table-cell office:value-type="float" office:value="0.936746" calcext:value-type="float">
            <text:p>0.936746</text:p>
          </table:table-cell>
          <table:table-cell office:value-type="float" office:value="98.2444" calcext:value-type="float">
            <text:p>98.2444</text:p>
          </table:table-cell>
          <table:table-cell office:value-type="float" office:value="0.661052" calcext:value-type="float">
            <text:p>0.661052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72896" calcext:value-type="float">
            <text:p>0.372896</text:p>
          </table:table-cell>
          <table:table-cell office:value-type="float" office:value="0.139636" calcext:value-type="float">
            <text:p>0.139636</text:p>
          </table:table-cell>
          <table:table-cell office:value-type="float" office:value="0.0198233" calcext:value-type="float">
            <text:p>0.0198233</text:p>
          </table:table-cell>
          <table:table-cell office:value-type="float" office:value="0.936207" calcext:value-type="float">
            <text:p>0.936207</text:p>
          </table:table-cell>
          <table:table-cell office:value-type="float" office:value="98.2397" calcext:value-type="float">
            <text:p>98.2397</text:p>
          </table:table-cell>
          <table:table-cell office:value-type="float" office:value="0.661108" calcext:value-type="float">
            <text:p>0.661108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3045" calcext:value-type="float">
            <text:p>0.373045</text:p>
          </table:table-cell>
          <table:table-cell office:value-type="float" office:value="0.139749" calcext:value-type="float">
            <text:p>0.139749</text:p>
          </table:table-cell>
          <table:table-cell office:value-type="float" office:value="0.0198564" calcext:value-type="float">
            <text:p>0.0198564</text:p>
          </table:table-cell>
          <table:table-cell office:value-type="float" office:value="0.938213" calcext:value-type="float">
            <text:p>0.938213</text:p>
          </table:table-cell>
          <table:table-cell office:value-type="float" office:value="98.1741" calcext:value-type="float">
            <text:p>98.1741</text:p>
          </table:table-cell>
          <table:table-cell office:value-type="float" office:value="0.661091" calcext:value-type="float">
            <text:p>0.6610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000050625" calcext:value-type="float">
            <text:p>5.0625E-08</text:p>
          </table:table-cell>
          <table:table-cell office:value-type="float" office:value="0.719977" calcext:value-type="float">
            <text:p>0.71997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0625" calcext:value-type="float">
            <text:p>0.310625</text:p>
          </table:table-cell>
          <table:table-cell office:value-type="float" office:value="0.0979414" calcext:value-type="float">
            <text:p>0.0979414</text:p>
          </table:table-cell>
          <table:table-cell office:value-type="float" office:value="0.0101535" calcext:value-type="float">
            <text:p>0.0101535</text:p>
          </table:table-cell>
          <table:table-cell office:value-type="float" office:value="1.07609" calcext:value-type="float">
            <text:p>1.07609</text:p>
          </table:table-cell>
          <table:table-cell office:value-type="float" office:value="76.6388" calcext:value-type="float">
            <text:p>76.6388</text:p>
          </table:table-cell>
          <table:table-cell office:value-type="float" office:value="0.647173" calcext:value-type="float">
            <text:p>0.64717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56562" calcext:value-type="float">
            <text:p>0.356562</text:p>
          </table:table-cell>
          <table:table-cell office:value-type="float" office:value="0.127553" calcext:value-type="float">
            <text:p>0.127553</text:p>
          </table:table-cell>
          <table:table-cell office:value-type="float" office:value="0.0164886" calcext:value-type="float">
            <text:p>0.0164886</text:p>
          </table:table-cell>
          <table:table-cell office:value-type="float" office:value="1.01534" calcext:value-type="float">
            <text:p>1.01534</text:p>
          </table:table-cell>
          <table:table-cell office:value-type="float" office:value="90.1244" calcext:value-type="float">
            <text:p>90.1244</text:p>
          </table:table-cell>
          <table:table-cell office:value-type="float" office:value="0.662181" calcext:value-type="float">
            <text:p>0.662181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63437" calcext:value-type="float">
            <text:p>0.363437</text:p>
          </table:table-cell>
          <table:table-cell office:value-type="float" office:value="0.133032" calcext:value-type="float">
            <text:p>0.133032</text:p>
          </table:table-cell>
          <table:table-cell office:value-type="float" office:value="0.0181915" calcext:value-type="float">
            <text:p>0.0181915</text:p>
          </table:table-cell>
          <table:table-cell office:value-type="float" office:value="1.87815" calcext:value-type="float">
            <text:p>1.87815</text:p>
          </table:table-cell>
          <table:table-cell office:value-type="float" office:value="67.5422" calcext:value-type="float">
            <text:p>67.5422</text:p>
          </table:table-cell>
          <table:table-cell office:value-type="float" office:value="0.657364" calcext:value-type="float">
            <text:p>0.65736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83359" calcext:value-type="float">
            <text:p>0.383359</text:p>
          </table:table-cell>
          <table:table-cell office:value-type="float" office:value="0.147437" calcext:value-type="float">
            <text:p>0.147437</text:p>
          </table:table-cell>
          <table:table-cell office:value-type="float" office:value="0.0220168" calcext:value-type="float">
            <text:p>0.0220168</text:p>
          </table:table-cell>
          <table:table-cell office:value-type="float" office:value="0.844134" calcext:value-type="float">
            <text:p>0.844134</text:p>
          </table:table-cell>
          <table:table-cell office:value-type="float" office:value="106.342" calcext:value-type="float">
            <text:p>106.342</text:p>
          </table:table-cell>
          <table:table-cell office:value-type="float" office:value="0.662385" calcext:value-type="float">
            <text:p>0.66238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85664" calcext:value-type="float">
            <text:p>0.385664</text:p>
          </table:table-cell>
          <table:table-cell office:value-type="float" office:value="0.149349" calcext:value-type="float">
            <text:p>0.149349</text:p>
          </table:table-cell>
          <table:table-cell office:value-type="float" office:value="0.0226505" calcext:value-type="float">
            <text:p>0.0226505</text:p>
          </table:table-cell>
          <table:table-cell office:value-type="float" office:value="0.751914" calcext:value-type="float">
            <text:p>0.751914</text:p>
          </table:table-cell>
          <table:table-cell office:value-type="float" office:value="113.428" calcext:value-type="float">
            <text:p>113.428</text:p>
          </table:table-cell>
          <table:table-cell office:value-type="float" office:value="0.661506" calcext:value-type="float">
            <text:p>0.66150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80527" calcext:value-type="float">
            <text:p>0.380527</text:p>
          </table:table-cell>
          <table:table-cell office:value-type="float" office:value="0.145422" calcext:value-type="float">
            <text:p>0.145422</text:p>
          </table:table-cell>
          <table:table-cell office:value-type="float" office:value="0.021509" calcext:value-type="float">
            <text:p>0.021509</text:p>
          </table:table-cell>
          <table:table-cell office:value-type="float" office:value="1.09065" calcext:value-type="float">
            <text:p>1.09065</text:p>
          </table:table-cell>
          <table:table-cell office:value-type="float" office:value="92.8623" calcext:value-type="float">
            <text:p>92.8623</text:p>
          </table:table-cell>
          <table:table-cell office:value-type="float" office:value="0.660969" calcext:value-type="float">
            <text:p>0.660969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79092" calcext:value-type="float">
            <text:p>0.379092</text:p>
          </table:table-cell>
          <table:table-cell office:value-type="float" office:value="0.144297" calcext:value-type="float">
            <text:p>0.144297</text:p>
          </table:table-cell>
          <table:table-cell office:value-type="float" office:value="0.02116" calcext:value-type="float">
            <text:p>0.02116</text:p>
          </table:table-cell>
          <table:table-cell office:value-type="float" office:value="0.762226" calcext:value-type="float">
            <text:p>0.762226</text:p>
          </table:table-cell>
          <table:table-cell office:value-type="float" office:value="110.727" calcext:value-type="float">
            <text:p>110.727</text:p>
          </table:table-cell>
          <table:table-cell office:value-type="float" office:value="0.661249" calcext:value-type="float">
            <text:p>0.661249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80039" calcext:value-type="float">
            <text:p>0.380039</text:p>
          </table:table-cell>
          <table:table-cell office:value-type="float" office:value="0.145025" calcext:value-type="float">
            <text:p>0.145025</text:p>
          </table:table-cell>
          <table:table-cell office:value-type="float" office:value="0.021377" calcext:value-type="float">
            <text:p>0.021377</text:p>
          </table:table-cell>
          <table:table-cell office:value-type="float" office:value="1.05102" calcext:value-type="float">
            <text:p>1.05102</text:p>
          </table:table-cell>
          <table:table-cell office:value-type="float" office:value="94.4749" calcext:value-type="float">
            <text:p>94.4749</text:p>
          </table:table-cell>
          <table:table-cell office:value-type="float" office:value="0.661203" calcext:value-type="float">
            <text:p>0.66120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78206" calcext:value-type="float">
            <text:p>0.378206</text:p>
          </table:table-cell>
          <table:table-cell office:value-type="float" office:value="0.143614" calcext:value-type="float">
            <text:p>0.143614</text:p>
          </table:table-cell>
          <table:table-cell office:value-type="float" office:value="0.0209495" calcext:value-type="float">
            <text:p>0.0209495</text:p>
          </table:table-cell>
          <table:table-cell office:value-type="float" office:value="0.893783" calcext:value-type="float">
            <text:p>0.893783</text:p>
          </table:table-cell>
          <table:table-cell office:value-type="float" office:value="101.982" calcext:value-type="float">
            <text:p>101.982</text:p>
          </table:table-cell>
          <table:table-cell office:value-type="float" office:value="0.661421" calcext:value-type="float">
            <text:p>0.661421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80752" calcext:value-type="float">
            <text:p>0.380752</text:p>
          </table:table-cell>
          <table:table-cell office:value-type="float" office:value="0.145515" calcext:value-type="float">
            <text:p>0.145515</text:p>
          </table:table-cell>
          <table:table-cell office:value-type="float" office:value="0.0214905" calcext:value-type="float">
            <text:p>0.0214905</text:p>
          </table:table-cell>
          <table:table-cell office:value-type="float" office:value="0.92276" calcext:value-type="float">
            <text:p>0.92276</text:p>
          </table:table-cell>
          <table:table-cell office:value-type="float" office:value="101.026" calcext:value-type="float">
            <text:p>101.026</text:p>
          </table:table-cell>
          <table:table-cell office:value-type="float" office:value="0.661694" calcext:value-type="float">
            <text:p>0.661694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8143" calcext:value-type="float">
            <text:p>0.38143</text:p>
          </table:table-cell>
          <table:table-cell office:value-type="float" office:value="0.146064" calcext:value-type="float">
            <text:p>0.146064</text:p>
          </table:table-cell>
          <table:table-cell office:value-type="float" office:value="0.0216697" calcext:value-type="float">
            <text:p>0.0216697</text:p>
          </table:table-cell>
          <table:table-cell office:value-type="float" office:value="0.904557" calcext:value-type="float">
            <text:p>0.904557</text:p>
          </table:table-cell>
          <table:table-cell office:value-type="float" office:value="102.235" calcext:value-type="float">
            <text:p>102.235</text:p>
          </table:table-cell>
          <table:table-cell office:value-type="float" office:value="0.661433" calcext:value-type="float">
            <text:p>0.66143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79493" calcext:value-type="float">
            <text:p>0.379493</text:p>
          </table:table-cell>
          <table:table-cell office:value-type="float" office:value="0.144587" calcext:value-type="float">
            <text:p>0.144587</text:p>
          </table:table-cell>
          <table:table-cell office:value-type="float" office:value="0.0212356" calcext:value-type="float">
            <text:p>0.0212356</text:p>
          </table:table-cell>
          <table:table-cell office:value-type="float" office:value="0.926007" calcext:value-type="float">
            <text:p>0.926007</text:p>
          </table:table-cell>
          <table:table-cell office:value-type="float" office:value="100.525" calcext:value-type="float">
            <text:p>100.525</text:p>
          </table:table-cell>
          <table:table-cell office:value-type="float" office:value="0.661402" calcext:value-type="float">
            <text:p>0.661402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79841" calcext:value-type="float">
            <text:p>0.379841</text:p>
          </table:table-cell>
          <table:table-cell office:value-type="float" office:value="0.144862" calcext:value-type="float">
            <text:p>0.144862</text:p>
          </table:table-cell>
          <table:table-cell office:value-type="float" office:value="0.0213234" calcext:value-type="float">
            <text:p>0.0213234</text:p>
          </table:table-cell>
          <table:table-cell office:value-type="float" office:value="0.926418" calcext:value-type="float">
            <text:p>0.926418</text:p>
          </table:table-cell>
          <table:table-cell office:value-type="float" office:value="100.598" calcext:value-type="float">
            <text:p>100.598</text:p>
          </table:table-cell>
          <table:table-cell office:value-type="float" office:value="0.661293" calcext:value-type="float">
            <text:p>0.661293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79674" calcext:value-type="float">
            <text:p>0.379674</text:p>
          </table:table-cell>
          <table:table-cell office:value-type="float" office:value="0.144723" calcext:value-type="float">
            <text:p>0.144723</text:p>
          </table:table-cell>
          <table:table-cell office:value-type="float" office:value="0.0212742" calcext:value-type="float">
            <text:p>0.0212742</text:p>
          </table:table-cell>
          <table:table-cell office:value-type="float" office:value="0.922811" calcext:value-type="float">
            <text:p>0.922811</text:p>
          </table:table-cell>
          <table:table-cell office:value-type="float" office:value="100.747" calcext:value-type="float">
            <text:p>100.747</text:p>
          </table:table-cell>
          <table:table-cell office:value-type="float" office:value="0.661425" calcext:value-type="float">
            <text:p>0.66142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79557" calcext:value-type="float">
            <text:p>0.379557</text:p>
          </table:table-cell>
          <table:table-cell office:value-type="float" office:value="0.144642" calcext:value-type="float">
            <text:p>0.144642</text:p>
          </table:table-cell>
          <table:table-cell office:value-type="float" office:value="0.0212552" calcext:value-type="float">
            <text:p>0.0212552</text:p>
          </table:table-cell>
          <table:table-cell office:value-type="float" office:value="0.916114" calcext:value-type="float">
            <text:p>0.916114</text:p>
          </table:table-cell>
          <table:table-cell office:value-type="float" office:value="101.088" calcext:value-type="float">
            <text:p>101.088</text:p>
          </table:table-cell>
          <table:table-cell office:value-type="float" office:value="0.661348" calcext:value-type="float">
            <text:p>0.66134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79774" calcext:value-type="float">
            <text:p>0.379774</text:p>
          </table:table-cell>
          <table:table-cell office:value-type="float" office:value="0.144803" calcext:value-type="float">
            <text:p>0.144803</text:p>
          </table:table-cell>
          <table:table-cell office:value-type="float" office:value="0.0213002" calcext:value-type="float">
            <text:p>0.0213002</text:p>
          </table:table-cell>
          <table:table-cell office:value-type="float" office:value="0.928288" calcext:value-type="float">
            <text:p>0.928288</text:p>
          </table:table-cell>
          <table:table-cell office:value-type="float" office:value="100.476" calcext:value-type="float">
            <text:p>100.476</text:p>
          </table:table-cell>
          <table:table-cell office:value-type="float" office:value="0.661386" calcext:value-type="float">
            <text:p>0.661386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79558" calcext:value-type="float">
            <text:p>0.379558</text:p>
          </table:table-cell>
          <table:table-cell office:value-type="float" office:value="0.144644" calcext:value-type="float">
            <text:p>0.144644</text:p>
          </table:table-cell>
          <table:table-cell office:value-type="float" office:value="0.0212566" calcext:value-type="float">
            <text:p>0.0212566</text:p>
          </table:table-cell>
          <table:table-cell office:value-type="float" office:value="0.927129" calcext:value-type="float">
            <text:p>0.927129</text:p>
          </table:table-cell>
          <table:table-cell office:value-type="float" office:value="100.484" calcext:value-type="float">
            <text:p>100.484</text:p>
          </table:table-cell>
          <table:table-cell office:value-type="float" office:value="0.661335" calcext:value-type="float">
            <text:p>0.661335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79527" calcext:value-type="float">
            <text:p>0.379527</text:p>
          </table:table-cell>
          <table:table-cell office:value-type="float" office:value="0.144621" calcext:value-type="float">
            <text:p>0.144621</text:p>
          </table:table-cell>
          <table:table-cell office:value-type="float" office:value="0.0212496" calcext:value-type="float">
            <text:p>0.0212496</text:p>
          </table:table-cell>
          <table:table-cell office:value-type="float" office:value="0.926691" calcext:value-type="float">
            <text:p>0.926691</text:p>
          </table:table-cell>
          <table:table-cell office:value-type="float" office:value="100.499" calcext:value-type="float">
            <text:p>100.499</text:p>
          </table:table-cell>
          <table:table-cell office:value-type="float" office:value="0.661338" calcext:value-type="float">
            <text:p>0.661338</text:p>
          </table:table-cell>
          <table:table-cell table:number-columns-repeated="10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79625" calcext:value-type="float">
            <text:p>0.379625</text:p>
          </table:table-cell>
          <table:table-cell office:value-type="float" office:value="0.144695" calcext:value-type="float">
            <text:p>0.144695</text:p>
          </table:table-cell>
          <table:table-cell office:value-type="float" office:value="0.0212711" calcext:value-type="float">
            <text:p>0.0212711</text:p>
          </table:table-cell>
          <table:table-cell office:value-type="float" office:value="0.926701" calcext:value-type="float">
            <text:p>0.926701</text:p>
          </table:table-cell>
          <table:table-cell office:value-type="float" office:value="100.525" calcext:value-type="float">
            <text:p>100.525</text:p>
          </table:table-cell>
          <table:table-cell office:value-type="float" office:value="0.661343" calcext:value-type="float">
            <text:p>0.66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126562" calcext:value-type="float">
            <text:p>0.000126562</text:p>
          </table:table-cell>
          <table:table-cell office:value-type="float" office:value="0.0000000160181" calcext:value-type="float">
            <text:p>1.60181E-08</text:p>
          </table:table-cell>
          <table:table-cell office:value-type="float" office:value="0.947887" calcext:value-type="float">
            <text:p>0.94788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81875" calcext:value-type="float">
            <text:p>0.281875</text:p>
          </table:table-cell>
          <table:table-cell office:value-type="float" office:value="0.0826883" calcext:value-type="float">
            <text:p>0.0826883</text:p>
          </table:table-cell>
          <table:table-cell office:value-type="float" office:value="0.00786541" calcext:value-type="float">
            <text:p>0.00786541</text:p>
          </table:table-cell>
          <table:table-cell office:value-type="float" office:value="0.461205" calcext:value-type="float">
            <text:p>0.461205</text:p>
          </table:table-cell>
          <table:table-cell office:value-type="float" office:value="107.746" calcext:value-type="float">
            <text:p>107.746</text:p>
          </table:table-cell>
          <table:table-cell office:value-type="float" office:value="0.616547" calcext:value-type="float">
            <text:p>0.61654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175" calcext:value-type="float">
            <text:p>0.4175</text:p>
          </table:table-cell>
          <table:table-cell office:value-type="float" office:value="0.174464" calcext:value-type="float">
            <text:p>0.174464</text:p>
          </table:table-cell>
          <table:table-cell office:value-type="float" office:value="0.0305463" calcext:value-type="float">
            <text:p>0.0305463</text:p>
          </table:table-cell>
          <table:table-cell office:value-type="float" office:value="1.6822" calcext:value-type="float">
            <text:p>1.6822</text:p>
          </table:table-cell>
          <table:table-cell office:value-type="float" office:value="81.8444" calcext:value-type="float">
            <text:p>81.8444</text:p>
          </table:table-cell>
          <table:table-cell office:value-type="float" office:value="0.665477" calcext:value-type="float">
            <text:p>0.66547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10625" calcext:value-type="float">
            <text:p>0.410625</text:p>
          </table:table-cell>
          <table:table-cell office:value-type="float" office:value="0.169194" calcext:value-type="float">
            <text:p>0.169194</text:p>
          </table:table-cell>
          <table:table-cell office:value-type="float" office:value="0.0290249" calcext:value-type="float">
            <text:p>0.0290249</text:p>
          </table:table-cell>
          <table:table-cell office:value-type="float" office:value="0.832242" calcext:value-type="float">
            <text:p>0.832242</text:p>
          </table:table-cell>
          <table:table-cell office:value-type="float" office:value="114.759" calcext:value-type="float">
            <text:p>114.759</text:p>
          </table:table-cell>
          <table:table-cell office:value-type="float" office:value="0.662028" calcext:value-type="float">
            <text:p>0.66202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0.156475" calcext:value-type="float">
            <text:p>0.156475</text:p>
          </table:table-cell>
          <table:table-cell office:value-type="float" office:value="0.024759" calcext:value-type="float">
            <text:p>0.024759</text:p>
          </table:table-cell>
          <table:table-cell office:value-type="float" office:value="0.921341" calcext:value-type="float">
            <text:p>0.921341</text:p>
          </table:table-cell>
          <table:table-cell office:value-type="float" office:value="104.857" calcext:value-type="float">
            <text:p>104.857</text:p>
          </table:table-cell>
          <table:table-cell office:value-type="float" office:value="0.662927" calcext:value-type="float">
            <text:p>0.66292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90234" calcext:value-type="float">
            <text:p>0.390234</text:p>
          </table:table-cell>
          <table:table-cell office:value-type="float" office:value="0.152973" calcext:value-type="float">
            <text:p>0.152973</text:p>
          </table:table-cell>
          <table:table-cell office:value-type="float" office:value="0.0238307" calcext:value-type="float">
            <text:p>0.0238307</text:p>
          </table:table-cell>
          <table:table-cell office:value-type="float" office:value="0.657972" calcext:value-type="float">
            <text:p>0.657972</text:p>
          </table:table-cell>
          <table:table-cell office:value-type="float" office:value="122.746" calcext:value-type="float">
            <text:p>122.746</text:p>
          </table:table-cell>
          <table:table-cell office:value-type="float" office:value="0.660541" calcext:value-type="float">
            <text:p>0.66054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83437" calcext:value-type="float">
            <text:p>0.383437</text:p>
          </table:table-cell>
          <table:table-cell office:value-type="float" office:value="0.147552" calcext:value-type="float">
            <text:p>0.147552</text:p>
          </table:table-cell>
          <table:table-cell office:value-type="float" office:value="0.0220881" calcext:value-type="float">
            <text:p>0.0220881</text:p>
          </table:table-cell>
          <table:table-cell office:value-type="float" office:value="0.969077" calcext:value-type="float">
            <text:p>0.969077</text:p>
          </table:table-cell>
          <table:table-cell office:value-type="float" office:value="99.263" calcext:value-type="float">
            <text:p>99.263</text:p>
          </table:table-cell>
          <table:table-cell office:value-type="float" office:value="0.661823" calcext:value-type="float">
            <text:p>0.66182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85684" calcext:value-type="float">
            <text:p>0.385684</text:p>
          </table:table-cell>
          <table:table-cell office:value-type="float" office:value="0.14931" calcext:value-type="float">
            <text:p>0.14931</text:p>
          </table:table-cell>
          <table:table-cell office:value-type="float" office:value="0.0226238" calcext:value-type="float">
            <text:p>0.0226238</text:p>
          </table:table-cell>
          <table:table-cell office:value-type="float" office:value="0.945838" calcext:value-type="float">
            <text:p>0.945838</text:p>
          </table:table-cell>
          <table:table-cell office:value-type="float" office:value="101.079" calcext:value-type="float">
            <text:p>101.079</text:p>
          </table:table-cell>
          <table:table-cell office:value-type="float" office:value="0.661726" calcext:value-type="float">
            <text:p>0.66172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83335" calcext:value-type="float">
            <text:p>0.383335</text:p>
          </table:table-cell>
          <table:table-cell office:value-type="float" office:value="0.147415" calcext:value-type="float">
            <text:p>0.147415</text:p>
          </table:table-cell>
          <table:table-cell office:value-type="float" office:value="0.0220066" calcext:value-type="float">
            <text:p>0.0220066</text:p>
          </table:table-cell>
          <table:table-cell office:value-type="float" office:value="0.895861" calcext:value-type="float">
            <text:p>0.895861</text:p>
          </table:table-cell>
          <table:table-cell office:value-type="float" office:value="103.207" calcext:value-type="float">
            <text:p>103.207</text:p>
          </table:table-cell>
          <table:table-cell office:value-type="float" office:value="0.662441" calcext:value-type="float">
            <text:p>0.66244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87429" calcext:value-type="float">
            <text:p>0.387429</text:p>
          </table:table-cell>
          <table:table-cell office:value-type="float" office:value="0.150633" calcext:value-type="float">
            <text:p>0.150633</text:p>
          </table:table-cell>
          <table:table-cell office:value-type="float" office:value="0.023008" calcext:value-type="float">
            <text:p>0.023008</text:p>
          </table:table-cell>
          <table:table-cell office:value-type="float" office:value="0.911186" calcext:value-type="float">
            <text:p>0.911186</text:p>
          </table:table-cell>
          <table:table-cell office:value-type="float" office:value="103.448" calcext:value-type="float">
            <text:p>103.448</text:p>
          </table:table-cell>
          <table:table-cell office:value-type="float" office:value="0.662001" calcext:value-type="float">
            <text:p>0.66200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8748" calcext:value-type="float">
            <text:p>0.38748</text:p>
          </table:table-cell>
          <table:table-cell office:value-type="float" office:value="0.150691" calcext:value-type="float">
            <text:p>0.150691</text:p>
          </table:table-cell>
          <table:table-cell office:value-type="float" office:value="0.0230398" calcext:value-type="float">
            <text:p>0.0230398</text:p>
          </table:table-cell>
          <table:table-cell office:value-type="float" office:value="0.927321" calcext:value-type="float">
            <text:p>0.927321</text:p>
          </table:table-cell>
          <table:table-cell office:value-type="float" office:value="102.56" calcext:value-type="float">
            <text:p>102.56</text:p>
          </table:table-cell>
          <table:table-cell office:value-type="float" office:value="0.661791" calcext:value-type="float">
            <text:p>0.66179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86484" calcext:value-type="float">
            <text:p>0.386484</text:p>
          </table:table-cell>
          <table:table-cell office:value-type="float" office:value="0.149973" calcext:value-type="float">
            <text:p>0.149973</text:p>
          </table:table-cell>
          <table:table-cell office:value-type="float" office:value="0.0228521" calcext:value-type="float">
            <text:p>0.0228521</text:p>
          </table:table-cell>
          <table:table-cell office:value-type="float" office:value="0.877849" calcext:value-type="float">
            <text:p>0.877849</text:p>
          </table:table-cell>
          <table:table-cell office:value-type="float" office:value="105.169" calcext:value-type="float">
            <text:p>105.169</text:p>
          </table:table-cell>
          <table:table-cell office:value-type="float" office:value="0.661328" calcext:value-type="float">
            <text:p>0.66132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86776" calcext:value-type="float">
            <text:p>0.386776</text:p>
          </table:table-cell>
          <table:table-cell office:value-type="float" office:value="0.150167" calcext:value-type="float">
            <text:p>0.150167</text:p>
          </table:table-cell>
          <table:table-cell office:value-type="float" office:value="0.022893" calcext:value-type="float">
            <text:p>0.022893</text:p>
          </table:table-cell>
          <table:table-cell office:value-type="float" office:value="0.921091" calcext:value-type="float">
            <text:p>0.921091</text:p>
          </table:table-cell>
          <table:table-cell office:value-type="float" office:value="102.728" calcext:value-type="float">
            <text:p>102.728</text:p>
          </table:table-cell>
          <table:table-cell office:value-type="float" office:value="0.661599" calcext:value-type="float">
            <text:p>0.66159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8601" calcext:value-type="float">
            <text:p>0.38601</text:p>
          </table:table-cell>
          <table:table-cell office:value-type="float" office:value="0.149573" calcext:value-type="float">
            <text:p>0.149573</text:p>
          </table:table-cell>
          <table:table-cell office:value-type="float" office:value="0.0227121" calcext:value-type="float">
            <text:p>0.0227121</text:p>
          </table:table-cell>
          <table:table-cell office:value-type="float" office:value="0.92672" calcext:value-type="float">
            <text:p>0.92672</text:p>
          </table:table-cell>
          <table:table-cell office:value-type="float" office:value="102.211" calcext:value-type="float">
            <text:p>102.211</text:p>
          </table:table-cell>
          <table:table-cell office:value-type="float" office:value="0.661602" calcext:value-type="float">
            <text:p>0.66160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86467" calcext:value-type="float">
            <text:p>0.386467</text:p>
          </table:table-cell>
          <table:table-cell office:value-type="float" office:value="0.149935" calcext:value-type="float">
            <text:p>0.149935</text:p>
          </table:table-cell>
          <table:table-cell office:value-type="float" office:value="0.0228254" calcext:value-type="float">
            <text:p>0.0228254</text:p>
          </table:table-cell>
          <table:table-cell office:value-type="float" office:value="0.913708" calcext:value-type="float">
            <text:p>0.913708</text:p>
          </table:table-cell>
          <table:table-cell office:value-type="float" office:value="103.064" calcext:value-type="float">
            <text:p>103.064</text:p>
          </table:table-cell>
          <table:table-cell office:value-type="float" office:value="0.661553" calcext:value-type="float">
            <text:p>0.66155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86547" calcext:value-type="float">
            <text:p>0.386547</text:p>
          </table:table-cell>
          <table:table-cell office:value-type="float" office:value="0.149987" calcext:value-type="float">
            <text:p>0.149987</text:p>
          </table:table-cell>
          <table:table-cell office:value-type="float" office:value="0.0228365" calcext:value-type="float">
            <text:p>0.0228365</text:p>
          </table:table-cell>
          <table:table-cell office:value-type="float" office:value="0.912991" calcext:value-type="float">
            <text:p>0.912991</text:p>
          </table:table-cell>
          <table:table-cell office:value-type="float" office:value="103.122" calcext:value-type="float">
            <text:p>103.122</text:p>
          </table:table-cell>
          <table:table-cell office:value-type="float" office:value="0.661625" calcext:value-type="float">
            <text:p>0.66162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86311" calcext:value-type="float">
            <text:p>0.386311</text:p>
          </table:table-cell>
          <table:table-cell office:value-type="float" office:value="0.149811" calcext:value-type="float">
            <text:p>0.149811</text:p>
          </table:table-cell>
          <table:table-cell office:value-type="float" office:value="0.0227864" calcext:value-type="float">
            <text:p>0.0227864</text:p>
          </table:table-cell>
          <table:table-cell office:value-type="float" office:value="0.910326" calcext:value-type="float">
            <text:p>0.910326</text:p>
          </table:table-cell>
          <table:table-cell office:value-type="float" office:value="103.213" calcext:value-type="float">
            <text:p>103.213</text:p>
          </table:table-cell>
          <table:table-cell office:value-type="float" office:value="0.661572" calcext:value-type="float">
            <text:p>0.66157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86273" calcext:value-type="float">
            <text:p>0.386273</text:p>
          </table:table-cell>
          <table:table-cell office:value-type="float" office:value="0.149779" calcext:value-type="float">
            <text:p>0.149779</text:p>
          </table:table-cell>
          <table:table-cell office:value-type="float" office:value="0.0227756" calcext:value-type="float">
            <text:p>0.0227756</text:p>
          </table:table-cell>
          <table:table-cell office:value-type="float" office:value="0.912971" calcext:value-type="float">
            <text:p>0.912971</text:p>
          </table:table-cell>
          <table:table-cell office:value-type="float" office:value="103.052" calcext:value-type="float">
            <text:p>103.052</text:p>
          </table:table-cell>
          <table:table-cell office:value-type="float" office:value="0.661588" calcext:value-type="float">
            <text:p>0.66158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86397" calcext:value-type="float">
            <text:p>0.386397</text:p>
          </table:table-cell>
          <table:table-cell office:value-type="float" office:value="0.149873" calcext:value-type="float">
            <text:p>0.149873</text:p>
          </table:table-cell>
          <table:table-cell office:value-type="float" office:value="0.022803" calcext:value-type="float">
            <text:p>0.022803</text:p>
          </table:table-cell>
          <table:table-cell office:value-type="float" office:value="0.912792" calcext:value-type="float">
            <text:p>0.912792</text:p>
          </table:table-cell>
          <table:table-cell office:value-type="float" office:value="103.094" calcext:value-type="float">
            <text:p>103.094</text:p>
          </table:table-cell>
          <table:table-cell office:value-type="float" office:value="0.661605" calcext:value-type="float">
            <text:p>0.66160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6367" calcext:value-type="float">
            <text:p>0.386367</text:p>
          </table:table-cell>
          <table:table-cell office:value-type="float" office:value="0.149849" calcext:value-type="float">
            <text:p>0.149849</text:p>
          </table:table-cell>
          <table:table-cell office:value-type="float" office:value="0.0227954" calcext:value-type="float">
            <text:p>0.0227954</text:p>
          </table:table-cell>
          <table:table-cell office:value-type="float" office:value="0.912307" calcext:value-type="float">
            <text:p>0.912307</text:p>
          </table:table-cell>
          <table:table-cell office:value-type="float" office:value="103.114" calcext:value-type="float">
            <text:p>103.114</text:p>
          </table:table-cell>
          <table:table-cell office:value-type="float" office:value="0.661611" calcext:value-type="float">
            <text:p>0.66161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00:32:41.272141549</dc:date>
    <meta:editing-duration>PT4M52S</meta:editing-duration>
    <meta:editing-cycles>1</meta:editing-cycles>
    <meta:document-statistic meta:table-count="1" meta:cell-count="5941" meta:object-count="0"/>
    <meta:generator>LibreOffice/6.0.3.2$Linux_X86_64 LibreOffice_project/00m0$Build-2</meta:generator>
  </office:meta>
</office:document-meta>
</file>